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571in"/>
    </style:style>
    <style:style style:name="co2" style:family="table-column">
      <style:table-column-properties fo:break-before="auto" style:column-width="1.1555in"/>
    </style:style>
    <style:style style:name="co3" style:family="table-column">
      <style:table-column-properties fo:break-before="auto" style:column-width="0.5028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2744in"/>
    </style:style>
    <style:style style:name="co7" style:family="table-column">
      <style:table-column-properties fo:break-before="auto" style:column-width="1.1228in"/>
    </style:style>
    <style:style style:name="co8" style:family="table-column">
      <style:table-column-properties fo:break-before="auto" style:column-width="0.4701in"/>
    </style:style>
    <style:style style:name="co9" style:family="table-column">
      <style:table-column-properties fo:break-before="auto" style:column-width="0.807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4.0016in" svg:height="7.5264in" svg:x="0.4031in" svg:y="1.2484in">
            <draw:object draw:notify-on-update-of-ranges="Sheet1.B1:Sheet1.B1 Sheet1.B2:Sheet1.B501 Sheet1.E1:Sheet1.E1 Sheet1.E2:Sheet1.E501 Sheet1.B1:Sheet1.B1 Sheet1.B2:Sheet1.B501 Sheet1.O1:Sheet1.O1 Sheet1.O2:Sheet1.O501 Sheet1.B1:Sheet1.B1 Sheet1.B2:Sheet1.B501 Sheet1.Q1:Sheet1.Q1 Sheet1.Q2:Sheet1.Q5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datetime</text:p>
          </table:table-cell>
          <table:table-cell office:value-type="string">
            <text:p>reltime</text:p>
          </table:table-cell>
          <table:table-cell office:value-type="string">
            <text:p>speed</text:p>
          </table:table-cell>
          <table:table-cell office:value-type="string">
            <text:p>adxl_x</text:p>
          </table:table-cell>
          <table:table-cell office:value-type="string">
            <text:p>adxl_y</text:p>
          </table:table-cell>
          <table:table-cell office:value-type="string">
            <text:p>adxl_z</text:p>
          </table:table-cell>
          <table:table-cell office:value-type="string">
            <text:p>mpu_x</text:p>
          </table:table-cell>
          <table:table-cell office:value-type="string">
            <text:p>mpu_y</text:p>
          </table:table-cell>
          <table:table-cell office:value-type="string">
            <text:p>mpu_z</text:p>
          </table:table-cell>
          <table:table-cell office:value-type="string">
            <text:p>gx</text:p>
          </table:table-cell>
          <table:table-cell office:value-type="string">
            <text:p>gy</text:p>
          </table:table-cell>
          <table:table-cell office:value-type="string">
            <text:p>gz</text:p>
          </table:table-cell>
          <table:table-cell office:value-type="string">
            <text:p>yaw</text:p>
          </table:table-cell>
          <table:table-cell office:value-type="string">
            <text:p>pitch</text:p>
          </table:table-cell>
          <table:table-cell office:value-type="string">
            <text:p>pitch2</text:p>
          </table:table-cell>
          <table:table-cell office:value-type="string">
            <text:p>roll</text:p>
          </table:table-cell>
          <table:table-cell office:value-type="string">
            <text:p>d</text:p>
          </table:table-cell>
          <table:table-cell office:value-type="string">
            <text:p>speed_real</text:p>
          </table:table-cell>
          <table:table-cell/>
        </table:table-row>
        <table:table-row table:style-name="ro1">
          <table:table-cell office:value-type="string">
            <text:p>2014-02-01_13:49:08_262132</text:p>
          </table:table-cell>
          <table:table-cell office:value-type="float" office:value="171636.421875">
            <text:p>171636.421875</text:p>
          </table:table-cell>
          <table:table-cell office:value-type="float" office:value="0.05">
            <text:p>0.05</text:p>
          </table:table-cell>
          <table:table-cell office:value-type="float" office:value="39">
            <text:p>39</text:p>
          </table:table-cell>
          <table:table-cell office:value-type="float" office:value="158">
            <text:p>158</text:p>
          </table:table-cell>
          <table:table-cell office:value-type="float" office:value="-223">
            <text:p>-223</text:p>
          </table:table-cell>
          <table:table-cell table:number-columns-repeated="8" office:value-type="float" office:value="0">
            <text:p>0</text:p>
          </table:table-cell>
          <table:table-cell table:formula="of:=[.N2]*[.$S$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.01">
            <text:p>16.01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4-02-01_13:49:08_345626</text:p>
          </table:table-cell>
          <table:table-cell office:value-type="float" office:value="179920.71875">
            <text:p>179920.71875</text:p>
          </table:table-cell>
          <table:table-cell office:value-type="float" office:value="0.1">
            <text:p>0.1</text:p>
          </table:table-cell>
          <table:table-cell office:value-type="float" office:value="41">
            <text:p>41</text:p>
          </table:table-cell>
          <table:table-cell office:value-type="float" office:value="158">
            <text:p>158</text:p>
          </table:table-cell>
          <table:table-cell office:value-type="float" office:value="-221">
            <text:p>-221</text:p>
          </table:table-cell>
          <table:table-cell table:number-columns-repeated="6" office:value-type="float" office:value="0">
            <text:p>0</text:p>
          </table:table-cell>
          <table:table-cell office:value-type="float" office:value="1.69103324112487">
            <text:p>1.6910332411</text:p>
          </table:table-cell>
          <table:table-cell office:value-type="float" office:value="-34.5017704086023">
            <text:p>-34.5017704086</text:p>
          </table:table-cell>
          <table:table-cell table:formula="of:=[.N3]*[.$S$2]" office:value-type="float" office:value="-103.505311225807">
            <text:p>-103.5053112258</text:p>
          </table:table-cell>
          <table:table-cell office:value-type="float" office:value="4.36491748098631">
            <text:p>4.364917481</text:p>
          </table:table-cell>
          <table:table-cell office:value-type="float" office:value="49.08">
            <text:p>49.08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string">
            <text:p>2014-02-01_13:49:08_426844</text:p>
          </table:table-cell>
          <table:table-cell office:value-type="float" office:value="188043.21875">
            <text:p>188043.21875</text:p>
          </table:table-cell>
          <table:table-cell office:value-type="float" office:value="0.15">
            <text:p>0.15</text:p>
          </table:table-cell>
          <table:table-cell office:value-type="float" office:value="34">
            <text:p>34</text:p>
          </table:table-cell>
          <table:table-cell office:value-type="float" office:value="149">
            <text:p>149</text:p>
          </table:table-cell>
          <table:table-cell office:value-type="float" office:value="-203">
            <text:p>-203</text:p>
          </table:table-cell>
          <table:table-cell table:number-columns-repeated="6" office:value-type="float" office:value="0">
            <text:p>0</text:p>
          </table:table-cell>
          <table:table-cell office:value-type="float" office:value="1.63679349389348">
            <text:p>1.6367934939</text:p>
          </table:table-cell>
          <table:table-cell office:value-type="float" office:value="-34.5829882869581">
            <text:p>-34.582988287</text:p>
          </table:table-cell>
          <table:table-cell table:formula="of:=[.N4]*[.$S$2]" office:value-type="float" office:value="-103.748964860874">
            <text:p>-103.7489648609</text:p>
          </table:table-cell>
          <table:table-cell office:value-type="float" office:value="4.27671429151413">
            <text:p>4.2767142915</text:p>
          </table:table-cell>
          <table:table-cell office:value-type="float" office:value="15.05">
            <text:p>15.05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string">
            <text:p>2014-02-01_13:49:08_507097</text:p>
          </table:table-cell>
          <table:table-cell office:value-type="float" office:value="196068.5">
            <text:p>196068.5</text:p>
          </table:table-cell>
          <table:table-cell office:value-type="float" office:value="0.2">
            <text:p>0.2</text:p>
          </table:table-cell>
          <table:table-cell office:value-type="float" office:value="25">
            <text:p>25</text:p>
          </table:table-cell>
          <table:table-cell office:value-type="float" office:value="161">
            <text:p>161</text:p>
          </table:table-cell>
          <table:table-cell office:value-type="float" office:value="-202">
            <text:p>-202</text:p>
          </table:table-cell>
          <table:table-cell table:number-columns-repeated="6" office:value-type="float" office:value="0">
            <text:p>0</text:p>
          </table:table-cell>
          <table:table-cell office:value-type="float" office:value="1.58183595835234">
            <text:p>1.5818359584</text:p>
          </table:table-cell>
          <table:table-cell office:value-type="float" office:value="-34.6621217397712">
            <text:p>-34.6621217398</text:p>
          </table:table-cell>
          <table:table-cell table:formula="of:=[.N5]*[.$S$2]" office:value-type="float" office:value="-103.986365219314">
            <text:p>-103.9863652193</text:p>
          </table:table-cell>
          <table:table-cell office:value-type="float" office:value="4.18835168578903">
            <text:p>4.1883516858</text:p>
          </table:table-cell>
          <table:table-cell office:value-type="float" office:value="15.56">
            <text:p>15.56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string">
            <text:p>2014-02-01_13:49:08_587695</text:p>
          </table:table-cell>
          <table:table-cell office:value-type="float" office:value="204128.71875">
            <text:p>204128.71875</text:p>
          </table:table-cell>
          <table:table-cell office:value-type="float" office:value="0.25">
            <text:p>0.25</text:p>
          </table:table-cell>
          <table:table-cell office:value-type="float" office:value="35">
            <text:p>35</text:p>
          </table:table-cell>
          <table:table-cell office:value-type="float" office:value="142">
            <text:p>142</text:p>
          </table:table-cell>
          <table:table-cell office:value-type="float" office:value="-208">
            <text:p>-208</text:p>
          </table:table-cell>
          <table:table-cell table:number-columns-repeated="6" office:value-type="float" office:value="0">
            <text:p>0</text:p>
          </table:table-cell>
          <table:table-cell office:value-type="float" office:value="1.52707087595474">
            <text:p>1.527070876</text:p>
          </table:table-cell>
          <table:table-cell office:value-type="float" office:value="-34.7433198604469">
            <text:p>-34.7433198604</text:p>
          </table:table-cell>
          <table:table-cell table:formula="of:=[.N6]*[.$S$2]" office:value-type="float" office:value="-104.229959581341">
            <text:p>-104.2299595813</text:p>
          </table:table-cell>
          <table:table-cell office:value-type="float" office:value="4.1002747347412">
            <text:p>4.1002747347</text:p>
          </table:table-cell>
          <table:table-cell office:value-type="float" office:value="15.93">
            <text:p>15.93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string">
            <text:p>2014-02-01_13:49:08_667945</text:p>
          </table:table-cell>
          <table:table-cell office:value-type="float" office:value="212185.8125">
            <text:p>212185.8125</text:p>
          </table:table-cell>
          <table:table-cell office:value-type="float" office:value="0.3">
            <text:p>0.3</text:p>
          </table:table-cell>
          <table:table-cell office:value-type="float" office:value="46">
            <text:p>46</text:p>
          </table:table-cell>
          <table:table-cell office:value-type="float" office:value="163">
            <text:p>163</text:p>
          </table:table-cell>
          <table:table-cell office:value-type="float" office:value="-227">
            <text:p>-227</text:p>
          </table:table-cell>
          <table:table-cell table:number-columns-repeated="6" office:value-type="float" office:value="0">
            <text:p>0</text:p>
          </table:table-cell>
          <table:table-cell office:value-type="float" office:value="1.47762231973293">
            <text:p>1.4776223197</text:p>
          </table:table-cell>
          <table:table-cell office:value-type="float" office:value="-34.8250041660604">
            <text:p>-34.8250041661</text:p>
          </table:table-cell>
          <table:table-cell table:formula="of:=[.N7]*[.$S$2]" office:value-type="float" office:value="-104.475012498181">
            <text:p>-104.4750124982</text:p>
          </table:table-cell>
          <table:table-cell office:value-type="float" office:value="4.00349279870439">
            <text:p>4.0034927987</text:p>
          </table:table-cell>
          <table:table-cell office:value-type="float" office:value="15.56">
            <text:p>15.56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string">
            <text:p>2014-02-01_13:49:08_749029</text:p>
          </table:table-cell>
          <table:table-cell office:value-type="float" office:value="220262.21875">
            <text:p>220262.21875</text:p>
          </table:table-cell>
          <table:table-cell office:value-type="float" office:value="0.35">
            <text:p>0.35</text:p>
          </table:table-cell>
          <table:table-cell office:value-type="float" office:value="64">
            <text:p>64</text:p>
          </table:table-cell>
          <table:table-cell office:value-type="float" office:value="171">
            <text:p>171</text:p>
          </table:table-cell>
          <table:table-cell office:value-type="float" office:value="-220">
            <text:p>-220</text:p>
          </table:table-cell>
          <table:table-cell table:number-columns-repeated="6" office:value-type="float" office:value="0">
            <text:p>0</text:p>
          </table:table-cell>
          <table:table-cell office:value-type="float" office:value="1.41897150700508">
            <text:p>1.418971507</text:p>
          </table:table-cell>
          <table:table-cell office:value-type="float" office:value="-34.8988469039758">
            <text:p>-34.898846904</text:p>
          </table:table-cell>
          <table:table-cell table:formula="of:=[.N8]*[.$S$2]" office:value-type="float" office:value="-104.696540711927">
            <text:p>-104.6965407119</text:p>
          </table:table-cell>
          <table:table-cell office:value-type="float" office:value="3.93111156107005">
            <text:p>3.9311115611</text:p>
          </table:table-cell>
          <table:table-cell office:value-type="float" office:value="15.64">
            <text:p>15.64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string">
            <text:p>2014-02-01_13:49:08_829740</text:p>
          </table:table-cell>
          <table:table-cell office:value-type="float" office:value="228332.3125">
            <text:p>228332.3125</text:p>
          </table:table-cell>
          <table:table-cell office:value-type="float" office:value="0.4">
            <text:p>0.4</text:p>
          </table:table-cell>
          <table:table-cell office:value-type="float" office:value="37">
            <text:p>37</text:p>
          </table:table-cell>
          <table:table-cell office:value-type="float" office:value="168">
            <text:p>168</text:p>
          </table:table-cell>
          <table:table-cell office:value-type="float" office:value="-232">
            <text:p>-232</text:p>
          </table:table-cell>
          <table:table-cell table:number-columns-repeated="6" office:value-type="float" office:value="0">
            <text:p>0</text:p>
          </table:table-cell>
          <table:table-cell office:value-type="float" office:value="1.36311563532385">
            <text:p>1.3631156353</text:p>
          </table:table-cell>
          <table:table-cell office:value-type="float" office:value="-34.9733587084112">
            <text:p>-34.9733587084</text:p>
          </table:table-cell>
          <table:table-cell table:formula="of:=[.N9]*[.$S$2]" office:value-type="float" office:value="-104.920076125234">
            <text:p>-104.9200761252</text:p>
          </table:table-cell>
          <table:table-cell office:value-type="float" office:value="3.84335102349748">
            <text:p>3.8433510235</text:p>
          </table:table-cell>
          <table:table-cell office:value-type="float" office:value="15.39">
            <text:p>15.39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string">
            <text:p>2014-02-01_13:49:08_912676</text:p>
          </table:table-cell>
          <table:table-cell office:value-type="float" office:value="236626.015625">
            <text:p>236626.015625</text:p>
          </table:table-cell>
          <table:table-cell office:value-type="float" office:value="0.45">
            <text:p>0.45</text:p>
          </table:table-cell>
          <table:table-cell office:value-type="float" office:value="16">
            <text:p>16</text:p>
          </table:table-cell>
          <table:table-cell office:value-type="float" office:value="173">
            <text:p>173</text:p>
          </table:table-cell>
          <table:table-cell office:value-type="float" office:value="-194">
            <text:p>-194</text:p>
          </table:table-cell>
          <table:table-cell table:number-columns-repeated="6" office:value-type="float" office:value="0">
            <text:p>0</text:p>
          </table:table-cell>
          <table:table-cell office:value-type="float" office:value="1.3117457702324">
            <text:p>1.3117457702</text:p>
          </table:table-cell>
          <table:table-cell office:value-type="float" office:value="-35.0454112392673">
            <text:p>-35.0454112393</text:p>
          </table:table-cell>
          <table:table-cell table:formula="of:=[.N10]*[.$S$2]" office:value-type="float" office:value="-105.136233717802">
            <text:p>-105.1362337178</text:p>
          </table:table-cell>
          <table:table-cell office:value-type="float" office:value="3.76877334109323">
            <text:p>3.7687733411</text:p>
          </table:table-cell>
          <table:table-cell office:value-type="float" office:value="16.05">
            <text:p>16.05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string">
            <text:p>2014-02-01_13:49:08_993191</text:p>
          </table:table-cell>
          <table:table-cell office:value-type="float" office:value="244677.8125">
            <text:p>244677.8125</text:p>
          </table:table-cell>
          <table:table-cell office:value-type="float" office:value="0.5">
            <text:p>0.5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office:value-type="float" office:value="-234">
            <text:p>-234</text:p>
          </table:table-cell>
          <table:table-cell table:number-columns-repeated="6" office:value-type="float" office:value="0">
            <text:p>0</text:p>
          </table:table-cell>
          <table:table-cell office:value-type="float" office:value="1.24983221931917">
            <text:p>1.2498322193</text:p>
          </table:table-cell>
          <table:table-cell office:value-type="float" office:value="-35.1194423353619">
            <text:p>-35.1194423354</text:p>
          </table:table-cell>
          <table:table-cell table:formula="of:=[.N11]*[.$S$2]" office:value-type="float" office:value="-105.358327006086">
            <text:p>-105.3583270061</text:p>
          </table:table-cell>
          <table:table-cell office:value-type="float" office:value="3.6899028498538">
            <text:p>3.6899028499</text:p>
          </table:table-cell>
          <table:table-cell office:value-type="float" office:value="15.59">
            <text:p>15.59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string">
            <text:p>2014-02-01_13:49:09_073512</text:p>
          </table:table-cell>
          <table:table-cell office:value-type="float" office:value="252710.109375">
            <text:p>252710.109375</text:p>
          </table:table-cell>
          <table:table-cell office:value-type="float" office:value="0.55">
            <text:p>0.55</text:p>
          </table:table-cell>
          <table:table-cell office:value-type="float" office:value="43">
            <text:p>43</text:p>
          </table:table-cell>
          <table:table-cell office:value-type="float" office:value="171">
            <text:p>171</text:p>
          </table:table-cell>
          <table:table-cell office:value-type="float" office:value="-238">
            <text:p>-238</text:p>
          </table:table-cell>
          <table:table-cell table:number-columns-repeated="6" office:value-type="float" office:value="0">
            <text:p>0</text:p>
          </table:table-cell>
          <table:table-cell office:value-type="float" office:value="1.19776598728466">
            <text:p>1.1977659873</text:p>
          </table:table-cell>
          <table:table-cell office:value-type="float" office:value="-35.1848239573104">
            <text:p>-35.1848239573</text:p>
          </table:table-cell>
          <table:table-cell table:formula="of:=[.N12]*[.$S$2]" office:value-type="float" office:value="-105.554471871931">
            <text:p>-105.5544718719</text:p>
          </table:table-cell>
          <table:table-cell office:value-type="float" office:value="3.6155671284931">
            <text:p>3.6155671285</text:p>
          </table:table-cell>
          <table:table-cell office:value-type="float" office:value="15.49">
            <text:p>15.49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string">
            <text:p>2014-02-01_13:49:09_154366</text:p>
          </table:table-cell>
          <table:table-cell office:value-type="float" office:value="260795.625">
            <text:p>260795.625</text:p>
          </table:table-cell>
          <table:table-cell office:value-type="float" office:value="0.6">
            <text:p>0.6</text:p>
          </table:table-cell>
          <table:table-cell office:value-type="float" office:value="83">
            <text:p>83</text:p>
          </table:table-cell>
          <table:table-cell office:value-type="float" office:value="162">
            <text:p>162</text:p>
          </table:table-cell>
          <table:table-cell office:value-type="float" office:value="-229">
            <text:p>-229</text:p>
          </table:table-cell>
          <table:table-cell table:number-columns-repeated="6" office:value-type="float" office:value="0">
            <text:p>0</text:p>
          </table:table-cell>
          <table:table-cell office:value-type="float" office:value="1.13538554764331">
            <text:p>1.1353855476</text:p>
          </table:table-cell>
          <table:table-cell office:value-type="float" office:value="-35.2588609717874">
            <text:p>-35.2588609718</text:p>
          </table:table-cell>
          <table:table-cell table:formula="of:=[.N13]*[.$S$2]" office:value-type="float" office:value="-105.776582915362">
            <text:p>-105.7765829154</text:p>
          </table:table-cell>
          <table:table-cell office:value-type="float" office:value="3.53681393096335">
            <text:p>3.536813931</text:p>
          </table:table-cell>
          <table:table-cell office:value-type="float" office:value="16.46">
            <text:p>16.46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string">
            <text:p>2014-02-01_13:49:09_235001</text:p>
          </table:table-cell>
          <table:table-cell office:value-type="float" office:value="268859.109375">
            <text:p>268859.109375</text:p>
          </table:table-cell>
          <table:table-cell office:value-type="float" office:value="0.65">
            <text:p>0.65</text:p>
          </table:table-cell>
          <table:table-cell office:value-type="float" office:value="18">
            <text:p>18</text:p>
          </table:table-cell>
          <table:table-cell office:value-type="float" office:value="158">
            <text:p>158</text:p>
          </table:table-cell>
          <table:table-cell office:value-type="float" office:value="-242">
            <text:p>-242</text:p>
          </table:table-cell>
          <table:table-cell table:number-columns-repeated="6" office:value-type="float" office:value="0">
            <text:p>0</text:p>
          </table:table-cell>
          <table:table-cell office:value-type="float" office:value="1.08324569305699">
            <text:p>1.0832456931</text:p>
          </table:table-cell>
          <table:table-cell office:value-type="float" office:value="-35.3263514354109">
            <text:p>-35.3263514354</text:p>
          </table:table-cell>
          <table:table-cell table:formula="of:=[.N14]*[.$S$2]" office:value-type="float" office:value="-105.979054306233">
            <text:p>-105.9790543062</text:p>
          </table:table-cell>
          <table:table-cell office:value-type="float" office:value="3.46277043488565">
            <text:p>3.4627704349</text:p>
          </table:table-cell>
          <table:table-cell office:value-type="float" office:value="15.88">
            <text:p>15.88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string">
            <text:p>2014-02-01_13:49:09_315344</text:p>
          </table:table-cell>
          <table:table-cell office:value-type="float" office:value="276900.921875">
            <text:p>276900.921875</text:p>
          </table:table-cell>
          <table:table-cell office:value-type="float" office:value="0.7">
            <text:p>0.7</text:p>
          </table:table-cell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office:value-type="float" office:value="-194">
            <text:p>-194</text:p>
          </table:table-cell>
          <table:table-cell table:number-columns-repeated="6" office:value-type="float" office:value="0">
            <text:p>0</text:p>
          </table:table-cell>
          <table:table-cell office:value-type="float" office:value="1.02475465862701">
            <text:p>1.0247546586</text:p>
          </table:table-cell>
          <table:table-cell office:value-type="float" office:value="-35.3846236418166">
            <text:p>-35.3846236418</text:p>
          </table:table-cell>
          <table:table-cell table:formula="of:=[.N15]*[.$S$2]" office:value-type="float" office:value="-106.15387092545">
            <text:p>-106.1538709255</text:p>
          </table:table-cell>
          <table:table-cell office:value-type="float" office:value="3.397490995133">
            <text:p>3.3974909951</text:p>
          </table:table-cell>
          <table:table-cell office:value-type="float" office:value="15.39">
            <text:p>15.39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string">
            <text:p>2014-02-01_13:49:09_395816</text:p>
          </table:table-cell>
          <table:table-cell office:value-type="float" office:value="284940.21875">
            <text:p>284940.21875</text:p>
          </table:table-cell>
          <table:table-cell office:value-type="float" office:value="0.75">
            <text:p>0.75</text:p>
          </table:table-cell>
          <table:table-cell office:value-type="float" office:value="43">
            <text:p>43</text:p>
          </table:table-cell>
          <table:table-cell office:value-type="float" office:value="160">
            <text:p>160</text:p>
          </table:table-cell>
          <table:table-cell office:value-type="float" office:value="-231">
            <text:p>-231</text:p>
          </table:table-cell>
          <table:table-cell table:number-columns-repeated="6" office:value-type="float" office:value="0">
            <text:p>0</text:p>
          </table:table-cell>
          <table:table-cell office:value-type="float" office:value="0.963744695113122">
            <text:p>0.9637446951</text:p>
          </table:table-cell>
          <table:table-cell office:value-type="float" office:value="-35.4497267221166">
            <text:p>-35.4497267221</text:p>
          </table:table-cell>
          <table:table-cell table:formula="of:=[.N16]*[.$S$2]" office:value-type="float" office:value="-106.34918016635">
            <text:p>-106.3491801664</text:p>
          </table:table-cell>
          <table:table-cell office:value-type="float" office:value="3.32549481561496">
            <text:p>3.3254948156</text:p>
          </table:table-cell>
          <table:table-cell office:value-type="float" office:value="15.94">
            <text:p>15.94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string">
            <text:p>2014-02-01_13:49:09_494464</text:p>
          </table:table-cell>
          <table:table-cell office:value-type="float" office:value="294804.71875">
            <text:p>294804.71875</text:p>
          </table:table-cell>
          <table:table-cell office:value-type="float" office:value="0.8">
            <text:p>0.8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-235">
            <text:p>-235</text:p>
          </table:table-cell>
          <table:table-cell table:number-columns-repeated="6" office:value-type="float" office:value="0">
            <text:p>0</text:p>
          </table:table-cell>
          <table:table-cell office:value-type="float" office:value="-0.695102679554823">
            <text:p>-0.6951026796</text:p>
          </table:table-cell>
          <table:table-cell office:value-type="float" office:value="-36.7474589152097">
            <text:p>-36.7474589152</text:p>
          </table:table-cell>
          <table:table-cell table:formula="of:=[.N17]*[.$S$2]" office:value-type="float" office:value="-110.242376745629">
            <text:p>-110.2423767456</text:p>
          </table:table-cell>
          <table:table-cell office:value-type="float" office:value="1.93943167957606">
            <text:p>1.9394316796</text:p>
          </table:table-cell>
          <table:table-cell office:value-type="float" office:value="24.92">
            <text:p>24.92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string">
            <text:p>2014-02-01_13:49:09_574982</text:p>
          </table:table-cell>
          <table:table-cell office:value-type="float" office:value="302855.8125">
            <text:p>302855.8125</text:p>
          </table:table-cell>
          <table:table-cell office:value-type="float" office:value="0.85">
            <text:p>0.85</text:p>
          </table:table-cell>
          <table:table-cell office:value-type="float" office:value="-11">
            <text:p>-11</text:p>
          </table:table-cell>
          <table:table-cell office:value-type="float" office:value="150">
            <text:p>150</text:p>
          </table:table-cell>
          <table:table-cell office:value-type="float" office:value="-211">
            <text:p>-211</text:p>
          </table:table-cell>
          <table:table-cell table:number-columns-repeated="6" office:value-type="float" office:value="0">
            <text:p>0</text:p>
          </table:table-cell>
          <table:table-cell office:value-type="float" office:value="-0.758128505942181">
            <text:p>-0.7581285059</text:p>
          </table:table-cell>
          <table:table-cell office:value-type="float" office:value="-36.7920850126509">
            <text:p>-36.7920850127</text:p>
          </table:table-cell>
          <table:table-cell table:formula="of:=[.N18]*[.$S$2]" office:value-type="float" office:value="-110.376255037953">
            <text:p>-110.376255038</text:p>
          </table:table-cell>
          <table:table-cell office:value-type="float" office:value="1.89759992802576">
            <text:p>1.897599928</text:p>
          </table:table-cell>
          <table:table-cell office:value-type="float" office:value="15.54">
            <text:p>15.54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string">
            <text:p>2014-02-01_13:49:09_655812</text:p>
          </table:table-cell>
          <table:table-cell office:value-type="float" office:value="310974.21875">
            <text:p>310974.21875</text:p>
          </table:table-cell>
          <table:table-cell office:value-type="float" office:value="0.9">
            <text:p>0.9</text:p>
          </table:table-cell>
          <table:table-cell office:value-type="float" office:value="106">
            <text:p>106</text:p>
          </table:table-cell>
          <table:table-cell office:value-type="float" office:value="177">
            <text:p>177</text:p>
          </table:table-cell>
          <table:table-cell office:value-type="float" office:value="-276">
            <text:p>-276</text:p>
          </table:table-cell>
          <table:table-cell table:number-columns-repeated="6" office:value-type="float" office:value="0">
            <text:p>0</text:p>
          </table:table-cell>
          <table:table-cell office:value-type="float" office:value="-0.826768177488301">
            <text:p>-0.8267681775</text:p>
          </table:table-cell>
          <table:table-cell office:value-type="float" office:value="-36.8275492546026">
            <text:p>-36.8275492546</text:p>
          </table:table-cell>
          <table:table-cell table:formula="of:=[.N19]*[.$S$2]" office:value-type="float" office:value="-110.482647763808">
            <text:p>-110.4826477638</text:p>
          </table:table-cell>
          <table:table-cell office:value-type="float" office:value="1.86452826230206">
            <text:p>1.8645282623</text:p>
          </table:table-cell>
          <table:table-cell office:value-type="float" office:value="15.52">
            <text:p>15.52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string">
            <text:p>2014-02-01_13:49:09_736701</text:p>
          </table:table-cell>
          <table:table-cell office:value-type="float" office:value="319028.90625">
            <text:p>319028.90625</text:p>
          </table:table-cell>
          <table:table-cell office:value-type="float" office:value="0.95">
            <text:p>0.95</text:p>
          </table:table-cell>
          <table:table-cell office:value-type="float" office:value="65">
            <text:p>65</text:p>
          </table:table-cell>
          <table:table-cell office:value-type="float" office:value="167">
            <text:p>167</text:p>
          </table:table-cell>
          <table:table-cell office:value-type="float" office:value="-234">
            <text:p>-234</text:p>
          </table:table-cell>
          <table:table-cell table:number-columns-repeated="6" office:value-type="float" office:value="0">
            <text:p>0</text:p>
          </table:table-cell>
          <table:table-cell office:value-type="float" office:value="-0.890002914517123">
            <text:p>-0.8900029145</text:p>
          </table:table-cell>
          <table:table-cell office:value-type="float" office:value="-36.872206391697">
            <text:p>-36.8722063917</text:p>
          </table:table-cell>
          <table:table-cell table:formula="of:=[.N20]*[.$S$2]" office:value-type="float" office:value="-110.616619175091">
            <text:p>-110.6166191751</text:p>
          </table:table-cell>
          <table:table-cell office:value-type="float" office:value="1.82277178560005">
            <text:p>1.8227717856</text:p>
          </table:table-cell>
          <table:table-cell office:value-type="float" office:value="15.91">
            <text:p>15.91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string">
            <text:p>2014-02-01_13:49:09_817190</text:p>
          </table:table-cell>
          <table:table-cell office:value-type="float" office:value="327077.703125">
            <text:p>327077.703125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float" office:value="152">
            <text:p>152</text:p>
          </table:table-cell>
          <table:table-cell office:value-type="float" office:value="-230">
            <text:p>-230</text:p>
          </table:table-cell>
          <table:table-cell table:number-columns-repeated="6" office:value-type="float" office:value="0">
            <text:p>0</text:p>
          </table:table-cell>
          <table:table-cell office:value-type="float" office:value="-0.948068964593235">
            <text:p>-0.9480689646</text:p>
          </table:table-cell>
          <table:table-cell office:value-type="float" office:value="-36.8878118853314">
            <text:p>-36.8878118853</text:p>
          </table:table-cell>
          <table:table-cell table:formula="of:=[.N21]*[.$S$2]" office:value-type="float" office:value="-110.663435655994">
            <text:p>-110.663435656</text:p>
          </table:table-cell>
          <table:table-cell office:value-type="float" office:value="1.79416468457861">
            <text:p>1.7941646846</text:p>
          </table:table-cell>
          <table:table-cell office:value-type="float" office:value="15.62">
            <text:p>15.62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string">
            <text:p>2014-02-01_13:49:09_897642</text:p>
          </table:table-cell>
          <table:table-cell office:value-type="float" office:value="335122.703125">
            <text:p>335122.703125</text:p>
          </table:table-cell>
          <table:table-cell office:value-type="float" office:value="1.05">
            <text:p>1.05</text:p>
          </table:table-cell>
          <table:table-cell office:value-type="float" office:value="-25">
            <text:p>-25</text:p>
          </table:table-cell>
          <table:table-cell office:value-type="float" office:value="144">
            <text:p>144</text:p>
          </table:table-cell>
          <table:table-cell office:value-type="float" office:value="-221">
            <text:p>-221</text:p>
          </table:table-cell>
          <table:table-cell table:number-columns-repeated="6" office:value-type="float" office:value="0">
            <text:p>0</text:p>
          </table:table-cell>
          <table:table-cell office:value-type="float" office:value="-1.01425925302997">
            <text:p>-1.014259253</text:p>
          </table:table-cell>
          <table:table-cell office:value-type="float" office:value="-36.9165245206547">
            <text:p>-36.9165245207</text:p>
          </table:table-cell>
          <table:table-cell table:formula="of:=[.N22]*[.$S$2]" office:value-type="float" office:value="-110.749573561964">
            <text:p>-110.749573562</text:p>
          </table:table-cell>
          <table:table-cell office:value-type="float" office:value="1.7678079665473">
            <text:p>1.7678079665</text:p>
          </table:table-cell>
          <table:table-cell office:value-type="float" office:value="15.01">
            <text:p>15.01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string">
            <text:p>2014-02-01_13:49:09_978279</text:p>
          </table:table-cell>
          <table:table-cell office:value-type="float" office:value="343186.125">
            <text:p>343186.125</text:p>
          </table:table-cell>
          <table:table-cell office:value-type="float" office:value="1.1">
            <text:p>1.1</text:p>
          </table:table-cell>
          <table:table-cell office:value-type="float" office:value="31">
            <text:p>31</text:p>
          </table:table-cell>
          <table:table-cell office:value-type="float" office:value="136">
            <text:p>136</text:p>
          </table:table-cell>
          <table:table-cell office:value-type="float" office:value="-223">
            <text:p>-223</text:p>
          </table:table-cell>
          <table:table-cell table:number-columns-repeated="6" office:value-type="float" office:value="0">
            <text:p>0</text:p>
          </table:table-cell>
          <table:table-cell office:value-type="float" office:value="-1.08075377061662">
            <text:p>-1.0807537706</text:p>
          </table:table-cell>
          <table:table-cell office:value-type="float" office:value="-36.9481333139141">
            <text:p>-36.9481333139</text:p>
          </table:table-cell>
          <table:table-cell table:formula="of:=[.N23]*[.$S$2]" office:value-type="float" office:value="-110.844399941742">
            <text:p>-110.8443999417</text:p>
          </table:table-cell>
          <table:table-cell office:value-type="float" office:value="1.71948000665892">
            <text:p>1.7194800067</text:p>
          </table:table-cell>
          <table:table-cell office:value-type="float" office:value="16.03">
            <text:p>16.03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string">
            <text:p>2014-02-01_13:49:10_058794</text:p>
          </table:table-cell>
          <table:table-cell office:value-type="float" office:value="351238.203125">
            <text:p>351238.203125</text:p>
          </table:table-cell>
          <table:table-cell office:value-type="float" office:value="1.15">
            <text:p>1.15</text:p>
          </table:table-cell>
          <table:table-cell office:value-type="float" office:value="49">
            <text:p>49</text:p>
          </table:table-cell>
          <table:table-cell office:value-type="float" office:value="157">
            <text:p>157</text:p>
          </table:table-cell>
          <table:table-cell office:value-type="float" office:value="-232">
            <text:p>-232</text:p>
          </table:table-cell>
          <table:table-cell table:number-columns-repeated="6" office:value-type="float" office:value="0">
            <text:p>0</text:p>
          </table:table-cell>
          <table:table-cell office:value-type="float" office:value="-1.14710567217672">
            <text:p>-1.1471056722</text:p>
          </table:table-cell>
          <table:table-cell office:value-type="float" office:value="-36.9923547691519">
            <text:p>-36.9923547692</text:p>
          </table:table-cell>
          <table:table-cell table:formula="of:=[.N24]*[.$S$2]" office:value-type="float" office:value="-110.977064307456">
            <text:p>-110.9770643075</text:p>
          </table:table-cell>
          <table:table-cell office:value-type="float" office:value="1.69333316456815">
            <text:p>1.6933331646</text:p>
          </table:table-cell>
          <table:table-cell office:value-type="float" office:value="16.29">
            <text:p>16.29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string">
            <text:p>2014-02-01_13:49:10_139174</text:p>
          </table:table-cell>
          <table:table-cell office:value-type="float" office:value="359275.421875">
            <text:p>359275.421875</text:p>
          </table:table-cell>
          <table:table-cell office:value-type="float" office:value="1.2">
            <text:p>1.2</text:p>
          </table:table-cell>
          <table:table-cell office:value-type="float" office:value="34">
            <text:p>34</text:p>
          </table:table-cell>
          <table:table-cell office:value-type="float" office:value="192">
            <text:p>192</text:p>
          </table:table-cell>
          <table:table-cell office:value-type="float" office:value="-250">
            <text:p>-250</text:p>
          </table:table-cell>
          <table:table-cell table:number-columns-repeated="6" office:value-type="float" office:value="0">
            <text:p>0</text:p>
          </table:table-cell>
          <table:table-cell office:value-type="float" office:value="-1.21351259681129">
            <text:p>-1.2135125968</text:p>
          </table:table-cell>
          <table:table-cell office:value-type="float" office:value="-37.0211148159816">
            <text:p>-37.021114816</text:p>
          </table:table-cell>
          <table:table-cell table:formula="of:=[.N25]*[.$S$2]" office:value-type="float" office:value="-111.063344447945">
            <text:p>-111.0633444479</text:p>
          </table:table-cell>
          <table:table-cell office:value-type="float" office:value="1.66706364447707">
            <text:p>1.6670636445</text:p>
          </table:table-cell>
          <table:table-cell office:value-type="float" office:value="15.01">
            <text:p>15.01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string">
            <text:p>2014-02-01_13:49:10_220309</text:p>
          </table:table-cell>
          <table:table-cell office:value-type="float" office:value="367389.921875">
            <text:p>367389.921875</text:p>
          </table:table-cell>
          <table:table-cell office:value-type="float" office:value="1.25">
            <text:p>1.25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-237">
            <text:p>-237</text:p>
          </table:table-cell>
          <table:table-cell table:number-columns-repeated="6" office:value-type="float" office:value="0">
            <text:p>0</text:p>
          </table:table-cell>
          <table:table-cell office:value-type="float" office:value="-1.28267374308946">
            <text:p>-1.2826737431</text:p>
          </table:table-cell>
          <table:table-cell office:value-type="float" office:value="-37.0566881126238">
            <text:p>-37.0566881126</text:p>
          </table:table-cell>
          <table:table-cell table:formula="of:=[.N26]*[.$S$2]" office:value-type="float" office:value="-111.170064337871">
            <text:p>-111.1700643379</text:p>
          </table:table-cell>
          <table:table-cell office:value-type="float" office:value="1.63421775759904">
            <text:p>1.6342177576</text:p>
          </table:table-cell>
          <table:table-cell office:value-type="float" office:value="26.21">
            <text:p>26.21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string">
            <text:p>2014-02-01_13:49:10_300725</text:p>
          </table:table-cell>
          <table:table-cell office:value-type="float" office:value="375431.609375">
            <text:p>375431.609375</text:p>
          </table:table-cell>
          <table:table-cell office:value-type="float" office:value="1.3">
            <text:p>1.3</text:p>
          </table:table-cell>
          <table:table-cell office:value-type="float" office:value="73">
            <text:p>73</text:p>
          </table:table-cell>
          <table:table-cell office:value-type="float" office:value="172">
            <text:p>172</text:p>
          </table:table-cell>
          <table:table-cell office:value-type="float" office:value="-187">
            <text:p>-187</text:p>
          </table:table-cell>
          <table:table-cell table:number-columns-repeated="6" office:value-type="float" office:value="0">
            <text:p>0</text:p>
          </table:table-cell>
          <table:table-cell office:value-type="float" office:value="-1.33834790812955">
            <text:p>-1.3383479081</text:p>
          </table:table-cell>
          <table:table-cell office:value-type="float" office:value="-37.0949886336599">
            <text:p>-37.0949886337</text:p>
          </table:table-cell>
          <table:table-cell table:formula="of:=[.N27]*[.$S$2]" office:value-type="float" office:value="-111.28496590098">
            <text:p>-111.284965901</text:p>
          </table:table-cell>
          <table:table-cell office:value-type="float" office:value="1.59044218028492">
            <text:p>1.5904421803</text:p>
          </table:table-cell>
          <table:table-cell office:value-type="float" office:value="15.98">
            <text:p>15.98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string">
            <text:p>2014-02-01_13:49:10_381818</text:p>
          </table:table-cell>
          <table:table-cell office:value-type="float" office:value="383540.515625">
            <text:p>383540.515625</text:p>
          </table:table-cell>
          <table:table-cell office:value-type="float" office:value="1.35">
            <text:p>1.35</text:p>
          </table:table-cell>
          <table:table-cell office:value-type="float" office:value="93">
            <text:p>93</text:p>
          </table:table-cell>
          <table:table-cell office:value-type="float" office:value="119">
            <text:p>119</text:p>
          </table:table-cell>
          <table:table-cell office:value-type="float" office:value="-251">
            <text:p>-251</text:p>
          </table:table-cell>
          <table:table-cell table:number-columns-repeated="6" office:value-type="float" office:value="0">
            <text:p>0</text:p>
          </table:table-cell>
          <table:table-cell office:value-type="float" office:value="-1.41335310892755">
            <text:p>-1.4133531089</text:p>
          </table:table-cell>
          <table:table-cell office:value-type="float" office:value="-37.1170071577886">
            <text:p>-37.1170071578</text:p>
          </table:table-cell>
          <table:table-cell table:formula="of:=[.N28]*[.$S$2]" office:value-type="float" office:value="-111.351021473366">
            <text:p>-111.3510214734</text:p>
          </table:table-cell>
          <table:table-cell office:value-type="float" office:value="1.56645073760385">
            <text:p>1.5664507376</text:p>
          </table:table-cell>
          <table:table-cell office:value-type="float" office:value="15.23">
            <text:p>15.23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string">
            <text:p>2014-02-01_13:49:10_462881</text:p>
          </table:table-cell>
          <table:table-cell office:value-type="float" office:value="391647.015625">
            <text:p>391647.015625</text:p>
          </table:table-cell>
          <table:table-cell office:value-type="float" office:value="1.4">
            <text:p>1.4</text:p>
          </table:table-cell>
          <table:table-cell office:value-type="float" office:value="57">
            <text:p>57</text:p>
          </table:table-cell>
          <table:table-cell office:value-type="float" office:value="99">
            <text:p>99</text:p>
          </table:table-cell>
          <table:table-cell office:value-type="float" office:value="-210">
            <text:p>-210</text:p>
          </table:table-cell>
          <table:table-cell table:number-columns-repeated="6" office:value-type="float" office:value="0">
            <text:p>0</text:p>
          </table:table-cell>
          <table:table-cell office:value-type="float" office:value="-1.4718595787898">
            <text:p>-1.4718595788</text:p>
          </table:table-cell>
          <table:table-cell office:value-type="float" office:value="-37.1327304846655">
            <text:p>-37.1327304847</text:p>
          </table:table-cell>
          <table:table-cell table:formula="of:=[.N29]*[.$S$2]" office:value-type="float" office:value="-111.398191453997">
            <text:p>-111.398191454</text:p>
          </table:table-cell>
          <table:table-cell office:value-type="float" office:value="1.53798974198896">
            <text:p>1.537989742</text:p>
          </table:table-cell>
          <table:table-cell office:value-type="float" office:value="25.11">
            <text:p>25.11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string">
            <text:p>2014-02-01_13:49:10_543481</text:p>
          </table:table-cell>
          <table:table-cell office:value-type="float" office:value="399707.203125">
            <text:p>399707.203125</text:p>
          </table:table-cell>
          <table:table-cell office:value-type="float" office:value="1.45">
            <text:p>1.45</text:p>
          </table:table-cell>
          <table:table-cell office:value-type="float" office:value="77">
            <text:p>77</text:p>
          </table:table-cell>
          <table:table-cell office:value-type="float" office:value="131">
            <text:p>131</text:p>
          </table:table-cell>
          <table:table-cell office:value-type="float" office:value="-233">
            <text:p>-233</text:p>
          </table:table-cell>
          <table:table-cell table:number-columns-repeated="6" office:value-type="float" office:value="0">
            <text:p>0</text:p>
          </table:table-cell>
          <table:table-cell office:value-type="float" office:value="-1.53584158026036">
            <text:p>-1.5358415803</text:p>
          </table:table-cell>
          <table:table-cell office:value-type="float" office:value="-37.1547639518491">
            <text:p>-37.1547639518</text:p>
          </table:table-cell>
          <table:table-cell table:formula="of:=[.N30]*[.$S$2]" office:value-type="float" office:value="-111.464291855547">
            <text:p>-111.4642918555</text:p>
          </table:table-cell>
          <table:table-cell office:value-type="float" office:value="1.51843810021368">
            <text:p>1.5184381002</text:p>
          </table:table-cell>
          <table:table-cell office:value-type="float" office:value="15.78">
            <text:p>15.78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string">
            <text:p>2014-02-01_13:49:10_623869</text:p>
          </table:table-cell>
          <table:table-cell office:value-type="float" office:value="407746.109375">
            <text:p>407746.109375</text:p>
          </table:table-cell>
          <table:table-cell office:value-type="float" office:value="1.5">
            <text:p>1.5</text:p>
          </table:table-cell>
          <table:table-cell office:value-type="float" office:value="81">
            <text:p>81</text:p>
          </table:table-cell>
          <table:table-cell office:value-type="float" office:value="147">
            <text:p>147</text:p>
          </table:table-cell>
          <table:table-cell office:value-type="float" office:value="-235">
            <text:p>-235</text:p>
          </table:table-cell>
          <table:table-cell table:number-columns-repeated="6" office:value-type="float" office:value="0">
            <text:p>0</text:p>
          </table:table-cell>
          <table:table-cell office:value-type="float" office:value="-1.60259548311611">
            <text:p>-1.6025954831</text:p>
          </table:table-cell>
          <table:table-cell office:value-type="float" office:value="-37.1836116999943">
            <text:p>-37.1836117</text:p>
          </table:table-cell>
          <table:table-cell table:formula="of:=[.N31]*[.$S$2]" office:value-type="float" office:value="-111.550835099983">
            <text:p>-111.5508351</text:p>
          </table:table-cell>
          <table:table-cell office:value-type="float" office:value="1.49232194918062">
            <text:p>1.4923219492</text:p>
          </table:table-cell>
          <table:table-cell office:value-type="float" office:value="15.74">
            <text:p>15.74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string">
            <text:p>2014-02-01_13:49:10_725883</text:p>
          </table:table-cell>
          <table:table-cell office:value-type="float" office:value="417946.609375">
            <text:p>417946.609375</text:p>
          </table:table-cell>
          <table:table-cell office:value-type="float" office:value="1.55">
            <text:p>1.55</text:p>
          </table:table-cell>
          <table:table-cell office:value-type="float" office:value="81">
            <text:p>81</text:p>
          </table:table-cell>
          <table:table-cell office:value-type="float" office:value="193">
            <text:p>193</text:p>
          </table:table-cell>
          <table:table-cell office:value-type="float" office:value="-199">
            <text:p>-199</text:p>
          </table:table-cell>
          <table:table-cell table:number-columns-repeated="6" office:value-type="float" office:value="0">
            <text:p>0</text:p>
          </table:table-cell>
          <table:table-cell office:value-type="float" office:value="-3.37995661541629">
            <text:p>-3.3799566154</text:p>
          </table:table-cell>
          <table:table-cell office:value-type="float" office:value="-37.7011986779618">
            <text:p>-37.701198678</text:p>
          </table:table-cell>
          <table:table-cell table:formula="of:=[.N32]*[.$S$2]" office:value-type="float" office:value="-113.103596033885">
            <text:p>-113.1035960339</text:p>
          </table:table-cell>
          <table:table-cell office:value-type="float" office:value="0.97974855752919">
            <text:p>0.9797485575</text:p>
          </table:table-cell>
          <table:table-cell office:value-type="float" office:value="15.67">
            <text:p>15.67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string">
            <text:p>2014-02-01_13:49:10_806952</text:p>
          </table:table-cell>
          <table:table-cell office:value-type="float" office:value="426054.21875">
            <text:p>426054.21875</text:p>
          </table:table-cell>
          <table:table-cell office:value-type="float" office:value="1.6">
            <text:p>1.6</text:p>
          </table:table-cell>
          <table:table-cell office:value-type="float" office:value="15">
            <text:p>15</text:p>
          </table:table-cell>
          <table:table-cell office:value-type="float" office:value="114">
            <text:p>114</text:p>
          </table:table-cell>
          <table:table-cell office:value-type="float" office:value="-216">
            <text:p>-216</text:p>
          </table:table-cell>
          <table:table-cell table:number-columns-repeated="6" office:value-type="float" office:value="0">
            <text:p>0</text:p>
          </table:table-cell>
          <table:table-cell office:value-type="float" office:value="-3.44509052440053">
            <text:p>-3.4450905244</text:p>
          </table:table-cell>
          <table:table-cell office:value-type="float" office:value="-37.703739397092">
            <text:p>-37.7037393971</text:p>
          </table:table-cell>
          <table:table-cell table:formula="of:=[.N33]*[.$S$2]" office:value-type="float" office:value="-113.111218191276">
            <text:p>-113.1112181913</text:p>
          </table:table-cell>
          <table:table-cell office:value-type="float" office:value="0.9603205198428">
            <text:p>0.9603205198</text:p>
          </table:table-cell>
          <table:table-cell office:value-type="float" office:value="15.41">
            <text:p>15.41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string">
            <text:p>2014-02-01_13:49:10_887791</text:p>
          </table:table-cell>
          <table:table-cell office:value-type="float" office:value="434173.203125">
            <text:p>434173.203125</text:p>
          </table:table-cell>
          <table:table-cell office:value-type="float" office:value="1.65">
            <text:p>1.65</text:p>
          </table:table-cell>
          <table:table-cell office:value-type="float" office:value="69">
            <text:p>69</text:p>
          </table:table-cell>
          <table:table-cell office:value-type="float" office:value="208">
            <text:p>208</text:p>
          </table:table-cell>
          <table:table-cell office:value-type="float" office:value="-210">
            <text:p>-210</text:p>
          </table:table-cell>
          <table:table-cell table:number-columns-repeated="6" office:value-type="float" office:value="0">
            <text:p>0</text:p>
          </table:table-cell>
          <table:table-cell office:value-type="float" office:value="-3.51574190945143">
            <text:p>-3.5157419095</text:p>
          </table:table-cell>
          <table:table-cell office:value-type="float" office:value="-37.7257730709443">
            <text:p>-37.7257730709</text:p>
          </table:table-cell>
          <table:table-cell table:formula="of:=[.N34]*[.$S$2]" office:value-type="float" office:value="-113.177319212833">
            <text:p>-113.1773192128</text:p>
          </table:table-cell>
          <table:table-cell office:value-type="float" office:value="0.950194488024011">
            <text:p>0.950194488</text:p>
          </table:table-cell>
          <table:table-cell office:value-type="float" office:value="16.76">
            <text:p>16.76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string">
            <text:p>2014-02-01_13:49:10_968540</text:p>
          </table:table-cell>
          <table:table-cell office:value-type="float" office:value="442212.609375">
            <text:p>442212.609375</text:p>
          </table:table-cell>
          <table:table-cell office:value-type="float" office:value="1.7">
            <text:p>1.7</text:p>
          </table:table-cell>
          <table:table-cell office:value-type="float" office:value="-15">
            <text:p>-15</text:p>
          </table:table-cell>
          <table:table-cell office:value-type="float" office:value="142">
            <text:p>142</text:p>
          </table:table-cell>
          <table:table-cell office:value-type="float" office:value="-214">
            <text:p>-214</text:p>
          </table:table-cell>
          <table:table-cell table:number-columns-repeated="6" office:value-type="float" office:value="0">
            <text:p>0</text:p>
          </table:table-cell>
          <table:table-cell office:value-type="float" office:value="-3.58093185086954">
            <text:p>-3.5809318509</text:p>
          </table:table-cell>
          <table:table-cell office:value-type="float" office:value="-37.7415676072431">
            <text:p>-37.7415676072</text:p>
          </table:table-cell>
          <table:table-cell table:formula="of:=[.N35]*[.$S$2]" office:value-type="float" office:value="-113.224702821729">
            <text:p>-113.2247028217</text:p>
          </table:table-cell>
          <table:table-cell office:value-type="float" office:value="0.931067526683929">
            <text:p>0.9310675267</text:p>
          </table:table-cell>
          <table:table-cell office:value-type="float" office:value="15.47">
            <text:p>15.47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string">
            <text:p>2014-02-01_13:49:11_048791</text:p>
          </table:table-cell>
          <table:table-cell office:value-type="float" office:value="450237.203125">
            <text:p>450237.203125</text:p>
          </table:table-cell>
          <table:table-cell office:value-type="float" office:value="1.75">
            <text:p>1.75</text:p>
          </table:table-cell>
          <table:table-cell office:value-type="float" office:value="80">
            <text:p>80</text:p>
          </table:table-cell>
          <table:table-cell office:value-type="float" office:value="161">
            <text:p>161</text:p>
          </table:table-cell>
          <table:table-cell office:value-type="float" office:value="-193">
            <text:p>-193</text:p>
          </table:table-cell>
          <table:table-cell table:number-columns-repeated="6" office:value-type="float" office:value="0">
            <text:p>0</text:p>
          </table:table-cell>
          <table:table-cell office:value-type="float" office:value="-3.65165174990984">
            <text:p>-3.6516517499</text:p>
          </table:table-cell>
          <table:table-cell office:value-type="float" office:value="-37.7636199940638">
            <text:p>-37.7636199941</text:p>
          </table:table-cell>
          <table:table-cell table:formula="of:=[.N36]*[.$S$2]" office:value-type="float" office:value="-113.290859982191">
            <text:p>-113.2908599822</text:p>
          </table:table-cell>
          <table:table-cell office:value-type="float" office:value="0.92098023820693">
            <text:p>0.9209802382</text:p>
          </table:table-cell>
          <table:table-cell office:value-type="float" office:value="15.5">
            <text:p>15.5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string">
            <text:p>2014-02-01_13:49:11_129197</text:p>
          </table:table-cell>
          <table:table-cell office:value-type="float" office:value="458278.109375">
            <text:p>458278.109375</text:p>
          </table:table-cell>
          <table:table-cell office:value-type="float" office:value="1.8">
            <text:p>1.8</text:p>
          </table:table-cell>
          <table:table-cell office:value-type="float" office:value="43">
            <text:p>43</text:p>
          </table:table-cell>
          <table:table-cell office:value-type="float" office:value="118">
            <text:p>118</text:p>
          </table:table-cell>
          <table:table-cell office:value-type="float" office:value="-232">
            <text:p>-232</text:p>
          </table:table-cell>
          <table:table-cell table:number-columns-repeated="6" office:value-type="float" office:value="0">
            <text:p>0</text:p>
          </table:table-cell>
          <table:table-cell office:value-type="float" office:value="-3.71318578349472">
            <text:p>-3.7131857835</text:p>
          </table:table-cell>
          <table:table-cell office:value-type="float" office:value="-37.7637177391865">
            <text:p>-37.7637177392</text:p>
          </table:table-cell>
          <table:table-cell table:formula="of:=[.N37]*[.$S$2]" office:value-type="float" office:value="-113.291153217559">
            <text:p>-113.2911532176</text:p>
          </table:table-cell>
          <table:table-cell office:value-type="float" office:value="0.908086418564656">
            <text:p>0.9080864186</text:p>
          </table:table-cell>
          <table:table-cell office:value-type="float" office:value="15.67">
            <text:p>15.67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string">
            <text:p>2014-02-01_13:49:11_209332</text:p>
          </table:table-cell>
          <table:table-cell office:value-type="float" office:value="466292.125">
            <text:p>466292.125</text:p>
          </table:table-cell>
          <table:table-cell office:value-type="float" office:value="1.85">
            <text:p>1.85</text:p>
          </table:table-cell>
          <table:table-cell office:value-type="float" office:value="-2">
            <text:p>-2</text:p>
          </table:table-cell>
          <table:table-cell office:value-type="float" office:value="119">
            <text:p>119</text:p>
          </table:table-cell>
          <table:table-cell office:value-type="float" office:value="-171">
            <text:p>-171</text:p>
          </table:table-cell>
          <table:table-cell table:number-columns-repeated="6" office:value-type="float" office:value="0">
            <text:p>0</text:p>
          </table:table-cell>
          <table:table-cell office:value-type="float" office:value="-3.7784586039318">
            <text:p>-3.7784586039</text:p>
          </table:table-cell>
          <table:table-cell office:value-type="float" office:value="-37.7861590866099">
            <text:p>-37.7861590866</text:p>
          </table:table-cell>
          <table:table-cell table:formula="of:=[.N38]*[.$S$2]" office:value-type="float" office:value="-113.35847725983">
            <text:p>-113.3584772598</text:p>
          </table:table-cell>
          <table:table-cell office:value-type="float" office:value="0.889151913615399">
            <text:p>0.8891519136</text:p>
          </table:table-cell>
          <table:table-cell office:value-type="float" office:value="15.56">
            <text:p>15.56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string">
            <text:p>2014-02-01_13:49:11_290795</text:p>
          </table:table-cell>
          <table:table-cell office:value-type="float" office:value="474438.40625">
            <text:p>474438.40625</text:p>
          </table:table-cell>
          <table:table-cell office:value-type="float" office:value="1.9">
            <text:p>1.9</text:p>
          </table:table-cell>
          <table:table-cell office:value-type="float" office:value="95">
            <text:p>95</text:p>
          </table:table-cell>
          <table:table-cell office:value-type="float" office:value="190">
            <text:p>190</text:p>
          </table:table-cell>
          <table:table-cell office:value-type="float" office:value="-256">
            <text:p>-256</text:p>
          </table:table-cell>
          <table:table-cell table:number-columns-repeated="6" office:value-type="float" office:value="0">
            <text:p>0</text:p>
          </table:table-cell>
          <table:table-cell office:value-type="float" office:value="-3.85210622347222">
            <text:p>-3.8521062235</text:p>
          </table:table-cell>
          <table:table-cell office:value-type="float" office:value="-37.8018622254313">
            <text:p>-37.8018622254</text:p>
          </table:table-cell>
          <table:table-cell table:formula="of:=[.N39]*[.$S$2]" office:value-type="float" office:value="-113.405586676294">
            <text:p>-113.4055866763</text:p>
          </table:table-cell>
          <table:table-cell office:value-type="float" office:value="0.872343225283126">
            <text:p>0.8723432253</text:p>
          </table:table-cell>
          <table:table-cell office:value-type="float" office:value="16.03">
            <text:p>16.03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string">
            <text:p>2014-02-01_13:49:11_371212</text:p>
          </table:table-cell>
          <table:table-cell office:value-type="float" office:value="482480.3125">
            <text:p>482480.3125</text:p>
          </table:table-cell>
          <table:table-cell office:value-type="float" office:value="1.95">
            <text:p>1.95</text:p>
          </table:table-cell>
          <table:table-cell office:value-type="float" office:value="67">
            <text:p>67</text:p>
          </table:table-cell>
          <table:table-cell office:value-type="float" office:value="140">
            <text:p>140</text:p>
          </table:table-cell>
          <table:table-cell office:value-type="float" office:value="-228">
            <text:p>-228</text:p>
          </table:table-cell>
          <table:table-cell table:number-columns-repeated="6" office:value-type="float" office:value="0">
            <text:p>0</text:p>
          </table:table-cell>
          <table:table-cell office:value-type="float" office:value="-3.91457254220121">
            <text:p>-3.9145725422</text:p>
          </table:table-cell>
          <table:table-cell office:value-type="float" office:value="-37.8174769731206">
            <text:p>-37.8174769731</text:p>
          </table:table-cell>
          <table:table-cell table:formula="of:=[.N40]*[.$S$2]" office:value-type="float" office:value="-113.452430919362">
            <text:p>-113.4524309194</text:p>
          </table:table-cell>
          <table:table-cell office:value-type="float" office:value="0.85989990528203">
            <text:p>0.8598999053</text:p>
          </table:table-cell>
          <table:table-cell office:value-type="float" office:value="15.91">
            <text:p>15.91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string">
            <text:p>2014-02-01_13:49:11_452389</text:p>
          </table:table-cell>
          <table:table-cell office:value-type="float" office:value="490624.125">
            <text:p>490624.12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72">
            <text:p>172</text:p>
          </table:table-cell>
          <table:table-cell office:value-type="float" office:value="-220">
            <text:p>-220</text:p>
          </table:table-cell>
          <table:table-cell table:number-columns-repeated="6" office:value-type="float" office:value="0">
            <text:p>0</text:p>
          </table:table-cell>
          <table:table-cell office:value-type="float" office:value="-3.9770500692331">
            <text:p>-3.9770500692</text:p>
          </table:table-cell>
          <table:table-cell office:value-type="float" office:value="-37.8264882616374">
            <text:p>-37.8264882616</text:p>
          </table:table-cell>
          <table:table-cell table:formula="of:=[.N41]*[.$S$2]" office:value-type="float" office:value="-113.479464784912">
            <text:p>-113.4794647849</text:p>
          </table:table-cell>
          <table:table-cell office:value-type="float" office:value="0.847304980337383">
            <text:p>0.8473049803</text:p>
          </table:table-cell>
          <table:table-cell office:value-type="float" office:value="16.67">
            <text:p>16.67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string">
            <text:p>2014-02-01_13:49:11_533146</text:p>
          </table:table-cell>
          <table:table-cell office:value-type="float" office:value="498673.609375">
            <text:p>498673.609375</text:p>
          </table:table-cell>
          <table:table-cell office:value-type="float" office:value="2.05">
            <text:p>2.05</text:p>
          </table:table-cell>
          <table:table-cell office:value-type="float" office:value="-10">
            <text:p>-10</text:p>
          </table:table-cell>
          <table:table-cell office:value-type="float" office:value="142">
            <text:p>142</text:p>
          </table:table-cell>
          <table:table-cell office:value-type="float" office:value="-209">
            <text:p>-209</text:p>
          </table:table-cell>
          <table:table-cell table:number-columns-repeated="6" office:value-type="float" office:value="0">
            <text:p>0</text:p>
          </table:table-cell>
          <table:table-cell office:value-type="float" office:value="-4.04697591262628">
            <text:p>-4.0469759126</text:p>
          </table:table-cell>
          <table:table-cell office:value-type="float" office:value="-37.8331073064577">
            <text:p>-37.8331073065</text:p>
          </table:table-cell>
          <table:table-cell table:formula="of:=[.N42]*[.$S$2]" office:value-type="float" office:value="-113.499321919373">
            <text:p>-113.4993219194</text:p>
          </table:table-cell>
          <table:table-cell office:value-type="float" office:value="0.836871115536202">
            <text:p>0.8368711155</text:p>
          </table:table-cell>
          <table:table-cell office:value-type="float" office:value="17.15">
            <text:p>17.15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string">
            <text:p>2014-02-01_13:49:11_614040</text:p>
          </table:table-cell>
          <table:table-cell office:value-type="float" office:value="506762.515625">
            <text:p>506762.515625</text:p>
          </table:table-cell>
          <table:table-cell office:value-type="float" office:value="2.1">
            <text:p>2.1</text:p>
          </table:table-cell>
          <table:table-cell office:value-type="float" office:value="47">
            <text:p>47</text:p>
          </table:table-cell>
          <table:table-cell office:value-type="float" office:value="120">
            <text:p>120</text:p>
          </table:table-cell>
          <table:table-cell office:value-type="float" office:value="-217">
            <text:p>-217</text:p>
          </table:table-cell>
          <table:table-cell table:number-columns-repeated="6" office:value-type="float" office:value="0">
            <text:p>0</text:p>
          </table:table-cell>
          <table:table-cell office:value-type="float" office:value="-4.11501588826931">
            <text:p>-4.1150158883</text:p>
          </table:table-cell>
          <table:table-cell office:value-type="float" office:value="-37.854976200781">
            <text:p>-37.8549762008</text:p>
          </table:table-cell>
          <table:table-cell table:formula="of:=[.N43]*[.$S$2]" office:value-type="float" office:value="-113.564928602343">
            <text:p>-113.5649286023</text:p>
          </table:table-cell>
          <table:table-cell office:value-type="float" office:value="0.833512486355122">
            <text:p>0.8335124864</text:p>
          </table:table-cell>
          <table:table-cell office:value-type="float" office:value="15.5">
            <text:p>15.5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string">
            <text:p>2014-02-01_13:49:11_693955</text:p>
          </table:table-cell>
          <table:table-cell office:value-type="float" office:value="514754.109375">
            <text:p>514754.109375</text:p>
          </table:table-cell>
          <table:table-cell office:value-type="float" office:value="2.15">
            <text:p>2.15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-219">
            <text:p>-219</text:p>
          </table:table-cell>
          <table:table-cell table:number-columns-repeated="6" office:value-type="float" office:value="0">
            <text:p>0</text:p>
          </table:table-cell>
          <table:table-cell office:value-type="float" office:value="-4.18041648643857">
            <text:p>-4.1804164864</text:p>
          </table:table-cell>
          <table:table-cell office:value-type="float" office:value="-37.8642597892543">
            <text:p>-37.8642597893</text:p>
          </table:table-cell>
          <table:table-cell table:formula="of:=[.N44]*[.$S$2]" office:value-type="float" office:value="-113.592779367763">
            <text:p>-113.5927793678</text:p>
          </table:table-cell>
          <table:table-cell office:value-type="float" office:value="0.814331653963076">
            <text:p>0.814331654</text:p>
          </table:table-cell>
          <table:table-cell office:value-type="float" office:value="15.28">
            <text:p>15.28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string">
            <text:p>2014-02-01_13:49:11_776484</text:p>
          </table:table-cell>
          <table:table-cell office:value-type="float" office:value="523094.015625">
            <text:p>523094.015625</text:p>
          </table:table-cell>
          <table:table-cell office:value-type="float" office:value="2.2">
            <text:p>2.2</text:p>
          </table:table-cell>
          <table:table-cell office:value-type="float" office:value="54">
            <text:p>54</text:p>
          </table:table-cell>
          <table:table-cell office:value-type="float" office:value="186">
            <text:p>186</text:p>
          </table:table-cell>
          <table:table-cell office:value-type="float" office:value="-224">
            <text:p>-224</text:p>
          </table:table-cell>
          <table:table-cell table:number-columns-repeated="6" office:value-type="float" office:value="0">
            <text:p>0</text:p>
          </table:table-cell>
          <table:table-cell office:value-type="float" office:value="-4.24746426890206">
            <text:p>-4.2474642689</text:p>
          </table:table-cell>
          <table:table-cell office:value-type="float" office:value="-37.8640421312444">
            <text:p>-37.8640421312</text:p>
          </table:table-cell>
          <table:table-cell table:formula="of:=[.N45]*[.$S$2]" office:value-type="float" office:value="-113.592126393733">
            <text:p>-113.5921263937</text:p>
          </table:table-cell>
          <table:table-cell office:value-type="float" office:value="0.810361704839179">
            <text:p>0.8103617048</text:p>
          </table:table-cell>
          <table:table-cell office:value-type="float" office:value="24.72">
            <text:p>24.72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string">
            <text:p>2014-02-01_13:49:11_857792</text:p>
          </table:table-cell>
          <table:table-cell office:value-type="float" office:value="531138.015625">
            <text:p>531138.015625</text:p>
          </table:table-cell>
          <table:table-cell office:value-type="float" office:value="2.25">
            <text:p>2.25</text:p>
          </table:table-cell>
          <table:table-cell office:value-type="float" office:value="89">
            <text:p>89</text:p>
          </table:table-cell>
          <table:table-cell office:value-type="float" office:value="175">
            <text:p>175</text:p>
          </table:table-cell>
          <table:table-cell office:value-type="float" office:value="-222">
            <text:p>-222</text:p>
          </table:table-cell>
          <table:table-cell table:number-columns-repeated="6" office:value-type="float" office:value="0">
            <text:p>0</text:p>
          </table:table-cell>
          <table:table-cell office:value-type="float" office:value="-4.31005676252176">
            <text:p>-4.3100567625</text:p>
          </table:table-cell>
          <table:table-cell office:value-type="float" office:value="-37.8797064855224">
            <text:p>-37.8797064855</text:p>
          </table:table-cell>
          <table:table-cell table:formula="of:=[.N46]*[.$S$2]" office:value-type="float" office:value="-113.639119456567">
            <text:p>-113.6391194566</text:p>
          </table:table-cell>
          <table:table-cell office:value-type="float" office:value="0.797986002166751">
            <text:p>0.7979860022</text:p>
          </table:table-cell>
          <table:table-cell office:value-type="float" office:value="16.27">
            <text:p>16.27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string">
            <text:p>2014-02-01_13:49:11_956155</text:p>
          </table:table-cell>
          <table:table-cell office:value-type="float" office:value="540974.8125">
            <text:p>540974.8125</text:p>
          </table:table-cell>
          <table:table-cell office:value-type="float" office:value="2.3">
            <text:p>2.3</text:p>
          </table:table-cell>
          <table:table-cell office:value-type="float" office:value="75">
            <text:p>75</text:p>
          </table:table-cell>
          <table:table-cell office:value-type="float" office:value="181">
            <text:p>181</text:p>
          </table:table-cell>
          <table:table-cell office:value-type="float" office:value="-194">
            <text:p>-194</text:p>
          </table:table-cell>
          <table:table-cell table:number-columns-repeated="6" office:value-type="float" office:value="0">
            <text:p>0</text:p>
          </table:table-cell>
          <table:table-cell office:value-type="float" office:value="-6.11436482191364">
            <text:p>-6.1143648219</text:p>
          </table:table-cell>
          <table:table-cell office:value-type="float" office:value="-38.0979803954532">
            <text:p>-38.0979803955</text:p>
          </table:table-cell>
          <table:table-cell table:formula="of:=[.N47]*[.$S$2]" office:value-type="float" office:value="-114.29394118636">
            <text:p>-114.2939411864</text:p>
          </table:table-cell>
          <table:table-cell office:value-type="float" office:value="0.589717136992952">
            <text:p>0.589717137</text:p>
          </table:table-cell>
          <table:table-cell office:value-type="float" office:value="15.79">
            <text:p>15.79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string">
            <text:p>2014-02-01_13:49:12_036601</text:p>
          </table:table-cell>
          <table:table-cell office:value-type="float" office:value="549019.71875">
            <text:p>549019.71875</text:p>
          </table:table-cell>
          <table:table-cell office:value-type="float" office:value="2.35">
            <text:p>2.35</text:p>
          </table:table-cell>
          <table:table-cell office:value-type="float" office:value="66">
            <text:p>66</text:p>
          </table:table-cell>
          <table:table-cell office:value-type="float" office:value="143">
            <text:p>143</text:p>
          </table:table-cell>
          <table:table-cell office:value-type="float" office:value="-199">
            <text:p>-199</text:p>
          </table:table-cell>
          <table:table-cell table:number-columns-repeated="6" office:value-type="float" office:value="0">
            <text:p>0</text:p>
          </table:table-cell>
          <table:table-cell office:value-type="float" office:value="-6.18120313472606">
            <text:p>-6.1812031347</text:p>
          </table:table-cell>
          <table:table-cell office:value-type="float" office:value="-38.091298512547">
            <text:p>-38.0912985125</text:p>
          </table:table-cell>
          <table:table-cell table:formula="of:=[.N48]*[.$S$2]" office:value-type="float" office:value="-114.273895537641">
            <text:p>-114.2738955376</text:p>
          </table:table-cell>
          <table:table-cell office:value-type="float" office:value="0.585586597191772">
            <text:p>0.5855865972</text:p>
          </table:table-cell>
          <table:table-cell office:value-type="float" office:value="15.42">
            <text:p>15.42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string">
            <text:p>2014-02-01_13:49:12_117547</text:p>
          </table:table-cell>
          <table:table-cell office:value-type="float" office:value="557113.609375">
            <text:p>557113.609375</text:p>
          </table:table-cell>
          <table:table-cell office:value-type="float" office:value="2.4">
            <text:p>2.4</text:p>
          </table:table-cell>
          <table:table-cell office:value-type="float" office:value="35">
            <text:p>35</text:p>
          </table:table-cell>
          <table:table-cell office:value-type="float" office:value="174">
            <text:p>174</text:p>
          </table:table-cell>
          <table:table-cell office:value-type="float" office:value="-267">
            <text:p>-267</text:p>
          </table:table-cell>
          <table:table-cell table:number-columns-repeated="6" office:value-type="float" office:value="0">
            <text:p>0</text:p>
          </table:table-cell>
          <table:table-cell office:value-type="float" office:value="-6.2497148244347">
            <text:p>-6.2497148244</text:p>
          </table:table-cell>
          <table:table-cell office:value-type="float" office:value="-38.106708398331">
            <text:p>-38.1067083983</text:p>
          </table:table-cell>
          <table:table-cell table:formula="of:=[.N49]*[.$S$2]" office:value-type="float" office:value="-114.320125194993">
            <text:p>-114.320125195</text:p>
          </table:table-cell>
          <table:table-cell office:value-type="float" office:value="0.582398172556058">
            <text:p>0.5823981726</text:p>
          </table:table-cell>
          <table:table-cell office:value-type="float" office:value="15.88">
            <text:p>15.88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string">
            <text:p>2014-02-01_13:49:12_198363</text:p>
          </table:table-cell>
          <table:table-cell office:value-type="float" office:value="565194.609375">
            <text:p>565194.609375</text:p>
          </table:table-cell>
          <table:table-cell office:value-type="float" office:value="2.45">
            <text:p>2.45</text:p>
          </table:table-cell>
          <table:table-cell office:value-type="float" office:value="44">
            <text:p>44</text:p>
          </table:table-cell>
          <table:table-cell office:value-type="float" office:value="159">
            <text:p>159</text:p>
          </table:table-cell>
          <table:table-cell office:value-type="float" office:value="-201">
            <text:p>-201</text:p>
          </table:table-cell>
          <table:table-cell table:number-columns-repeated="6" office:value-type="float" office:value="0">
            <text:p>0</text:p>
          </table:table-cell>
          <table:table-cell office:value-type="float" office:value="-6.31277663273363">
            <text:p>-6.3127766327</text:p>
          </table:table-cell>
          <table:table-cell office:value-type="float" office:value="-38.1225984055248">
            <text:p>-38.1225984055</text:p>
          </table:table-cell>
          <table:table-cell table:formula="of:=[.N50]*[.$S$2]" office:value-type="float" office:value="-114.367795216575">
            <text:p>-114.3677952166</text:p>
          </table:table-cell>
          <table:table-cell office:value-type="float" office:value="0.570338244139277">
            <text:p>0.5703382441</text:p>
          </table:table-cell>
          <table:table-cell office:value-type="float" office:value="15.25">
            <text:p>15.25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string">
            <text:p>2014-02-01_13:49:12_278608</text:p>
          </table:table-cell>
          <table:table-cell office:value-type="float" office:value="573219.109375">
            <text:p>573219.109375</text:p>
          </table:table-cell>
          <table:table-cell office:value-type="float" office:value="2.5">
            <text:p>2.5</text:p>
          </table:table-cell>
          <table:table-cell office:value-type="float" office:value="-6">
            <text:p>-6</text:p>
          </table:table-cell>
          <table:table-cell office:value-type="float" office:value="143">
            <text:p>143</text:p>
          </table:table-cell>
          <table:table-cell office:value-type="float" office:value="-214">
            <text:p>-214</text:p>
          </table:table-cell>
          <table:table-cell table:number-columns-repeated="6" office:value-type="float" office:value="0">
            <text:p>0</text:p>
          </table:table-cell>
          <table:table-cell office:value-type="float" office:value="-6.37950329068319">
            <text:p>-6.3795032907</text:p>
          </table:table-cell>
          <table:table-cell office:value-type="float" office:value="-38.1093271783518">
            <text:p>-38.1093271784</text:p>
          </table:table-cell>
          <table:table-cell table:formula="of:=[.N51]*[.$S$2]" office:value-type="float" office:value="-114.327981535055">
            <text:p>-114.3279815351</text:p>
          </table:table-cell>
          <table:table-cell office:value-type="float" office:value="0.565931549472205">
            <text:p>0.5659315495</text:p>
          </table:table-cell>
          <table:table-cell office:value-type="float" office:value="15.88">
            <text:p>15.88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string">
            <text:p>2014-02-01_13:49:12_359379</text:p>
          </table:table-cell>
          <table:table-cell office:value-type="float" office:value="581300.21875">
            <text:p>581300.21875</text:p>
          </table:table-cell>
          <table:table-cell office:value-type="float" office:value="2.55">
            <text:p>2.55</text:p>
          </table:table-cell>
          <table:table-cell office:value-type="float" office:value="32">
            <text:p>32</text:p>
          </table:table-cell>
          <table:table-cell office:value-type="float" office:value="187">
            <text:p>187</text:p>
          </table:table-cell>
          <table:table-cell office:value-type="float" office:value="-220">
            <text:p>-220</text:p>
          </table:table-cell>
          <table:table-cell table:number-columns-repeated="6" office:value-type="float" office:value="0">
            <text:p>0</text:p>
          </table:table-cell>
          <table:table-cell office:value-type="float" office:value="-6.45090978900199">
            <text:p>-6.450909789</text:p>
          </table:table-cell>
          <table:table-cell office:value-type="float" office:value="-38.1250819838936">
            <text:p>-38.1250819839</text:p>
          </table:table-cell>
          <table:table-cell table:formula="of:=[.N52]*[.$S$2]" office:value-type="float" office:value="-114.375245951681">
            <text:p>-114.3752459517</text:p>
          </table:table-cell>
          <table:table-cell office:value-type="float" office:value="0.556167391008352">
            <text:p>0.556167391</text:p>
          </table:table-cell>
          <table:table-cell office:value-type="float" office:value="15.82">
            <text:p>15.82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string">
            <text:p>2014-02-01_13:49:12_440734</text:p>
          </table:table-cell>
          <table:table-cell office:value-type="float" office:value="589433.40625">
            <text:p>589433.40625</text:p>
          </table:table-cell>
          <table:table-cell office:value-type="float" office:value="2.6">
            <text:p>2.6</text:p>
          </table:table-cell>
          <table:table-cell office:value-type="float" office:value="71">
            <text:p>71</text:p>
          </table:table-cell>
          <table:table-cell office:value-type="float" office:value="139">
            <text:p>139</text:p>
          </table:table-cell>
          <table:table-cell office:value-type="float" office:value="-234">
            <text:p>-234</text:p>
          </table:table-cell>
          <table:table-cell table:number-columns-repeated="6" office:value-type="float" office:value="0">
            <text:p>0</text:p>
          </table:table-cell>
          <table:table-cell office:value-type="float" office:value="-6.50828519752215">
            <text:p>-6.5082851975</text:p>
          </table:table-cell>
          <table:table-cell office:value-type="float" office:value="-38.1403266481647">
            <text:p>-38.1403266482</text:p>
          </table:table-cell>
          <table:table-cell table:formula="of:=[.N53]*[.$S$2]" office:value-type="float" office:value="-114.420979944494">
            <text:p>-114.4209799445</text:p>
          </table:table-cell>
          <table:table-cell office:value-type="float" office:value="0.557345567590049">
            <text:p>0.5573455676</text:p>
          </table:table-cell>
          <table:table-cell office:value-type="float" office:value="15.42">
            <text:p>15.42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string">
            <text:p>2014-02-01_13:49:12_521348</text:p>
          </table:table-cell>
          <table:table-cell office:value-type="float" office:value="597513.328125">
            <text:p>597513.328125</text:p>
          </table:table-cell>
          <table:table-cell office:value-type="float" office:value="2.65">
            <text:p>2.65</text:p>
          </table:table-cell>
          <table:table-cell office:value-type="float" office:value="64">
            <text:p>64</text:p>
          </table:table-cell>
          <table:table-cell office:value-type="float" office:value="132">
            <text:p>132</text:p>
          </table:table-cell>
          <table:table-cell office:value-type="float" office:value="-205">
            <text:p>-205</text:p>
          </table:table-cell>
          <table:table-cell table:number-columns-repeated="6" office:value-type="float" office:value="0">
            <text:p>0</text:p>
          </table:table-cell>
          <table:table-cell office:value-type="float" office:value="-6.57345008030066">
            <text:p>-6.5734500803</text:p>
          </table:table-cell>
          <table:table-cell office:value-type="float" office:value="-38.1247870745189">
            <text:p>-38.1247870745</text:p>
          </table:table-cell>
          <table:table-cell table:formula="of:=[.N54]*[.$S$2]" office:value-type="float" office:value="-114.374361223557">
            <text:p>-114.3743612236</text:p>
          </table:table-cell>
          <table:table-cell office:value-type="float" office:value="0.552793982988382">
            <text:p>0.552793983</text:p>
          </table:table-cell>
          <table:table-cell office:value-type="float" office:value="16.73">
            <text:p>16.73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string">
            <text:p>2014-02-01_13:49:12_602037</text:p>
          </table:table-cell>
          <table:table-cell office:value-type="float" office:value="605595.3125">
            <text:p>605595.3125</text:p>
          </table:table-cell>
          <table:table-cell office:value-type="float" office:value="2.7">
            <text:p>2.7</text:p>
          </table:table-cell>
          <table:table-cell office:value-type="float" office:value="19">
            <text:p>19</text:p>
          </table:table-cell>
          <table:table-cell office:value-type="float" office:value="153">
            <text:p>153</text:p>
          </table:table-cell>
          <table:table-cell office:value-type="float" office:value="-242">
            <text:p>-242</text:p>
          </table:table-cell>
          <table:table-cell table:number-columns-repeated="6" office:value-type="float" office:value="0">
            <text:p>0</text:p>
          </table:table-cell>
          <table:table-cell office:value-type="float" office:value="-6.64364818089272">
            <text:p>-6.6436481809</text:p>
          </table:table-cell>
          <table:table-cell office:value-type="float" office:value="-38.1491006553807">
            <text:p>-38.1491006554</text:p>
          </table:table-cell>
          <table:table-cell table:formula="of:=[.N55]*[.$S$2]" office:value-type="float" office:value="-114.447301966142">
            <text:p>-114.4473019661</text:p>
          </table:table-cell>
          <table:table-cell office:value-type="float" office:value="0.550089020939424">
            <text:p>0.5500890209</text:p>
          </table:table-cell>
          <table:table-cell office:value-type="float" office:value="16.05">
            <text:p>16.05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string">
            <text:p>2014-02-01_13:49:12_682759</text:p>
          </table:table-cell>
          <table:table-cell office:value-type="float" office:value="613669.015625">
            <text:p>613669.015625</text:p>
          </table:table-cell>
          <table:table-cell office:value-type="float" office:value="2.75">
            <text:p>2.75</text:p>
          </table:table-cell>
          <table:table-cell office:value-type="float" office:value="36">
            <text:p>36</text:p>
          </table:table-cell>
          <table:table-cell office:value-type="float" office:value="135">
            <text:p>135</text:p>
          </table:table-cell>
          <table:table-cell office:value-type="float" office:value="-214">
            <text:p>-214</text:p>
          </table:table-cell>
          <table:table-cell table:number-columns-repeated="6" office:value-type="float" office:value="0">
            <text:p>0</text:p>
          </table:table-cell>
          <table:table-cell office:value-type="float" office:value="-6.71040458346678">
            <text:p>-6.7104045835</text:p>
          </table:table-cell>
          <table:table-cell office:value-type="float" office:value="-38.1424497698997">
            <text:p>-38.1424497699</text:p>
          </table:table-cell>
          <table:table-cell table:formula="of:=[.N56]*[.$S$2]" office:value-type="float" office:value="-114.427349309699">
            <text:p>-114.4273493097</text:p>
          </table:table-cell>
          <table:table-cell office:value-type="float" office:value="0.545957832029793">
            <text:p>0.545957832</text:p>
          </table:table-cell>
          <table:table-cell office:value-type="float" office:value="15.39">
            <text:p>15.39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string">
            <text:p>2014-02-01_13:49:12_764103</text:p>
          </table:table-cell>
          <table:table-cell office:value-type="float" office:value="621768.71875">
            <text:p>621768.71875</text:p>
          </table:table-cell>
          <table:table-cell office:value-type="float" office:value="2.8">
            <text:p>2.8</text:p>
          </table:table-cell>
          <table:table-cell office:value-type="float" office:value="22">
            <text:p>22</text:p>
          </table:table-cell>
          <table:table-cell office:value-type="float" office:value="138">
            <text:p>138</text:p>
          </table:table-cell>
          <table:table-cell office:value-type="float" office:value="-226">
            <text:p>-226</text:p>
          </table:table-cell>
          <table:table-cell table:number-columns-repeated="6" office:value-type="float" office:value="0">
            <text:p>0</text:p>
          </table:table-cell>
          <table:table-cell office:value-type="float" office:value="-6.7826961808193">
            <text:p>-6.7826961808</text:p>
          </table:table-cell>
          <table:table-cell office:value-type="float" office:value="-38.1419025819776">
            <text:p>-38.141902582</text:p>
          </table:table-cell>
          <table:table-cell table:formula="of:=[.N57]*[.$S$2]" office:value-type="float" office:value="-114.425707745933">
            <text:p>-114.4257077459</text:p>
          </table:table-cell>
          <table:table-cell office:value-type="float" office:value="0.551002486893101">
            <text:p>0.5510024869</text:p>
          </table:table-cell>
          <table:table-cell office:value-type="float" office:value="25.08">
            <text:p>25.08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string">
            <text:p>2014-02-01_13:49:12_845345</text:p>
          </table:table-cell>
          <table:table-cell office:value-type="float" office:value="629893.203125">
            <text:p>629893.203125</text:p>
          </table:table-cell>
          <table:table-cell office:value-type="float" office:value="2.85">
            <text:p>2.85</text:p>
          </table:table-cell>
          <table:table-cell office:value-type="float" office:value="10">
            <text:p>10</text:p>
          </table:table-cell>
          <table:table-cell office:value-type="float" office:value="115">
            <text:p>115</text:p>
          </table:table-cell>
          <table:table-cell office:value-type="float" office:value="-168">
            <text:p>-168</text:p>
          </table:table-cell>
          <table:table-cell table:number-columns-repeated="6" office:value-type="float" office:value="0">
            <text:p>0</text:p>
          </table:table-cell>
          <table:table-cell office:value-type="float" office:value="-6.84867944259558">
            <text:p>-6.8486794426</text:p>
          </table:table-cell>
          <table:table-cell office:value-type="float" office:value="-38.1581926996448">
            <text:p>-38.1581926996</text:p>
          </table:table-cell>
          <table:table-cell table:formula="of:=[.N58]*[.$S$2]" office:value-type="float" office:value="-114.474578098935">
            <text:p>-114.4745780989</text:p>
          </table:table-cell>
          <table:table-cell office:value-type="float" office:value="0.532412234043886">
            <text:p>0.532412234</text:p>
          </table:table-cell>
          <table:table-cell office:value-type="float" office:value="23.16">
            <text:p>23.16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string">
            <text:p>2014-02-01_13:49:12_926299</text:p>
          </table:table-cell>
          <table:table-cell office:value-type="float" office:value="637988.71875">
            <text:p>637988.71875</text:p>
          </table:table-cell>
          <table:table-cell office:value-type="float" office:value="2.9">
            <text:p>2.9</text:p>
          </table:table-cell>
          <table:table-cell office:value-type="float" office:value="52">
            <text:p>52</text:p>
          </table:table-cell>
          <table:table-cell office:value-type="float" office:value="113">
            <text:p>113</text:p>
          </table:table-cell>
          <table:table-cell office:value-type="float" office:value="-193">
            <text:p>-193</text:p>
          </table:table-cell>
          <table:table-cell table:number-columns-repeated="6" office:value-type="float" office:value="0">
            <text:p>0</text:p>
          </table:table-cell>
          <table:table-cell office:value-type="float" office:value="-6.91252823219532">
            <text:p>-6.9125282322</text:p>
          </table:table-cell>
          <table:table-cell office:value-type="float" office:value="-38.1512036598325">
            <text:p>-38.1512036598</text:p>
          </table:table-cell>
          <table:table-cell table:formula="of:=[.N59]*[.$S$2]" office:value-type="float" office:value="-114.453610979497">
            <text:p>-114.4536109795</text:p>
          </table:table-cell>
          <table:table-cell office:value-type="float" office:value="0.534879098107899">
            <text:p>0.5348790981</text:p>
          </table:table-cell>
          <table:table-cell office:value-type="float" office:value="16.05">
            <text:p>16.05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string">
            <text:p>2014-02-01_13:49:13_006758</text:p>
          </table:table-cell>
          <table:table-cell office:value-type="float" office:value="646034.90625">
            <text:p>646034.90625</text:p>
          </table:table-cell>
          <table:table-cell office:value-type="float" office:value="2.95">
            <text:p>2.95</text:p>
          </table:table-cell>
          <table:table-cell office:value-type="float" office:value="66">
            <text:p>66</text:p>
          </table:table-cell>
          <table:table-cell office:value-type="float" office:value="182">
            <text:p>182</text:p>
          </table:table-cell>
          <table:table-cell office:value-type="float" office:value="-244">
            <text:p>-244</text:p>
          </table:table-cell>
          <table:table-cell table:number-columns-repeated="6" office:value-type="float" office:value="0">
            <text:p>0</text:p>
          </table:table-cell>
          <table:table-cell office:value-type="float" office:value="-6.98093264518597">
            <text:p>-6.9809326452</text:p>
          </table:table-cell>
          <table:table-cell office:value-type="float" office:value="-38.1534483569178">
            <text:p>-38.1534483569</text:p>
          </table:table-cell>
          <table:table-cell table:formula="of:=[.N60]*[.$S$2]" office:value-type="float" office:value="-114.460345070754">
            <text:p>-114.4603450708</text:p>
          </table:table-cell>
          <table:table-cell office:value-type="float" office:value="0.531183056875281">
            <text:p>0.5311830569</text:p>
          </table:table-cell>
          <table:table-cell office:value-type="float" office:value="15.76">
            <text:p>15.76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string">
            <text:p>2014-02-01_13:49:13_087261</text:p>
          </table:table-cell>
          <table:table-cell office:value-type="float" office:value="654085.109375">
            <text:p>654085.109375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49">
            <text:p>149</text:p>
          </table:table-cell>
          <table:table-cell office:value-type="float" office:value="-208">
            <text:p>-208</text:p>
          </table:table-cell>
          <table:table-cell table:number-columns-repeated="6" office:value-type="float" office:value="0">
            <text:p>0</text:p>
          </table:table-cell>
          <table:table-cell office:value-type="float" office:value="-7.04133343692328">
            <text:p>-7.0413334369</text:p>
          </table:table-cell>
          <table:table-cell office:value-type="float" office:value="-38.1756553698704">
            <text:p>-38.1756553699</text:p>
          </table:table-cell>
          <table:table-cell table:formula="of:=[.N61]*[.$S$2]" office:value-type="float" office:value="-114.526966109611">
            <text:p>-114.5269661096</text:p>
          </table:table-cell>
          <table:table-cell office:value-type="float" office:value="0.52613382514375">
            <text:p>0.5261338251</text:p>
          </table:table-cell>
          <table:table-cell office:value-type="float" office:value="14.74">
            <text:p>14.74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string">
            <text:p>2014-02-01_13:49:13_188131</text:p>
          </table:table-cell>
          <table:table-cell office:value-type="float" office:value="664172.21875">
            <text:p>664172.21875</text:p>
          </table:table-cell>
          <table:table-cell office:value-type="float" office:value="3.05">
            <text:p>3.05</text:p>
          </table:table-cell>
          <table:table-cell office:value-type="float" office:value="56">
            <text:p>56</text:p>
          </table:table-cell>
          <table:table-cell office:value-type="float" office:value="172">
            <text:p>172</text:p>
          </table:table-cell>
          <table:table-cell office:value-type="float" office:value="-194">
            <text:p>-194</text:p>
          </table:table-cell>
          <table:table-cell table:number-columns-repeated="6" office:value-type="float" office:value="0">
            <text:p>0</text:p>
          </table:table-cell>
          <table:table-cell office:value-type="float" office:value="-8.8304452159896">
            <text:p>-8.830445216</text:p>
          </table:table-cell>
          <table:table-cell office:value-type="float" office:value="-38.2162482094599">
            <text:p>-38.2162482095</text:p>
          </table:table-cell>
          <table:table-cell table:formula="of:=[.N62]*[.$S$2]" office:value-type="float" office:value="-114.64874462838">
            <text:p>-114.6487446284</text:p>
          </table:table-cell>
          <table:table-cell office:value-type="float" office:value="0.432012451765365">
            <text:p>0.4320124518</text:p>
          </table:table-cell>
          <table:table-cell office:value-type="float" office:value="15.56">
            <text:p>15.56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string">
            <text:p>2014-02-01_13:49:13_268870</text:p>
          </table:table-cell>
          <table:table-cell office:value-type="float" office:value="672246">
            <text:p>672246</text:p>
          </table:table-cell>
          <table:table-cell office:value-type="float" office:value="3.1">
            <text:p>3.1</text:p>
          </table:table-cell>
          <table:table-cell office:value-type="float" office:value="26">
            <text:p>26</text:p>
          </table:table-cell>
          <table:table-cell office:value-type="float" office:value="155">
            <text:p>155</text:p>
          </table:table-cell>
          <table:table-cell office:value-type="float" office:value="-256">
            <text:p>-256</text:p>
          </table:table-cell>
          <table:table-cell table:number-columns-repeated="6" office:value-type="float" office:value="0">
            <text:p>0</text:p>
          </table:table-cell>
          <table:table-cell office:value-type="float" office:value="-8.90144415275302">
            <text:p>-8.9014441528</text:p>
          </table:table-cell>
          <table:table-cell office:value-type="float" office:value="-38.2175375481972">
            <text:p>-38.2175375482</text:p>
          </table:table-cell>
          <table:table-cell table:formula="of:=[.N63]*[.$S$2]" office:value-type="float" office:value="-114.652612644592">
            <text:p>-114.6526126446</text:p>
          </table:table-cell>
          <table:table-cell office:value-type="float" office:value="0.443851370472242">
            <text:p>0.4438513705</text:p>
          </table:table-cell>
          <table:table-cell office:value-type="float" office:value="24.63">
            <text:p>24.63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string">
            <text:p>2014-02-01_13:49:13_349446</text:p>
          </table:table-cell>
          <table:table-cell office:value-type="float" office:value="680335.03125">
            <text:p>680335.03125</text:p>
          </table:table-cell>
          <table:table-cell office:value-type="float" office:value="3.15">
            <text:p>3.15</text:p>
          </table:table-cell>
          <table:table-cell office:value-type="float" office:value="70">
            <text:p>70</text:p>
          </table:table-cell>
          <table:table-cell office:value-type="float" office:value="173">
            <text:p>173</text:p>
          </table:table-cell>
          <table:table-cell office:value-type="float" office:value="-216">
            <text:p>-216</text:p>
          </table:table-cell>
          <table:table-cell table:number-columns-repeated="6" office:value-type="float" office:value="0">
            <text:p>0</text:p>
          </table:table-cell>
          <table:table-cell office:value-type="float" office:value="-8.96481749488891">
            <text:p>-8.9648174949</text:p>
          </table:table-cell>
          <table:table-cell office:value-type="float" office:value="-38.2402724765598">
            <text:p>-38.2402724766</text:p>
          </table:table-cell>
          <table:table-cell table:formula="of:=[.N64]*[.$S$2]" office:value-type="float" office:value="-114.72081742968">
            <text:p>-114.7208174297</text:p>
          </table:table-cell>
          <table:table-cell office:value-type="float" office:value="0.432527166608779">
            <text:p>0.4325271666</text:p>
          </table:table-cell>
          <table:table-cell office:value-type="float" office:value="16.1">
            <text:p>16.1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string">
            <text:p>2014-02-01_13:49:13_431669</text:p>
          </table:table-cell>
          <table:table-cell office:value-type="float" office:value="688526.109375">
            <text:p>688526.109375</text:p>
          </table:table-cell>
          <table:table-cell office:value-type="float" office:value="3.2">
            <text:p>3.2</text:p>
          </table:table-cell>
          <table:table-cell office:value-type="float" office:value="58">
            <text:p>58</text:p>
          </table:table-cell>
          <table:table-cell office:value-type="float" office:value="169">
            <text:p>169</text:p>
          </table:table-cell>
          <table:table-cell office:value-type="float" office:value="-223">
            <text:p>-223</text:p>
          </table:table-cell>
          <table:table-cell table:number-columns-repeated="6" office:value-type="float" office:value="0">
            <text:p>0</text:p>
          </table:table-cell>
          <table:table-cell office:value-type="float" office:value="-9.03582762299711">
            <text:p>-9.035827623</text:p>
          </table:table-cell>
          <table:table-cell office:value-type="float" office:value="-38.2415512632263">
            <text:p>-38.2415512632</text:p>
          </table:table-cell>
          <table:table-cell table:formula="of:=[.N65]*[.$S$2]" office:value-type="float" office:value="-114.724653789679">
            <text:p>-114.7246537897</text:p>
          </table:table-cell>
          <table:table-cell office:value-type="float" office:value="0.444378951917522">
            <text:p>0.4443789519</text:p>
          </table:table-cell>
          <table:table-cell office:value-type="float" office:value="15.11">
            <text:p>15.11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string">
            <text:p>2014-02-01_13:49:13_512135</text:p>
          </table:table-cell>
          <table:table-cell office:value-type="float" office:value="696572.40625">
            <text:p>696572.40625</text:p>
          </table:table-cell>
          <table:table-cell office:value-type="float" office:value="3.25">
            <text:p>3.25</text:p>
          </table:table-cell>
          <table:table-cell office:value-type="float" office:value="57">
            <text:p>57</text:p>
          </table:table-cell>
          <table:table-cell office:value-type="float" office:value="170">
            <text:p>170</text:p>
          </table:table-cell>
          <table:table-cell office:value-type="float" office:value="-188">
            <text:p>-188</text:p>
          </table:table-cell>
          <table:table-cell table:number-columns-repeated="6" office:value-type="float" office:value="0">
            <text:p>0</text:p>
          </table:table-cell>
          <table:table-cell office:value-type="float" office:value="-9.09962807686633">
            <text:p>-9.0996280769</text:p>
          </table:table-cell>
          <table:table-cell office:value-type="float" office:value="-38.2492675337865">
            <text:p>-38.2492675338</text:p>
          </table:table-cell>
          <table:table-cell table:formula="of:=[.N66]*[.$S$2]" office:value-type="float" office:value="-114.747802601359">
            <text:p>-114.7478026014</text:p>
          </table:table-cell>
          <table:table-cell office:value-type="float" office:value="0.425513622541909">
            <text:p>0.4255136225</text:p>
          </table:table-cell>
          <table:table-cell office:value-type="float" office:value="17.44">
            <text:p>17.44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string">
            <text:p>2014-02-01_13:49:13_592405</text:p>
          </table:table-cell>
          <table:table-cell office:value-type="float" office:value="704599.8125">
            <text:p>704599.8125</text:p>
          </table:table-cell>
          <table:table-cell office:value-type="float" office:value="3.3">
            <text:p>3.3</text:p>
          </table:table-cell>
          <table:table-cell office:value-type="float" office:value="48">
            <text:p>48</text:p>
          </table:table-cell>
          <table:table-cell office:value-type="float" office:value="159">
            <text:p>159</text:p>
          </table:table-cell>
          <table:table-cell office:value-type="float" office:value="-255">
            <text:p>-255</text:p>
          </table:table-cell>
          <table:table-cell table:number-columns-repeated="6" office:value-type="float" office:value="0">
            <text:p>0</text:p>
          </table:table-cell>
          <table:table-cell office:value-type="float" office:value="-9.16557456228077">
            <text:p>-9.1655745623</text:p>
          </table:table-cell>
          <table:table-cell office:value-type="float" office:value="-38.2361446665648">
            <text:p>-38.2361446666</text:p>
          </table:table-cell>
          <table:table-cell table:formula="of:=[.N67]*[.$S$2]" office:value-type="float" office:value="-114.708433999695">
            <text:p>-114.7084339997</text:p>
          </table:table-cell>
          <table:table-cell office:value-type="float" office:value="0.420910178686888">
            <text:p>0.4209101787</text:p>
          </table:table-cell>
          <table:table-cell office:value-type="float" office:value="15.83">
            <text:p>15.83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string">
            <text:p>2014-02-01_13:49:13_673999</text:p>
          </table:table-cell>
          <table:table-cell office:value-type="float" office:value="712759.21875">
            <text:p>712759.21875</text:p>
          </table:table-cell>
          <table:table-cell office:value-type="float" office:value="3.35">
            <text:p>3.35</text:p>
          </table:table-cell>
          <table:table-cell office:value-type="float" office:value="29">
            <text:p>29</text:p>
          </table:table-cell>
          <table:table-cell office:value-type="float" office:value="166">
            <text:p>166</text:p>
          </table:table-cell>
          <table:table-cell office:value-type="float" office:value="-242">
            <text:p>-242</text:p>
          </table:table-cell>
          <table:table-cell table:number-columns-repeated="6" office:value-type="float" office:value="0">
            <text:p>0</text:p>
          </table:table-cell>
          <table:table-cell office:value-type="float" office:value="-9.23357490972973">
            <text:p>-9.2335749097</text:p>
          </table:table-cell>
          <table:table-cell office:value-type="float" office:value="-38.2535176570168">
            <text:p>-38.253517657</text:p>
          </table:table-cell>
          <table:table-cell table:formula="of:=[.N68]*[.$S$2]" office:value-type="float" office:value="-114.760552971051">
            <text:p>-114.7605529711</text:p>
          </table:table-cell>
          <table:table-cell office:value-type="float" office:value="0.424871345466226">
            <text:p>0.4248713455</text:p>
          </table:table-cell>
          <table:table-cell office:value-type="float" office:value="15.01">
            <text:p>15.01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string">
            <text:p>2014-02-01_13:49:13_755302</text:p>
          </table:table-cell>
          <table:table-cell office:value-type="float" office:value="720889.015625">
            <text:p>720889.015625</text:p>
          </table:table-cell>
          <table:table-cell office:value-type="float" office:value="3.4">
            <text:p>3.4</text:p>
          </table:table-cell>
          <table:table-cell office:value-type="float" office:value="-4">
            <text:p>-4</text:p>
          </table:table-cell>
          <table:table-cell office:value-type="float" office:value="146">
            <text:p>146</text:p>
          </table:table-cell>
          <table:table-cell office:value-type="float" office:value="-202">
            <text:p>-202</text:p>
          </table:table-cell>
          <table:table-cell table:number-columns-repeated="6" office:value-type="float" office:value="0">
            <text:p>0</text:p>
          </table:table-cell>
          <table:table-cell office:value-type="float" office:value="-9.29964389493709">
            <text:p>-9.2996438949</text:p>
          </table:table-cell>
          <table:table-cell office:value-type="float" office:value="-38.246991714705">
            <text:p>-38.2469917147</text:p>
          </table:table-cell>
          <table:table-cell table:formula="of:=[.N69]*[.$S$2]" office:value-type="float" office:value="-114.740975144115">
            <text:p>-114.7409751441</text:p>
          </table:table-cell>
          <table:table-cell office:value-type="float" office:value="0.420671183083382">
            <text:p>0.4206711831</text:p>
          </table:table-cell>
          <table:table-cell office:value-type="float" office:value="25.04">
            <text:p>25.04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string">
            <text:p>2014-02-01_13:49:13_835759</text:p>
          </table:table-cell>
          <table:table-cell office:value-type="float" office:value="728939.328125">
            <text:p>728939.328125</text:p>
          </table:table-cell>
          <table:table-cell office:value-type="float" office:value="3.45">
            <text:p>3.45</text:p>
          </table:table-cell>
          <table:table-cell office:value-type="float" office:value="29">
            <text:p>29</text:p>
          </table:table-cell>
          <table:table-cell office:value-type="float" office:value="150">
            <text:p>150</text:p>
          </table:table-cell>
          <table:table-cell office:value-type="float" office:value="-256">
            <text:p>-256</text:p>
          </table:table-cell>
          <table:table-cell table:number-columns-repeated="6" office:value-type="float" office:value="0">
            <text:p>0</text:p>
          </table:table-cell>
          <table:table-cell office:value-type="float" office:value="-9.36816928251746">
            <text:p>-9.3681692825</text:p>
          </table:table-cell>
          <table:table-cell office:value-type="float" office:value="-38.2559393417782">
            <text:p>-38.2559393418</text:p>
          </table:table-cell>
          <table:table-cell table:formula="of:=[.N70]*[.$S$2]" office:value-type="float" office:value="-114.767818025334">
            <text:p>-114.7678180253</text:p>
          </table:table-cell>
          <table:table-cell office:value-type="float" office:value="0.417469785460479">
            <text:p>0.4174697855</text:p>
          </table:table-cell>
          <table:table-cell office:value-type="float" office:value="17.05">
            <text:p>17.05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string">
            <text:p>2014-02-01_13:49:13_916232</text:p>
          </table:table-cell>
          <table:table-cell office:value-type="float" office:value="736985.90625">
            <text:p>736985.90625</text:p>
          </table:table-cell>
          <table:table-cell office:value-type="float" office:value="3.5">
            <text:p>3.5</text:p>
          </table:table-cell>
          <table:table-cell office:value-type="float" office:value="60">
            <text:p>60</text:p>
          </table:table-cell>
          <table:table-cell office:value-type="float" office:value="175">
            <text:p>175</text:p>
          </table:table-cell>
          <table:table-cell office:value-type="float" office:value="-234">
            <text:p>-234</text:p>
          </table:table-cell>
          <table:table-cell table:number-columns-repeated="6" office:value-type="float" office:value="0">
            <text:p>0</text:p>
          </table:table-cell>
          <table:table-cell office:value-type="float" office:value="-9.42610063437608">
            <text:p>-9.4261006344</text:p>
          </table:table-cell>
          <table:table-cell office:value-type="float" office:value="-38.2561978382237">
            <text:p>-38.2561978382</text:p>
          </table:table-cell>
          <table:table-cell table:formula="of:=[.N71]*[.$S$2]" office:value-type="float" office:value="-114.768593514671">
            <text:p>-114.7685935147</text:p>
          </table:table-cell>
          <table:table-cell office:value-type="float" office:value="0.411398919610397">
            <text:p>0.4113989196</text:p>
          </table:table-cell>
          <table:table-cell office:value-type="float" office:value="15.16">
            <text:p>15.16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string">
            <text:p>2014-02-01_13:49:13_997299</text:p>
          </table:table-cell>
          <table:table-cell office:value-type="float" office:value="745089.109375">
            <text:p>745089.109375</text:p>
          </table:table-cell>
          <table:table-cell office:value-type="float" office:value="3.55">
            <text:p>3.55</text:p>
          </table:table-cell>
          <table:table-cell office:value-type="float" office:value="65">
            <text:p>65</text:p>
          </table:table-cell>
          <table:table-cell office:value-type="float" office:value="143">
            <text:p>143</text:p>
          </table:table-cell>
          <table:table-cell office:value-type="float" office:value="-235">
            <text:p>-235</text:p>
          </table:table-cell>
          <table:table-cell table:number-columns-repeated="6" office:value-type="float" office:value="0">
            <text:p>0</text:p>
          </table:table-cell>
          <table:table-cell office:value-type="float" office:value="-9.49456696408175">
            <text:p>-9.4945669641</text:p>
          </table:table-cell>
          <table:table-cell office:value-type="float" office:value="-38.2419842886364">
            <text:p>-38.2419842886</text:p>
          </table:table-cell>
          <table:table-cell table:formula="of:=[.N72]*[.$S$2]" office:value-type="float" office:value="-114.725952865909">
            <text:p>-114.7259528659</text:p>
          </table:table-cell>
          <table:table-cell office:value-type="float" office:value="0.42224352008978">
            <text:p>0.4222435201</text:p>
          </table:table-cell>
          <table:table-cell office:value-type="float" office:value="24.9">
            <text:p>24.9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string">
            <text:p>2014-02-01_13:49:14_078435</text:p>
          </table:table-cell>
          <table:table-cell office:value-type="float" office:value="753202.828125">
            <text:p>753202.828125</text:p>
          </table:table-cell>
          <table:table-cell office:value-type="float" office:value="3.6">
            <text:p>3.6</text:p>
          </table:table-cell>
          <table:table-cell office:value-type="float" office:value="64">
            <text:p>64</text:p>
          </table:table-cell>
          <table:table-cell office:value-type="float" office:value="168">
            <text:p>168</text:p>
          </table:table-cell>
          <table:table-cell office:value-type="float" office:value="-235">
            <text:p>-235</text:p>
          </table:table-cell>
          <table:table-cell table:number-columns-repeated="6" office:value-type="float" office:value="0">
            <text:p>0</text:p>
          </table:table-cell>
          <table:table-cell office:value-type="float" office:value="-9.55779321684156">
            <text:p>-9.5577932168</text:p>
          </table:table-cell>
          <table:table-cell office:value-type="float" office:value="-38.2581778790674">
            <text:p>-38.2581778791</text:p>
          </table:table-cell>
          <table:table-cell table:formula="of:=[.N73]*[.$S$2]" office:value-type="float" office:value="-114.774533637202">
            <text:p>-114.7745336372</text:p>
          </table:table-cell>
          <table:table-cell office:value-type="float" office:value="0.41059757031051">
            <text:p>0.4105975703</text:p>
          </table:table-cell>
          <table:table-cell office:value-type="float" office:value="24.65">
            <text:p>24.65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string">
            <text:p>2014-02-01_13:49:14_159175</text:p>
          </table:table-cell>
          <table:table-cell office:value-type="float" office:value="761276.515625">
            <text:p>761276.515625</text:p>
          </table:table-cell>
          <table:table-cell office:value-type="float" office:value="3.65">
            <text:p>3.65</text:p>
          </table:table-cell>
          <table:table-cell office:value-type="float" office:value="73">
            <text:p>73</text:p>
          </table:table-cell>
          <table:table-cell office:value-type="float" office:value="137">
            <text:p>137</text:p>
          </table:table-cell>
          <table:table-cell office:value-type="float" office:value="-212">
            <text:p>-212</text:p>
          </table:table-cell>
          <table:table-cell table:number-columns-repeated="6" office:value-type="float" office:value="0">
            <text:p>0</text:p>
          </table:table-cell>
          <table:table-cell office:value-type="float" office:value="-9.62614328972256">
            <text:p>-9.6261432897</text:p>
          </table:table-cell>
          <table:table-cell office:value-type="float" office:value="-38.2605435565566">
            <text:p>-38.2605435566</text:p>
          </table:table-cell>
          <table:table-cell table:formula="of:=[.N74]*[.$S$2]" office:value-type="float" office:value="-114.78163066967">
            <text:p>-114.7816306697</text:p>
          </table:table-cell>
          <table:table-cell office:value-type="float" office:value="0.406988626855809">
            <text:p>0.4069886269</text:p>
          </table:table-cell>
          <table:table-cell office:value-type="float" office:value="14.69">
            <text:p>14.69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string">
            <text:p>2014-02-01_13:49:14_239682</text:p>
          </table:table-cell>
          <table:table-cell office:value-type="float" office:value="769327.3125">
            <text:p>769327.3125</text:p>
          </table:table-cell>
          <table:table-cell office:value-type="float" office:value="3.7">
            <text:p>3.7</text:p>
          </table:table-cell>
          <table:table-cell office:value-type="float" office:value="96">
            <text:p>96</text:p>
          </table:table-cell>
          <table:table-cell office:value-type="float" office:value="161">
            <text:p>161</text:p>
          </table:table-cell>
          <table:table-cell office:value-type="float" office:value="-257">
            <text:p>-257</text:p>
          </table:table-cell>
          <table:table-cell table:number-columns-repeated="6" office:value-type="float" office:value="0">
            <text:p>0</text:p>
          </table:table-cell>
          <table:table-cell office:value-type="float" office:value="-9.69481788851041">
            <text:p>-9.6948178885</text:p>
          </table:table-cell>
          <table:table-cell office:value-type="float" office:value="-38.2760954666565">
            <text:p>-38.2760954667</text:p>
          </table:table-cell>
          <table:table-cell table:formula="of:=[.N75]*[.$S$2]" office:value-type="float" office:value="-114.828286399969">
            <text:p>-114.8282864</text:p>
          </table:table-cell>
          <table:table-cell office:value-type="float" office:value="0.404245162068676">
            <text:p>0.4042451621</text:p>
          </table:table-cell>
          <table:table-cell office:value-type="float" office:value="15.86">
            <text:p>15.86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string">
            <text:p>2014-02-01_13:49:14_320204</text:p>
          </table:table-cell>
          <table:table-cell office:value-type="float" office:value="777379.796875">
            <text:p>777379.796875</text:p>
          </table:table-cell>
          <table:table-cell office:value-type="float" office:value="3.75">
            <text:p>3.75</text:p>
          </table:table-cell>
          <table:table-cell office:value-type="float" office:value="19">
            <text:p>19</text:p>
          </table:table-cell>
          <table:table-cell office:value-type="float" office:value="161">
            <text:p>161</text:p>
          </table:table-cell>
          <table:table-cell office:value-type="float" office:value="-229">
            <text:p>-229</text:p>
          </table:table-cell>
          <table:table-cell table:number-columns-repeated="6" office:value-type="float" office:value="0">
            <text:p>0</text:p>
          </table:table-cell>
          <table:table-cell office:value-type="float" office:value="-9.75793485860779">
            <text:p>-9.7579348586</text:p>
          </table:table-cell>
          <table:table-cell office:value-type="float" office:value="-38.2691198428685">
            <text:p>-38.2691198429</text:p>
          </table:table-cell>
          <table:table-cell table:formula="of:=[.N76]*[.$S$2]" office:value-type="float" office:value="-114.807359528605">
            <text:p>-114.8073595286</text:p>
          </table:table-cell>
          <table:table-cell office:value-type="float" office:value="0.406628530353443">
            <text:p>0.4066285304</text:p>
          </table:table-cell>
          <table:table-cell office:value-type="float" office:value="15.45">
            <text:p>15.45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string">
            <text:p>2014-02-01_13:49:14_419301</text:p>
          </table:table-cell>
          <table:table-cell office:value-type="float" office:value="787289.5">
            <text:p>787289.5</text:p>
          </table:table-cell>
          <table:table-cell office:value-type="float" office:value="3.8">
            <text:p>3.8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float" office:value="-237">
            <text:p>-237</text:p>
          </table:table-cell>
          <table:table-cell table:number-columns-repeated="6" office:value-type="float" office:value="0">
            <text:p>0</text:p>
          </table:table-cell>
          <table:table-cell office:value-type="float" office:value="-11.5368538068068">
            <text:p>-11.5368538068</text:p>
          </table:table-cell>
          <table:table-cell office:value-type="float" office:value="-38.2871287985823">
            <text:p>-38.2871287986</text:p>
          </table:table-cell>
          <table:table-cell table:formula="of:=[.N77]*[.$S$2]" office:value-type="float" office:value="-114.861386395747">
            <text:p>-114.8613863957</text:p>
          </table:table-cell>
          <table:table-cell office:value-type="float" office:value="0.385729961488032">
            <text:p>0.3857299615</text:p>
          </table:table-cell>
          <table:table-cell office:value-type="float" office:value="15.37">
            <text:p>15.37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string">
            <text:p>2014-02-01_13:49:14_500496</text:p>
          </table:table-cell>
          <table:table-cell office:value-type="float" office:value="795409.515625">
            <text:p>795409.515625</text:p>
          </table:table-cell>
          <table:table-cell office:value-type="float" office:value="3.85">
            <text:p>3.85</text:p>
          </table:table-cell>
          <table:table-cell office:value-type="float" office:value="82">
            <text:p>82</text:p>
          </table:table-cell>
          <table:table-cell office:value-type="float" office:value="183">
            <text:p>183</text:p>
          </table:table-cell>
          <table:table-cell office:value-type="float" office:value="-222">
            <text:p>-222</text:p>
          </table:table-cell>
          <table:table-cell table:number-columns-repeated="6" office:value-type="float" office:value="0">
            <text:p>0</text:p>
          </table:table-cell>
          <table:table-cell office:value-type="float" office:value="-11.6051550900449">
            <text:p>-11.60515509</text:p>
          </table:table-cell>
          <table:table-cell office:value-type="float" office:value="-38.2961386736374">
            <text:p>-38.2961386736</text:p>
          </table:table-cell>
          <table:table-cell table:formula="of:=[.N78]*[.$S$2]" office:value-type="float" office:value="-114.888416020912">
            <text:p>-114.8884160209</text:p>
          </table:table-cell>
          <table:table-cell office:value-type="float" office:value="0.382685638525106">
            <text:p>0.3826856385</text:p>
          </table:table-cell>
          <table:table-cell office:value-type="float" office:value="24.96">
            <text:p>24.96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string">
            <text:p>2014-02-01_13:49:14_581090</text:p>
          </table:table-cell>
          <table:table-cell office:value-type="float" office:value="803468.421875">
            <text:p>803468.421875</text:p>
          </table:table-cell>
          <table:table-cell office:value-type="float" office:value="3.9">
            <text:p>3.9</text:p>
          </table:table-cell>
          <table:table-cell office:value-type="float" office:value="54">
            <text:p>54</text:p>
          </table:table-cell>
          <table:table-cell office:value-type="float" office:value="151">
            <text:p>151</text:p>
          </table:table-cell>
          <table:table-cell office:value-type="float" office:value="-174">
            <text:p>-174</text:p>
          </table:table-cell>
          <table:table-cell table:number-columns-repeated="6" office:value-type="float" office:value="0">
            <text:p>0</text:p>
          </table:table-cell>
          <table:table-cell office:value-type="float" office:value="-11.6682481936996">
            <text:p>-11.6682481937</text:p>
          </table:table-cell>
          <table:table-cell office:value-type="float" office:value="-38.3125086621896">
            <text:p>-38.3125086622</text:p>
          </table:table-cell>
          <table:table-cell table:formula="of:=[.N79]*[.$S$2]" office:value-type="float" office:value="-114.937525986569">
            <text:p>-114.9375259866</text:p>
          </table:table-cell>
          <table:table-cell office:value-type="float" office:value="0.371299662585646">
            <text:p>0.3712996626</text:p>
          </table:table-cell>
          <table:table-cell office:value-type="float" office:value="15.42">
            <text:p>15.42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string">
            <text:p>2014-02-01_13:49:14_661485</text:p>
          </table:table-cell>
          <table:table-cell office:value-type="float" office:value="811506.828125">
            <text:p>811506.828125</text:p>
          </table:table-cell>
          <table:table-cell office:value-type="float" office:value="3.95">
            <text:p>3.95</text:p>
          </table:table-cell>
          <table:table-cell office:value-type="float" office:value="31">
            <text:p>31</text:p>
          </table:table-cell>
          <table:table-cell office:value-type="float" office:value="126">
            <text:p>126</text:p>
          </table:table-cell>
          <table:table-cell office:value-type="float" office:value="-147">
            <text:p>-147</text:p>
          </table:table-cell>
          <table:table-cell table:number-columns-repeated="6" office:value-type="float" office:value="0">
            <text:p>0</text:p>
          </table:table-cell>
          <table:table-cell office:value-type="float" office:value="-11.7365473628296">
            <text:p>-11.7365473628</text:p>
          </table:table-cell>
          <table:table-cell office:value-type="float" office:value="-38.3215271370374">
            <text:p>-38.321527137</text:p>
          </table:table-cell>
          <table:table-cell table:formula="of:=[.N80]*[.$S$2]" office:value-type="float" office:value="-114.964581411112">
            <text:p>-114.9645814111</text:p>
          </table:table-cell>
          <table:table-cell office:value-type="float" office:value="0.368275161390574">
            <text:p>0.3682751614</text:p>
          </table:table-cell>
          <table:table-cell office:value-type="float" office:value="15.35">
            <text:p>15.35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string">
            <text:p>2014-02-01_13:49:14_742002</text:p>
          </table:table-cell>
          <table:table-cell office:value-type="float" office:value="819559.09375">
            <text:p>819559.0937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185">
            <text:p>185</text:p>
          </table:table-cell>
          <table:table-cell office:value-type="float" office:value="-244">
            <text:p>-244</text:p>
          </table:table-cell>
          <table:table-cell table:number-columns-repeated="6" office:value-type="float" office:value="0">
            <text:p>0</text:p>
          </table:table-cell>
          <table:table-cell office:value-type="float" office:value="-11.8016834992234">
            <text:p>-11.8016834992</text:p>
          </table:table-cell>
          <table:table-cell office:value-type="float" office:value="-38.3168205614902">
            <text:p>-38.3168205615</text:p>
          </table:table-cell>
          <table:table-cell table:formula="of:=[.N81]*[.$S$2]" office:value-type="float" office:value="-114.95046168447">
            <text:p>-114.9504616845</text:p>
          </table:table-cell>
          <table:table-cell office:value-type="float" office:value="0.370788046857446">
            <text:p>0.3707880469</text:p>
          </table:table-cell>
          <table:table-cell office:value-type="float" office:value="16.63">
            <text:p>16.63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string">
            <text:p>2014-02-01_13:49:14_822502</text:p>
          </table:table-cell>
          <table:table-cell office:value-type="float" office:value="827609.421875">
            <text:p>827609.421875</text:p>
          </table:table-cell>
          <table:table-cell office:value-type="float" office:value="4.05">
            <text:p>4.05</text:p>
          </table:table-cell>
          <table:table-cell office:value-type="float" office:value="19">
            <text:p>19</text:p>
          </table:table-cell>
          <table:table-cell office:value-type="float" office:value="151">
            <text:p>151</text:p>
          </table:table-cell>
          <table:table-cell office:value-type="float" office:value="-182">
            <text:p>-182</text:p>
          </table:table-cell>
          <table:table-cell table:number-columns-repeated="6" office:value-type="float" office:value="0">
            <text:p>0</text:p>
          </table:table-cell>
          <table:table-cell office:value-type="float" office:value="-11.8699752122617">
            <text:p>-11.8699752123</text:p>
          </table:table-cell>
          <table:table-cell office:value-type="float" office:value="-38.3258423348997">
            <text:p>-38.3258423349</text:p>
          </table:table-cell>
          <table:table-cell table:formula="of:=[.N82]*[.$S$2]" office:value-type="float" office:value="-114.977527004699">
            <text:p>-114.9775270047</text:p>
          </table:table-cell>
          <table:table-cell office:value-type="float" office:value="0.367773651374148">
            <text:p>0.3677736514</text:p>
          </table:table-cell>
          <table:table-cell office:value-type="float" office:value="15.22">
            <text:p>15.22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string">
            <text:p>2014-02-01_13:49:14_903013</text:p>
          </table:table-cell>
          <table:table-cell office:value-type="float" office:value="835660.3125">
            <text:p>835660.3125</text:p>
          </table:table-cell>
          <table:table-cell office:value-type="float" office:value="4.1">
            <text:p>4.1</text:p>
          </table:table-cell>
          <table:table-cell office:value-type="float" office:value="69">
            <text:p>69</text:p>
          </table:table-cell>
          <table:table-cell office:value-type="float" office:value="146">
            <text:p>146</text:p>
          </table:table-cell>
          <table:table-cell office:value-type="float" office:value="-306">
            <text:p>-306</text:p>
          </table:table-cell>
          <table:table-cell table:number-columns-repeated="6" office:value-type="float" office:value="0">
            <text:p>0</text:p>
          </table:table-cell>
          <table:table-cell office:value-type="float" office:value="-11.9352898221889">
            <text:p>-11.9352898222</text:p>
          </table:table-cell>
          <table:table-cell office:value-type="float" office:value="-38.3259986647388">
            <text:p>-38.3259986647</text:p>
          </table:table-cell>
          <table:table-cell table:formula="of:=[.N83]*[.$S$2]" office:value-type="float" office:value="-114.977995994217">
            <text:p>-114.9779959942</text:p>
          </table:table-cell>
          <table:table-cell office:value-type="float" office:value="0.364023922951151">
            <text:p>0.364023923</text:p>
          </table:table-cell>
          <table:table-cell office:value-type="float" office:value="16.44">
            <text:p>16.44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string">
            <text:p>2014-02-01_13:49:14_983771</text:p>
          </table:table-cell>
          <table:table-cell office:value-type="float" office:value="843736.015625">
            <text:p>843736.015625</text:p>
          </table:table-cell>
          <table:table-cell office:value-type="float" office:value="4.15">
            <text:p>4.15</text:p>
          </table:table-cell>
          <table:table-cell office:value-type="float" office:value="25">
            <text:p>25</text:p>
          </table:table-cell>
          <table:table-cell office:value-type="float" office:value="157">
            <text:p>157</text:p>
          </table:table-cell>
          <table:table-cell office:value-type="float" office:value="-254">
            <text:p>-254</text:p>
          </table:table-cell>
          <table:table-cell table:number-columns-repeated="6" office:value-type="float" office:value="0">
            <text:p>0</text:p>
          </table:table-cell>
          <table:table-cell office:value-type="float" office:value="-12.0063036162146">
            <text:p>-12.0063036162</text:p>
          </table:table-cell>
          <table:table-cell office:value-type="float" office:value="-38.3355959009397">
            <text:p>-38.3355959009</text:p>
          </table:table-cell>
          <table:table-cell table:formula="of:=[.N84]*[.$S$2]" office:value-type="float" office:value="-115.006787702819">
            <text:p>-115.0067877028</text:p>
          </table:table-cell>
          <table:table-cell office:value-type="float" office:value="0.354437635985118">
            <text:p>0.354437636</text:p>
          </table:table-cell>
          <table:table-cell office:value-type="float" office:value="15.56">
            <text:p>15.56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string">
            <text:p>2014-02-01_13:49:15_063971</text:p>
          </table:table-cell>
          <table:table-cell office:value-type="float" office:value="851756.5">
            <text:p>851756.5</text:p>
          </table:table-cell>
          <table:table-cell office:value-type="float" office:value="4.2">
            <text:p>4.2</text:p>
          </table:table-cell>
          <table:table-cell office:value-type="float" office:value="41">
            <text:p>41</text:p>
          </table:table-cell>
          <table:table-cell office:value-type="float" office:value="165">
            <text:p>165</text:p>
          </table:table-cell>
          <table:table-cell office:value-type="float" office:value="-221">
            <text:p>-221</text:p>
          </table:table-cell>
          <table:table-cell table:number-columns-repeated="6" office:value-type="float" office:value="0">
            <text:p>0</text:p>
          </table:table-cell>
          <table:table-cell office:value-type="float" office:value="-12.0686048906717">
            <text:p>-12.0686048907</text:p>
          </table:table-cell>
          <table:table-cell office:value-type="float" office:value="-38.3286063772119">
            <text:p>-38.3286063772</text:p>
          </table:table-cell>
          <table:table-cell table:formula="of:=[.N85]*[.$S$2]" office:value-type="float" office:value="-114.985819131636">
            <text:p>-114.9858191316</text:p>
          </table:table-cell>
          <table:table-cell office:value-type="float" office:value="0.35673658470299">
            <text:p>0.3567365847</text:p>
          </table:table-cell>
          <table:table-cell office:value-type="float" office:value="15.86">
            <text:p>15.86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string">
            <text:p>2014-02-01_13:49:15_145332</text:p>
          </table:table-cell>
          <table:table-cell office:value-type="float" office:value="859893.609375">
            <text:p>859893.609375</text:p>
          </table:table-cell>
          <table:table-cell office:value-type="float" office:value="4.25">
            <text:p>4.25</text:p>
          </table:table-cell>
          <table:table-cell office:value-type="float" office:value="71">
            <text:p>71</text:p>
          </table:table-cell>
          <table:table-cell office:value-type="float" office:value="160">
            <text:p>160</text:p>
          </table:table-cell>
          <table:table-cell office:value-type="float" office:value="-248">
            <text:p>-248</text:p>
          </table:table-cell>
          <table:table-cell table:number-columns-repeated="6" office:value-type="float" office:value="0">
            <text:p>0</text:p>
          </table:table-cell>
          <table:table-cell office:value-type="float" office:value="-12.1366349002222">
            <text:p>-12.1366349002</text:p>
          </table:table-cell>
          <table:table-cell office:value-type="float" office:value="-38.3310577148014">
            <text:p>-38.3310577148</text:p>
          </table:table-cell>
          <table:table-cell table:formula="of:=[.N86]*[.$S$2]" office:value-type="float" office:value="-114.993173144404">
            <text:p>-114.9931731444</text:p>
          </table:table-cell>
          <table:table-cell office:value-type="float" office:value="0.35320069768654">
            <text:p>0.3532006977</text:p>
          </table:table-cell>
          <table:table-cell office:value-type="float" office:value="24.27">
            <text:p>24.27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string">
            <text:p>2014-02-01_13:49:15_225553</text:p>
          </table:table-cell>
          <table:table-cell office:value-type="float" office:value="867914.328125">
            <text:p>867914.328125</text:p>
          </table:table-cell>
          <table:table-cell office:value-type="float" office:value="4.3">
            <text:p>4.3</text:p>
          </table:table-cell>
          <table:table-cell office:value-type="float" office:value="20">
            <text:p>20</text:p>
          </table:table-cell>
          <table:table-cell office:value-type="float" office:value="172">
            <text:p>172</text:p>
          </table:table-cell>
          <table:table-cell office:value-type="float" office:value="-217">
            <text:p>-217</text:p>
          </table:table-cell>
          <table:table-cell table:number-columns-repeated="6" office:value-type="float" office:value="0">
            <text:p>0</text:p>
          </table:table-cell>
          <table:table-cell office:value-type="float" office:value="-12.1996852512289">
            <text:p>-12.1996852512</text:p>
          </table:table-cell>
          <table:table-cell office:value-type="float" office:value="-38.3474761138905">
            <text:p>-38.3474761139</text:p>
          </table:table-cell>
          <table:table-cell table:formula="of:=[.N87]*[.$S$2]" office:value-type="float" office:value="-115.042428341671">
            <text:p>-115.0424283417</text:p>
          </table:table-cell>
          <table:table-cell office:value-type="float" office:value="0.341890009741141">
            <text:p>0.3418900097</text:p>
          </table:table-cell>
          <table:table-cell office:value-type="float" office:value="15.96">
            <text:p>15.96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string">
            <text:p>2014-02-01_13:49:15_306475</text:p>
          </table:table-cell>
          <table:table-cell office:value-type="float" office:value="876006.609375">
            <text:p>876006.609375</text:p>
          </table:table-cell>
          <table:table-cell office:value-type="float" office:value="4.35">
            <text:p>4.35</text:p>
          </table:table-cell>
          <table:table-cell office:value-type="float" office:value="30">
            <text:p>30</text:p>
          </table:table-cell>
          <table:table-cell office:value-type="float" office:value="141">
            <text:p>141</text:p>
          </table:table-cell>
          <table:table-cell office:value-type="float" office:value="-160">
            <text:p>-160</text:p>
          </table:table-cell>
          <table:table-cell table:number-columns-repeated="6" office:value-type="float" office:value="0">
            <text:p>0</text:p>
          </table:table-cell>
          <table:table-cell office:value-type="float" office:value="-12.267704504286">
            <text:p>-12.2677045043</text:p>
          </table:table-cell>
          <table:table-cell office:value-type="float" office:value="-38.3499371236893">
            <text:p>-38.3499371237</text:p>
          </table:table-cell>
          <table:table-cell table:formula="of:=[.N88]*[.$S$2]" office:value-type="float" office:value="-115.049811371068">
            <text:p>-115.0498113711</text:p>
          </table:table-cell>
          <table:table-cell office:value-type="float" office:value="0.33836479558865">
            <text:p>0.3383647956</text:p>
          </table:table-cell>
          <table:table-cell office:value-type="float" office:value="23.66">
            <text:p>23.66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string">
            <text:p>2014-02-01_13:49:15_387284</text:p>
          </table:table-cell>
          <table:table-cell office:value-type="float" office:value="884087.421875">
            <text:p>884087.421875</text:p>
          </table:table-cell>
          <table:table-cell office:value-type="float" office:value="4.4">
            <text:p>4.4</text:p>
          </table:table-cell>
          <table:table-cell office:value-type="float" office:value="60">
            <text:p>60</text:p>
          </table:table-cell>
          <table:table-cell office:value-type="float" office:value="188">
            <text:p>188</text:p>
          </table:table-cell>
          <table:table-cell office:value-type="float" office:value="-262">
            <text:p>-262</text:p>
          </table:table-cell>
          <table:table-cell table:number-columns-repeated="6" office:value-type="float" office:value="0">
            <text:p>0</text:p>
          </table:table-cell>
          <table:table-cell office:value-type="float" office:value="-12.3302427479606">
            <text:p>-12.330242748</text:p>
          </table:table-cell>
          <table:table-cell office:value-type="float" office:value="-38.3512334734774">
            <text:p>-38.3512334735</text:p>
          </table:table-cell>
          <table:table-cell table:formula="of:=[.N89]*[.$S$2]" office:value-type="float" office:value="-115.053700420432">
            <text:p>-115.0537004204</text:p>
          </table:table-cell>
          <table:table-cell office:value-type="float" office:value="0.348008085173085">
            <text:p>0.3480080852</text:p>
          </table:table-cell>
          <table:table-cell office:value-type="float" office:value="14.89">
            <text:p>14.89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string">
            <text:p>2014-02-01_13:49:15_467492</text:p>
          </table:table-cell>
          <table:table-cell office:value-type="float" office:value="892107.828125">
            <text:p>892107.828125</text:p>
          </table:table-cell>
          <table:table-cell office:value-type="float" office:value="4.45">
            <text:p>4.45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-207">
            <text:p>-207</text:p>
          </table:table-cell>
          <table:table-cell table:number-columns-repeated="6" office:value-type="float" office:value="0">
            <text:p>0</text:p>
          </table:table-cell>
          <table:table-cell office:value-type="float" office:value="-12.400341969401">
            <text:p>-12.4003419694</text:p>
          </table:table-cell>
          <table:table-cell office:value-type="float" office:value="-38.3374342668271">
            <text:p>-38.3374342668</text:p>
          </table:table-cell>
          <table:table-cell table:formula="of:=[.N90]*[.$S$2]" office:value-type="float" office:value="-115.012302800481">
            <text:p>-115.0123028005</text:p>
          </table:table-cell>
          <table:table-cell office:value-type="float" office:value="0.35202964646597">
            <text:p>0.3520296465</text:p>
          </table:table-cell>
          <table:table-cell office:value-type="float" office:value="15.47">
            <text:p>15.47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string">
            <text:p>2014-02-01_13:49:15_548531</text:p>
          </table:table-cell>
          <table:table-cell office:value-type="float" office:value="900213.21875">
            <text:p>900213.21875</text:p>
          </table:table-cell>
          <table:table-cell office:value-type="float" office:value="4.5">
            <text:p>4.5</text:p>
          </table:table-cell>
          <table:table-cell office:value-type="float" office:value="45">
            <text:p>45</text:p>
          </table:table-cell>
          <table:table-cell office:value-type="float" office:value="159">
            <text:p>159</text:p>
          </table:table-cell>
          <table:table-cell office:value-type="float" office:value="-197">
            <text:p>-197</text:p>
          </table:table-cell>
          <table:table-cell table:number-columns-repeated="6" office:value-type="float" office:value="0">
            <text:p>0</text:p>
          </table:table-cell>
          <table:table-cell office:value-type="float" office:value="-12.4627053711171">
            <text:p>-12.4627053711</text:p>
          </table:table-cell>
          <table:table-cell office:value-type="float" office:value="-38.3370195760485">
            <text:p>-38.337019576</text:p>
          </table:table-cell>
          <table:table-cell table:formula="of:=[.N91]*[.$S$2]" office:value-type="float" office:value="-115.011058728146">
            <text:p>-115.0110587281</text:p>
          </table:table-cell>
          <table:table-cell office:value-type="float" office:value="0.354869162759749">
            <text:p>0.3548691628</text:p>
          </table:table-cell>
          <table:table-cell office:value-type="float" office:value="15.83">
            <text:p>15.83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string">
            <text:p>2014-02-01_13:49:15_650384</text:p>
          </table:table-cell>
          <table:table-cell office:value-type="float" office:value="910397.609375">
            <text:p>910397.609375</text:p>
          </table:table-cell>
          <table:table-cell office:value-type="float" office:value="4.55">
            <text:p>4.55</text:p>
          </table:table-cell>
          <table:table-cell office:value-type="float" office:value="94">
            <text:p>94</text:p>
          </table:table-cell>
          <table:table-cell office:value-type="float" office:value="158">
            <text:p>158</text:p>
          </table:table-cell>
          <table:table-cell office:value-type="float" office:value="-254">
            <text:p>-254</text:p>
          </table:table-cell>
          <table:table-cell table:number-columns-repeated="6" office:value-type="float" office:value="0">
            <text:p>0</text:p>
          </table:table-cell>
          <table:table-cell office:value-type="float" office:value="-14.217438007742">
            <text:p>-14.2174380077</text:p>
          </table:table-cell>
          <table:table-cell office:value-type="float" office:value="-38.3354842441268">
            <text:p>-38.3354842441</text:p>
          </table:table-cell>
          <table:table-cell table:formula="of:=[.N92]*[.$S$2]" office:value-type="float" office:value="-115.00645273238">
            <text:p>-115.0064527324</text:p>
          </table:table-cell>
          <table:table-cell office:value-type="float" office:value="0.344201117398823">
            <text:p>0.3442011174</text:p>
          </table:table-cell>
          <table:table-cell office:value-type="float" office:value="16.3">
            <text:p>16.3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string">
            <text:p>2014-02-01_13:49:15_730835</text:p>
          </table:table-cell>
          <table:table-cell office:value-type="float" office:value="918443.015625">
            <text:p>918443.015625</text:p>
          </table:table-cell>
          <table:table-cell office:value-type="float" office:value="4.6">
            <text:p>4.6</text:p>
          </table:table-cell>
          <table:table-cell office:value-type="float" office:value="39">
            <text:p>39</text:p>
          </table:table-cell>
          <table:table-cell office:value-type="float" office:value="158">
            <text:p>158</text:p>
          </table:table-cell>
          <table:table-cell office:value-type="float" office:value="-211">
            <text:p>-211</text:p>
          </table:table-cell>
          <table:table-cell table:number-columns-repeated="6" office:value-type="float" office:value="0">
            <text:p>0</text:p>
          </table:table-cell>
          <table:table-cell office:value-type="float" office:value="-14.2774516003952">
            <text:p>-14.2774516004</text:p>
          </table:table-cell>
          <table:table-cell office:value-type="float" office:value="-38.3513935023821">
            <text:p>-38.3513935024</text:p>
          </table:table-cell>
          <table:table-cell table:formula="of:=[.N93]*[.$S$2]" office:value-type="float" office:value="-115.054180507146">
            <text:p>-115.0541805071</text:p>
          </table:table-cell>
          <table:table-cell office:value-type="float" office:value="0.339705748601788">
            <text:p>0.3397057486</text:p>
          </table:table-cell>
          <table:table-cell office:value-type="float" office:value="15.74">
            <text:p>15.74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string">
            <text:p>2014-02-01_13:49:15_811391</text:p>
          </table:table-cell>
          <table:table-cell office:value-type="float" office:value="926532.609375">
            <text:p>926532.609375</text:p>
          </table:table-cell>
          <table:table-cell office:value-type="float" office:value="4.65">
            <text:p>4.65</text:p>
          </table:table-cell>
          <table:table-cell office:value-type="float" office:value="86">
            <text:p>86</text:p>
          </table:table-cell>
          <table:table-cell office:value-type="float" office:value="171">
            <text:p>171</text:p>
          </table:table-cell>
          <table:table-cell office:value-type="float" office:value="-187">
            <text:p>-187</text:p>
          </table:table-cell>
          <table:table-cell table:number-columns-repeated="6" office:value-type="float" office:value="0">
            <text:p>0</text:p>
          </table:table-cell>
          <table:table-cell office:value-type="float" office:value="-14.3474348826666">
            <text:p>-14.3474348827</text:p>
          </table:table-cell>
          <table:table-cell office:value-type="float" office:value="-38.3457242636341">
            <text:p>-38.3457242636</text:p>
          </table:table-cell>
          <table:table-cell table:formula="of:=[.N94]*[.$S$2]" office:value-type="float" office:value="-115.037172790902">
            <text:p>-115.0371727909</text:p>
          </table:table-cell>
          <table:table-cell office:value-type="float" office:value="0.351006583309509">
            <text:p>0.3510065833</text:p>
          </table:table-cell>
          <table:table-cell office:value-type="float" office:value="15.79">
            <text:p>15.79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string">
            <text:p>2014-02-01_13:49:15_892738</text:p>
          </table:table-cell>
          <table:table-cell office:value-type="float" office:value="934633.3125">
            <text:p>934633.3125</text:p>
          </table:table-cell>
          <table:table-cell office:value-type="float" office:value="4.7">
            <text:p>4.7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-200">
            <text:p>-200</text:p>
          </table:table-cell>
          <table:table-cell table:number-columns-repeated="6" office:value-type="float" office:value="0">
            <text:p>0</text:p>
          </table:table-cell>
          <table:table-cell office:value-type="float" office:value="-14.4176217388596">
            <text:p>-14.4176217389</text:p>
          </table:table-cell>
          <table:table-cell office:value-type="float" office:value="-38.3489135401619">
            <text:p>-38.3489135402</text:p>
          </table:table-cell>
          <table:table-cell table:formula="of:=[.N95]*[.$S$2]" office:value-type="float" office:value="-115.046740620486">
            <text:p>-115.0467406205</text:p>
          </table:table-cell>
          <table:table-cell office:value-type="float" office:value="0.340942921974336">
            <text:p>0.340942922</text:p>
          </table:table-cell>
          <table:table-cell office:value-type="float" office:value="15.86">
            <text:p>15.86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string">
            <text:p>2014-02-01_13:49:15_973875</text:p>
          </table:table-cell>
          <table:table-cell office:value-type="float" office:value="942747.3125">
            <text:p>942747.3125</text:p>
          </table:table-cell>
          <table:table-cell office:value-type="float" office:value="4.75">
            <text:p>4.75</text:p>
          </table:table-cell>
          <table:table-cell office:value-type="float" office:value="45">
            <text:p>45</text:p>
          </table:table-cell>
          <table:table-cell office:value-type="float" office:value="141">
            <text:p>141</text:p>
          </table:table-cell>
          <table:table-cell office:value-type="float" office:value="-197">
            <text:p>-197</text:p>
          </table:table-cell>
          <table:table-cell table:number-columns-repeated="6" office:value-type="float" office:value="0">
            <text:p>0</text:p>
          </table:table-cell>
          <table:table-cell office:value-type="float" office:value="-14.4788777720617">
            <text:p>-14.4788777721</text:p>
          </table:table-cell>
          <table:table-cell office:value-type="float" office:value="-38.3418928003787">
            <text:p>-38.3418928004</text:p>
          </table:table-cell>
          <table:table-cell table:formula="of:=[.N96]*[.$S$2]" office:value-type="float" office:value="-115.025678401136">
            <text:p>-115.0256784011</text:p>
          </table:table-cell>
          <table:table-cell office:value-type="float" office:value="0.343130651276471">
            <text:p>0.3431306513</text:p>
          </table:table-cell>
          <table:table-cell office:value-type="float" office:value="25.6">
            <text:p>25.6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string">
            <text:p>2014-02-01_13:49:16_055046</text:p>
          </table:table-cell>
          <table:table-cell office:value-type="float" office:value="950865.015625">
            <text:p>950865.015625</text:p>
          </table:table-cell>
          <table:table-cell office:value-type="float" office:value="4.8">
            <text:p>4.8</text:p>
          </table:table-cell>
          <table:table-cell office:value-type="float" office:value="7">
            <text:p>7</text:p>
          </table:table-cell>
          <table:table-cell office:value-type="float" office:value="189">
            <text:p>189</text:p>
          </table:table-cell>
          <table:table-cell office:value-type="float" office:value="-263">
            <text:p>-263</text:p>
          </table:table-cell>
          <table:table-cell table:number-columns-repeated="6" office:value-type="float" office:value="0">
            <text:p>0</text:p>
          </table:table-cell>
          <table:table-cell office:value-type="float" office:value="-14.5466119285773">
            <text:p>-14.5466119286</text:p>
          </table:table-cell>
          <table:table-cell office:value-type="float" office:value="-38.3509795619011">
            <text:p>-38.3509795619</text:p>
          </table:table-cell>
          <table:table-cell table:formula="of:=[.N97]*[.$S$2]" office:value-type="float" office:value="-115.052938685703">
            <text:p>-115.0529386857</text:p>
          </table:table-cell>
          <table:table-cell office:value-type="float" office:value="0.340296655803959">
            <text:p>0.3402966558</text:p>
          </table:table-cell>
          <table:table-cell office:value-type="float" office:value="15.57">
            <text:p>15.57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string">
            <text:p>2014-02-01_13:49:16_136088</text:p>
          </table:table-cell>
          <table:table-cell office:value-type="float" office:value="958967.90625">
            <text:p>958967.90625</text:p>
          </table:table-cell>
          <table:table-cell office:value-type="float" office:value="4.85">
            <text:p>4.85</text:p>
          </table:table-cell>
          <table:table-cell office:value-type="float" office:value="79">
            <text:p>79</text:p>
          </table:table-cell>
          <table:table-cell office:value-type="float" office:value="179">
            <text:p>179</text:p>
          </table:table-cell>
          <table:table-cell office:value-type="float" office:value="-234">
            <text:p>-234</text:p>
          </table:table-cell>
          <table:table-cell table:number-columns-repeated="6" office:value-type="float" office:value="0">
            <text:p>0</text:p>
          </table:table-cell>
          <table:table-cell office:value-type="float" office:value="-14.6152976000587">
            <text:p>-14.6152976001</text:p>
          </table:table-cell>
          <table:table-cell office:value-type="float" office:value="-38.3682335994889">
            <text:p>-38.3682335995</text:p>
          </table:table-cell>
          <table:table-cell table:formula="of:=[.N98]*[.$S$2]" office:value-type="float" office:value="-115.104700798467">
            <text:p>-115.1047007985</text:p>
          </table:table-cell>
          <table:table-cell office:value-type="float" office:value="0.344952585221755">
            <text:p>0.3449525852</text:p>
          </table:table-cell>
          <table:table-cell office:value-type="float" office:value="24">
            <text:p>24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string">
            <text:p>2014-02-01_13:49:16_217659</text:p>
          </table:table-cell>
          <table:table-cell office:value-type="float" office:value="967125.921875">
            <text:p>967125.921875</text:p>
          </table:table-cell>
          <table:table-cell office:value-type="float" office:value="4.9">
            <text:p>4.9</text:p>
          </table:table-cell>
          <table:table-cell office:value-type="float" office:value="18">
            <text:p>18</text:p>
          </table:table-cell>
          <table:table-cell office:value-type="float" office:value="143">
            <text:p>143</text:p>
          </table:table-cell>
          <table:table-cell office:value-type="float" office:value="-181">
            <text:p>-181</text:p>
          </table:table-cell>
          <table:table-cell table:number-columns-repeated="6" office:value-type="float" office:value="0">
            <text:p>0</text:p>
          </table:table-cell>
          <table:table-cell office:value-type="float" office:value="-14.6764747625609">
            <text:p>-14.6764747626</text:p>
          </table:table-cell>
          <table:table-cell office:value-type="float" office:value="-38.3612075434569">
            <text:p>-38.3612075435</text:p>
          </table:table-cell>
          <table:table-cell table:formula="of:=[.N99]*[.$S$2]" office:value-type="float" office:value="-115.083622630371">
            <text:p>-115.0836226304</text:p>
          </table:table-cell>
          <table:table-cell office:value-type="float" office:value="0.347139270484587">
            <text:p>0.3471392705</text:p>
          </table:table-cell>
          <table:table-cell office:value-type="float" office:value="23.74">
            <text:p>23.74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string">
            <text:p>2014-02-01_13:49:16_298496</text:p>
          </table:table-cell>
          <table:table-cell office:value-type="float" office:value="975209.21875">
            <text:p>975209.21875</text:p>
          </table:table-cell>
          <table:table-cell office:value-type="float" office:value="4.95">
            <text:p>4.95</text:p>
          </table:table-cell>
          <table:table-cell office:value-type="float" office:value="87">
            <text:p>87</text:p>
          </table:table-cell>
          <table:table-cell office:value-type="float" office:value="182">
            <text:p>182</text:p>
          </table:table-cell>
          <table:table-cell office:value-type="float" office:value="-265">
            <text:p>-265</text:p>
          </table:table-cell>
          <table:table-cell table:number-columns-repeated="6" office:value-type="float" office:value="0">
            <text:p>0</text:p>
          </table:table-cell>
          <table:table-cell office:value-type="float" office:value="-14.7373525195317">
            <text:p>-14.7373525195</text:p>
          </table:table-cell>
          <table:table-cell office:value-type="float" office:value="-38.347610331461">
            <text:p>-38.3476103315</text:p>
          </table:table-cell>
          <table:table-cell table:formula="of:=[.N100]*[.$S$2]" office:value-type="float" office:value="-115.042830994383">
            <text:p>-115.0428309944</text:p>
          </table:table-cell>
          <table:table-cell office:value-type="float" office:value="0.348656467742974">
            <text:p>0.3486564677</text:p>
          </table:table-cell>
          <table:table-cell office:value-type="float" office:value="15.4">
            <text:p>15.4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string">
            <text:p>2014-02-01_13:49:16_379275</text:p>
          </table:table-cell>
          <table:table-cell office:value-type="float" office:value="983288.5">
            <text:p>983288.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90">
            <text:p>190</text:p>
          </table:table-cell>
          <table:table-cell office:value-type="float" office:value="-243">
            <text:p>-243</text:p>
          </table:table-cell>
          <table:table-cell table:number-columns-repeated="6" office:value-type="float" office:value="0">
            <text:p>0</text:p>
          </table:table-cell>
          <table:table-cell office:value-type="float" office:value="-14.8050227375198">
            <text:p>-14.8050227375</text:p>
          </table:table-cell>
          <table:table-cell office:value-type="float" office:value="-38.3566995989523">
            <text:p>-38.356699599</text:p>
          </table:table-cell>
          <table:table-cell table:formula="of:=[.N101]*[.$S$2]" office:value-type="float" office:value="-115.070098796857">
            <text:p>-115.0700987969</text:p>
          </table:table-cell>
          <table:table-cell office:value-type="float" office:value="0.345841477117252">
            <text:p>0.3458414771</text:p>
          </table:table-cell>
          <table:table-cell office:value-type="float" office:value="16.48">
            <text:p>16.48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string">
            <text:p>2014-02-01_13:49:16_459960</text:p>
          </table:table-cell>
          <table:table-cell office:value-type="float" office:value="991398.5">
            <text:p>991398.5</text:p>
          </table:table-cell>
          <table:table-cell office:value-type="float" office:value="5.05">
            <text:p>5.05</text:p>
          </table:table-cell>
          <table:table-cell office:value-type="float" office:value="10">
            <text:p>10</text:p>
          </table:table-cell>
          <table:table-cell office:value-type="float" office:value="164">
            <text:p>164</text:p>
          </table:table-cell>
          <table:table-cell office:value-type="float" office:value="-217">
            <text:p>-217</text:p>
          </table:table-cell>
          <table:table-cell table:number-columns-repeated="6" office:value-type="float" office:value="0">
            <text:p>0</text:p>
          </table:table-cell>
          <table:table-cell office:value-type="float" office:value="-14.8671222285735">
            <text:p>-14.8671222286</text:p>
          </table:table-cell>
          <table:table-cell office:value-type="float" office:value="-38.3578208192012">
            <text:p>-38.3578208192</text:p>
          </table:table-cell>
          <table:table-cell table:formula="of:=[.N102]*[.$S$2]" office:value-type="float" office:value="-115.073462457604">
            <text:p>-115.0734624576</text:p>
          </table:table-cell>
          <table:table-cell office:value-type="float" office:value="0.355509859302145">
            <text:p>0.3555098593</text:p>
          </table:table-cell>
          <table:table-cell office:value-type="float" office:value="16.63">
            <text:p>16.63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string">
            <text:p>2014-02-01_13:49:16_541030</text:p>
          </table:table-cell>
          <table:table-cell office:value-type="float" office:value="999462.328125">
            <text:p>999462.328125</text:p>
          </table:table-cell>
          <table:table-cell office:value-type="float" office:value="5.1">
            <text:p>5.1</text:p>
          </table:table-cell>
          <table:table-cell office:value-type="float" office:value="42">
            <text:p>42</text:p>
          </table:table-cell>
          <table:table-cell office:value-type="float" office:value="164">
            <text:p>164</text:p>
          </table:table-cell>
          <table:table-cell office:value-type="float" office:value="-239">
            <text:p>-239</text:p>
          </table:table-cell>
          <table:table-cell table:number-columns-repeated="6" office:value-type="float" office:value="0">
            <text:p>0</text:p>
          </table:table-cell>
          <table:table-cell office:value-type="float" office:value="-14.9371517597201">
            <text:p>-14.9371517597</text:p>
          </table:table-cell>
          <table:table-cell office:value-type="float" office:value="-38.3610449531755">
            <text:p>-38.3610449532</text:p>
          </table:table-cell>
          <table:table-cell table:formula="of:=[.N103]*[.$S$2]" office:value-type="float" office:value="-115.083134859526">
            <text:p>-115.0831348595</text:p>
          </table:table-cell>
          <table:table-cell office:value-type="float" office:value="0.345463797424103">
            <text:p>0.3454637974</text:p>
          </table:table-cell>
          <table:table-cell office:value-type="float" office:value="16.37">
            <text:p>16.37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string">
            <text:p>2014-02-01_13:49:16_622062</text:p>
          </table:table-cell>
          <table:table-cell office:value-type="float" office:value="1007565.71875">
            <text:p>1007565.71875</text:p>
          </table:table-cell>
          <table:table-cell office:value-type="float" office:value="5.15">
            <text:p>5.15</text:p>
          </table:table-cell>
          <table:table-cell office:value-type="float" office:value="66">
            <text:p>66</text:p>
          </table:table-cell>
          <table:table-cell office:value-type="float" office:value="153">
            <text:p>153</text:p>
          </table:table-cell>
          <table:table-cell office:value-type="float" office:value="-217">
            <text:p>-217</text:p>
          </table:table-cell>
          <table:table-cell table:number-columns-repeated="6" office:value-type="float" office:value="0">
            <text:p>0</text:p>
          </table:table-cell>
          <table:table-cell office:value-type="float" office:value="-14.9981630643376">
            <text:p>-14.9981630643</text:p>
          </table:table-cell>
          <table:table-cell office:value-type="float" office:value="-38.3540141244166">
            <text:p>-38.3540141244</text:p>
          </table:table-cell>
          <table:table-cell table:formula="of:=[.N104]*[.$S$2]" office:value-type="float" office:value="-115.06204237325">
            <text:p>-115.0620423733</text:p>
          </table:table-cell>
          <table:table-cell office:value-type="float" office:value="0.347631320833719">
            <text:p>0.3476313208</text:p>
          </table:table-cell>
          <table:table-cell office:value-type="float" office:value="15.47">
            <text:p>15.47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string">
            <text:p>2014-02-01_13:49:16_702588</text:p>
          </table:table-cell>
          <table:table-cell office:value-type="float" office:value="1015617.921875">
            <text:p>1015617.921875</text:p>
          </table:table-cell>
          <table:table-cell office:value-type="float" office:value="5.2">
            <text:p>5.2</text:p>
          </table:table-cell>
          <table:table-cell office:value-type="float" office:value="34">
            <text:p>34</text:p>
          </table:table-cell>
          <table:table-cell office:value-type="float" office:value="141">
            <text:p>141</text:p>
          </table:table-cell>
          <table:table-cell office:value-type="float" office:value="-174">
            <text:p>-174</text:p>
          </table:table-cell>
          <table:table-cell table:number-columns-repeated="6" office:value-type="float" office:value="0">
            <text:p>0</text:p>
          </table:table-cell>
          <table:table-cell office:value-type="float" office:value="-15.0654984761651">
            <text:p>-15.0654984762</text:p>
          </table:table-cell>
          <table:table-cell office:value-type="float" office:value="-38.3565408973655">
            <text:p>-38.3565408974</text:p>
          </table:table-cell>
          <table:table-cell table:formula="of:=[.N105]*[.$S$2]" office:value-type="float" office:value="-115.069622692096">
            <text:p>-115.0696226921</text:p>
          </table:table-cell>
          <table:table-cell office:value-type="float" office:value="0.344157633745009">
            <text:p>0.3441576337</text:p>
          </table:table-cell>
          <table:table-cell office:value-type="float" office:value="15.91">
            <text:p>15.91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string">
            <text:p>2014-02-01_13:49:16_782959</text:p>
          </table:table-cell>
          <table:table-cell office:value-type="float" office:value="1023655.921875">
            <text:p>1023655.921875</text:p>
          </table:table-cell>
          <table:table-cell office:value-type="float" office:value="5.25">
            <text:p>5.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-168">
            <text:p>-168</text:p>
          </table:table-cell>
          <table:table-cell table:number-columns-repeated="6" office:value-type="float" office:value="0">
            <text:p>0</text:p>
          </table:table-cell>
          <table:table-cell office:value-type="float" office:value="-15.1301801697336">
            <text:p>-15.1301801697</text:p>
          </table:table-cell>
          <table:table-cell office:value-type="float" office:value="-38.3583582658241">
            <text:p>-38.3583582658</text:p>
          </table:table-cell>
          <table:table-cell table:formula="of:=[.N106]*[.$S$2]" office:value-type="float" office:value="-115.075074797472">
            <text:p>-115.0750747975</text:p>
          </table:table-cell>
          <table:table-cell office:value-type="float" office:value="0.34725712989584">
            <text:p>0.3472571299</text:p>
          </table:table-cell>
          <table:table-cell office:value-type="float" office:value="16.2">
            <text:p>16.2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string">
            <text:p>2014-02-01_13:49:16_882220</text:p>
          </table:table-cell>
          <table:table-cell office:value-type="float" office:value="1033581.625">
            <text:p>1033581.625</text:p>
          </table:table-cell>
          <table:table-cell office:value-type="float" office:value="5.3">
            <text:p>5.3</text:p>
          </table:table-cell>
          <table:table-cell office:value-type="float" office:value="51">
            <text:p>51</text:p>
          </table:table-cell>
          <table:table-cell office:value-type="float" office:value="156">
            <text:p>156</text:p>
          </table:table-cell>
          <table:table-cell office:value-type="float" office:value="-273">
            <text:p>-273</text:p>
          </table:table-cell>
          <table:table-cell table:number-columns-repeated="6" office:value-type="float" office:value="0">
            <text:p>0</text:p>
          </table:table-cell>
          <table:table-cell office:value-type="float" office:value="-16.874276139082">
            <text:p>-16.8742761391</text:p>
          </table:table-cell>
          <table:table-cell office:value-type="float" office:value="-38.3489419167789">
            <text:p>-38.3489419168</text:p>
          </table:table-cell>
          <table:table-cell table:formula="of:=[.N107]*[.$S$2]" office:value-type="float" office:value="-115.046825750337">
            <text:p>-115.0468257503</text:p>
          </table:table-cell>
          <table:table-cell office:value-type="float" office:value="0.351566452152121">
            <text:p>0.3515664522</text:p>
          </table:table-cell>
          <table:table-cell office:value-type="float" office:value="15.84">
            <text:p>15.84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string">
            <text:p>2014-02-01_13:49:16_962708</text:p>
          </table:table-cell>
          <table:table-cell office:value-type="float" office:value="1041629.515625">
            <text:p>1041629.515625</text:p>
          </table:table-cell>
          <table:table-cell office:value-type="float" office:value="5.35">
            <text:p>5.35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-297">
            <text:p>-297</text:p>
          </table:table-cell>
          <table:table-cell table:number-columns-repeated="6" office:value-type="float" office:value="0">
            <text:p>0</text:p>
          </table:table-cell>
          <table:table-cell office:value-type="float" office:value="-16.9292575277785">
            <text:p>-16.9292575278</text:p>
          </table:table-cell>
          <table:table-cell office:value-type="float" office:value="-38.3495337161954">
            <text:p>-38.3495337162</text:p>
          </table:table-cell>
          <table:table-cell table:formula="of:=[.N108]*[.$S$2]" office:value-type="float" office:value="-115.048601148586">
            <text:p>-115.0486011486</text:p>
          </table:table-cell>
          <table:table-cell office:value-type="float" office:value="0.345556194394071">
            <text:p>0.3455561944</text:p>
          </table:table-cell>
          <table:table-cell office:value-type="float" office:value="15.5">
            <text:p>15.5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string">
            <text:p>2014-02-01_13:49:17_043180</text:p>
          </table:table-cell>
          <table:table-cell office:value-type="float" office:value="1049676.796875">
            <text:p>1049676.796875</text:p>
          </table:table-cell>
          <table:table-cell office:value-type="float" office:value="5.4">
            <text:p>5.4</text:p>
          </table:table-cell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-205">
            <text:p>-205</text:p>
          </table:table-cell>
          <table:table-cell table:number-columns-repeated="6" office:value-type="float" office:value="0">
            <text:p>0</text:p>
          </table:table-cell>
          <table:table-cell office:value-type="float" office:value="-16.9978111444683">
            <text:p>-16.9978111445</text:p>
          </table:table-cell>
          <table:table-cell office:value-type="float" office:value="-38.3305356348035">
            <text:p>-38.3305356348</text:p>
          </table:table-cell>
          <table:table-cell table:formula="of:=[.N109]*[.$S$2]" office:value-type="float" office:value="-114.991606904411">
            <text:p>-114.9916069044</text:p>
          </table:table-cell>
          <table:table-cell office:value-type="float" office:value="0.355214280094375">
            <text:p>0.3552142801</text:p>
          </table:table-cell>
          <table:table-cell office:value-type="float" office:value="17.73">
            <text:p>17.73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string">
            <text:p>2014-02-01_13:49:17_124139</text:p>
          </table:table-cell>
          <table:table-cell office:value-type="float" office:value="1057780.90625">
            <text:p>1057780.90625</text:p>
          </table:table-cell>
          <table:table-cell office:value-type="float" office:value="5.45">
            <text:p>5.45</text:p>
          </table:table-cell>
          <table:table-cell office:value-type="float" office:value="61">
            <text:p>61</text:p>
          </table:table-cell>
          <table:table-cell office:value-type="float" office:value="157">
            <text:p>157</text:p>
          </table:table-cell>
          <table:table-cell office:value-type="float" office:value="-193">
            <text:p>-193</text:p>
          </table:table-cell>
          <table:table-cell table:number-columns-repeated="6" office:value-type="float" office:value="0">
            <text:p>0</text:p>
          </table:table-cell>
          <table:table-cell office:value-type="float" office:value="-17.0650793695445">
            <text:p>-17.0650793695</text:p>
          </table:table-cell>
          <table:table-cell office:value-type="float" office:value="-38.3462231717372">
            <text:p>-38.3462231717</text:p>
          </table:table-cell>
          <table:table-cell table:formula="of:=[.N110]*[.$S$2]" office:value-type="float" office:value="-115.038669515211">
            <text:p>-115.0386695152</text:p>
          </table:table-cell>
          <table:table-cell office:value-type="float" office:value="0.353306551674222">
            <text:p>0.3533065517</text:p>
          </table:table-cell>
          <table:table-cell office:value-type="float" office:value="16.39">
            <text:p>16.39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string">
            <text:p>2014-02-01_13:49:17_205169</text:p>
          </table:table-cell>
          <table:table-cell office:value-type="float" office:value="1065876.421875">
            <text:p>1065876.421875</text:p>
          </table:table-cell>
          <table:table-cell office:value-type="float" office:value="5.5">
            <text:p>5.5</text:p>
          </table:table-cell>
          <table:table-cell office:value-type="float" office:value="10">
            <text:p>10</text:p>
          </table:table-cell>
          <table:table-cell office:value-type="float" office:value="114">
            <text:p>114</text:p>
          </table:table-cell>
          <table:table-cell office:value-type="float" office:value="-195">
            <text:p>-195</text:p>
          </table:table-cell>
          <table:table-cell table:number-columns-repeated="6" office:value-type="float" office:value="0">
            <text:p>0</text:p>
          </table:table-cell>
          <table:table-cell office:value-type="float" office:value="-17.1219052578116">
            <text:p>-17.1219052578</text:p>
          </table:table-cell>
          <table:table-cell office:value-type="float" office:value="-38.334513125526">
            <text:p>-38.3345131255</text:p>
          </table:table-cell>
          <table:table-cell table:formula="of:=[.N111]*[.$S$2]" office:value-type="float" office:value="-115.003539376578">
            <text:p>-115.0035393766</text:p>
          </table:table-cell>
          <table:table-cell office:value-type="float" office:value="0.339188160227724">
            <text:p>0.3391881602</text:p>
          </table:table-cell>
          <table:table-cell office:value-type="float" office:value="24.77">
            <text:p>24.77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string">
            <text:p>2014-02-01_13:49:17_285596</text:p>
          </table:table-cell>
          <table:table-cell office:value-type="float" office:value="1073918.421875">
            <text:p>1073918.421875</text:p>
          </table:table-cell>
          <table:table-cell office:value-type="float" office:value="5.55">
            <text:p>5.55</text:p>
          </table:table-cell>
          <table:table-cell office:value-type="float" office:value="19">
            <text:p>19</text:p>
          </table:table-cell>
          <table:table-cell office:value-type="float" office:value="134">
            <text:p>134</text:p>
          </table:table-cell>
          <table:table-cell office:value-type="float" office:value="-206">
            <text:p>-206</text:p>
          </table:table-cell>
          <table:table-cell table:number-columns-repeated="6" office:value-type="float" office:value="0">
            <text:p>0</text:p>
          </table:table-cell>
          <table:table-cell office:value-type="float" office:value="-17.1907924241368">
            <text:p>-17.1907924241</text:p>
          </table:table-cell>
          <table:table-cell office:value-type="float" office:value="-38.3582349695224">
            <text:p>-38.3582349695</text:p>
          </table:table-cell>
          <table:table-cell table:formula="of:=[.N112]*[.$S$2]" office:value-type="float" office:value="-115.074704908567">
            <text:p>-115.0747049086</text:p>
          </table:table-cell>
          <table:table-cell office:value-type="float" office:value="0.34492565962844">
            <text:p>0.3449256596</text:p>
          </table:table-cell>
          <table:table-cell office:value-type="float" office:value="16.34">
            <text:p>16.34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string">
            <text:p>2014-02-01_13:49:17_366085</text:p>
          </table:table-cell>
          <table:table-cell office:value-type="float" office:value="1081967.625">
            <text:p>1081967.625</text:p>
          </table:table-cell>
          <table:table-cell office:value-type="float" office:value="5.6">
            <text:p>5.6</text:p>
          </table:table-cell>
          <table:table-cell office:value-type="float" office:value="53">
            <text:p>53</text:p>
          </table:table-cell>
          <table:table-cell office:value-type="float" office:value="146">
            <text:p>146</text:p>
          </table:table-cell>
          <table:table-cell office:value-type="float" office:value="-227">
            <text:p>-227</text:p>
          </table:table-cell>
          <table:table-cell table:number-columns-repeated="6" office:value-type="float" office:value="0">
            <text:p>0</text:p>
          </table:table-cell>
          <table:table-cell office:value-type="float" office:value="-17.2570961864651">
            <text:p>-17.2570961865</text:p>
          </table:table-cell>
          <table:table-cell office:value-type="float" office:value="-38.3542597334453">
            <text:p>-38.3542597334</text:p>
          </table:table-cell>
          <table:table-cell table:formula="of:=[.N113]*[.$S$2]" office:value-type="float" office:value="-115.062779200336">
            <text:p>-115.0627792003</text:p>
          </table:table-cell>
          <table:table-cell office:value-type="float" office:value="0.340713427096021">
            <text:p>0.3407134271</text:p>
          </table:table-cell>
          <table:table-cell office:value-type="float" office:value="15.97">
            <text:p>15.97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string">
            <text:p>2014-02-01_13:49:17_447342</text:p>
          </table:table-cell>
          <table:table-cell office:value-type="float" office:value="1090093.3125">
            <text:p>1090093.3125</text:p>
          </table:table-cell>
          <table:table-cell office:value-type="float" office:value="5.65">
            <text:p>5.65</text:p>
          </table:table-cell>
          <table:table-cell office:value-type="float" office:value="48">
            <text:p>48</text:p>
          </table:table-cell>
          <table:table-cell office:value-type="float" office:value="169">
            <text:p>169</text:p>
          </table:table-cell>
          <table:table-cell office:value-type="float" office:value="-211">
            <text:p>-211</text:p>
          </table:table-cell>
          <table:table-cell table:number-columns-repeated="6" office:value-type="float" office:value="0">
            <text:p>0</text:p>
          </table:table-cell>
          <table:table-cell office:value-type="float" office:value="-17.3208296393689">
            <text:p>-17.3208296394</text:p>
          </table:table-cell>
          <table:table-cell office:value-type="float" office:value="-38.3494745477336">
            <text:p>-38.3494745477</text:p>
          </table:table-cell>
          <table:table-cell table:formula="of:=[.N114]*[.$S$2]" office:value-type="float" office:value="-115.048423643201">
            <text:p>-115.0484236432</text:p>
          </table:table-cell>
          <table:table-cell office:value-type="float" office:value="0.343057241384566">
            <text:p>0.3430572414</text:p>
          </table:table-cell>
          <table:table-cell office:value-type="float" office:value="15.93">
            <text:p>15.93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string">
            <text:p>2014-02-01_13:49:17_527845</text:p>
          </table:table-cell>
          <table:table-cell office:value-type="float" office:value="1098143.8125">
            <text:p>1098143.8125</text:p>
          </table:table-cell>
          <table:table-cell office:value-type="float" office:value="5.7">
            <text:p>5.7</text:p>
          </table:table-cell>
          <table:table-cell office:value-type="float" office:value="11">
            <text:p>11</text:p>
          </table:table-cell>
          <table:table-cell office:value-type="float" office:value="169">
            <text:p>169</text:p>
          </table:table-cell>
          <table:table-cell office:value-type="float" office:value="-220">
            <text:p>-220</text:p>
          </table:table-cell>
          <table:table-cell table:number-columns-repeated="6" office:value-type="float" office:value="0">
            <text:p>0</text:p>
          </table:table-cell>
          <table:table-cell office:value-type="float" office:value="-17.3876984343591">
            <text:p>-17.3876984344</text:p>
          </table:table-cell>
          <table:table-cell office:value-type="float" office:value="-38.3586153041916">
            <text:p>-38.3586153042</text:p>
          </table:table-cell>
          <table:table-cell table:formula="of:=[.N115]*[.$S$2]" office:value-type="float" office:value="-115.075845912575">
            <text:p>-115.0758459126</text:p>
          </table:table-cell>
          <table:table-cell office:value-type="float" office:value="0.34040844572847">
            <text:p>0.3404084457</text:p>
          </table:table-cell>
          <table:table-cell office:value-type="float" office:value="16.42">
            <text:p>16.42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string">
            <text:p>2014-02-01_13:49:17_608452</text:p>
          </table:table-cell>
          <table:table-cell office:value-type="float" office:value="1106204.703125">
            <text:p>1106204.703125</text:p>
          </table:table-cell>
          <table:table-cell office:value-type="float" office:value="5.75">
            <text:p>5.75</text:p>
          </table:table-cell>
          <table:table-cell office:value-type="float" office:value="92">
            <text:p>92</text:p>
          </table:table-cell>
          <table:table-cell office:value-type="float" office:value="146">
            <text:p>146</text:p>
          </table:table-cell>
          <table:table-cell office:value-type="float" office:value="-190">
            <text:p>-190</text:p>
          </table:table-cell>
          <table:table-cell table:number-columns-repeated="6" office:value-type="float" office:value="0">
            <text:p>0</text:p>
          </table:table-cell>
          <table:table-cell office:value-type="float" office:value="-17.4474179280949">
            <text:p>-17.4474179281</text:p>
          </table:table-cell>
          <table:table-cell office:value-type="float" office:value="-38.3515511722435">
            <text:p>-38.3515511722</text:p>
          </table:table-cell>
          <table:table-cell table:formula="of:=[.N116]*[.$S$2]" office:value-type="float" office:value="-115.054653516731">
            <text:p>-115.0546535167</text:p>
          </table:table-cell>
          <table:table-cell office:value-type="float" office:value="0.34245363062706">
            <text:p>0.3424536306</text:p>
          </table:table-cell>
          <table:table-cell office:value-type="float" office:value="15.42">
            <text:p>15.42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string">
            <text:p>2014-02-01_13:49:17_689782</text:p>
          </table:table-cell>
          <table:table-cell office:value-type="float" office:value="1114337.203125">
            <text:p>1114337.203125</text:p>
          </table:table-cell>
          <table:table-cell office:value-type="float" office:value="5.8">
            <text:p>5.8</text:p>
          </table:table-cell>
          <table:table-cell office:value-type="float" office:value="-9">
            <text:p>-9</text:p>
          </table:table-cell>
          <table:table-cell office:value-type="float" office:value="157">
            <text:p>157</text:p>
          </table:table-cell>
          <table:table-cell office:value-type="float" office:value="-189">
            <text:p>-189</text:p>
          </table:table-cell>
          <table:table-cell table:number-columns-repeated="6" office:value-type="float" office:value="0">
            <text:p>0</text:p>
          </table:table-cell>
          <table:table-cell office:value-type="float" office:value="-17.5156811377672">
            <text:p>-17.5156811378</text:p>
          </table:table-cell>
          <table:table-cell office:value-type="float" office:value="-38.3621487964587">
            <text:p>-38.3621487965</text:p>
          </table:table-cell>
          <table:table-cell table:formula="of:=[.N117]*[.$S$2]" office:value-type="float" office:value="-115.086446389376">
            <text:p>-115.0864463894</text:p>
          </table:table-cell>
          <table:table-cell office:value-type="float" office:value="0.34667002597674">
            <text:p>0.346670026</text:p>
          </table:table-cell>
          <table:table-cell office:value-type="float" office:value="25.67">
            <text:p>25.67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string">
            <text:p>2014-02-01_13:49:17_770700</text:p>
          </table:table-cell>
          <table:table-cell office:value-type="float" office:value="1122429.109375">
            <text:p>1122429.109375</text:p>
          </table:table-cell>
          <table:table-cell office:value-type="float" office:value="5.85">
            <text:p>5.85</text:p>
          </table:table-cell>
          <table:table-cell office:value-type="float" office:value="50">
            <text:p>50</text:p>
          </table:table-cell>
          <table:table-cell office:value-type="float" office:value="142">
            <text:p>142</text:p>
          </table:table-cell>
          <table:table-cell office:value-type="float" office:value="-224">
            <text:p>-224</text:p>
          </table:table-cell>
          <table:table-cell table:number-columns-repeated="6" office:value-type="float" office:value="0">
            <text:p>0</text:p>
          </table:table-cell>
          <table:table-cell office:value-type="float" office:value="-17.5800913047371">
            <text:p>-17.5800913047</text:p>
          </table:table-cell>
          <table:table-cell office:value-type="float" office:value="-38.3501762908208">
            <text:p>-38.3501762908</text:p>
          </table:table-cell>
          <table:table-cell table:formula="of:=[.N118]*[.$S$2]" office:value-type="float" office:value="-115.050528872462">
            <text:p>-115.0505288725</text:p>
          </table:table-cell>
          <table:table-cell office:value-type="float" office:value="0.334799186519971">
            <text:p>0.3347991865</text:p>
          </table:table-cell>
          <table:table-cell office:value-type="float" office:value="24.65">
            <text:p>24.65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string">
            <text:p>2014-02-01_13:49:17_851221</text:p>
          </table:table-cell>
          <table:table-cell office:value-type="float" office:value="1130515.109375">
            <text:p>1130515.109375</text:p>
          </table:table-cell>
          <table:table-cell office:value-type="float" office:value="5.9">
            <text:p>5.9</text:p>
          </table:table-cell>
          <table:table-cell office:value-type="float" office:value="20">
            <text:p>20</text:p>
          </table:table-cell>
          <table:table-cell office:value-type="float" office:value="186">
            <text:p>186</text:p>
          </table:table-cell>
          <table:table-cell office:value-type="float" office:value="-195">
            <text:p>-195</text:p>
          </table:table-cell>
          <table:table-cell table:number-columns-repeated="6" office:value-type="float" office:value="0">
            <text:p>0</text:p>
          </table:table-cell>
          <table:table-cell office:value-type="float" office:value="-17.644638670294">
            <text:p>-17.6446386703</text:p>
          </table:table-cell>
          <table:table-cell office:value-type="float" office:value="-38.365050722796">
            <text:p>-38.3650507228</text:p>
          </table:table-cell>
          <table:table-cell table:formula="of:=[.N119]*[.$S$2]" office:value-type="float" office:value="-115.095152168388">
            <text:p>-115.0951521684</text:p>
          </table:table-cell>
          <table:table-cell office:value-type="float" office:value="0.339523077423827">
            <text:p>0.3395230774</text:p>
          </table:table-cell>
          <table:table-cell office:value-type="float" office:value="15.08">
            <text:p>15.08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string">
            <text:p>2014-02-01_13:49:17_932587</text:p>
          </table:table-cell>
          <table:table-cell office:value-type="float" office:value="1138618.203125">
            <text:p>1138618.203125</text:p>
          </table:table-cell>
          <table:table-cell office:value-type="float" office:value="5.95">
            <text:p>5.95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-197">
            <text:p>-197</text:p>
          </table:table-cell>
          <table:table-cell table:number-columns-repeated="6" office:value-type="float" office:value="0">
            <text:p>0</text:p>
          </table:table-cell>
          <table:table-cell office:value-type="float" office:value="-17.7079225701968">
            <text:p>-17.7079225702</text:p>
          </table:table-cell>
          <table:table-cell office:value-type="float" office:value="-38.3537065708189">
            <text:p>-38.3537065708</text:p>
          </table:table-cell>
          <table:table-cell table:formula="of:=[.N120]*[.$S$2]" office:value-type="float" office:value="-115.061119712457">
            <text:p>-115.0611197125</text:p>
          </table:table-cell>
          <table:table-cell office:value-type="float" office:value="0.341057995292805">
            <text:p>0.3410579953</text:p>
          </table:table-cell>
          <table:table-cell office:value-type="float" office:value="23.8">
            <text:p>23.8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string">
            <text:p>2014-02-01_13:49:18_012999</text:p>
          </table:table-cell>
          <table:table-cell office:value-type="float" office:value="1146659.015625">
            <text:p>1146659.015625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  <table:table-cell office:value-type="float" office:value="190">
            <text:p>190</text:p>
          </table:table-cell>
          <table:table-cell office:value-type="float" office:value="-303">
            <text:p>-303</text:p>
          </table:table-cell>
          <table:table-cell table:number-columns-repeated="6" office:value-type="float" office:value="0">
            <text:p>0</text:p>
          </table:table-cell>
          <table:table-cell office:value-type="float" office:value="-17.7721229772858">
            <text:p>-17.7721229773</text:p>
          </table:table-cell>
          <table:table-cell office:value-type="float" office:value="-38.3620205218241">
            <text:p>-38.3620205218</text:p>
          </table:table-cell>
          <table:table-cell table:formula="of:=[.N121]*[.$S$2]" office:value-type="float" office:value="-115.086061565472">
            <text:p>-115.0860615655</text:p>
          </table:table-cell>
          <table:table-cell office:value-type="float" office:value="0.3449932301192">
            <text:p>0.3449932301</text:p>
          </table:table-cell>
          <table:table-cell office:value-type="float" office:value="15.18">
            <text:p>15.18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string">
            <text:p>2014-02-01_13:49:18_113802</text:p>
          </table:table-cell>
          <table:table-cell office:value-type="float" office:value="1156739.40625">
            <text:p>1156739.40625</text:p>
          </table:table-cell>
          <table:table-cell office:value-type="float" office:value="6.05">
            <text:p>6.05</text:p>
          </table:table-cell>
          <table:table-cell office:value-type="float" office:value="69">
            <text:p>69</text:p>
          </table:table-cell>
          <table:table-cell office:value-type="float" office:value="152">
            <text:p>152</text:p>
          </table:table-cell>
          <table:table-cell office:value-type="float" office:value="-229">
            <text:p>-229</text:p>
          </table:table-cell>
          <table:table-cell table:number-columns-repeated="6" office:value-type="float" office:value="0">
            <text:p>0</text:p>
          </table:table-cell>
          <table:table-cell office:value-type="float" office:value="-19.4944574816105">
            <text:p>-19.4944574816</text:p>
          </table:table-cell>
          <table:table-cell office:value-type="float" office:value="-38.3475421925633">
            <text:p>-38.3475421926</text:p>
          </table:table-cell>
          <table:table-cell table:formula="of:=[.N122]*[.$S$2]" office:value-type="float" office:value="-115.04262657769">
            <text:p>-115.0426265777</text:p>
          </table:table-cell>
          <table:table-cell office:value-type="float" office:value="0.339572430915204">
            <text:p>0.3395724309</text:p>
          </table:table-cell>
          <table:table-cell office:value-type="float" office:value="14.66">
            <text:p>14.66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string">
            <text:p>2014-02-01_13:49:18_194152</text:p>
          </table:table-cell>
          <table:table-cell office:value-type="float" office:value="1164808.421875">
            <text:p>1164808.421875</text:p>
          </table:table-cell>
          <table:table-cell office:value-type="float" office:value="6.1">
            <text:p>6.1</text:p>
          </table:table-cell>
          <table:table-cell office:value-type="float" office:value="-8">
            <text:p>-8</text:p>
          </table:table-cell>
          <table:table-cell office:value-type="float" office:value="137">
            <text:p>137</text:p>
          </table:table-cell>
          <table:table-cell office:value-type="float" office:value="-232">
            <text:p>-232</text:p>
          </table:table-cell>
          <table:table-cell table:number-columns-repeated="6" office:value-type="float" office:value="0">
            <text:p>0</text:p>
          </table:table-cell>
          <table:table-cell office:value-type="float" office:value="-19.5576760080855">
            <text:p>-19.5576760081</text:p>
          </table:table-cell>
          <table:table-cell office:value-type="float" office:value="-38.3492636126561">
            <text:p>-38.3492636127</text:p>
          </table:table-cell>
          <table:table-cell table:formula="of:=[.N123]*[.$S$2]" office:value-type="float" office:value="-115.047790837968">
            <text:p>-115.047790838</text:p>
          </table:table-cell>
          <table:table-cell office:value-type="float" office:value="0.342723751405805">
            <text:p>0.3427237514</text:p>
          </table:table-cell>
          <table:table-cell office:value-type="float" office:value="15.42">
            <text:p>15.42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string">
            <text:p>2014-02-01_13:49:18_274716</text:p>
          </table:table-cell>
          <table:table-cell office:value-type="float" office:value="1172830.609375">
            <text:p>1172830.609375</text:p>
          </table:table-cell>
          <table:table-cell office:value-type="float" office:value="6.15">
            <text:p>6.15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-189">
            <text:p>-189</text:p>
          </table:table-cell>
          <table:table-cell table:number-columns-repeated="6" office:value-type="float" office:value="0">
            <text:p>0</text:p>
          </table:table-cell>
          <table:table-cell office:value-type="float" office:value="-19.6208710455149">
            <text:p>-19.6208710455</text:p>
          </table:table-cell>
          <table:table-cell office:value-type="float" office:value="-38.3509820566947">
            <text:p>-38.3509820567</text:p>
          </table:table-cell>
          <table:table-cell table:formula="of:=[.N124]*[.$S$2]" office:value-type="float" office:value="-115.052946170084">
            <text:p>-115.0529461701</text:p>
          </table:table-cell>
          <table:table-cell office:value-type="float" office:value="0.345876605296393">
            <text:p>0.3458766053</text:p>
          </table:table-cell>
          <table:table-cell office:value-type="float" office:value="16.56">
            <text:p>16.56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string">
            <text:p>2014-02-01_13:49:18_356117</text:p>
          </table:table-cell>
          <table:table-cell office:value-type="float" office:value="1180976.109375">
            <text:p>1180976.109375</text:p>
          </table:table-cell>
          <table:table-cell office:value-type="float" office:value="6.2">
            <text:p>6.2</text:p>
          </table:table-cell>
          <table:table-cell office:value-type="float" office:value="35">
            <text:p>35</text:p>
          </table:table-cell>
          <table:table-cell office:value-type="float" office:value="135">
            <text:p>135</text:p>
          </table:table-cell>
          <table:table-cell office:value-type="float" office:value="-186">
            <text:p>-186</text:p>
          </table:table-cell>
          <table:table-cell table:number-columns-repeated="6" office:value-type="float" office:value="0">
            <text:p>0</text:p>
          </table:table-cell>
          <table:table-cell office:value-type="float" office:value="-19.6785718244265">
            <text:p>-19.6785718244</text:p>
          </table:table-cell>
          <table:table-cell office:value-type="float" office:value="-38.3308019417376">
            <text:p>-38.3308019417</text:p>
          </table:table-cell>
          <table:table-cell table:formula="of:=[.N125]*[.$S$2]" office:value-type="float" office:value="-114.992405825213">
            <text:p>-114.9924058252</text:p>
          </table:table-cell>
          <table:table-cell office:value-type="float" office:value="0.346020824171601">
            <text:p>0.3460208242</text:p>
          </table:table-cell>
          <table:table-cell office:value-type="float" office:value="15.64">
            <text:p>15.64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string">
            <text:p>2014-02-01_13:49:18_436715</text:p>
          </table:table-cell>
          <table:table-cell office:value-type="float" office:value="1189030.3125">
            <text:p>1189030.3125</text:p>
          </table:table-cell>
          <table:table-cell office:value-type="float" office:value="6.25">
            <text:p>6.25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float" office:value="-239">
            <text:p>-239</text:p>
          </table:table-cell>
          <table:table-cell table:number-columns-repeated="6" office:value-type="float" office:value="0">
            <text:p>0</text:p>
          </table:table-cell>
          <table:table-cell office:value-type="float" office:value="-19.7447066305907">
            <text:p>-19.7447066306</text:p>
          </table:table-cell>
          <table:table-cell office:value-type="float" office:value="-38.3631481625475">
            <text:p>-38.3631481625</text:p>
          </table:table-cell>
          <table:table-cell table:formula="of:=[.N126]*[.$S$2]" office:value-type="float" office:value="-115.089444487643">
            <text:p>-115.0894444876</text:p>
          </table:table-cell>
          <table:table-cell office:value-type="float" office:value="0.337718668828643">
            <text:p>0.3377186688</text:p>
          </table:table-cell>
          <table:table-cell office:value-type="float" office:value="15.47">
            <text:p>15.47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string">
            <text:p>2014-02-01_13:49:18_516948</text:p>
          </table:table-cell>
          <table:table-cell office:value-type="float" office:value="1197053.90625">
            <text:p>1197053.90625</text:p>
          </table:table-cell>
          <table:table-cell office:value-type="float" office:value="6.3">
            <text:p>6.3</text:p>
          </table:table-cell>
          <table:table-cell office:value-type="float" office:value="42">
            <text:p>42</text:p>
          </table:table-cell>
          <table:table-cell office:value-type="float" office:value="142">
            <text:p>142</text:p>
          </table:table-cell>
          <table:table-cell office:value-type="float" office:value="-201">
            <text:p>-201</text:p>
          </table:table-cell>
          <table:table-cell table:number-columns-repeated="6" office:value-type="float" office:value="0">
            <text:p>0</text:p>
          </table:table-cell>
          <table:table-cell office:value-type="float" office:value="-19.8144733268042">
            <text:p>-19.8144733268</text:p>
          </table:table-cell>
          <table:table-cell office:value-type="float" office:value="-38.3448983819853">
            <text:p>-38.344898382</text:p>
          </table:table-cell>
          <table:table-cell table:formula="of:=[.N127]*[.$S$2]" office:value-type="float" office:value="-115.034695145956">
            <text:p>-115.034695146</text:p>
          </table:table-cell>
          <table:table-cell office:value-type="float" office:value="0.34045750627105">
            <text:p>0.3404575063</text:p>
          </table:table-cell>
          <table:table-cell office:value-type="float" office:value="15.5">
            <text:p>15.5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string">
            <text:p>2014-02-01_13:49:18_597997</text:p>
          </table:table-cell>
          <table:table-cell office:value-type="float" office:value="1205158.8125">
            <text:p>1205158.8125</text:p>
          </table:table-cell>
          <table:table-cell office:value-type="float" office:value="6.35">
            <text:p>6.35</text:p>
          </table:table-cell>
          <table:table-cell office:value-type="float" office:value="27">
            <text:p>27</text:p>
          </table:table-cell>
          <table:table-cell office:value-type="float" office:value="123">
            <text:p>123</text:p>
          </table:table-cell>
          <table:table-cell office:value-type="float" office:value="-167">
            <text:p>-167</text:p>
          </table:table-cell>
          <table:table-cell table:number-columns-repeated="6" office:value-type="float" office:value="0">
            <text:p>0</text:p>
          </table:table-cell>
          <table:table-cell office:value-type="float" office:value="-19.8778322112026">
            <text:p>-19.8778322112</text:p>
          </table:table-cell>
          <table:table-cell office:value-type="float" office:value="-38.3697827664897">
            <text:p>-38.3697827665</text:p>
          </table:table-cell>
          <table:table-cell table:formula="of:=[.N128]*[.$S$2]" office:value-type="float" office:value="-115.109348299469">
            <text:p>-115.1093482995</text:p>
          </table:table-cell>
          <table:table-cell office:value-type="float" office:value="0.337834082686686">
            <text:p>0.3378340827</text:p>
          </table:table-cell>
          <table:table-cell office:value-type="float" office:value="24.63">
            <text:p>24.63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string">
            <text:p>2014-02-01_13:49:18_679096</text:p>
          </table:table-cell>
          <table:table-cell office:value-type="float" office:value="1213268.40625">
            <text:p>1213268.40625</text:p>
          </table:table-cell>
          <table:table-cell office:value-type="float" office:value="6.4">
            <text:p>6.4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170">
            <text:p>-170</text:p>
          </table:table-cell>
          <table:table-cell table:number-columns-repeated="6" office:value-type="float" office:value="0">
            <text:p>0</text:p>
          </table:table-cell>
          <table:table-cell office:value-type="float" office:value="-19.9409820663353">
            <text:p>-19.9409820663</text:p>
          </table:table-cell>
          <table:table-cell office:value-type="float" office:value="-38.3548626689341">
            <text:p>-38.3548626689</text:p>
          </table:table-cell>
          <table:table-cell table:formula="of:=[.N129]*[.$S$2]" office:value-type="float" office:value="-115.064588006802">
            <text:p>-115.0645880068</text:p>
          </table:table-cell>
          <table:table-cell office:value-type="float" office:value="0.347671831675474">
            <text:p>0.3476718317</text:p>
          </table:table-cell>
          <table:table-cell office:value-type="float" office:value="24.75">
            <text:p>24.75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string">
            <text:p>2014-02-01_13:49:18_760032</text:p>
          </table:table-cell>
          <table:table-cell office:value-type="float" office:value="1221369.515625">
            <text:p>1221369.515625</text:p>
          </table:table-cell>
          <table:table-cell office:value-type="float" office:value="6.45">
            <text:p>6.45</text:p>
          </table:table-cell>
          <table:table-cell office:value-type="float" office:value="68">
            <text:p>68</text:p>
          </table:table-cell>
          <table:table-cell office:value-type="float" office:value="187">
            <text:p>187</text:p>
          </table:table-cell>
          <table:table-cell office:value-type="float" office:value="-286">
            <text:p>-286</text:p>
          </table:table-cell>
          <table:table-cell table:number-columns-repeated="6" office:value-type="float" office:value="0">
            <text:p>0</text:p>
          </table:table-cell>
          <table:table-cell office:value-type="float" office:value="-20.0061436843544">
            <text:p>-20.0061436844</text:p>
          </table:table-cell>
          <table:table-cell office:value-type="float" office:value="-38.3343330145333">
            <text:p>-38.3343330145</text:p>
          </table:table-cell>
          <table:table-cell table:formula="of:=[.N130]*[.$S$2]" office:value-type="float" office:value="-115.0029990436">
            <text:p>-115.0029990436</text:p>
          </table:table-cell>
          <table:table-cell office:value-type="float" office:value="0.350043348227378">
            <text:p>0.3500433482</text:p>
          </table:table-cell>
          <table:table-cell office:value-type="float" office:value="14.53">
            <text:p>14.53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string">
            <text:p>2014-02-01_13:49:18_840573</text:p>
          </table:table-cell>
          <table:table-cell office:value-type="float" office:value="1229416.203125">
            <text:p>1229416.203125</text:p>
          </table:table-cell>
          <table:table-cell office:value-type="float" office:value="6.5">
            <text:p>6.5</text:p>
          </table:table-cell>
          <table:table-cell office:value-type="float" office:value="74">
            <text:p>74</text:p>
          </table:table-cell>
          <table:table-cell office:value-type="float" office:value="183">
            <text:p>183</text:p>
          </table:table-cell>
          <table:table-cell office:value-type="float" office:value="-274">
            <text:p>-274</text:p>
          </table:table-cell>
          <table:table-cell table:number-columns-repeated="6" office:value-type="float" office:value="0">
            <text:p>0</text:p>
          </table:table-cell>
          <table:table-cell office:value-type="float" office:value="-20.0694602500922">
            <text:p>-20.0694602501</text:p>
          </table:table-cell>
          <table:table-cell office:value-type="float" office:value="-38.3592163549931">
            <text:p>-38.359216355</text:p>
          </table:table-cell>
          <table:table-cell table:formula="of:=[.N131]*[.$S$2]" office:value-type="float" office:value="-115.077649064979">
            <text:p>-115.077649065</text:p>
          </table:table-cell>
          <table:table-cell office:value-type="float" office:value="0.347450453734604">
            <text:p>0.3474504537</text:p>
          </table:table-cell>
          <table:table-cell office:value-type="float" office:value="16.71">
            <text:p>16.71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string">
            <text:p>2014-02-01_13:49:18_920991</text:p>
          </table:table-cell>
          <table:table-cell office:value-type="float" office:value="1237458.109375">
            <text:p>1237458.109375</text:p>
          </table:table-cell>
          <table:table-cell office:value-type="float" office:value="6.55">
            <text:p>6.55</text:p>
          </table:table-cell>
          <table:table-cell office:value-type="float" office:value="59">
            <text:p>59</text:p>
          </table:table-cell>
          <table:table-cell office:value-type="float" office:value="142">
            <text:p>142</text:p>
          </table:table-cell>
          <table:table-cell office:value-type="float" office:value="-162">
            <text:p>-162</text:p>
          </table:table-cell>
          <table:table-cell table:number-columns-repeated="6" office:value-type="float" office:value="0">
            <text:p>0</text:p>
          </table:table-cell>
          <table:table-cell office:value-type="float" office:value="-20.1313978276302">
            <text:p>-20.1313978276</text:p>
          </table:table-cell>
          <table:table-cell office:value-type="float" office:value="-38.3413057561035">
            <text:p>-38.3413057561</text:p>
          </table:table-cell>
          <table:table-cell table:formula="of:=[.N132]*[.$S$2]" office:value-type="float" office:value="-115.02391726831">
            <text:p>-115.0239172683</text:p>
          </table:table-cell>
          <table:table-cell office:value-type="float" office:value="0.347873744008186">
            <text:p>0.347873744</text:p>
          </table:table-cell>
          <table:table-cell office:value-type="float" office:value="15.47">
            <text:p>15.47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string">
            <text:p>2014-02-01_13:49:19_001359</text:p>
          </table:table-cell>
          <table:table-cell office:value-type="float" office:value="1245495.421875">
            <text:p>1245495.421875</text:p>
          </table:table-cell>
          <table:table-cell office:value-type="float" office:value="6.6">
            <text:p>6.6</text:p>
          </table:table-cell>
          <table:table-cell office:value-type="float" office:value="21">
            <text:p>21</text:p>
          </table:table-cell>
          <table:table-cell office:value-type="float" office:value="122">
            <text:p>122</text:p>
          </table:table-cell>
          <table:table-cell office:value-type="float" office:value="-135">
            <text:p>-135</text:p>
          </table:table-cell>
          <table:table-cell table:number-columns-repeated="6" office:value-type="float" office:value="0">
            <text:p>0</text:p>
          </table:table-cell>
          <table:table-cell office:value-type="float" office:value="-20.1974746488853">
            <text:p>-20.1974746489</text:p>
          </table:table-cell>
          <table:table-cell office:value-type="float" office:value="-38.3570327088044">
            <text:p>-38.3570327088</text:p>
          </table:table-cell>
          <table:table-cell table:formula="of:=[.N133]*[.$S$2]" office:value-type="float" office:value="-115.071098126413">
            <text:p>-115.0710981264</text:p>
          </table:table-cell>
          <table:table-cell office:value-type="float" office:value="0.346320597957716">
            <text:p>0.346320598</text:p>
          </table:table-cell>
          <table:table-cell office:value-type="float" office:value="14.91">
            <text:p>14.9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string">
            <text:p>2014-02-01_13:49:19_082290</text:p>
          </table:table-cell>
          <table:table-cell office:value-type="float" office:value="1253588.328125">
            <text:p>1253588.328125</text:p>
          </table:table-cell>
          <table:table-cell office:value-type="float" office:value="6.65">
            <text:p>6.65</text:p>
          </table:table-cell>
          <table:table-cell office:value-type="float" office:value="73">
            <text:p>73</text:p>
          </table:table-cell>
          <table:table-cell office:value-type="float" office:value="159">
            <text:p>159</text:p>
          </table:table-cell>
          <table:table-cell office:value-type="float" office:value="-214">
            <text:p>-214</text:p>
          </table:table-cell>
          <table:table-cell table:number-columns-repeated="6" office:value-type="float" office:value="0">
            <text:p>0</text:p>
          </table:table-cell>
          <table:table-cell office:value-type="float" office:value="-20.2600595351863">
            <text:p>-20.2600595352</text:p>
          </table:table-cell>
          <table:table-cell office:value-type="float" office:value="-38.3521975469721">
            <text:p>-38.352197547</text:p>
          </table:table-cell>
          <table:table-cell table:formula="of:=[.N134]*[.$S$2]" office:value-type="float" office:value="-115.056592640916">
            <text:p>-115.0565926409</text:p>
          </table:table-cell>
          <table:table-cell office:value-type="float" office:value="0.348565372487038">
            <text:p>0.3485653725</text:p>
          </table:table-cell>
          <table:table-cell office:value-type="float" office:value="15.39">
            <text:p>15.3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string">
            <text:p>2014-02-01_13:49:19_164258</text:p>
          </table:table-cell>
          <table:table-cell office:value-type="float" office:value="1261789.421875">
            <text:p>1261789.421875</text:p>
          </table:table-cell>
          <table:table-cell office:value-type="float" office:value="6.7">
            <text:p>6.7</text:p>
          </table:table-cell>
          <table:table-cell office:value-type="float" office:value="6">
            <text:p>6</text:p>
          </table:table-cell>
          <table:table-cell office:value-type="float" office:value="134">
            <text:p>134</text:p>
          </table:table-cell>
          <table:table-cell office:value-type="float" office:value="-226">
            <text:p>-226</text:p>
          </table:table-cell>
          <table:table-cell table:number-columns-repeated="6" office:value-type="float" office:value="0">
            <text:p>0</text:p>
          </table:table-cell>
          <table:table-cell office:value-type="float" office:value="-20.3173404534328">
            <text:p>-20.3173404534</text:p>
          </table:table-cell>
          <table:table-cell office:value-type="float" office:value="-38.3320161094881">
            <text:p>-38.3320161095</text:p>
          </table:table-cell>
          <table:table-cell table:formula="of:=[.N135]*[.$S$2]" office:value-type="float" office:value="-114.996048328464">
            <text:p>-114.9960483285</text:p>
          </table:table-cell>
          <table:table-cell office:value-type="float" office:value="0.348618086760638">
            <text:p>0.3486180868</text:p>
          </table:table-cell>
          <table:table-cell office:value-type="float" office:value="38.78">
            <text:p>38.7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string">
            <text:p>2014-02-01_13:49:19_244698</text:p>
          </table:table-cell>
          <table:table-cell office:value-type="float" office:value="1269833.203125">
            <text:p>1269833.203125</text:p>
          </table:table-cell>
          <table:table-cell office:value-type="float" office:value="6.75">
            <text:p>6.75</text:p>
          </table:table-cell>
          <table:table-cell office:value-type="float" office:value="55">
            <text:p>55</text:p>
          </table:table-cell>
          <table:table-cell office:value-type="float" office:value="168">
            <text:p>168</text:p>
          </table:table-cell>
          <table:table-cell office:value-type="float" office:value="-199">
            <text:p>-199</text:p>
          </table:table-cell>
          <table:table-cell table:number-columns-repeated="6" office:value-type="float" office:value="0">
            <text:p>0</text:p>
          </table:table-cell>
          <table:table-cell office:value-type="float" office:value="-20.3855039779726">
            <text:p>-20.385503978</text:p>
          </table:table-cell>
          <table:table-cell office:value-type="float" office:value="-38.3490574134765">
            <text:p>-38.3490574135</text:p>
          </table:table-cell>
          <table:table-cell table:formula="of:=[.N136]*[.$S$2]" office:value-type="float" office:value="-115.04717224043">
            <text:p>-115.0471722404</text:p>
          </table:table-cell>
          <table:table-cell office:value-type="float" office:value="0.353967309095076">
            <text:p>0.3539673091</text:p>
          </table:table-cell>
          <table:table-cell office:value-type="float" office:value="14.94">
            <text:p>14.9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string">
            <text:p>2014-02-01_13:49:19_344620</text:p>
          </table:table-cell>
          <table:table-cell office:value-type="float" office:value="1279821.296875">
            <text:p>1279821.296875</text:p>
          </table:table-cell>
          <table:table-cell office:value-type="float" office:value="6.8">
            <text:p>6.8</text:p>
          </table:table-cell>
          <table:table-cell office:value-type="float" office:value="44">
            <text:p>44</text:p>
          </table:table-cell>
          <table:table-cell office:value-type="float" office:value="144">
            <text:p>144</text:p>
          </table:table-cell>
          <table:table-cell office:value-type="float" office:value="-212">
            <text:p>-212</text:p>
          </table:table-cell>
          <table:table-cell table:number-columns-repeated="6" office:value-type="float" office:value="0">
            <text:p>0</text:p>
          </table:table-cell>
          <table:table-cell office:value-type="float" office:value="-22.0902204109004">
            <text:p>-22.0902204109</text:p>
          </table:table-cell>
          <table:table-cell office:value-type="float" office:value="-38.3581083208682">
            <text:p>-38.3581083209</text:p>
          </table:table-cell>
          <table:table-cell table:formula="of:=[.N137]*[.$S$2]" office:value-type="float" office:value="-115.074324962605">
            <text:p>-115.0743249626</text:p>
          </table:table-cell>
          <table:table-cell office:value-type="float" office:value="0.342819508578523">
            <text:p>0.3428195086</text:p>
          </table:table-cell>
          <table:table-cell office:value-type="float" office:value="19.18">
            <text:p>19.1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string">
            <text:p>2014-02-01_13:49:19_425700</text:p>
          </table:table-cell>
          <table:table-cell office:value-type="float" office:value="1287928.921875">
            <text:p>1287928.921875</text:p>
          </table:table-cell>
          <table:table-cell office:value-type="float" office:value="6.85">
            <text:p>6.85</text:p>
          </table:table-cell>
          <table:table-cell office:value-type="float" office:value="87">
            <text:p>87</text:p>
          </table:table-cell>
          <table:table-cell office:value-type="float" office:value="139">
            <text:p>139</text:p>
          </table:table-cell>
          <table:table-cell office:value-type="float" office:value="-200">
            <text:p>-200</text:p>
          </table:table-cell>
          <table:table-cell table:number-columns-repeated="6" office:value-type="float" office:value="0">
            <text:p>0</text:p>
          </table:table-cell>
          <table:table-cell office:value-type="float" office:value="-22.1519297876158">
            <text:p>-22.1519297876</text:p>
          </table:table-cell>
          <table:table-cell office:value-type="float" office:value="-38.3532451327775">
            <text:p>-38.3532451328</text:p>
          </table:table-cell>
          <table:table-cell table:formula="of:=[.N138]*[.$S$2]" office:value-type="float" office:value="-115.059735398333">
            <text:p>-115.0597353983</text:p>
          </table:table-cell>
          <table:table-cell office:value-type="float" office:value="0.344998883032129">
            <text:p>0.344998883</text:p>
          </table:table-cell>
          <table:table-cell office:value-type="float" office:value="24.55">
            <text:p>24.55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string">
            <text:p>2014-02-01_13:49:19_506289</text:p>
          </table:table-cell>
          <table:table-cell office:value-type="float" office:value="1295988.421875">
            <text:p>1295988.421875</text:p>
          </table:table-cell>
          <table:table-cell office:value-type="float" office:value="6.9">
            <text:p>6.9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-252">
            <text:p>-252</text:p>
          </table:table-cell>
          <table:table-cell table:number-columns-repeated="6" office:value-type="float" office:value="0">
            <text:p>0</text:p>
          </table:table-cell>
          <table:table-cell office:value-type="float" office:value="-22.2136080735981">
            <text:p>-22.2136080736</text:p>
          </table:table-cell>
          <table:table-cell office:value-type="float" office:value="-38.3483798580161">
            <text:p>-38.348379858</text:p>
          </table:table-cell>
          <table:table-cell table:formula="of:=[.N139]*[.$S$2]" office:value-type="float" office:value="-115.045139574048">
            <text:p>-115.045139574</text:p>
          </table:table-cell>
          <table:table-cell office:value-type="float" office:value="0.347173921801289">
            <text:p>0.3471739218</text:p>
          </table:table-cell>
          <table:table-cell office:value-type="float" office:value="15.22">
            <text:p>15.22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string">
            <text:p>2014-02-01_13:49:19_587398</text:p>
          </table:table-cell>
          <table:table-cell office:value-type="float" office:value="1304135.015625">
            <text:p>1304135.015625</text:p>
          </table:table-cell>
          <table:table-cell office:value-type="float" office:value="6.95">
            <text:p>6.95</text:p>
          </table:table-cell>
          <table:table-cell office:value-type="float" office:value="42">
            <text:p>42</text:p>
          </table:table-cell>
          <table:table-cell office:value-type="float" office:value="162">
            <text:p>162</text:p>
          </table:table-cell>
          <table:table-cell office:value-type="float" office:value="-279">
            <text:p>-279</text:p>
          </table:table-cell>
          <table:table-cell table:number-columns-repeated="6" office:value-type="float" office:value="0">
            <text:p>0</text:p>
          </table:table-cell>
          <table:table-cell office:value-type="float" office:value="-22.2752551370792">
            <text:p>-22.2752551371</text:p>
          </table:table-cell>
          <table:table-cell office:value-type="float" office:value="-38.3435125028282">
            <text:p>-38.3435125028</text:p>
          </table:table-cell>
          <table:table-cell table:formula="of:=[.N140]*[.$S$2]" office:value-type="float" office:value="-115.030537508485">
            <text:p>-115.0305375085</text:p>
          </table:table-cell>
          <table:table-cell office:value-type="float" office:value="0.349344621992437">
            <text:p>0.349344622</text:p>
          </table:table-cell>
          <table:table-cell office:value-type="float" office:value="16.59">
            <text:p>16.59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string">
            <text:p>2014-02-01_13:49:19_668080</text:p>
          </table:table-cell>
          <table:table-cell office:value-type="float" office:value="1312167.21875">
            <text:p>1312167.2187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07">
            <text:p>107</text:p>
          </table:table-cell>
          <table:table-cell office:value-type="float" office:value="-147">
            <text:p>-147</text:p>
          </table:table-cell>
          <table:table-cell table:number-columns-repeated="6" office:value-type="float" office:value="0">
            <text:p>0</text:p>
          </table:table-cell>
          <table:table-cell office:value-type="float" office:value="-22.3368708467218">
            <text:p>-22.3368708467</text:p>
          </table:table-cell>
          <table:table-cell office:value-type="float" office:value="-38.3386430734629">
            <text:p>-38.3386430735</text:p>
          </table:table-cell>
          <table:table-cell table:formula="of:=[.N141]*[.$S$2]" office:value-type="float" office:value="-115.015929220389">
            <text:p>-115.0159292204</text:p>
          </table:table-cell>
          <table:table-cell office:value-type="float" office:value="0.351510980722451">
            <text:p>0.3515109807</text:p>
          </table:table-cell>
          <table:table-cell office:value-type="float" office:value="16.35">
            <text:p>16.35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string">
            <text:p>2014-02-01_13:49:19_749064</text:p>
          </table:table-cell>
          <table:table-cell office:value-type="float" office:value="1320293.21875">
            <text:p>1320293.21875</text:p>
          </table:table-cell>
          <table:table-cell office:value-type="float" office:value="7.05">
            <text:p>7.05</text:p>
          </table:table-cell>
          <table:table-cell office:value-type="float" office:value="26">
            <text:p>26</text:p>
          </table:table-cell>
          <table:table-cell office:value-type="float" office:value="157">
            <text:p>157</text:p>
          </table:table-cell>
          <table:table-cell office:value-type="float" office:value="-204">
            <text:p>-204</text:p>
          </table:table-cell>
          <table:table-cell table:number-columns-repeated="6" office:value-type="float" office:value="0">
            <text:p>0</text:p>
          </table:table-cell>
          <table:table-cell office:value-type="float" office:value="-22.4016908545917">
            <text:p>-22.4016908546</text:p>
          </table:table-cell>
          <table:table-cell office:value-type="float" office:value="-38.3580934251367">
            <text:p>-38.3580934251</text:p>
          </table:table-cell>
          <table:table-cell table:formula="of:=[.N142]*[.$S$2]" office:value-type="float" office:value="-115.07428027541">
            <text:p>-115.0742802754</text:p>
          </table:table-cell>
          <table:table-cell office:value-type="float" office:value="0.341789314888195">
            <text:p>0.3417893149</text:p>
          </table:table-cell>
          <table:table-cell office:value-type="float" office:value="16.74">
            <text:p>16.74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string">
            <text:p>2014-02-01_13:49:19_829771</text:p>
          </table:table-cell>
          <table:table-cell office:value-type="float" office:value="1328375.71875">
            <text:p>1328375.71875</text:p>
          </table:table-cell>
          <table:table-cell office:value-type="float" office:value="7.1">
            <text:p>7.1</text:p>
          </table:table-cell>
          <table:table-cell office:value-type="float" office:value="91">
            <text:p>91</text:p>
          </table:table-cell>
          <table:table-cell office:value-type="float" office:value="153">
            <text:p>153</text:p>
          </table:table-cell>
          <table:table-cell office:value-type="float" office:value="-194">
            <text:p>-194</text:p>
          </table:table-cell>
          <table:table-cell table:number-columns-repeated="6" office:value-type="float" office:value="0">
            <text:p>0</text:p>
          </table:table-cell>
          <table:table-cell office:value-type="float" office:value="-22.4663172953735">
            <text:p>-22.4663172954</text:p>
          </table:table-cell>
          <table:table-cell office:value-type="float" office:value="-38.3673226766589">
            <text:p>-38.3673226767</text:p>
          </table:table-cell>
          <table:table-cell table:formula="of:=[.N143]*[.$S$2]" office:value-type="float" office:value="-115.101968029977">
            <text:p>-115.10196803</text:p>
          </table:table-cell>
          <table:table-cell office:value-type="float" office:value="0.339477546755385">
            <text:p>0.3394775468</text:p>
          </table:table-cell>
          <table:table-cell office:value-type="float" office:value="16.1">
            <text:p>16.1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string">
            <text:p>2014-02-01_13:49:19_910798</text:p>
          </table:table-cell>
          <table:table-cell office:value-type="float" office:value="1336439.296875">
            <text:p>1336439.296875</text:p>
          </table:table-cell>
          <table:table-cell office:value-type="float" office:value="7.15">
            <text:p>7.15</text:p>
          </table:table-cell>
          <table:table-cell office:value-type="float" office:value="45">
            <text:p>45</text:p>
          </table:table-cell>
          <table:table-cell office:value-type="float" office:value="162">
            <text:p>162</text:p>
          </table:table-cell>
          <table:table-cell office:value-type="float" office:value="-280">
            <text:p>-280</text:p>
          </table:table-cell>
          <table:table-cell table:number-columns-repeated="6" office:value-type="float" office:value="0">
            <text:p>0</text:p>
          </table:table-cell>
          <table:table-cell office:value-type="float" office:value="-22.5268651968399">
            <text:p>-22.5268651968</text:p>
          </table:table-cell>
          <table:table-cell office:value-type="float" office:value="-38.3391810416511">
            <text:p>-38.3391810417</text:p>
          </table:table-cell>
          <table:table-cell table:formula="of:=[.N144]*[.$S$2]" office:value-type="float" office:value="-115.017543124953">
            <text:p>-115.017543125</text:p>
          </table:table-cell>
          <table:table-cell office:value-type="float" office:value="0.34698289358819">
            <text:p>0.3469828936</text:p>
          </table:table-cell>
          <table:table-cell office:value-type="float" office:value="15.59">
            <text:p>15.59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string">
            <text:p>2014-02-01_13:49:19_991557</text:p>
          </table:table-cell>
          <table:table-cell office:value-type="float" office:value="1344514.921875">
            <text:p>1344514.921875</text:p>
          </table:table-cell>
          <table:table-cell office:value-type="float" office:value="7.2">
            <text:p>7.2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-245">
            <text:p>-245</text:p>
          </table:table-cell>
          <table:table-cell table:number-columns-repeated="6" office:value-type="float" office:value="0">
            <text:p>0</text:p>
          </table:table-cell>
          <table:table-cell office:value-type="float" office:value="-22.5941492535752">
            <text:p>-22.5941492536</text:p>
          </table:table-cell>
          <table:table-cell office:value-type="float" office:value="-38.3496139697607">
            <text:p>-38.3496139698</text:p>
          </table:table-cell>
          <table:table-cell table:formula="of:=[.N145]*[.$S$2]" office:value-type="float" office:value="-115.048841909282">
            <text:p>-115.0488419093</text:p>
          </table:table-cell>
          <table:table-cell office:value-type="float" office:value="0.351576707597072">
            <text:p>0.3515767076</text:p>
          </table:table-cell>
          <table:table-cell office:value-type="float" office:value="15.86">
            <text:p>15.86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string">
            <text:p>2014-02-01_13:49:20_071897</text:p>
          </table:table-cell>
          <table:table-cell office:value-type="float" office:value="1352549.109375">
            <text:p>1352549.109375</text:p>
          </table:table-cell>
          <table:table-cell office:value-type="float" office:value="7.25">
            <text:p>7.25</text:p>
          </table:table-cell>
          <table:table-cell office:value-type="float" office:value="42">
            <text:p>42</text:p>
          </table:table-cell>
          <table:table-cell office:value-type="float" office:value="145">
            <text:p>145</text:p>
          </table:table-cell>
          <table:table-cell office:value-type="float" office:value="-217">
            <text:p>-217</text:p>
          </table:table-cell>
          <table:table-cell table:number-columns-repeated="6" office:value-type="float" office:value="0">
            <text:p>0</text:p>
          </table:table-cell>
          <table:table-cell office:value-type="float" office:value="-22.6553803139295">
            <text:p>-22.6553803139</text:p>
          </table:table-cell>
          <table:table-cell office:value-type="float" office:value="-38.3344983117026">
            <text:p>-38.3344983117</text:p>
          </table:table-cell>
          <table:table-cell table:formula="of:=[.N146]*[.$S$2]" office:value-type="float" office:value="-115.003494935108">
            <text:p>-115.0034949351</text:p>
          </table:table-cell>
          <table:table-cell office:value-type="float" office:value="0.361111475716639">
            <text:p>0.3611114757</text:p>
          </table:table-cell>
          <table:table-cell office:value-type="float" office:value="14.57">
            <text:p>14.57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string">
            <text:p>2014-02-01_13:49:20_152861</text:p>
          </table:table-cell>
          <table:table-cell office:value-type="float" office:value="1360645.828125">
            <text:p>1360645.828125</text:p>
          </table:table-cell>
          <table:table-cell office:value-type="float" office:value="7.3">
            <text:p>7.3</text:p>
          </table:table-cell>
          <table:table-cell office:value-type="float" office:value="27">
            <text:p>27</text:p>
          </table:table-cell>
          <table:table-cell office:value-type="float" office:value="143">
            <text:p>143</text:p>
          </table:table-cell>
          <table:table-cell office:value-type="float" office:value="-212">
            <text:p>-212</text:p>
          </table:table-cell>
          <table:table-cell table:number-columns-repeated="6" office:value-type="float" office:value="0">
            <text:p>0</text:p>
          </table:table-cell>
          <table:table-cell office:value-type="float" office:value="-22.7197073672825">
            <text:p>-22.7197073673</text:p>
          </table:table-cell>
          <table:table-cell office:value-type="float" office:value="-38.3474477555565">
            <text:p>-38.3474477556</text:p>
          </table:table-cell>
          <table:table-cell table:formula="of:=[.N147]*[.$S$2]" office:value-type="float" office:value="-115.04234326667">
            <text:p>-115.0423432667</text:p>
          </table:table-cell>
          <table:table-cell office:value-type="float" office:value="0.350398437292377">
            <text:p>0.3503984373</text:p>
          </table:table-cell>
          <table:table-cell office:value-type="float" office:value="15.59">
            <text:p>15.59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string">
            <text:p>2014-02-01_13:49:20_233467</text:p>
          </table:table-cell>
          <table:table-cell office:value-type="float" office:value="1368706.796875">
            <text:p>1368706.796875</text:p>
          </table:table-cell>
          <table:table-cell office:value-type="float" office:value="7.35">
            <text:p>7.35</text:p>
          </table:table-cell>
          <table:table-cell office:value-type="float" office:value="43">
            <text:p>43</text:p>
          </table:table-cell>
          <table:table-cell office:value-type="float" office:value="169">
            <text:p>169</text:p>
          </table:table-cell>
          <table:table-cell office:value-type="float" office:value="-230">
            <text:p>-230</text:p>
          </table:table-cell>
          <table:table-cell table:number-columns-repeated="6" office:value-type="float" office:value="0">
            <text:p>0</text:p>
          </table:table-cell>
          <table:table-cell office:value-type="float" office:value="-22.7841559740114">
            <text:p>-22.784155974</text:p>
          </table:table-cell>
          <table:table-cell office:value-type="float" office:value="-38.3566787743941">
            <text:p>-38.3566787744</text:p>
          </table:table-cell>
          <table:table-cell table:formula="of:=[.N148]*[.$S$2]" office:value-type="float" office:value="-115.070036323182">
            <text:p>-115.0700363232</text:p>
          </table:table-cell>
          <table:table-cell office:value-type="float" office:value="0.348102895665095">
            <text:p>0.3481028957</text:p>
          </table:table-cell>
          <table:table-cell office:value-type="float" office:value="16.66">
            <text:p>16.66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string">
            <text:p>2014-02-01_13:49:20_314474</text:p>
          </table:table-cell>
          <table:table-cell office:value-type="float" office:value="1376805.90625">
            <text:p>1376805.90625</text:p>
          </table:table-cell>
          <table:table-cell office:value-type="float" office:value="7.4">
            <text:p>7.4</text:p>
          </table:table-cell>
          <table:table-cell office:value-type="float" office:value="89">
            <text:p>89</text:p>
          </table:table-cell>
          <table:table-cell office:value-type="float" office:value="181">
            <text:p>181</text:p>
          </table:table-cell>
          <table:table-cell office:value-type="float" office:value="-314">
            <text:p>-314</text:p>
          </table:table-cell>
          <table:table-cell table:number-columns-repeated="6" office:value-type="float" office:value="0">
            <text:p>0</text:p>
          </table:table-cell>
          <table:table-cell office:value-type="float" office:value="-22.8532480828146">
            <text:p>-22.8532480828</text:p>
          </table:table-cell>
          <table:table-cell office:value-type="float" office:value="-38.3616568941904">
            <text:p>-38.3616568942</text:p>
          </table:table-cell>
          <table:table-cell table:formula="of:=[.N149]*[.$S$2]" office:value-type="float" office:value="-115.084970682571">
            <text:p>-115.0849706826</text:p>
          </table:table-cell>
          <table:table-cell office:value-type="float" office:value="0.345159147667969">
            <text:p>0.3451591477</text:p>
          </table:table-cell>
          <table:table-cell office:value-type="float" office:value="15.99">
            <text:p>15.99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string">
            <text:p>2014-02-01_13:49:20_395204</text:p>
          </table:table-cell>
          <table:table-cell office:value-type="float" office:value="1384879.90625">
            <text:p>1384879.90625</text:p>
          </table:table-cell>
          <table:table-cell office:value-type="float" office:value="7.45">
            <text:p>7.45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office:value-type="float" office:value="-205">
            <text:p>-205</text:p>
          </table:table-cell>
          <table:table-cell table:number-columns-repeated="6" office:value-type="float" office:value="0">
            <text:p>0</text:p>
          </table:table-cell>
          <table:table-cell office:value-type="float" office:value="-22.9094013465372">
            <text:p>-22.9094013465</text:p>
          </table:table-cell>
          <table:table-cell office:value-type="float" office:value="-38.3582515260562">
            <text:p>-38.3582515261</text:p>
          </table:table-cell>
          <table:table-cell table:formula="of:=[.N150]*[.$S$2]" office:value-type="float" office:value="-115.074754578168">
            <text:p>-115.0747545782</text:p>
          </table:table-cell>
          <table:table-cell office:value-type="float" office:value="0.338524801795036">
            <text:p>0.3385248018</text:p>
          </table:table-cell>
          <table:table-cell office:value-type="float" office:value="14.82">
            <text:p>14.82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string">
            <text:p>2014-02-01_13:49:20_476422</text:p>
          </table:table-cell>
          <table:table-cell office:value-type="float" office:value="1393041.515625">
            <text:p>1393041.515625</text:p>
          </table:table-cell>
          <table:table-cell office:value-type="float" office:value="7.5">
            <text:p>7.5</text:p>
          </table:table-cell>
          <table:table-cell office:value-type="float" office:value="17">
            <text:p>17</text:p>
          </table:table-cell>
          <table:table-cell office:value-type="float" office:value="163">
            <text:p>163</text:p>
          </table:table-cell>
          <table:table-cell office:value-type="float" office:value="-300">
            <text:p>-300</text:p>
          </table:table-cell>
          <table:table-cell table:number-columns-repeated="6" office:value-type="float" office:value="0">
            <text:p>0</text:p>
          </table:table-cell>
          <table:table-cell office:value-type="float" office:value="-22.9726548562445">
            <text:p>-22.9726548562</text:p>
          </table:table-cell>
          <table:table-cell office:value-type="float" office:value="-38.3442002113323">
            <text:p>-38.3442002113</text:p>
          </table:table-cell>
          <table:table-cell table:formula="of:=[.N151]*[.$S$2]" office:value-type="float" office:value="-115.032600633997">
            <text:p>-115.032600634</text:p>
          </table:table-cell>
          <table:table-cell office:value-type="float" office:value="0.341507224078622">
            <text:p>0.3415072241</text:p>
          </table:table-cell>
          <table:table-cell office:value-type="float" office:value="16.08">
            <text:p>16.08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string">
            <text:p>2014-02-01_13:49:20_575835</text:p>
          </table:table-cell>
          <table:table-cell office:value-type="float" office:value="1402942.921875">
            <text:p>1402942.921875</text:p>
          </table:table-cell>
          <table:table-cell office:value-type="float" office:value="7.55">
            <text:p>7.55</text:p>
          </table:table-cell>
          <table:table-cell office:value-type="float" office:value="16">
            <text:p>16</text:p>
          </table:table-cell>
          <table:table-cell office:value-type="float" office:value="191">
            <text:p>191</text:p>
          </table:table-cell>
          <table:table-cell office:value-type="float" office:value="-246">
            <text:p>-246</text:p>
          </table:table-cell>
          <table:table-cell table:number-columns-repeated="6" office:value-type="float" office:value="0">
            <text:p>0</text:p>
          </table:table-cell>
          <table:table-cell office:value-type="float" office:value="-24.6437084987452">
            <text:p>-24.6437084987</text:p>
          </table:table-cell>
          <table:table-cell office:value-type="float" office:value="-38.3076691000212">
            <text:p>-38.3076691</text:p>
          </table:table-cell>
          <table:table-cell table:formula="of:=[.N152]*[.$S$2]" office:value-type="float" office:value="-114.923007300063">
            <text:p>-114.9230073001</text:p>
          </table:table-cell>
          <table:table-cell office:value-type="float" office:value="0.313513166412502">
            <text:p>0.3135131664</text:p>
          </table:table-cell>
          <table:table-cell office:value-type="float" office:value="19.89">
            <text:p>19.89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string">
            <text:p>2014-02-01_13:49:20_656158</text:p>
          </table:table-cell>
          <table:table-cell office:value-type="float" office:value="1410974.59375">
            <text:p>1410974.59375</text:p>
          </table:table-cell>
          <table:table-cell office:value-type="float" office:value="7.6">
            <text:p>7.6</text:p>
          </table:table-cell>
          <table:table-cell office:value-type="float" office:value="62">
            <text:p>62</text:p>
          </table:table-cell>
          <table:table-cell office:value-type="float" office:value="126">
            <text:p>126</text:p>
          </table:table-cell>
          <table:table-cell office:value-type="float" office:value="-242">
            <text:p>-242</text:p>
          </table:table-cell>
          <table:table-cell table:number-columns-repeated="6" office:value-type="float" office:value="0">
            <text:p>0</text:p>
          </table:table-cell>
          <table:table-cell office:value-type="float" office:value="-24.7018851343922">
            <text:p>-24.7018851344</text:p>
          </table:table-cell>
          <table:table-cell office:value-type="float" office:value="-38.3185291124795">
            <text:p>-38.3185291125</text:p>
          </table:table-cell>
          <table:table-cell table:formula="of:=[.N153]*[.$S$2]" office:value-type="float" office:value="-114.955587337439">
            <text:p>-114.9555873374</text:p>
          </table:table-cell>
          <table:table-cell office:value-type="float" office:value="0.302563723858211">
            <text:p>0.3025637239</text:p>
          </table:table-cell>
          <table:table-cell office:value-type="float" office:value="14.36">
            <text:p>14.36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string">
            <text:p>2014-02-01_13:49:20_736928</text:p>
          </table:table-cell>
          <table:table-cell office:value-type="float" office:value="1419086.40625">
            <text:p>1419086.40625</text:p>
          </table:table-cell>
          <table:table-cell office:value-type="float" office:value="7.65">
            <text:p>7.65</text:p>
          </table:table-cell>
          <table:table-cell office:value-type="float" office:value="-46">
            <text:p>-46</text:p>
          </table:table-cell>
          <table:table-cell office:value-type="float" office:value="152">
            <text:p>152</text:p>
          </table:table-cell>
          <table:table-cell office:value-type="float" office:value="-111">
            <text:p>-111</text:p>
          </table:table-cell>
          <table:table-cell table:number-columns-repeated="6" office:value-type="float" office:value="0">
            <text:p>0</text:p>
          </table:table-cell>
          <table:table-cell office:value-type="float" office:value="-24.7617499627067">
            <text:p>-24.7617499627</text:p>
          </table:table-cell>
          <table:table-cell office:value-type="float" office:value="-38.3071409626655">
            <text:p>-38.3071409627</text:p>
          </table:table-cell>
          <table:table-cell table:formula="of:=[.N154]*[.$S$2]" office:value-type="float" office:value="-114.921422887997">
            <text:p>-114.921422888</text:p>
          </table:table-cell>
          <table:table-cell office:value-type="float" office:value="0.303498268703621">
            <text:p>0.3034982687</text:p>
          </table:table-cell>
          <table:table-cell office:value-type="float" office:value="15.86">
            <text:p>15.86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string">
            <text:p>2014-02-01_13:49:20_817925</text:p>
          </table:table-cell>
          <table:table-cell office:value-type="float" office:value="1427185.921875">
            <text:p>1427185.921875</text:p>
          </table:table-cell>
          <table:table-cell office:value-type="float" office:value="7.7">
            <text:p>7.7</text:p>
          </table:table-cell>
          <table:table-cell office:value-type="float" office:value="8">
            <text:p>8</text:p>
          </table:table-cell>
          <table:table-cell office:value-type="float" office:value="135">
            <text:p>135</text:p>
          </table:table-cell>
          <table:table-cell office:value-type="float" office:value="-160">
            <text:p>-160</text:p>
          </table:table-cell>
          <table:table-cell table:number-columns-repeated="6" office:value-type="float" office:value="0">
            <text:p>0</text:p>
          </table:table-cell>
          <table:table-cell office:value-type="float" office:value="-24.8271393148898">
            <text:p>-24.8271393149</text:p>
          </table:table-cell>
          <table:table-cell office:value-type="float" office:value="-38.3006667599544">
            <text:p>-38.30066676</text:p>
          </table:table-cell>
          <table:table-cell table:formula="of:=[.N155]*[.$S$2]" office:value-type="float" office:value="-114.902000279863">
            <text:p>-114.9020002799</text:p>
          </table:table-cell>
          <table:table-cell office:value-type="float" office:value="0.314324823306087">
            <text:p>0.3143248233</text:p>
          </table:table-cell>
          <table:table-cell office:value-type="float" office:value="15.01">
            <text:p>15.01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string">
            <text:p>2014-02-01_13:49:20_898760</text:p>
          </table:table-cell>
          <table:table-cell office:value-type="float" office:value="1435234.71875">
            <text:p>1435234.71875</text:p>
          </table:table-cell>
          <table:table-cell office:value-type="float" office:value="7.75">
            <text:p>7.75</text:p>
          </table:table-cell>
          <table:table-cell office:value-type="float" office:value="21">
            <text:p>21</text:p>
          </table:table-cell>
          <table:table-cell office:value-type="float" office:value="131">
            <text:p>131</text:p>
          </table:table-cell>
          <table:table-cell office:value-type="float" office:value="-197">
            <text:p>-197</text:p>
          </table:table-cell>
          <table:table-cell table:number-columns-repeated="6" office:value-type="float" office:value="0">
            <text:p>0</text:p>
          </table:table-cell>
          <table:table-cell office:value-type="float" office:value="-24.8800818085352">
            <text:p>-24.8800818085</text:p>
          </table:table-cell>
          <table:table-cell office:value-type="float" office:value="-38.2962007309789">
            <text:p>-38.296200731</text:p>
          </table:table-cell>
          <table:table-cell table:formula="of:=[.N156]*[.$S$2]" office:value-type="float" office:value="-114.888602192937">
            <text:p>-114.8886021929</text:p>
          </table:table-cell>
          <table:table-cell office:value-type="float" office:value="0.314124267223872">
            <text:p>0.3141242672</text:p>
          </table:table-cell>
          <table:table-cell office:value-type="float" office:value="16.3">
            <text:p>16.3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string">
            <text:p>2014-02-01_13:49:20_979358</text:p>
          </table:table-cell>
          <table:table-cell office:value-type="float" office:value="1443296.3125">
            <text:p>1443296.3125</text:p>
          </table:table-cell>
          <table:table-cell office:value-type="float" office:value="7.8">
            <text:p>7.8</text:p>
          </table:table-cell>
          <table:table-cell office:value-type="float" office:value="107">
            <text:p>107</text:p>
          </table:table-cell>
          <table:table-cell office:value-type="float" office:value="172">
            <text:p>172</text:p>
          </table:table-cell>
          <table:table-cell office:value-type="float" office:value="-204">
            <text:p>-204</text:p>
          </table:table-cell>
          <table:table-cell table:number-columns-repeated="6" office:value-type="float" office:value="0">
            <text:p>0</text:p>
          </table:table-cell>
          <table:table-cell office:value-type="float" office:value="-24.9440984065074">
            <text:p>-24.9440984065</text:p>
          </table:table-cell>
          <table:table-cell office:value-type="float" office:value="-38.2871460463758">
            <text:p>-38.2871460464</text:p>
          </table:table-cell>
          <table:table-cell table:formula="of:=[.N157]*[.$S$2]" office:value-type="float" office:value="-114.861438139128">
            <text:p>-114.8614381391</text:p>
          </table:table-cell>
          <table:table-cell office:value-type="float" office:value="0.302017563610014">
            <text:p>0.3020175636</text:p>
          </table:table-cell>
          <table:table-cell office:value-type="float" office:value="15.1">
            <text:p>15.1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string">
            <text:p>2014-02-01_13:49:21_059944</text:p>
          </table:table-cell>
          <table:table-cell office:value-type="float" office:value="1451361.015625">
            <text:p>1451361.015625</text:p>
          </table:table-cell>
          <table:table-cell office:value-type="float" office:value="7.85">
            <text:p>7.85</text:p>
          </table:table-cell>
          <table:table-cell office:value-type="float" office:value="36">
            <text:p>36</text:p>
          </table:table-cell>
          <table:table-cell office:value-type="float" office:value="144">
            <text:p>144</text:p>
          </table:table-cell>
          <table:table-cell office:value-type="float" office:value="-225">
            <text:p>-225</text:p>
          </table:table-cell>
          <table:table-cell table:number-columns-repeated="6" office:value-type="float" office:value="0">
            <text:p>0</text:p>
          </table:table-cell>
          <table:table-cell office:value-type="float" office:value="-25.0110673258699">
            <text:p>-25.0110673259</text:p>
          </table:table-cell>
          <table:table-cell office:value-type="float" office:value="-38.2753291273319">
            <text:p>-38.2753291273</text:p>
          </table:table-cell>
          <table:table-cell table:formula="of:=[.N158]*[.$S$2]" office:value-type="float" office:value="-114.825987381996">
            <text:p>-114.825987382</text:p>
          </table:table-cell>
          <table:table-cell office:value-type="float" office:value="0.3051719883462">
            <text:p>0.3051719883</text:p>
          </table:table-cell>
          <table:table-cell office:value-type="float" office:value="18.94">
            <text:p>18.94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string">
            <text:p>2014-02-01_13:49:21_140409</text:p>
          </table:table-cell>
          <table:table-cell office:value-type="float" office:value="1459404.515625">
            <text:p>1459404.515625</text:p>
          </table:table-cell>
          <table:table-cell office:value-type="float" office:value="7.9">
            <text:p>7.9</text:p>
          </table:table-cell>
          <table:table-cell office:value-type="float" office:value="65">
            <text:p>65</text:p>
          </table:table-cell>
          <table:table-cell office:value-type="float" office:value="147">
            <text:p>147</text:p>
          </table:table-cell>
          <table:table-cell office:value-type="float" office:value="-196">
            <text:p>-196</text:p>
          </table:table-cell>
          <table:table-cell table:number-columns-repeated="6" office:value-type="float" office:value="0">
            <text:p>0</text:p>
          </table:table-cell>
          <table:table-cell office:value-type="float" office:value="-25.0643351772955">
            <text:p>-25.0643351773</text:p>
          </table:table-cell>
          <table:table-cell office:value-type="float" office:value="-38.277369049531">
            <text:p>-38.2773690495</text:p>
          </table:table-cell>
          <table:table-cell table:formula="of:=[.N159]*[.$S$2]" office:value-type="float" office:value="-114.832107148593">
            <text:p>-114.8321071486</text:p>
          </table:table-cell>
          <table:table-cell office:value-type="float" office:value="0.306103890556105">
            <text:p>0.3061038906</text:p>
          </table:table-cell>
          <table:table-cell office:value-type="float" office:value="14.57">
            <text:p>14.57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string">
            <text:p>2014-02-01_13:49:21_221162</text:p>
          </table:table-cell>
          <table:table-cell office:value-type="float" office:value="1467475.828125">
            <text:p>1467475.828125</text:p>
          </table:table-cell>
          <table:table-cell office:value-type="float" office:value="7.95">
            <text:p>7.95</text:p>
          </table:table-cell>
          <table:table-cell office:value-type="float" office:value="-33">
            <text:p>-33</text:p>
          </table:table-cell>
          <table:table-cell office:value-type="float" office:value="183">
            <text:p>183</text:p>
          </table:table-cell>
          <table:table-cell office:value-type="float" office:value="-213">
            <text:p>-213</text:p>
          </table:table-cell>
          <table:table-cell table:number-columns-repeated="6" office:value-type="float" office:value="0">
            <text:p>0</text:p>
          </table:table-cell>
          <table:table-cell office:value-type="float" office:value="-25.1299560953087">
            <text:p>-25.1299560953</text:p>
          </table:table-cell>
          <table:table-cell office:value-type="float" office:value="-38.2773703730224">
            <text:p>-38.277370373</text:p>
          </table:table-cell>
          <table:table-cell table:formula="of:=[.N160]*[.$S$2]" office:value-type="float" office:value="-114.832111119067">
            <text:p>-114.8321111191</text:p>
          </table:table-cell>
          <table:table-cell office:value-type="float" office:value="0.318053053851837">
            <text:p>0.3180530539</text:p>
          </table:table-cell>
          <table:table-cell office:value-type="float" office:value="15.76">
            <text:p>15.76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string">
            <text:p>2014-02-01_13:49:21_301627</text:p>
          </table:table-cell>
          <table:table-cell office:value-type="float" office:value="1475522.3125">
            <text:p>1475522.3125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142">
            <text:p>142</text:p>
          </table:table-cell>
          <table:table-cell office:value-type="float" office:value="-213">
            <text:p>-213</text:p>
          </table:table-cell>
          <table:table-cell table:number-columns-repeated="6" office:value-type="float" office:value="0">
            <text:p>0</text:p>
          </table:table-cell>
          <table:table-cell office:value-type="float" office:value="-25.1950230810686">
            <text:p>-25.1950230811</text:p>
          </table:table-cell>
          <table:table-cell office:value-type="float" office:value="-38.2852038159227">
            <text:p>-38.2852038159</text:p>
          </table:table-cell>
          <table:table-cell table:formula="of:=[.N161]*[.$S$2]" office:value-type="float" office:value="-114.855611447768">
            <text:p>-114.8556114478</text:p>
          </table:table-cell>
          <table:table-cell office:value-type="float" office:value="0.299890027534295">
            <text:p>0.2998900275</text:p>
          </table:table-cell>
          <table:table-cell office:value-type="float" office:value="16.15">
            <text:p>16.15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string">
            <text:p>2014-02-01_13:49:21_382509</text:p>
          </table:table-cell>
          <table:table-cell office:value-type="float" office:value="1483609.828125">
            <text:p>1483609.828125</text:p>
          </table:table-cell>
          <table:table-cell office:value-type="float" office:value="8.05">
            <text:p>8.05</text:p>
          </table:table-cell>
          <table:table-cell office:value-type="float" office:value="36">
            <text:p>36</text:p>
          </table:table-cell>
          <table:table-cell office:value-type="float" office:value="181">
            <text:p>181</text:p>
          </table:table-cell>
          <table:table-cell office:value-type="float" office:value="-154">
            <text:p>-154</text:p>
          </table:table-cell>
          <table:table-cell table:number-columns-repeated="6" office:value-type="float" office:value="0">
            <text:p>0</text:p>
          </table:table-cell>
          <table:table-cell office:value-type="float" office:value="-25.2571249750793">
            <text:p>-25.2571249751</text:p>
          </table:table-cell>
          <table:table-cell office:value-type="float" office:value="-38.281498288372">
            <text:p>-38.2814982884</text:p>
          </table:table-cell>
          <table:table-cell table:formula="of:=[.N162]*[.$S$2]" office:value-type="float" office:value="-114.844494865116">
            <text:p>-114.8444948651</text:p>
          </table:table-cell>
          <table:table-cell office:value-type="float" office:value="0.295420051798951">
            <text:p>0.2954200518</text:p>
          </table:table-cell>
          <table:table-cell office:value-type="float" office:value="20.08">
            <text:p>20.08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string">
            <text:p>2014-02-01_13:49:21_463377</text:p>
          </table:table-cell>
          <table:table-cell office:value-type="float" office:value="1491697.21875">
            <text:p>1491697.21875</text:p>
          </table:table-cell>
          <table:table-cell office:value-type="float" office:value="8.1">
            <text:p>8.1</text:p>
          </table:table-cell>
          <table:table-cell office:value-type="float" office:value="53">
            <text:p>53</text:p>
          </table:table-cell>
          <table:table-cell office:value-type="float" office:value="161">
            <text:p>161</text:p>
          </table:table-cell>
          <table:table-cell office:value-type="float" office:value="-384">
            <text:p>-384</text:p>
          </table:table-cell>
          <table:table-cell table:number-columns-repeated="6" office:value-type="float" office:value="0">
            <text:p>0</text:p>
          </table:table-cell>
          <table:table-cell office:value-type="float" office:value="-25.3166447772599">
            <text:p>-25.3166447773</text:p>
          </table:table-cell>
          <table:table-cell office:value-type="float" office:value="-38.2701089067591">
            <text:p>-38.2701089068</text:p>
          </table:table-cell>
          <table:table-cell table:formula="of:=[.N163]*[.$S$2]" office:value-type="float" office:value="-114.810326720277">
            <text:p>-114.8103267203</text:p>
          </table:table-cell>
          <table:table-cell office:value-type="float" office:value="0.296290487066328">
            <text:p>0.2962904871</text:p>
          </table:table-cell>
          <table:table-cell office:value-type="float" office:value="19.07">
            <text:p>19.07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string">
            <text:p>2014-02-01_13:49:21_544557</text:p>
          </table:table-cell>
          <table:table-cell office:value-type="float" office:value="1499814.609375">
            <text:p>1499814.609375</text:p>
          </table:table-cell>
          <table:table-cell office:value-type="float" office:value="8.15">
            <text:p>8.15</text:p>
          </table:table-cell>
          <table:table-cell office:value-type="float" office:value="65">
            <text:p>65</text:p>
          </table:table-cell>
          <table:table-cell office:value-type="float" office:value="139">
            <text:p>139</text:p>
          </table:table-cell>
          <table:table-cell office:value-type="float" office:value="-151">
            <text:p>-151</text:p>
          </table:table-cell>
          <table:table-cell table:number-columns-repeated="6" office:value-type="float" office:value="0">
            <text:p>0</text:p>
          </table:table-cell>
          <table:table-cell office:value-type="float" office:value="-25.3718653837979">
            <text:p>-25.3718653838</text:p>
          </table:table-cell>
          <table:table-cell office:value-type="float" office:value="-38.2733404479091">
            <text:p>-38.2733404479</text:p>
          </table:table-cell>
          <table:table-cell table:formula="of:=[.N164]*[.$S$2]" office:value-type="float" office:value="-114.820021343727">
            <text:p>-114.8200213437</text:p>
          </table:table-cell>
          <table:table-cell office:value-type="float" office:value="0.290720427142788">
            <text:p>0.2907204271</text:p>
          </table:table-cell>
          <table:table-cell office:value-type="float" office:value="16.17">
            <text:p>16.17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string">
            <text:p>2014-02-01_13:49:21_625371</text:p>
          </table:table-cell>
          <table:table-cell office:value-type="float" office:value="1507896.71875">
            <text:p>1507896.71875</text:p>
          </table:table-cell>
          <table:table-cell office:value-type="float" office:value="8.2">
            <text:p>8.2</text:p>
          </table:table-cell>
          <table:table-cell office:value-type="float" office:value="24">
            <text:p>24</text:p>
          </table:table-cell>
          <table:table-cell office:value-type="float" office:value="192">
            <text:p>192</text:p>
          </table:table-cell>
          <table:table-cell office:value-type="float" office:value="-317">
            <text:p>-317</text:p>
          </table:table-cell>
          <table:table-cell table:number-columns-repeated="6" office:value-type="float" office:value="0">
            <text:p>0</text:p>
          </table:table-cell>
          <table:table-cell office:value-type="float" office:value="-25.4427984235653">
            <text:p>-25.4427984236</text:p>
          </table:table-cell>
          <table:table-cell office:value-type="float" office:value="-38.2925872466262">
            <text:p>-38.2925872466</text:p>
          </table:table-cell>
          <table:table-cell table:formula="of:=[.N165]*[.$S$2]" office:value-type="float" office:value="-114.877761739879">
            <text:p>-114.8777617399</text:p>
          </table:table-cell>
          <table:table-cell office:value-type="float" office:value="0.28366056248854">
            <text:p>0.2836605625</text:p>
          </table:table-cell>
          <table:table-cell office:value-type="float" office:value="16.83">
            <text:p>16.83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string">
            <text:p>2014-02-01_13:49:21_705903</text:p>
          </table:table-cell>
          <table:table-cell office:value-type="float" office:value="1515982.203125">
            <text:p>1515982.203125</text:p>
          </table:table-cell>
          <table:table-cell office:value-type="float" office:value="8.25">
            <text:p>8.25</text:p>
          </table:table-cell>
          <table:table-cell office:value-type="float" office:value="56">
            <text:p>56</text:p>
          </table:table-cell>
          <table:table-cell office:value-type="float" office:value="140">
            <text:p>140</text:p>
          </table:table-cell>
          <table:table-cell office:value-type="float" office:value="-160">
            <text:p>-160</text:p>
          </table:table-cell>
          <table:table-cell table:number-columns-repeated="6" office:value-type="float" office:value="0">
            <text:p>0</text:p>
          </table:table-cell>
          <table:table-cell office:value-type="float" office:value="-25.5069311295163">
            <text:p>-25.5069311295</text:p>
          </table:table-cell>
          <table:table-cell office:value-type="float" office:value="-38.3187703505403">
            <text:p>-38.3187703505</text:p>
          </table:table-cell>
          <table:table-cell table:formula="of:=[.N166]*[.$S$2]" office:value-type="float" office:value="-114.956311051621">
            <text:p>-114.9563110516</text:p>
          </table:table-cell>
          <table:table-cell office:value-type="float" office:value="0.275533948133139">
            <text:p>0.2755339481</text:p>
          </table:table-cell>
          <table:table-cell office:value-type="float" office:value="16.86">
            <text:p>16.86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string">
            <text:p>2014-02-01_13:49:21_808204</text:p>
          </table:table-cell>
          <table:table-cell office:value-type="float" office:value="1526179.90625">
            <text:p>1526179.90625</text:p>
          </table:table-cell>
          <table:table-cell office:value-type="float" office:value="8.3">
            <text:p>8.3</text:p>
          </table:table-cell>
          <table:table-cell office:value-type="float" office:value="64">
            <text:p>64</text:p>
          </table:table-cell>
          <table:table-cell office:value-type="float" office:value="136">
            <text:p>136</text:p>
          </table:table-cell>
          <table:table-cell office:value-type="float" office:value="-193">
            <text:p>-193</text:p>
          </table:table-cell>
          <table:table-cell table:number-columns-repeated="6" office:value-type="float" office:value="0">
            <text:p>0</text:p>
          </table:table-cell>
          <table:table-cell office:value-type="float" office:value="-27.1931420157011">
            <text:p>-27.1931420157</text:p>
          </table:table-cell>
          <table:table-cell office:value-type="float" office:value="-38.3443215035403">
            <text:p>-38.3443215035</text:p>
          </table:table-cell>
          <table:table-cell table:formula="of:=[.N167]*[.$S$2]" office:value-type="float" office:value="-115.032964510621">
            <text:p>-115.0329645106</text:p>
          </table:table-cell>
          <table:table-cell office:value-type="float" office:value="0.328367316074898">
            <text:p>0.3283673161</text:p>
          </table:table-cell>
          <table:table-cell office:value-type="float" office:value="15.56">
            <text:p>15.56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string">
            <text:p>2014-02-01_13:49:21_888709</text:p>
          </table:table-cell>
          <table:table-cell office:value-type="float" office:value="1534229.71875">
            <text:p>1534229.71875</text:p>
          </table:table-cell>
          <table:table-cell office:value-type="float" office:value="8.35">
            <text:p>8.35</text:p>
          </table:table-cell>
          <table:table-cell office:value-type="float" office:value="21">
            <text:p>21</text:p>
          </table:table-cell>
          <table:table-cell office:value-type="float" office:value="90">
            <text:p>90</text:p>
          </table:table-cell>
          <table:table-cell office:value-type="float" office:value="-225">
            <text:p>-225</text:p>
          </table:table-cell>
          <table:table-cell table:number-columns-repeated="6" office:value-type="float" office:value="0">
            <text:p>0</text:p>
          </table:table-cell>
          <table:table-cell office:value-type="float" office:value="-27.2532637976968">
            <text:p>-27.2532637977</text:p>
          </table:table-cell>
          <table:table-cell office:value-type="float" office:value="-38.349865844616">
            <text:p>-38.3498658446</text:p>
          </table:table-cell>
          <table:table-cell table:formula="of:=[.N168]*[.$S$2]" office:value-type="float" office:value="-115.049597533848">
            <text:p>-115.0495975338</text:p>
          </table:table-cell>
          <table:table-cell office:value-type="float" office:value="0.323327525863562">
            <text:p>0.3233275259</text:p>
          </table:table-cell>
          <table:table-cell office:value-type="float" office:value="17.42">
            <text:p>17.42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string">
            <text:p>2014-02-01_13:49:21_969066</text:p>
          </table:table-cell>
          <table:table-cell office:value-type="float" office:value="1542265.921875">
            <text:p>1542265.921875</text:p>
          </table:table-cell>
          <table:table-cell office:value-type="float" office:value="8.4">
            <text:p>8.4</text:p>
          </table:table-cell>
          <table:table-cell office:value-type="float" office:value="33">
            <text:p>33</text:p>
          </table:table-cell>
          <table:table-cell office:value-type="float" office:value="138">
            <text:p>138</text:p>
          </table:table-cell>
          <table:table-cell office:value-type="float" office:value="-113">
            <text:p>-113</text:p>
          </table:table-cell>
          <table:table-cell table:number-columns-repeated="6" office:value-type="float" office:value="0">
            <text:p>0</text:p>
          </table:table-cell>
          <table:table-cell office:value-type="float" office:value="-27.3211126943389">
            <text:p>-27.3211126943</text:p>
          </table:table-cell>
          <table:table-cell office:value-type="float" office:value="-38.3457510110778">
            <text:p>-38.3457510111</text:p>
          </table:table-cell>
          <table:table-cell table:formula="of:=[.N169]*[.$S$2]" office:value-type="float" office:value="-115.037253033233">
            <text:p>-115.0372530332</text:p>
          </table:table-cell>
          <table:table-cell office:value-type="float" office:value="0.321083649917556">
            <text:p>0.3210836499</text:p>
          </table:table-cell>
          <table:table-cell office:value-type="float" office:value="16.22">
            <text:p>16.22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string">
            <text:p>2014-02-01_13:49:22_049555</text:p>
          </table:table-cell>
          <table:table-cell office:value-type="float" office:value="1550314.625">
            <text:p>1550314.625</text:p>
          </table:table-cell>
          <table:table-cell office:value-type="float" office:value="8.45">
            <text:p>8.45</text:p>
          </table:table-cell>
          <table:table-cell office:value-type="float" office:value="92">
            <text:p>92</text:p>
          </table:table-cell>
          <table:table-cell office:value-type="float" office:value="168">
            <text:p>168</text:p>
          </table:table-cell>
          <table:table-cell office:value-type="float" office:value="-197">
            <text:p>-197</text:p>
          </table:table-cell>
          <table:table-cell table:number-columns-repeated="6" office:value-type="float" office:value="0">
            <text:p>0</text:p>
          </table:table-cell>
          <table:table-cell office:value-type="float" office:value="-27.3703889819858">
            <text:p>-27.370388982</text:p>
          </table:table-cell>
          <table:table-cell office:value-type="float" office:value="-38.3335203490978">
            <text:p>-38.3335203491</text:p>
          </table:table-cell>
          <table:table-cell table:formula="of:=[.N170]*[.$S$2]" office:value-type="float" office:value="-115.000561047294">
            <text:p>-115.0005610473</text:p>
          </table:table-cell>
          <table:table-cell office:value-type="float" office:value="0.326047210158386">
            <text:p>0.3260472102</text:p>
          </table:table-cell>
          <table:table-cell office:value-type="float" office:value="15.35">
            <text:p>15.35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string">
            <text:p>2014-02-01_13:49:22_129926</text:p>
          </table:table-cell>
          <table:table-cell office:value-type="float" office:value="1558359.21875">
            <text:p>1558359.21875</text:p>
          </table:table-cell>
          <table:table-cell office:value-type="float" office:value="8.5">
            <text:p>8.5</text:p>
          </table:table-cell>
          <table:table-cell office:value-type="float" office:value="43">
            <text:p>43</text:p>
          </table:table-cell>
          <table:table-cell office:value-type="float" office:value="154">
            <text:p>154</text:p>
          </table:table-cell>
          <table:table-cell office:value-type="float" office:value="-182">
            <text:p>-182</text:p>
          </table:table-cell>
          <table:table-cell table:number-columns-repeated="6" office:value-type="float" office:value="0">
            <text:p>0</text:p>
          </table:table-cell>
          <table:table-cell office:value-type="float" office:value="-27.4399144051867">
            <text:p>-27.4399144052</text:p>
          </table:table-cell>
          <table:table-cell office:value-type="float" office:value="-38.346372461879">
            <text:p>-38.3463724619</text:p>
          </table:table-cell>
          <table:table-cell table:formula="of:=[.N171]*[.$S$2]" office:value-type="float" office:value="-115.039117385637">
            <text:p>-115.0391173856</text:p>
          </table:table-cell>
          <table:table-cell office:value-type="float" office:value="0.318036329534603">
            <text:p>0.3180363295</text:p>
          </table:table-cell>
          <table:table-cell office:value-type="float" office:value="16.63">
            <text:p>16.63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string">
            <text:p>2014-02-01_13:49:22_210389</text:p>
          </table:table-cell>
          <table:table-cell office:value-type="float" office:value="1566401.921875">
            <text:p>1566401.921875</text:p>
          </table:table-cell>
          <table:table-cell office:value-type="float" office:value="8.55">
            <text:p>8.55</text:p>
          </table:table-cell>
          <table:table-cell office:value-type="float" office:value="44">
            <text:p>44</text:p>
          </table:table-cell>
          <table:table-cell office:value-type="float" office:value="197">
            <text:p>197</text:p>
          </table:table-cell>
          <table:table-cell office:value-type="float" office:value="-365">
            <text:p>-365</text:p>
          </table:table-cell>
          <table:table-cell table:number-columns-repeated="6" office:value-type="float" office:value="0">
            <text:p>0</text:p>
          </table:table-cell>
          <table:table-cell office:value-type="float" office:value="-27.5023730016359">
            <text:p>-27.5023730016</text:p>
          </table:table-cell>
          <table:table-cell office:value-type="float" office:value="-38.3597005028924">
            <text:p>-38.3597005029</text:p>
          </table:table-cell>
          <table:table-cell table:formula="of:=[.N172]*[.$S$2]" office:value-type="float" office:value="-115.079101508677">
            <text:p>-115.0791015087</text:p>
          </table:table-cell>
          <table:table-cell office:value-type="float" office:value="0.307786408039417">
            <text:p>0.307786408</text:p>
          </table:table-cell>
          <table:table-cell office:value-type="float" office:value="14.42">
            <text:p>14.42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string">
            <text:p>2014-02-01_13:49:22_291197</text:p>
          </table:table-cell>
          <table:table-cell office:value-type="float" office:value="1574478.3125">
            <text:p>1574478.3125</text:p>
          </table:table-cell>
          <table:table-cell office:value-type="float" office:value="8.6">
            <text:p>8.6</text:p>
          </table:table-cell>
          <table:table-cell office:value-type="float" office:value="41">
            <text:p>41</text:p>
          </table:table-cell>
          <table:table-cell office:value-type="float" office:value="139">
            <text:p>139</text:p>
          </table:table-cell>
          <table:table-cell office:value-type="float" office:value="-221">
            <text:p>-221</text:p>
          </table:table-cell>
          <table:table-cell table:number-columns-repeated="6" office:value-type="float" office:value="0">
            <text:p>0</text:p>
          </table:table-cell>
          <table:table-cell office:value-type="float" office:value="-27.5590623435867">
            <text:p>-27.5590623436</text:p>
          </table:table-cell>
          <table:table-cell office:value-type="float" office:value="-38.3534774732882">
            <text:p>-38.3534774733</text:p>
          </table:table-cell>
          <table:table-cell table:formula="of:=[.N173]*[.$S$2]" office:value-type="float" office:value="-115.060432419865">
            <text:p>-115.0604324199</text:p>
          </table:table-cell>
          <table:table-cell office:value-type="float" office:value="0.316256628626774">
            <text:p>0.3162566286</text:p>
          </table:table-cell>
          <table:table-cell office:value-type="float" office:value="24.25">
            <text:p>24.25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string">
            <text:p>2014-02-01_13:49:22_371762</text:p>
          </table:table-cell>
          <table:table-cell office:value-type="float" office:value="1582535.609375">
            <text:p>1582535.609375</text:p>
          </table:table-cell>
          <table:table-cell office:value-type="float" office:value="8.65">
            <text:p>8.65</text:p>
          </table:table-cell>
          <table:table-cell office:value-type="float" office:value="42">
            <text:p>42</text:p>
          </table:table-cell>
          <table:table-cell office:value-type="float" office:value="154">
            <text:p>154</text:p>
          </table:table-cell>
          <table:table-cell office:value-type="float" office:value="-240">
            <text:p>-240</text:p>
          </table:table-cell>
          <table:table-cell table:number-columns-repeated="6" office:value-type="float" office:value="0">
            <text:p>0</text:p>
          </table:table-cell>
          <table:table-cell office:value-type="float" office:value="-27.6227423304098">
            <text:p>-27.6227423304</text:p>
          </table:table-cell>
          <table:table-cell office:value-type="float" office:value="-38.3467740560717">
            <text:p>-38.3467740561</text:p>
          </table:table-cell>
          <table:table-cell table:formula="of:=[.N174]*[.$S$2]" office:value-type="float" office:value="-115.040322168215">
            <text:p>-115.0403221682</text:p>
          </table:table-cell>
          <table:table-cell office:value-type="float" office:value="0.3269717705765">
            <text:p>0.3269717706</text:p>
          </table:table-cell>
          <table:table-cell office:value-type="float" office:value="16.29">
            <text:p>16.29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string">
            <text:p>2014-02-01_13:49:22_452446</text:p>
          </table:table-cell>
          <table:table-cell office:value-type="float" office:value="1590603.8125">
            <text:p>1590603.8125</text:p>
          </table:table-cell>
          <table:table-cell office:value-type="float" office:value="8.7">
            <text:p>8.7</text:p>
          </table:table-cell>
          <table:table-cell office:value-type="float" office:value="68">
            <text:p>68</text:p>
          </table:table-cell>
          <table:table-cell office:value-type="float" office:value="193">
            <text:p>193</text:p>
          </table:table-cell>
          <table:table-cell office:value-type="float" office:value="-286">
            <text:p>-286</text:p>
          </table:table-cell>
          <table:table-cell table:number-columns-repeated="6" office:value-type="float" office:value="0">
            <text:p>0</text:p>
          </table:table-cell>
          <table:table-cell office:value-type="float" office:value="-27.6767228085866">
            <text:p>-27.6767228086</text:p>
          </table:table-cell>
          <table:table-cell office:value-type="float" office:value="-38.3500866581923">
            <text:p>-38.3500866582</text:p>
          </table:table-cell>
          <table:table-cell table:formula="of:=[.N175]*[.$S$2]" office:value-type="float" office:value="-115.050259974577">
            <text:p>-115.0502599746</text:p>
          </table:table-cell>
          <table:table-cell office:value-type="float" office:value="0.321487465714574">
            <text:p>0.3214874657</text:p>
          </table:table-cell>
          <table:table-cell office:value-type="float" office:value="15.96">
            <text:p>15.96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string">
            <text:p>2014-02-01_13:49:22_532838</text:p>
          </table:table-cell>
          <table:table-cell office:value-type="float" office:value="1598647.625">
            <text:p>1598647.625</text:p>
          </table:table-cell>
          <table:table-cell office:value-type="float" office:value="8.75">
            <text:p>8.75</text:p>
          </table:table-cell>
          <table:table-cell office:value-type="float" office:value="31">
            <text:p>31</text:p>
          </table:table-cell>
          <table:table-cell office:value-type="float" office:value="135">
            <text:p>135</text:p>
          </table:table-cell>
          <table:table-cell office:value-type="float" office:value="-214">
            <text:p>-214</text:p>
          </table:table-cell>
          <table:table-cell table:number-columns-repeated="6" office:value-type="float" office:value="0">
            <text:p>0</text:p>
          </table:table-cell>
          <table:table-cell office:value-type="float" office:value="-27.7352600484993">
            <text:p>-27.7352600485</text:p>
          </table:table-cell>
          <table:table-cell office:value-type="float" office:value="-38.3451496284658">
            <text:p>-38.3451496285</text:p>
          </table:table-cell>
          <table:table-cell table:formula="of:=[.N176]*[.$S$2]" office:value-type="float" office:value="-115.035448885397">
            <text:p>-115.0354488854</text:p>
          </table:table-cell>
          <table:table-cell office:value-type="float" office:value="0.323462862048668">
            <text:p>0.323462862</text:p>
          </table:table-cell>
          <table:table-cell office:value-type="float" office:value="15.03">
            <text:p>15.03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string">
            <text:p>2014-02-01_13:49:22_613389</text:p>
          </table:table-cell>
          <table:table-cell office:value-type="float" office:value="1606698.515625">
            <text:p>1606698.515625</text:p>
          </table:table-cell>
          <table:table-cell office:value-type="float" office:value="8.8">
            <text:p>8.8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-293">
            <text:p>-293</text:p>
          </table:table-cell>
          <table:table-cell table:number-columns-repeated="6" office:value-type="float" office:value="0">
            <text:p>0</text:p>
          </table:table-cell>
          <table:table-cell office:value-type="float" office:value="-27.7959323685543">
            <text:p>-27.7959323686</text:p>
          </table:table-cell>
          <table:table-cell office:value-type="float" office:value="-38.3241681292204">
            <text:p>-38.3241681292</text:p>
          </table:table-cell>
          <table:table-cell table:formula="of:=[.N177]*[.$S$2]" office:value-type="float" office:value="-114.972504387661">
            <text:p>-114.9725043877</text:p>
          </table:table-cell>
          <table:table-cell office:value-type="float" office:value="0.338089709384849">
            <text:p>0.3380897094</text:p>
          </table:table-cell>
          <table:table-cell office:value-type="float" office:value="14.02">
            <text:p>14.02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string">
            <text:p>2014-02-01_13:49:22_694146</text:p>
          </table:table-cell>
          <table:table-cell office:value-type="float" office:value="1614774.796875">
            <text:p>1614774.796875</text:p>
          </table:table-cell>
          <table:table-cell office:value-type="float" office:value="8.85">
            <text:p>8.85</text:p>
          </table:table-cell>
          <table:table-cell office:value-type="float" office:value="67">
            <text:p>67</text:p>
          </table:table-cell>
          <table:table-cell office:value-type="float" office:value="162">
            <text:p>162</text:p>
          </table:table-cell>
          <table:table-cell office:value-type="float" office:value="-137">
            <text:p>-137</text:p>
          </table:table-cell>
          <table:table-cell table:number-columns-repeated="6" office:value-type="float" office:value="0">
            <text:p>0</text:p>
          </table:table-cell>
          <table:table-cell office:value-type="float" office:value="-27.862799250858">
            <text:p>-27.8627992509</text:p>
          </table:table-cell>
          <table:table-cell office:value-type="float" office:value="-38.3292542479229">
            <text:p>-38.3292542479</text:p>
          </table:table-cell>
          <table:table-cell table:formula="of:=[.N178]*[.$S$2]" office:value-type="float" office:value="-114.987762743769">
            <text:p>-114.9877627438</text:p>
          </table:table-cell>
          <table:table-cell office:value-type="float" office:value="0.33531509254823">
            <text:p>0.3353150925</text:p>
          </table:table-cell>
          <table:table-cell office:value-type="float" office:value="15.96">
            <text:p>15.96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string">
            <text:p>2014-02-01_13:49:22_774803</text:p>
          </table:table-cell>
          <table:table-cell office:value-type="float" office:value="1622839.125">
            <text:p>1622839.125</text:p>
          </table:table-cell>
          <table:table-cell office:value-type="float" office:value="8.9">
            <text:p>8.9</text:p>
          </table:table-cell>
          <table:table-cell office:value-type="float" office:value="55">
            <text:p>55</text:p>
          </table:table-cell>
          <table:table-cell office:value-type="float" office:value="163">
            <text:p>163</text:p>
          </table:table-cell>
          <table:table-cell office:value-type="float" office:value="-228">
            <text:p>-228</text:p>
          </table:table-cell>
          <table:table-cell table:number-columns-repeated="6" office:value-type="float" office:value="0">
            <text:p>0</text:p>
          </table:table-cell>
          <table:table-cell office:value-type="float" office:value="-27.9221453587143">
            <text:p>-27.9221453587</text:p>
          </table:table-cell>
          <table:table-cell office:value-type="float" office:value="-38.3372571075508">
            <text:p>-38.3372571076</text:p>
          </table:table-cell>
          <table:table-cell table:formula="of:=[.N179]*[.$S$2]" office:value-type="float" office:value="-115.011771322653">
            <text:p>-115.0117713227</text:p>
          </table:table-cell>
          <table:table-cell office:value-type="float" office:value="0.33984231273377">
            <text:p>0.3398423127</text:p>
          </table:table-cell>
          <table:table-cell office:value-type="float" office:value="16.97">
            <text:p>16.97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string">
            <text:p>2014-02-01_13:49:22_855593</text:p>
          </table:table-cell>
          <table:table-cell office:value-type="float" office:value="1630918.3125">
            <text:p>1630918.3125</text:p>
          </table:table-cell>
          <table:table-cell office:value-type="float" office:value="8.95">
            <text:p>8.95</text:p>
          </table:table-cell>
          <table:table-cell office:value-type="float" office:value="102">
            <text:p>102</text:p>
          </table:table-cell>
          <table:table-cell office:value-type="float" office:value="184">
            <text:p>184</text:p>
          </table:table-cell>
          <table:table-cell office:value-type="float" office:value="-245">
            <text:p>-245</text:p>
          </table:table-cell>
          <table:table-cell table:number-columns-repeated="6" office:value-type="float" office:value="0">
            <text:p>0</text:p>
          </table:table-cell>
          <table:table-cell office:value-type="float" office:value="-27.9757142058334">
            <text:p>-27.9757142058</text:p>
          </table:table-cell>
          <table:table-cell office:value-type="float" office:value="-38.3167245613763">
            <text:p>-38.3167245614</text:p>
          </table:table-cell>
          <table:table-cell table:formula="of:=[.N180]*[.$S$2]" office:value-type="float" office:value="-114.950173684129">
            <text:p>-114.9501736841</text:p>
          </table:table-cell>
          <table:table-cell office:value-type="float" office:value="0.352189588915719">
            <text:p>0.3521895889</text:p>
          </table:table-cell>
          <table:table-cell office:value-type="float" office:value="16.18">
            <text:p>16.18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string">
            <text:p>2014-02-01_13:49:22_936240</text:p>
          </table:table-cell>
          <table:table-cell office:value-type="float" office:value="1638983.109375">
            <text:p>1638983.109375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118">
            <text:p>118</text:p>
          </table:table-cell>
          <table:table-cell office:value-type="float" office:value="-167">
            <text:p>-167</text:p>
          </table:table-cell>
          <table:table-cell table:number-columns-repeated="6" office:value-type="float" office:value="0">
            <text:p>0</text:p>
          </table:table-cell>
          <table:table-cell office:value-type="float" office:value="-28.0367029306449">
            <text:p>-28.0367029306</text:p>
          </table:table-cell>
          <table:table-cell office:value-type="float" office:value="-38.3021698682143">
            <text:p>-38.3021698682</text:p>
          </table:table-cell>
          <table:table-cell table:formula="of:=[.N181]*[.$S$2]" office:value-type="float" office:value="-114.906509604643">
            <text:p>-114.9065096046</text:p>
          </table:table-cell>
          <table:table-cell office:value-type="float" office:value="0.368055642777069">
            <text:p>0.3680556428</text:p>
          </table:table-cell>
          <table:table-cell office:value-type="float" office:value="16.61">
            <text:p>16.61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string">
            <text:p>2014-02-01_13:49:23_038290</text:p>
          </table:table-cell>
          <table:table-cell office:value-type="float" office:value="1649188.109375">
            <text:p>1649188.109375</text:p>
          </table:table-cell>
          <table:table-cell office:value-type="float" office:value="9.05">
            <text:p>9.05</text:p>
          </table:table-cell>
          <table:table-cell office:value-type="float" office:value="29">
            <text:p>29</text:p>
          </table:table-cell>
          <table:table-cell office:value-type="float" office:value="126">
            <text:p>126</text:p>
          </table:table-cell>
          <table:table-cell office:value-type="float" office:value="-237">
            <text:p>-237</text:p>
          </table:table-cell>
          <table:table-cell table:number-columns-repeated="6" office:value-type="float" office:value="0">
            <text:p>0</text:p>
          </table:table-cell>
          <table:table-cell office:value-type="float" office:value="-28.7795771524549">
            <text:p>-28.7795771525</text:p>
          </table:table-cell>
          <table:table-cell office:value-type="float" office:value="-37.4268513723379">
            <text:p>-37.4268513723</text:p>
          </table:table-cell>
          <table:table-cell table:formula="of:=[.N182]*[.$S$2]" office:value-type="float" office:value="-112.280554117014">
            <text:p>-112.280554117</text:p>
          </table:table-cell>
          <table:table-cell office:value-type="float" office:value="1.27193631671015">
            <text:p>1.2719363167</text:p>
          </table:table-cell>
          <table:table-cell office:value-type="float" office:value="18.58">
            <text:p>18.58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string">
            <text:p>2014-02-01_13:49:23_117892</text:p>
          </table:table-cell>
          <table:table-cell office:value-type="float" office:value="1657147.8125">
            <text:p>1657147.8125</text:p>
          </table:table-cell>
          <table:table-cell office:value-type="float" office:value="9.1">
            <text:p>9.1</text:p>
          </table:table-cell>
          <table:table-cell office:value-type="float" office:value="20">
            <text:p>20</text:p>
          </table:table-cell>
          <table:table-cell office:value-type="float" office:value="128">
            <text:p>128</text:p>
          </table:table-cell>
          <table:table-cell office:value-type="float" office:value="-294">
            <text:p>-294</text:p>
          </table:table-cell>
          <table:table-cell table:number-columns-repeated="6" office:value-type="float" office:value="0">
            <text:p>0</text:p>
          </table:table-cell>
          <table:table-cell office:value-type="float" office:value="-28.7684492313876">
            <text:p>-28.7684492314</text:p>
          </table:table-cell>
          <table:table-cell office:value-type="float" office:value="-37.3691159805334">
            <text:p>-37.3691159805</text:p>
          </table:table-cell>
          <table:table-cell table:formula="of:=[.N183]*[.$S$2]" office:value-type="float" office:value="-112.1073479416">
            <text:p>-112.1073479416</text:p>
          </table:table-cell>
          <table:table-cell office:value-type="float" office:value="1.32793568294674">
            <text:p>1.3279356829</text:p>
          </table:table-cell>
          <table:table-cell office:value-type="float" office:value="16.66">
            <text:p>16.66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string">
            <text:p>2014-02-01_13:49:23_198692</text:p>
          </table:table-cell>
          <table:table-cell office:value-type="float" office:value="1665229.015625">
            <text:p>1665229.015625</text:p>
          </table:table-cell>
          <table:table-cell office:value-type="float" office:value="9.15">
            <text:p>9.15</text:p>
          </table:table-cell>
          <table:table-cell office:value-type="float" office:value="73">
            <text:p>73</text:p>
          </table:table-cell>
          <table:table-cell office:value-type="float" office:value="127">
            <text:p>127</text:p>
          </table:table-cell>
          <table:table-cell office:value-type="float" office:value="-200">
            <text:p>-200</text:p>
          </table:table-cell>
          <table:table-cell table:number-columns-repeated="6" office:value-type="float" office:value="0">
            <text:p>0</text:p>
          </table:table-cell>
          <table:table-cell office:value-type="float" office:value="-28.760013307157">
            <text:p>-28.7600133072</text:p>
          </table:table-cell>
          <table:table-cell office:value-type="float" office:value="-37.3014244151597">
            <text:p>-37.3014244152</text:p>
          </table:table-cell>
          <table:table-cell table:formula="of:=[.N184]*[.$S$2]" office:value-type="float" office:value="-111.904273245479">
            <text:p>-111.9042732455</text:p>
          </table:table-cell>
          <table:table-cell office:value-type="float" office:value="1.39777926263964">
            <text:p>1.3977792626</text:p>
          </table:table-cell>
          <table:table-cell office:value-type="float" office:value="14.94">
            <text:p>14.94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string">
            <text:p>2014-02-01_13:49:23_278934</text:p>
          </table:table-cell>
          <table:table-cell office:value-type="float" office:value="1673252.421875">
            <text:p>1673252.421875</text:p>
          </table:table-cell>
          <table:table-cell office:value-type="float" office:value="9.2">
            <text:p>9.2</text:p>
          </table:table-cell>
          <table:table-cell office:value-type="float" office:value="27">
            <text:p>27</text:p>
          </table:table-cell>
          <table:table-cell office:value-type="float" office:value="207">
            <text:p>207</text:p>
          </table:table-cell>
          <table:table-cell office:value-type="float" office:value="-325">
            <text:p>-325</text:p>
          </table:table-cell>
          <table:table-cell table:number-columns-repeated="6" office:value-type="float" office:value="0">
            <text:p>0</text:p>
          </table:table-cell>
          <table:table-cell office:value-type="float" office:value="-28.7489257586854">
            <text:p>-28.7489257587</text:p>
          </table:table-cell>
          <table:table-cell office:value-type="float" office:value="-37.2435993813831">
            <text:p>-37.2435993814</text:p>
          </table:table-cell>
          <table:table-cell table:formula="of:=[.N185]*[.$S$2]" office:value-type="float" office:value="-111.730798144149">
            <text:p>-111.7307981442</text:p>
          </table:table-cell>
          <table:table-cell office:value-type="float" office:value="1.45377627918063">
            <text:p>1.4537762792</text:p>
          </table:table-cell>
          <table:table-cell office:value-type="float" office:value="15.97">
            <text:p>15.97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string">
            <text:p>2014-02-01_13:49:23_359421</text:p>
          </table:table-cell>
          <table:table-cell office:value-type="float" office:value="1681301.625">
            <text:p>1681301.625</text:p>
          </table:table-cell>
          <table:table-cell office:value-type="float" office:value="9.25">
            <text:p>9.25</text:p>
          </table:table-cell>
          <table:table-cell office:value-type="float" office:value="-1">
            <text:p>-1</text:p>
          </table:table-cell>
          <table:table-cell office:value-type="float" office:value="142">
            <text:p>142</text:p>
          </table:table-cell>
          <table:table-cell office:value-type="float" office:value="-221">
            <text:p>-221</text:p>
          </table:table-cell>
          <table:table-cell table:number-columns-repeated="6" office:value-type="float" office:value="0">
            <text:p>0</text:p>
          </table:table-cell>
          <table:table-cell office:value-type="float" office:value="-28.7313681767015">
            <text:p>-28.7313681767</text:p>
          </table:table-cell>
          <table:table-cell office:value-type="float" office:value="-37.15278285438">
            <text:p>-37.1527828544</text:p>
          </table:table-cell>
          <table:table-cell table:formula="of:=[.N186]*[.$S$2]" office:value-type="float" office:value="-111.45834856314">
            <text:p>-111.4583485631</text:p>
          </table:table-cell>
          <table:table-cell office:value-type="float" office:value="1.52562542962297">
            <text:p>1.5256254296</text:p>
          </table:table-cell>
          <table:table-cell office:value-type="float" office:value="15.16">
            <text:p>15.16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2014-02-01_13:49:23_440014</text:p>
          </table:table-cell>
          <table:table-cell office:value-type="float" office:value="1689367.828125">
            <text:p>1689367.828125</text:p>
          </table:table-cell>
          <table:table-cell office:value-type="float" office:value="9.3">
            <text:p>9.3</text:p>
          </table:table-cell>
          <table:table-cell office:value-type="float" office:value="128">
            <text:p>128</text:p>
          </table:table-cell>
          <table:table-cell office:value-type="float" office:value="207">
            <text:p>207</text:p>
          </table:table-cell>
          <table:table-cell office:value-type="float" office:value="-263">
            <text:p>-263</text:p>
          </table:table-cell>
          <table:table-cell table:number-columns-repeated="6" office:value-type="float" office:value="0">
            <text:p>0</text:p>
          </table:table-cell>
          <table:table-cell office:value-type="float" office:value="-28.7249233550685">
            <text:p>-28.7249233551</text:p>
          </table:table-cell>
          <table:table-cell office:value-type="float" office:value="-37.0863615653942">
            <text:p>-37.0863615654</text:p>
          </table:table-cell>
          <table:table-cell table:formula="of:=[.N187]*[.$S$2]" office:value-type="float" office:value="-111.259084696182">
            <text:p>-111.2590846962</text:p>
          </table:table-cell>
          <table:table-cell office:value-type="float" office:value="1.58896422463448">
            <text:p>1.5889642246</text:p>
          </table:table-cell>
          <table:table-cell office:value-type="float" office:value="15.59">
            <text:p>15.59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2014-02-01_13:49:23_520352</text:p>
          </table:table-cell>
          <table:table-cell office:value-type="float" office:value="1697428.515625">
            <text:p>1697428.515625</text:p>
          </table:table-cell>
          <table:table-cell office:value-type="float" office:value="9.35">
            <text:p>9.35</text:p>
          </table:table-cell>
          <table:table-cell office:value-type="float" office:value="63">
            <text:p>63</text:p>
          </table:table-cell>
          <table:table-cell office:value-type="float" office:value="139">
            <text:p>139</text:p>
          </table:table-cell>
          <table:table-cell office:value-type="float" office:value="-106">
            <text:p>-106</text:p>
          </table:table-cell>
          <table:table-cell table:number-columns-repeated="6" office:value-type="float" office:value="0">
            <text:p>0</text:p>
          </table:table-cell>
          <table:table-cell office:value-type="float" office:value="-28.7188814761697">
            <text:p>-28.7188814762</text:p>
          </table:table-cell>
          <table:table-cell office:value-type="float" office:value="-37.0263548874128">
            <text:p>-37.0263548874</text:p>
          </table:table-cell>
          <table:table-cell table:formula="of:=[.N188]*[.$S$2]" office:value-type="float" office:value="-111.079064662239">
            <text:p>-111.0790646622</text:p>
          </table:table-cell>
          <table:table-cell office:value-type="float" office:value="1.65361228370968">
            <text:p>1.6536122837</text:p>
          </table:table-cell>
          <table:table-cell office:value-type="float" office:value="16.22">
            <text:p>16.22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2014-02-01_13:49:23_601871</text:p>
          </table:table-cell>
          <table:table-cell office:value-type="float" office:value="1705547.21875">
            <text:p>1705547.21875</text:p>
          </table:table-cell>
          <table:table-cell office:value-type="float" office:value="9.4">
            <text:p>9.4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-227">
            <text:p>-227</text:p>
          </table:table-cell>
          <table:table-cell table:number-columns-repeated="6" office:value-type="float" office:value="0">
            <text:p>0</text:p>
          </table:table-cell>
          <table:table-cell office:value-type="float" office:value="-28.7036768666479">
            <text:p>-28.7036768666</text:p>
          </table:table-cell>
          <table:table-cell office:value-type="float" office:value="-36.9833441228688">
            <text:p>-36.9833441229</text:p>
          </table:table-cell>
          <table:table-cell table:formula="of:=[.N189]*[.$S$2]" office:value-type="float" office:value="-110.950032368606">
            <text:p>-110.9500323686</text:p>
          </table:table-cell>
          <table:table-cell office:value-type="float" office:value="1.70357460906595">
            <text:p>1.7035746091</text:p>
          </table:table-cell>
          <table:table-cell office:value-type="float" office:value="18.14">
            <text:p>18.14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2014-02-01_13:49:23_682777</text:p>
          </table:table-cell>
          <table:table-cell office:value-type="float" office:value="1713637.015625">
            <text:p>1713637.015625</text:p>
          </table:table-cell>
          <table:table-cell office:value-type="float" office:value="9.45">
            <text:p>9.45</text:p>
          </table:table-cell>
          <table:table-cell office:value-type="float" office:value="82">
            <text:p>82</text:p>
          </table:table-cell>
          <table:table-cell office:value-type="float" office:value="172">
            <text:p>172</text:p>
          </table:table-cell>
          <table:table-cell office:value-type="float" office:value="-220">
            <text:p>-220</text:p>
          </table:table-cell>
          <table:table-cell table:number-columns-repeated="6" office:value-type="float" office:value="0">
            <text:p>0</text:p>
          </table:table-cell>
          <table:table-cell office:value-type="float" office:value="-28.7060156706155">
            <text:p>-28.7060156706</text:p>
          </table:table-cell>
          <table:table-cell office:value-type="float" office:value="-36.9333157453098">
            <text:p>-36.9333157453</text:p>
          </table:table-cell>
          <table:table-cell table:formula="of:=[.N190]*[.$S$2]" office:value-type="float" office:value="-110.799947235929">
            <text:p>-110.7999472359</text:p>
          </table:table-cell>
          <table:table-cell office:value-type="float" office:value="1.76357440667304">
            <text:p>1.7635744067</text:p>
          </table:table-cell>
          <table:table-cell office:value-type="float" office:value="15.05">
            <text:p>15.05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2014-02-01_13:49:23_763249</text:p>
          </table:table-cell>
          <table:table-cell office:value-type="float" office:value="1721684.09375">
            <text:p>1721684.09375</text:p>
          </table:table-cell>
          <table:table-cell office:value-type="float" office:value="9.5">
            <text:p>9.5</text:p>
          </table:table-cell>
          <table:table-cell office:value-type="float" office:value="74">
            <text:p>74</text:p>
          </table:table-cell>
          <table:table-cell office:value-type="float" office:value="171">
            <text:p>171</text:p>
          </table:table-cell>
          <table:table-cell office:value-type="float" office:value="-189">
            <text:p>-189</text:p>
          </table:table-cell>
          <table:table-cell table:number-columns-repeated="6" office:value-type="float" office:value="0">
            <text:p>0</text:p>
          </table:table-cell>
          <table:table-cell office:value-type="float" office:value="-28.6946820663241">
            <text:p>-28.6946820663</text:p>
          </table:table-cell>
          <table:table-cell office:value-type="float" office:value="-36.8687652603146">
            <text:p>-36.8687652603</text:p>
          </table:table-cell>
          <table:table-cell table:formula="of:=[.N191]*[.$S$2]" office:value-type="float" office:value="-110.606295780944">
            <text:p>-110.6062957809</text:p>
          </table:table-cell>
          <table:table-cell office:value-type="float" office:value="1.81824532191938">
            <text:p>1.8182453219</text:p>
          </table:table-cell>
          <table:table-cell office:value-type="float" office:value="16.18">
            <text:p>16.18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string">
            <text:p>2014-02-01_13:49:23_843965</text:p>
          </table:table-cell>
          <table:table-cell office:value-type="float" office:value="1729781.015625">
            <text:p>1729781.015625</text:p>
          </table:table-cell>
          <table:table-cell office:value-type="float" office:value="9.55">
            <text:p>9.55</text:p>
          </table:table-cell>
          <table:table-cell office:value-type="float" office:value="64">
            <text:p>64</text:p>
          </table:table-cell>
          <table:table-cell office:value-type="float" office:value="168">
            <text:p>168</text:p>
          </table:table-cell>
          <table:table-cell office:value-type="float" office:value="-278">
            <text:p>-278</text:p>
          </table:table-cell>
          <table:table-cell table:number-columns-repeated="6" office:value-type="float" office:value="0">
            <text:p>0</text:p>
          </table:table-cell>
          <table:table-cell office:value-type="float" office:value="-28.68373981756">
            <text:p>-28.6837398176</text:p>
          </table:table-cell>
          <table:table-cell office:value-type="float" office:value="-36.8106473263432">
            <text:p>-36.8106473263</text:p>
          </table:table-cell>
          <table:table-cell table:formula="of:=[.N192]*[.$S$2]" office:value-type="float" office:value="-110.431941979029">
            <text:p>-110.431941979</text:p>
          </table:table-cell>
          <table:table-cell office:value-type="float" office:value="1.8742279970823">
            <text:p>1.8742279971</text:p>
          </table:table-cell>
          <table:table-cell office:value-type="float" office:value="16.24">
            <text:p>16.24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string">
            <text:p>2014-02-01_13:49:23_924652</text:p>
          </table:table-cell>
          <table:table-cell office:value-type="float" office:value="1737827.8125">
            <text:p>1737827.8125</text:p>
          </table:table-cell>
          <table:table-cell office:value-type="float" office:value="9.6">
            <text:p>9.6</text:p>
          </table:table-cell>
          <table:table-cell office:value-type="float" office:value="-13">
            <text:p>-13</text:p>
          </table:table-cell>
          <table:table-cell office:value-type="float" office:value="155">
            <text:p>155</text:p>
          </table:table-cell>
          <table:table-cell office:value-type="float" office:value="-247">
            <text:p>-247</text:p>
          </table:table-cell>
          <table:table-cell table:number-columns-repeated="6" office:value-type="float" office:value="0">
            <text:p>0</text:p>
          </table:table-cell>
          <table:table-cell office:value-type="float" office:value="-28.6724593224806">
            <text:p>-28.6724593225</text:p>
          </table:table-cell>
          <table:table-cell office:value-type="float" office:value="-36.7460216473295">
            <text:p>-36.7460216473</text:p>
          </table:table-cell>
          <table:table-cell table:formula="of:=[.N193]*[.$S$2]" office:value-type="float" office:value="-110.238064941989">
            <text:p>-110.238064942</text:p>
          </table:table-cell>
          <table:table-cell office:value-type="float" office:value="1.92889746297072">
            <text:p>1.928897463</text:p>
          </table:table-cell>
          <table:table-cell office:value-type="float" office:value="15.49">
            <text:p>15.49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string">
            <text:p>2014-02-01_13:49:24_005487</text:p>
          </table:table-cell>
          <table:table-cell office:value-type="float" office:value="1745909.21875">
            <text:p>1745909.21875</text:p>
          </table:table-cell>
          <table:table-cell office:value-type="float" office:value="9.65">
            <text:p>9.65</text:p>
          </table:table-cell>
          <table:table-cell office:value-type="float" office:value="-20">
            <text:p>-20</text:p>
          </table:table-cell>
          <table:table-cell office:value-type="float" office:value="160">
            <text:p>160</text:p>
          </table:table-cell>
          <table:table-cell office:value-type="float" office:value="-212">
            <text:p>-212</text:p>
          </table:table-cell>
          <table:table-cell table:number-columns-repeated="6" office:value-type="float" office:value="0">
            <text:p>0</text:p>
          </table:table-cell>
          <table:table-cell office:value-type="float" office:value="-28.6744379519064">
            <text:p>-28.6744379519</text:p>
          </table:table-cell>
          <table:table-cell office:value-type="float" office:value="-36.7137945313162">
            <text:p>-36.7137945313</text:p>
          </table:table-cell>
          <table:table-cell table:formula="of:=[.N194]*[.$S$2]" office:value-type="float" office:value="-110.141383593949">
            <text:p>-110.1413835939</text:p>
          </table:table-cell>
          <table:table-cell office:value-type="float" office:value="1.96984953199006">
            <text:p>1.969849532</text:p>
          </table:table-cell>
          <table:table-cell office:value-type="float" office:value="16.3">
            <text:p>16.3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string">
            <text:p>2014-02-01_13:49:24_086603</text:p>
          </table:table-cell>
          <table:table-cell office:value-type="float" office:value="1754020.5">
            <text:p>1754020.5</text:p>
          </table:table-cell>
          <table:table-cell office:value-type="float" office:value="9.7">
            <text:p>9.7</text:p>
          </table:table-cell>
          <table:table-cell office:value-type="float" office:value="20">
            <text:p>20</text:p>
          </table:table-cell>
          <table:table-cell office:value-type="float" office:value="145">
            <text:p>145</text:p>
          </table:table-cell>
          <table:table-cell office:value-type="float" office:value="-241">
            <text:p>-241</text:p>
          </table:table-cell>
          <table:table-cell table:number-columns-repeated="6" office:value-type="float" office:value="0">
            <text:p>0</text:p>
          </table:table-cell>
          <table:table-cell office:value-type="float" office:value="-28.660517750859">
            <text:p>-28.6605177509</text:p>
          </table:table-cell>
          <table:table-cell office:value-type="float" office:value="-36.6591514793852">
            <text:p>-36.6591514794</text:p>
          </table:table-cell>
          <table:table-cell table:formula="of:=[.N195]*[.$S$2]" office:value-type="float" office:value="-109.977454438156">
            <text:p>-109.9774544382</text:p>
          </table:table-cell>
          <table:table-cell office:value-type="float" office:value="2.01067797572205">
            <text:p>2.0106779757</text:p>
          </table:table-cell>
          <table:table-cell office:value-type="float" office:value="17.95">
            <text:p>17.95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string">
            <text:p>2014-02-01_13:49:24_167514</text:p>
          </table:table-cell>
          <table:table-cell office:value-type="float" office:value="1762111.015625">
            <text:p>1762111.015625</text:p>
          </table:table-cell>
          <table:table-cell office:value-type="float" office:value="9.75">
            <text:p>9.75</text:p>
          </table:table-cell>
          <table:table-cell office:value-type="float" office:value="78">
            <text:p>78</text:p>
          </table:table-cell>
          <table:table-cell office:value-type="float" office:value="234">
            <text:p>234</text:p>
          </table:table-cell>
          <table:table-cell office:value-type="float" office:value="-308">
            <text:p>-308</text:p>
          </table:table-cell>
          <table:table-cell table:number-columns-repeated="6" office:value-type="float" office:value="0">
            <text:p>0</text:p>
          </table:table-cell>
          <table:table-cell office:value-type="float" office:value="-28.6605839762791">
            <text:p>-28.6605839763</text:p>
          </table:table-cell>
          <table:table-cell office:value-type="float" office:value="-36.6253965883041">
            <text:p>-36.6253965883</text:p>
          </table:table-cell>
          <table:table-cell table:formula="of:=[.N196]*[.$S$2]" office:value-type="float" office:value="-109.876189764912">
            <text:p>-109.8761897649</text:p>
          </table:table-cell>
          <table:table-cell office:value-type="float" office:value="2.05812878944898">
            <text:p>2.0581287894</text:p>
          </table:table-cell>
          <table:table-cell office:value-type="float" office:value="15.44">
            <text:p>15.44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string">
            <text:p>2014-02-01_13:49:24_270225</text:p>
          </table:table-cell>
          <table:table-cell office:value-type="float" office:value="1772382.03125">
            <text:p>1772382.03125</text:p>
          </table:table-cell>
          <table:table-cell office:value-type="float" office:value="9.8">
            <text:p>9.8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-185">
            <text:p>-185</text:p>
          </table:table-cell>
          <table:table-cell table:number-columns-repeated="6" office:value-type="float" office:value="0">
            <text:p>0</text:p>
          </table:table-cell>
          <table:table-cell office:value-type="float" office:value="-28.5289710007764">
            <text:p>-28.5289710008</text:p>
          </table:table-cell>
          <table:table-cell office:value-type="float" office:value="-35.5971450634716">
            <text:p>-35.5971450635</text:p>
          </table:table-cell>
          <table:table-cell table:formula="of:=[.N197]*[.$S$2]" office:value-type="float" office:value="-106.791435190415">
            <text:p>-106.7914351904</text:p>
          </table:table-cell>
          <table:table-cell office:value-type="float" office:value="3.06451801569811">
            <text:p>3.0645180157</text:p>
          </table:table-cell>
          <table:table-cell office:value-type="float" office:value="14.76">
            <text:p>14.76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string">
            <text:p>2014-02-01_13:49:24_350644</text:p>
          </table:table-cell>
          <table:table-cell office:value-type="float" office:value="1780423.71875">
            <text:p>1780423.71875</text:p>
          </table:table-cell>
          <table:table-cell office:value-type="float" office:value="9.85">
            <text:p>9.85</text:p>
          </table:table-cell>
          <table:table-cell office:value-type="float" office:value="119">
            <text:p>119</text:p>
          </table:table-cell>
          <table:table-cell office:value-type="float" office:value="190">
            <text:p>190</text:p>
          </table:table-cell>
          <table:table-cell office:value-type="float" office:value="-270">
            <text:p>-270</text:p>
          </table:table-cell>
          <table:table-cell table:number-columns-repeated="6" office:value-type="float" office:value="0">
            <text:p>0</text:p>
          </table:table-cell>
          <table:table-cell office:value-type="float" office:value="-28.5277605875847">
            <text:p>-28.5277605876</text:p>
          </table:table-cell>
          <table:table-cell office:value-type="float" office:value="-35.583782807256">
            <text:p>-35.5837828073</text:p>
          </table:table-cell>
          <table:table-cell table:formula="of:=[.N198]*[.$S$2]" office:value-type="float" office:value="-106.751348421768">
            <text:p>-106.7513484218</text:p>
          </table:table-cell>
          <table:table-cell office:value-type="float" office:value="3.09139121384254">
            <text:p>3.0913912138</text:p>
          </table:table-cell>
          <table:table-cell office:value-type="float" office:value="15.45">
            <text:p>15.45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string">
            <text:p>2014-02-01_13:49:24_431037</text:p>
          </table:table-cell>
          <table:table-cell office:value-type="float" office:value="1788496.90625">
            <text:p>1788496.90625</text:p>
          </table:table-cell>
          <table:table-cell office:value-type="float" office:value="9.9">
            <text:p>9.9</text:p>
          </table:table-cell>
          <table:table-cell office:value-type="float" office:value="-5">
            <text:p>-5</text:p>
          </table:table-cell>
          <table:table-cell office:value-type="float" office:value="124">
            <text:p>124</text:p>
          </table:table-cell>
          <table:table-cell office:value-type="float" office:value="-212">
            <text:p>-212</text:p>
          </table:table-cell>
          <table:table-cell table:number-columns-repeated="6" office:value-type="float" office:value="0">
            <text:p>0</text:p>
          </table:table-cell>
          <table:table-cell office:value-type="float" office:value="-28.5380321006612">
            <text:p>-28.5380321007</text:p>
          </table:table-cell>
          <table:table-cell office:value-type="float" office:value="-35.560999813606">
            <text:p>-35.5609998136</text:p>
          </table:table-cell>
          <table:table-cell table:formula="of:=[.N199]*[.$S$2]" office:value-type="float" office:value="-106.682999440818">
            <text:p>-106.6829994408</text:p>
          </table:table-cell>
          <table:table-cell office:value-type="float" office:value="3.12760976217767">
            <text:p>3.1276097622</text:p>
          </table:table-cell>
          <table:table-cell office:value-type="float" office:value="14.32">
            <text:p>14.32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string">
            <text:p>2014-02-01_13:49:24_512392</text:p>
          </table:table-cell>
          <table:table-cell office:value-type="float" office:value="1796598.609375">
            <text:p>1796598.609375</text:p>
          </table:table-cell>
          <table:table-cell office:value-type="float" office:value="9.95">
            <text:p>9.95</text:p>
          </table:table-cell>
          <table:table-cell office:value-type="float" office:value="68">
            <text:p>68</text:p>
          </table:table-cell>
          <table:table-cell office:value-type="float" office:value="142">
            <text:p>142</text:p>
          </table:table-cell>
          <table:table-cell office:value-type="float" office:value="-219">
            <text:p>-219</text:p>
          </table:table-cell>
          <table:table-cell table:number-columns-repeated="6" office:value-type="float" office:value="0">
            <text:p>0</text:p>
          </table:table-cell>
          <table:table-cell office:value-type="float" office:value="-28.53031148881">
            <text:p>-28.5303114888</text:p>
          </table:table-cell>
          <table:table-cell office:value-type="float" office:value="-35.5326392862313">
            <text:p>-35.5326392862</text:p>
          </table:table-cell>
          <table:table-cell table:formula="of:=[.N200]*[.$S$2]" office:value-type="float" office:value="-106.597917858694">
            <text:p>-106.5979178587</text:p>
          </table:table-cell>
          <table:table-cell office:value-type="float" office:value="3.1512713564455">
            <text:p>3.1512713564</text:p>
          </table:table-cell>
          <table:table-cell office:value-type="float" office:value="16.41">
            <text:p>16.41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string">
            <text:p>2014-02-01_13:49:24_593280</text:p>
          </table:table-cell>
          <table:table-cell office:value-type="float" office:value="1804687.125">
            <text:p>1804687.12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89">
            <text:p>189</text:p>
          </table:table-cell>
          <table:table-cell office:value-type="float" office:value="-211">
            <text:p>-211</text:p>
          </table:table-cell>
          <table:table-cell table:number-columns-repeated="6" office:value-type="float" office:value="0">
            <text:p>0</text:p>
          </table:table-cell>
          <table:table-cell office:value-type="float" office:value="-28.5183212399709">
            <text:p>-28.51832124</text:p>
          </table:table-cell>
          <table:table-cell office:value-type="float" office:value="-35.4973288450886">
            <text:p>-35.4973288451</text:p>
          </table:table-cell>
          <table:table-cell table:formula="of:=[.N201]*[.$S$2]" office:value-type="float" office:value="-106.491986535266">
            <text:p>-106.4919865353</text:p>
          </table:table-cell>
          <table:table-cell office:value-type="float" office:value="3.16648918277585">
            <text:p>3.1664891828</text:p>
          </table:table-cell>
          <table:table-cell office:value-type="float" office:value="15.59">
            <text:p>15.59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string">
            <text:p>2014-02-01_13:49:24_673756</text:p>
          </table:table-cell>
          <table:table-cell office:value-type="float" office:value="1812735.109375">
            <text:p>1812735.109375</text:p>
          </table:table-cell>
          <table:table-cell office:value-type="float" office:value="10.05">
            <text:p>10.05</text:p>
          </table:table-cell>
          <table:table-cell office:value-type="float" office:value="105">
            <text:p>105</text:p>
          </table:table-cell>
          <table:table-cell office:value-type="float" office:value="133">
            <text:p>133</text:p>
          </table:table-cell>
          <table:table-cell office:value-type="float" office:value="-226">
            <text:p>-226</text:p>
          </table:table-cell>
          <table:table-cell table:number-columns-repeated="6" office:value-type="float" office:value="0">
            <text:p>0</text:p>
          </table:table-cell>
          <table:table-cell office:value-type="float" office:value="-28.5214747176362">
            <text:p>-28.5214747176</text:p>
          </table:table-cell>
          <table:table-cell office:value-type="float" office:value="-35.4687313487356">
            <text:p>-35.4687313487</text:p>
          </table:table-cell>
          <table:table-cell table:formula="of:=[.N202]*[.$S$2]" office:value-type="float" office:value="-106.406194046207">
            <text:p>-106.4061940462</text:p>
          </table:table-cell>
          <table:table-cell office:value-type="float" office:value="3.19934813281653">
            <text:p>3.1993481328</text:p>
          </table:table-cell>
          <table:table-cell office:value-type="float" office:value="15.6">
            <text:p>15.6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string">
            <text:p>2014-02-01_13:49:24_754857</text:p>
          </table:table-cell>
          <table:table-cell office:value-type="float" office:value="1820845.609375">
            <text:p>1820845.609375</text:p>
          </table:table-cell>
          <table:table-cell office:value-type="float" office:value="10.1">
            <text:p>10.1</text:p>
          </table:table-cell>
          <table:table-cell office:value-type="float" office:value="24">
            <text:p>24</text:p>
          </table:table-cell>
          <table:table-cell office:value-type="float" office:value="141">
            <text:p>141</text:p>
          </table:table-cell>
          <table:table-cell office:value-type="float" office:value="-198">
            <text:p>-198</text:p>
          </table:table-cell>
          <table:table-cell table:number-columns-repeated="6" office:value-type="float" office:value="0">
            <text:p>0</text:p>
          </table:table-cell>
          <table:table-cell office:value-type="float" office:value="-28.5182045618105">
            <text:p>-28.5182045618</text:p>
          </table:table-cell>
          <table:table-cell office:value-type="float" office:value="-35.4564190558535">
            <text:p>-35.4564190559</text:p>
          </table:table-cell>
          <table:table-cell table:formula="of:=[.N203]*[.$S$2]" office:value-type="float" office:value="-106.369257167561">
            <text:p>-106.3692571676</text:p>
          </table:table-cell>
          <table:table-cell office:value-type="float" office:value="3.21254407645691">
            <text:p>3.2125440765</text:p>
          </table:table-cell>
          <table:table-cell office:value-type="float" office:value="15.1">
            <text:p>15.1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string">
            <text:p>2014-02-01_13:49:24_835319</text:p>
          </table:table-cell>
          <table:table-cell office:value-type="float" office:value="1828890.109375">
            <text:p>1828890.109375</text:p>
          </table:table-cell>
          <table:table-cell office:value-type="float" office:value="10.15">
            <text:p>10.15</text:p>
          </table:table-cell>
          <table:table-cell office:value-type="float" office:value="13">
            <text:p>13</text:p>
          </table:table-cell>
          <table:table-cell office:value-type="float" office:value="155">
            <text:p>155</text:p>
          </table:table-cell>
          <table:table-cell office:value-type="float" office:value="-175">
            <text:p>-175</text:p>
          </table:table-cell>
          <table:table-cell table:number-columns-repeated="6" office:value-type="float" office:value="0">
            <text:p>0</text:p>
          </table:table-cell>
          <table:table-cell office:value-type="float" office:value="-28.5102445135066">
            <text:p>-28.5102445135</text:p>
          </table:table-cell>
          <table:table-cell office:value-type="float" office:value="-35.421565939065">
            <text:p>-35.4215659391</text:p>
          </table:table-cell>
          <table:table-cell table:formula="of:=[.N204]*[.$S$2]" office:value-type="float" office:value="-106.264697817195">
            <text:p>-106.2646978172</text:p>
          </table:table-cell>
          <table:table-cell office:value-type="float" office:value="3.23490552214361">
            <text:p>3.2349055221</text:p>
          </table:table-cell>
          <table:table-cell office:value-type="float" office:value="16.22">
            <text:p>16.22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string">
            <text:p>2014-02-01_13:49:24_915941</text:p>
          </table:table-cell>
          <table:table-cell office:value-type="float" office:value="1836953.125">
            <text:p>1836953.125</text:p>
          </table:table-cell>
          <table:table-cell office:value-type="float" office:value="10.2">
            <text:p>10.2</text:p>
          </table:table-cell>
          <table:table-cell office:value-type="float" office:value="-70">
            <text:p>-70</text:p>
          </table:table-cell>
          <table:table-cell office:value-type="float" office:value="192">
            <text:p>192</text:p>
          </table:table-cell>
          <table:table-cell office:value-type="float" office:value="-213">
            <text:p>-213</text:p>
          </table:table-cell>
          <table:table-cell table:number-columns-repeated="6" office:value-type="float" office:value="0">
            <text:p>0</text:p>
          </table:table-cell>
          <table:table-cell office:value-type="float" office:value="-28.5107177404287">
            <text:p>-28.5107177404</text:p>
          </table:table-cell>
          <table:table-cell office:value-type="float" office:value="-35.4032359850675">
            <text:p>-35.4032359851</text:p>
          </table:table-cell>
          <table:table-cell table:formula="of:=[.N205]*[.$S$2]" office:value-type="float" office:value="-106.209707955203">
            <text:p>-106.2097079552</text:p>
          </table:table-cell>
          <table:table-cell office:value-type="float" office:value="3.25395118211361">
            <text:p>3.2539511821</text:p>
          </table:table-cell>
          <table:table-cell office:value-type="float" office:value="15.57">
            <text:p>15.57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string">
            <text:p>2014-02-01_13:49:24_996697</text:p>
          </table:table-cell>
          <table:table-cell office:value-type="float" office:value="1845028.8125">
            <text:p>1845028.8125</text:p>
          </table:table-cell>
          <table:table-cell office:value-type="float" office:value="10.25">
            <text:p>10.25</text:p>
          </table:table-cell>
          <table:table-cell office:value-type="float" office:value="-25">
            <text:p>-25</text:p>
          </table:table-cell>
          <table:table-cell office:value-type="float" office:value="177">
            <text:p>177</text:p>
          </table:table-cell>
          <table:table-cell office:value-type="float" office:value="-131">
            <text:p>-131</text:p>
          </table:table-cell>
          <table:table-cell table:number-columns-repeated="6" office:value-type="float" office:value="0">
            <text:p>0</text:p>
          </table:table-cell>
          <table:table-cell office:value-type="float" office:value="-28.5166108938452">
            <text:p>-28.5166108938</text:p>
          </table:table-cell>
          <table:table-cell office:value-type="float" office:value="-35.3955824906732">
            <text:p>-35.3955824907</text:p>
          </table:table-cell>
          <table:table-cell table:formula="of:=[.N206]*[.$S$2]" office:value-type="float" office:value="-106.18674747202">
            <text:p>-106.186747472</text:p>
          </table:table-cell>
          <table:table-cell office:value-type="float" office:value="3.28417101957422">
            <text:p>3.2841710196</text:p>
          </table:table-cell>
          <table:table-cell office:value-type="float" office:value="19.63">
            <text:p>19.63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string">
            <text:p>2014-02-01_13:49:25_077347</text:p>
          </table:table-cell>
          <table:table-cell office:value-type="float" office:value="1853093.515625">
            <text:p>1853093.515625</text:p>
          </table:table-cell>
          <table:table-cell office:value-type="float" office:value="10.3">
            <text:p>10.3</text:p>
          </table:table-cell>
          <table:table-cell office:value-type="float" office:value="-20">
            <text:p>-20</text:p>
          </table:table-cell>
          <table:table-cell office:value-type="float" office:value="167">
            <text:p>167</text:p>
          </table:table-cell>
          <table:table-cell office:value-type="float" office:value="-180">
            <text:p>-180</text:p>
          </table:table-cell>
          <table:table-cell table:number-columns-repeated="6" office:value-type="float" office:value="0">
            <text:p>0</text:p>
          </table:table-cell>
          <table:table-cell office:value-type="float" office:value="-28.5018134733428">
            <text:p>-28.5018134733</text:p>
          </table:table-cell>
          <table:table-cell office:value-type="float" office:value="-35.3614154749092">
            <text:p>-35.3614154749</text:p>
          </table:table-cell>
          <table:table-cell table:formula="of:=[.N207]*[.$S$2]" office:value-type="float" office:value="-106.084246424728">
            <text:p>-106.0842464247</text:p>
          </table:table-cell>
          <table:table-cell office:value-type="float" office:value="3.30448902032566">
            <text:p>3.3044890203</text:p>
          </table:table-cell>
          <table:table-cell office:value-type="float" office:value="15.66">
            <text:p>15.66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string">
            <text:p>2014-02-01_13:49:25_157832</text:p>
          </table:table-cell>
          <table:table-cell office:value-type="float" office:value="1861142.515625">
            <text:p>1861142.515625</text:p>
          </table:table-cell>
          <table:table-cell office:value-type="float" office:value="10.35">
            <text:p>10.35</text:p>
          </table:table-cell>
          <table:table-cell office:value-type="float" office:value="15">
            <text:p>15</text:p>
          </table:table-cell>
          <table:table-cell office:value-type="float" office:value="170">
            <text:p>170</text:p>
          </table:table-cell>
          <table:table-cell office:value-type="float" office:value="-298">
            <text:p>-298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960857920682">
            <text:p>-28.4960857921</text:p>
          </table:table-cell>
          <table:table-cell office:value-type="float" office:value="-35.3345787074902">
            <text:p>-35.3345787075</text:p>
          </table:table-cell>
          <table:table-cell table:formula="of:=[.N208]*[.$S$2]" office:value-type="float" office:value="-106.003736122471">
            <text:p>-106.0037361225</text:p>
          </table:table-cell>
          <table:table-cell office:value-type="float" office:value="3.3216172640088">
            <text:p>3.321617264</text:p>
          </table:table-cell>
          <table:table-cell office:value-type="float" office:value="16.33">
            <text:p>16.33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string">
            <text:p>2014-02-01_13:49:25_238355</text:p>
          </table:table-cell>
          <table:table-cell office:value-type="float" office:value="1869194.609375">
            <text:p>1869194.609375</text:p>
          </table:table-cell>
          <table:table-cell office:value-type="float" office:value="10.4">
            <text:p>10.4</text:p>
          </table:table-cell>
          <table:table-cell office:value-type="float" office:value="107">
            <text:p>107</text:p>
          </table:table-cell>
          <table:table-cell office:value-type="float" office:value="166">
            <text:p>166</text:p>
          </table:table-cell>
          <table:table-cell office:value-type="float" office:value="-182">
            <text:p>-182</text:p>
          </table:table-cell>
          <table:table-cell table:number-columns-repeated="6" office:value-type="float" office:value="0">
            <text:p>0</text:p>
          </table:table-cell>
          <table:table-cell office:value-type="float" office:value="-28.5034128466241">
            <text:p>-28.5034128466</text:p>
          </table:table-cell>
          <table:table-cell office:value-type="float" office:value="-35.3155195095352">
            <text:p>-35.3155195095</text:p>
          </table:table-cell>
          <table:table-cell table:formula="of:=[.N209]*[.$S$2]" office:value-type="float" office:value="-105.946558528606">
            <text:p>-105.9465585286</text:p>
          </table:table-cell>
          <table:table-cell office:value-type="float" office:value="3.34270559514555">
            <text:p>3.3427055951</text:p>
          </table:table-cell>
          <table:table-cell office:value-type="float" office:value="15.74">
            <text:p>15.74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string">
            <text:p>2014-02-01_13:49:25_319195</text:p>
          </table:table-cell>
          <table:table-cell office:value-type="float" office:value="1877278.8125">
            <text:p>1877278.8125</text:p>
          </table:table-cell>
          <table:table-cell office:value-type="float" office:value="10.45">
            <text:p>10.45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-174">
            <text:p>-174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933073874684">
            <text:p>-28.4933073875</text:p>
          </table:table-cell>
          <table:table-cell office:value-type="float" office:value="-35.3038991096991">
            <text:p>-35.3038991097</text:p>
          </table:table-cell>
          <table:table-cell table:formula="of:=[.N210]*[.$S$2]" office:value-type="float" office:value="-105.911697329097">
            <text:p>-105.9116973291</text:p>
          </table:table-cell>
          <table:table-cell office:value-type="float" office:value="3.3538521977768">
            <text:p>3.3538521978</text:p>
          </table:table-cell>
          <table:table-cell office:value-type="float" office:value="15.49">
            <text:p>15.49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string">
            <text:p>2014-02-01_13:49:25_399700</text:p>
          </table:table-cell>
          <table:table-cell office:value-type="float" office:value="1885328.421875">
            <text:p>1885328.421875</text:p>
          </table:table-cell>
          <table:table-cell office:value-type="float" office:value="10.5">
            <text:p>10.5</text:p>
          </table:table-cell>
          <table:table-cell office:value-type="float" office:value="18">
            <text:p>18</text:p>
          </table:table-cell>
          <table:table-cell office:value-type="float" office:value="172">
            <text:p>172</text:p>
          </table:table-cell>
          <table:table-cell office:value-type="float" office:value="-179">
            <text:p>-179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986809252707">
            <text:p>-28.4986809253</text:p>
          </table:table-cell>
          <table:table-cell office:value-type="float" office:value="-35.2832608321055">
            <text:p>-35.2832608321</text:p>
          </table:table-cell>
          <table:table-cell table:formula="of:=[.N211]*[.$S$2]" office:value-type="float" office:value="-105.849782496316">
            <text:p>-105.8497824963</text:p>
          </table:table-cell>
          <table:table-cell office:value-type="float" office:value="3.38147231744399">
            <text:p>3.3814723174</text:p>
          </table:table-cell>
          <table:table-cell office:value-type="float" office:value="16.37">
            <text:p>16.37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string">
            <text:p>2014-02-01_13:49:25_501783</text:p>
          </table:table-cell>
          <table:table-cell office:value-type="float" office:value="1895537.625">
            <text:p>1895537.625</text:p>
          </table:table-cell>
          <table:table-cell office:value-type="float" office:value="10.55">
            <text:p>10.55</text:p>
          </table:table-cell>
          <table:table-cell office:value-type="float" office:value="48">
            <text:p>48</text:p>
          </table:table-cell>
          <table:table-cell office:value-type="float" office:value="144">
            <text:p>144</text:p>
          </table:table-cell>
          <table:table-cell office:value-type="float" office:value="-151">
            <text:p>-151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552888757525">
            <text:p>-28.4552888758</text:p>
          </table:table-cell>
          <table:table-cell office:value-type="float" office:value="-34.8650680994874">
            <text:p>-34.8650680995</text:p>
          </table:table-cell>
          <table:table-cell table:formula="of:=[.N212]*[.$S$2]" office:value-type="float" office:value="-104.595204298462">
            <text:p>-104.5952042985</text:p>
          </table:table-cell>
          <table:table-cell office:value-type="float" office:value="3.78378502041554">
            <text:p>3.7837850204</text:p>
          </table:table-cell>
          <table:table-cell office:value-type="float" office:value="15.42">
            <text:p>15.42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string">
            <text:p>2014-02-01_13:49:25_582022</text:p>
          </table:table-cell>
          <table:table-cell office:value-type="float" office:value="1903561.8125">
            <text:p>1903561.8125</text:p>
          </table:table-cell>
          <table:table-cell office:value-type="float" office:value="10.6">
            <text:p>10.6</text:p>
          </table:table-cell>
          <table:table-cell office:value-type="float" office:value="24">
            <text:p>24</text:p>
          </table:table-cell>
          <table:table-cell office:value-type="float" office:value="188">
            <text:p>188</text:p>
          </table:table-cell>
          <table:table-cell office:value-type="float" office:value="-167">
            <text:p>-167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562379550512">
            <text:p>-28.4562379551</text:p>
          </table:table-cell>
          <table:table-cell office:value-type="float" office:value="-34.8595480402419">
            <text:p>-34.8595480402</text:p>
          </table:table-cell>
          <table:table-cell table:formula="of:=[.N213]*[.$S$2]" office:value-type="float" office:value="-104.578644120726">
            <text:p>-104.5786441207</text:p>
          </table:table-cell>
          <table:table-cell office:value-type="float" office:value="3.80542031528956">
            <text:p>3.8054203153</text:p>
          </table:table-cell>
          <table:table-cell office:value-type="float" office:value="15.01">
            <text:p>15.01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string">
            <text:p>2014-02-01_13:49:25_662982</text:p>
          </table:table-cell>
          <table:table-cell office:value-type="float" office:value="1911657.3125">
            <text:p>1911657.3125</text:p>
          </table:table-cell>
          <table:table-cell office:value-type="float" office:value="10.65">
            <text:p>10.65</text:p>
          </table:table-cell>
          <table:table-cell office:value-type="float" office:value="64">
            <text:p>64</text:p>
          </table:table-cell>
          <table:table-cell office:value-type="float" office:value="140">
            <text:p>140</text:p>
          </table:table-cell>
          <table:table-cell office:value-type="float" office:value="-244">
            <text:p>-244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452277791938">
            <text:p>-28.4452277792</text:p>
          </table:table-cell>
          <table:table-cell office:value-type="float" office:value="-34.8534273836194">
            <text:p>-34.8534273836</text:p>
          </table:table-cell>
          <table:table-cell table:formula="of:=[.N214]*[.$S$2]" office:value-type="float" office:value="-104.560282150858">
            <text:p>-104.5602821509</text:p>
          </table:table-cell>
          <table:table-cell office:value-type="float" office:value="3.79493069232153">
            <text:p>3.7949306923</text:p>
          </table:table-cell>
          <table:table-cell office:value-type="float" office:value="25.94">
            <text:p>25.94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string">
            <text:p>2014-02-01_13:49:25_744262</text:p>
          </table:table-cell>
          <table:table-cell office:value-type="float" office:value="1919785">
            <text:p>1919785</text:p>
          </table:table-cell>
          <table:table-cell office:value-type="float" office:value="10.7">
            <text:p>10.7</text:p>
          </table:table-cell>
          <table:table-cell office:value-type="float" office:value="91">
            <text:p>91</text:p>
          </table:table-cell>
          <table:table-cell office:value-type="float" office:value="106">
            <text:p>106</text:p>
          </table:table-cell>
          <table:table-cell office:value-type="float" office:value="-200">
            <text:p>-200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430416633568">
            <text:p>-28.4430416634</text:p>
          </table:table-cell>
          <table:table-cell office:value-type="float" office:value="-34.8453580885557">
            <text:p>-34.8453580886</text:p>
          </table:table-cell>
          <table:table-cell table:formula="of:=[.N215]*[.$S$2]" office:value-type="float" office:value="-104.536074265667">
            <text:p>-104.5360742657</text:p>
          </table:table-cell>
          <table:table-cell office:value-type="float" office:value="3.80017951280884">
            <text:p>3.8001795128</text:p>
          </table:table-cell>
          <table:table-cell office:value-type="float" office:value="14.84">
            <text:p>14.84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string">
            <text:p>2014-02-01_13:49:25_825093</text:p>
          </table:table-cell>
          <table:table-cell office:value-type="float" office:value="1927869.109375">
            <text:p>1927869.109375</text:p>
          </table:table-cell>
          <table:table-cell office:value-type="float" office:value="10.75">
            <text:p>10.75</text:p>
          </table:table-cell>
          <table:table-cell office:value-type="float" office:value="53">
            <text:p>53</text:p>
          </table:table-cell>
          <table:table-cell office:value-type="float" office:value="140">
            <text:p>140</text:p>
          </table:table-cell>
          <table:table-cell office:value-type="float" office:value="-258">
            <text:p>-258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525721306358">
            <text:p>-28.4525721306</text:p>
          </table:table-cell>
          <table:table-cell office:value-type="float" office:value="-34.8342175653599">
            <text:p>-34.8342175654</text:p>
          </table:table-cell>
          <table:table-cell table:formula="of:=[.N216]*[.$S$2]" office:value-type="float" office:value="-104.50265269608">
            <text:p>-104.5026526961</text:p>
          </table:table-cell>
          <table:table-cell office:value-type="float" office:value="3.81598749698849">
            <text:p>3.815987497</text:p>
          </table:table-cell>
          <table:table-cell office:value-type="float" office:value="16.41">
            <text:p>16.41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string">
            <text:p>2014-02-01_13:49:25_905486</text:p>
          </table:table-cell>
          <table:table-cell office:value-type="float" office:value="1935908.109375">
            <text:p>1935908.109375</text:p>
          </table:table-cell>
          <table:table-cell office:value-type="float" office:value="10.8">
            <text:p>10.8</text:p>
          </table:table-cell>
          <table:table-cell office:value-type="float" office:value="162">
            <text:p>162</text:p>
          </table:table-cell>
          <table:table-cell office:value-type="float" office:value="209">
            <text:p>209</text:p>
          </table:table-cell>
          <table:table-cell office:value-type="float" office:value="-281">
            <text:p>-281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420733294102">
            <text:p>-28.4420733294</text:p>
          </table:table-cell>
          <table:table-cell office:value-type="float" office:value="-34.8096249880829">
            <text:p>-34.8096249881</text:p>
          </table:table-cell>
          <table:table-cell table:formula="of:=[.N217]*[.$S$2]" office:value-type="float" office:value="-104.428874964249">
            <text:p>-104.4288749642</text:p>
          </table:table-cell>
          <table:table-cell office:value-type="float" office:value="3.82454656016266">
            <text:p>3.8245465602</text:p>
          </table:table-cell>
          <table:table-cell office:value-type="float" office:value="15.1">
            <text:p>15.1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string">
            <text:p>2014-02-01_13:49:25_986089</text:p>
          </table:table-cell>
          <table:table-cell office:value-type="float" office:value="1943968.109375">
            <text:p>1943968.109375</text:p>
          </table:table-cell>
          <table:table-cell office:value-type="float" office:value="10.85">
            <text:p>10.85</text:p>
          </table:table-cell>
          <table:table-cell office:value-type="float" office:value="146">
            <text:p>146</text:p>
          </table:table-cell>
          <table:table-cell office:value-type="float" office:value="121">
            <text:p>121</text:p>
          </table:table-cell>
          <table:table-cell office:value-type="float" office:value="-188">
            <text:p>-188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515526438335">
            <text:p>-28.4515526438</text:p>
          </table:table-cell>
          <table:table-cell office:value-type="float" office:value="-34.8270923126766">
            <text:p>-34.8270923127</text:p>
          </table:table-cell>
          <table:table-cell table:formula="of:=[.N218]*[.$S$2]" office:value-type="float" office:value="-104.48127693803">
            <text:p>-104.481276938</text:p>
          </table:table-cell>
          <table:table-cell office:value-type="float" office:value="3.84416419021236">
            <text:p>3.8441641902</text:p>
          </table:table-cell>
          <table:table-cell office:value-type="float" office:value="14.77">
            <text:p>14.77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string">
            <text:p>2014-02-01_13:49:26_066318</text:p>
          </table:table-cell>
          <table:table-cell office:value-type="float" office:value="1951991.421875">
            <text:p>1951991.421875</text:p>
          </table:table-cell>
          <table:table-cell office:value-type="float" office:value="10.9">
            <text:p>10.9</text:p>
          </table:table-cell>
          <table:table-cell office:value-type="float" office:value="-6">
            <text:p>-6</text:p>
          </table:table-cell>
          <table:table-cell office:value-type="float" office:value="153">
            <text:p>153</text:p>
          </table:table-cell>
          <table:table-cell office:value-type="float" office:value="-124">
            <text:p>-124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412742090336">
            <text:p>-28.441274209</text:p>
          </table:table-cell>
          <table:table-cell office:value-type="float" office:value="-34.8089736723491">
            <text:p>-34.8089736723</text:p>
          </table:table-cell>
          <table:table-cell table:formula="of:=[.N219]*[.$S$2]" office:value-type="float" office:value="-104.426921017047">
            <text:p>-104.426921017</text:p>
          </table:table-cell>
          <table:table-cell office:value-type="float" office:value="3.85401629621378">
            <text:p>3.8540162962</text:p>
          </table:table-cell>
          <table:table-cell office:value-type="float" office:value="15.01">
            <text:p>15.01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string">
            <text:p>2014-02-01_13:49:26_147181</text:p>
          </table:table-cell>
          <table:table-cell office:value-type="float" office:value="1960081.21875">
            <text:p>1960081.21875</text:p>
          </table:table-cell>
          <table:table-cell office:value-type="float" office:value="10.95">
            <text:p>10.95</text:p>
          </table:table-cell>
          <table:table-cell office:value-type="float" office:value="180">
            <text:p>180</text:p>
          </table:table-cell>
          <table:table-cell office:value-type="float" office:value="139">
            <text:p>139</text:p>
          </table:table-cell>
          <table:table-cell office:value-type="float" office:value="-316">
            <text:p>-316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408367085701">
            <text:p>-28.4408367086</text:p>
          </table:table-cell>
          <table:table-cell office:value-type="float" office:value="-34.7960234182828">
            <text:p>-34.7960234183</text:p>
          </table:table-cell>
          <table:table-cell table:formula="of:=[.N220]*[.$S$2]" office:value-type="float" office:value="-104.388070254849">
            <text:p>-104.3880702548</text:p>
          </table:table-cell>
          <table:table-cell office:value-type="float" office:value="3.85143107097849">
            <text:p>3.851431071</text:p>
          </table:table-cell>
          <table:table-cell office:value-type="float" office:value="15.32">
            <text:p>15.32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string">
            <text:p>2014-02-01_13:49:26_227751</text:p>
          </table:table-cell>
          <table:table-cell office:value-type="float" office:value="1968133.8125">
            <text:p>1968133.8125</text:p>
          </table:table-cell>
          <table:table-cell office:value-type="float" office:value="11">
            <text:p>11</text:p>
          </table:table-cell>
          <table:table-cell office:value-type="float" office:value="-40">
            <text:p>-40</text:p>
          </table:table-cell>
          <table:table-cell office:value-type="float" office:value="168">
            <text:p>168</text:p>
          </table:table-cell>
          <table:table-cell office:value-type="float" office:value="-190">
            <text:p>-190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376219316907">
            <text:p>-28.4376219317</text:p>
          </table:table-cell>
          <table:table-cell office:value-type="float" office:value="-34.7836391277096">
            <text:p>-34.7836391277</text:p>
          </table:table-cell>
          <table:table-cell table:formula="of:=[.N221]*[.$S$2]" office:value-type="float" office:value="-104.350917383129">
            <text:p>-104.3509173831</text:p>
          </table:table-cell>
          <table:table-cell office:value-type="float" office:value="3.86458177574152">
            <text:p>3.8645817757</text:p>
          </table:table-cell>
          <table:table-cell office:value-type="float" office:value="15.51">
            <text:p>15.51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string">
            <text:p>2014-02-01_13:49:26_308559</text:p>
          </table:table-cell>
          <table:table-cell office:value-type="float" office:value="1976215.71875">
            <text:p>1976215.71875</text:p>
          </table:table-cell>
          <table:table-cell office:value-type="float" office:value="11.05">
            <text:p>11.05</text:p>
          </table:table-cell>
          <table:table-cell office:value-type="float" office:value="-125">
            <text:p>-125</text:p>
          </table:table-cell>
          <table:table-cell office:value-type="float" office:value="107">
            <text:p>107</text:p>
          </table:table-cell>
          <table:table-cell office:value-type="float" office:value="-181">
            <text:p>-181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350045264556">
            <text:p>-28.4350045265</text:p>
          </table:table-cell>
          <table:table-cell office:value-type="float" office:value="-34.7626145363126">
            <text:p>-34.7626145363</text:p>
          </table:table-cell>
          <table:table-cell table:formula="of:=[.N222]*[.$S$2]" office:value-type="float" office:value="-104.287843608938">
            <text:p>-104.2878436089</text:p>
          </table:table-cell>
          <table:table-cell office:value-type="float" office:value="3.86724704709154">
            <text:p>3.8672470471</text:p>
          </table:table-cell>
          <table:table-cell office:value-type="float" office:value="14.9">
            <text:p>14.9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string">
            <text:p>2014-02-01_13:49:26_389009</text:p>
          </table:table-cell>
          <table:table-cell office:value-type="float" office:value="1984299.515625">
            <text:p>1984299.515625</text:p>
          </table:table-cell>
          <table:table-cell office:value-type="float" office:value="11.1">
            <text:p>11.1</text:p>
          </table:table-cell>
          <table:table-cell office:value-type="float" office:value="221">
            <text:p>221</text:p>
          </table:table-cell>
          <table:table-cell office:value-type="float" office:value="199">
            <text:p>199</text:p>
          </table:table-cell>
          <table:table-cell office:value-type="float" office:value="-316">
            <text:p>-316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332568742575">
            <text:p>-28.4332568743</text:p>
          </table:table-cell>
          <table:table-cell office:value-type="float" office:value="-34.7674917056368">
            <text:p>-34.7674917056</text:p>
          </table:table-cell>
          <table:table-cell table:formula="of:=[.N223]*[.$S$2]" office:value-type="float" office:value="-104.30247511691">
            <text:p>-104.3024751169</text:p>
          </table:table-cell>
          <table:table-cell office:value-type="float" office:value="3.87508321575436">
            <text:p>3.8750832158</text:p>
          </table:table-cell>
          <table:table-cell office:value-type="float" office:value="15.83">
            <text:p>15.83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string">
            <text:p>2014-02-01_13:49:26_470518</text:p>
          </table:table-cell>
          <table:table-cell office:value-type="float" office:value="1992453.40625">
            <text:p>1992453.40625</text:p>
          </table:table-cell>
          <table:table-cell office:value-type="float" office:value="11.15">
            <text:p>11.15</text:p>
          </table:table-cell>
          <table:table-cell office:value-type="float" office:value="52">
            <text:p>52</text:p>
          </table:table-cell>
          <table:table-cell office:value-type="float" office:value="176">
            <text:p>176</text:p>
          </table:table-cell>
          <table:table-cell office:value-type="float" office:value="-114">
            <text:p>-114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29325041004">
            <text:p>-28.429325041</text:p>
          </table:table-cell>
          <table:table-cell office:value-type="float" office:value="-34.7642938451189">
            <text:p>-34.7642938451</text:p>
          </table:table-cell>
          <table:table-cell table:formula="of:=[.N224]*[.$S$2]" office:value-type="float" office:value="-104.292881535357">
            <text:p>-104.2928815354</text:p>
          </table:table-cell>
          <table:table-cell office:value-type="float" office:value="3.88817038806717">
            <text:p>3.8881703881</text:p>
          </table:table-cell>
          <table:table-cell office:value-type="float" office:value="14.6">
            <text:p>14.6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string">
            <text:p>2014-02-01_13:49:26_552973</text:p>
          </table:table-cell>
          <table:table-cell office:value-type="float" office:value="2000657.203125">
            <text:p>2000657.203125</text:p>
          </table:table-cell>
          <table:table-cell office:value-type="float" office:value="11.2">
            <text:p>11.2</text:p>
          </table:table-cell>
          <table:table-cell office:value-type="float" office:value="229">
            <text:p>229</text:p>
          </table:table-cell>
          <table:table-cell office:value-type="float" office:value="175">
            <text:p>175</text:p>
          </table:table-cell>
          <table:table-cell office:value-type="float" office:value="-343">
            <text:p>-343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300457034588">
            <text:p>-28.4300457035</text:p>
          </table:table-cell>
          <table:table-cell office:value-type="float" office:value="-34.7551055322942">
            <text:p>-34.7551055323</text:p>
          </table:table-cell>
          <table:table-cell table:formula="of:=[.N225]*[.$S$2]" office:value-type="float" office:value="-104.265316596883">
            <text:p>-104.2653165969</text:p>
          </table:table-cell>
          <table:table-cell office:value-type="float" office:value="3.88823233431776">
            <text:p>3.8882323343</text:p>
          </table:table-cell>
          <table:table-cell office:value-type="float" office:value="16.39">
            <text:p>16.39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string">
            <text:p>2014-02-01_13:49:26_633479</text:p>
          </table:table-cell>
          <table:table-cell office:value-type="float" office:value="2008707">
            <text:p>2008707</text:p>
          </table:table-cell>
          <table:table-cell office:value-type="float" office:value="11.25">
            <text:p>11.25</text:p>
          </table:table-cell>
          <table:table-cell office:value-type="float" office:value="-94">
            <text:p>-94</text:p>
          </table:table-cell>
          <table:table-cell office:value-type="float" office:value="135">
            <text:p>135</text:p>
          </table:table-cell>
          <table:table-cell office:value-type="float" office:value="-182">
            <text:p>-182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258985519965">
            <text:p>-28.425898552</text:p>
          </table:table-cell>
          <table:table-cell office:value-type="float" office:value="-34.7454309058949">
            <text:p>-34.7454309059</text:p>
          </table:table-cell>
          <table:table-cell table:formula="of:=[.N226]*[.$S$2]" office:value-type="float" office:value="-104.236292717685">
            <text:p>-104.2362927177</text:p>
          </table:table-cell>
          <table:table-cell office:value-type="float" office:value="3.90002741727033">
            <text:p>3.9000274173</text:p>
          </table:table-cell>
          <table:table-cell office:value-type="float" office:value="15.77">
            <text:p>15.77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string">
            <text:p>2014-02-01_13:49:26_732500</text:p>
          </table:table-cell>
          <table:table-cell office:value-type="float" office:value="2018608.90625">
            <text:p>2018608.90625</text:p>
          </table:table-cell>
          <table:table-cell office:value-type="float" office:value="11.3">
            <text:p>11.3</text:p>
          </table:table-cell>
          <table:table-cell office:value-type="float" office:value="-3">
            <text:p>-3</text:p>
          </table:table-cell>
          <table:table-cell office:value-type="float" office:value="117">
            <text:p>117</text:p>
          </table:table-cell>
          <table:table-cell office:value-type="float" office:value="-193">
            <text:p>-193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80247668865">
            <text:p>-28.3880247669</text:p>
          </table:table-cell>
          <table:table-cell office:value-type="float" office:value="-34.5647290689201">
            <text:p>-34.5647290689</text:p>
          </table:table-cell>
          <table:table-cell table:formula="of:=[.N227]*[.$S$2]" office:value-type="float" office:value="-103.69418720676">
            <text:p>-103.6941872068</text:p>
          </table:table-cell>
          <table:table-cell office:value-type="float" office:value="4.03346693752656">
            <text:p>4.0334669375</text:p>
          </table:table-cell>
          <table:table-cell office:value-type="float" office:value="15.86">
            <text:p>15.86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string">
            <text:p>2014-02-01_13:49:26_813370</text:p>
          </table:table-cell>
          <table:table-cell office:value-type="float" office:value="2026696.015625">
            <text:p>2026696.015625</text:p>
          </table:table-cell>
          <table:table-cell office:value-type="float" office:value="11.35">
            <text:p>11.35</text:p>
          </table:table-cell>
          <table:table-cell office:value-type="float" office:value="13">
            <text:p>13</text:p>
          </table:table-cell>
          <table:table-cell office:value-type="float" office:value="128">
            <text:p>128</text:p>
          </table:table-cell>
          <table:table-cell office:value-type="float" office:value="-285">
            <text:p>-285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66007635153">
            <text:p>-28.3866007635</text:p>
          </table:table-cell>
          <table:table-cell office:value-type="float" office:value="-34.547460896604">
            <text:p>-34.5474608966</text:p>
          </table:table-cell>
          <table:table-cell table:formula="of:=[.N228]*[.$S$2]" office:value-type="float" office:value="-103.642382689812">
            <text:p>-103.6423826898</text:p>
          </table:table-cell>
          <table:table-cell office:value-type="float" office:value="4.03876771857978">
            <text:p>4.0387677186</text:p>
          </table:table-cell>
          <table:table-cell office:value-type="float" office:value="14.28">
            <text:p>14.28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string">
            <text:p>2014-02-01_13:49:26_893810</text:p>
          </table:table-cell>
          <table:table-cell office:value-type="float" office:value="2034740.21875">
            <text:p>2034740.21875</text:p>
          </table:table-cell>
          <table:table-cell office:value-type="float" office:value="11.4">
            <text:p>11.4</text:p>
          </table:table-cell>
          <table:table-cell office:value-type="float" office:value="-57">
            <text:p>-57</text:p>
          </table:table-cell>
          <table:table-cell office:value-type="float" office:value="158">
            <text:p>158</text:p>
          </table:table-cell>
          <table:table-cell office:value-type="float" office:value="-246">
            <text:p>-246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97052161412">
            <text:p>-28.3897052161</text:p>
          </table:table-cell>
          <table:table-cell office:value-type="float" office:value="-34.5499694237088">
            <text:p>-34.5499694237</text:p>
          </table:table-cell>
          <table:table-cell table:formula="of:=[.N229]*[.$S$2]" office:value-type="float" office:value="-103.649908271126">
            <text:p>-103.6499082711</text:p>
          </table:table-cell>
          <table:table-cell office:value-type="float" office:value="4.05514236310804">
            <text:p>4.0551423631</text:p>
          </table:table-cell>
          <table:table-cell office:value-type="float" office:value="15.06">
            <text:p>15.06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string">
            <text:p>2014-02-01_13:49:26_974777</text:p>
          </table:table-cell>
          <table:table-cell office:value-type="float" office:value="2042836.8125">
            <text:p>2042836.8125</text:p>
          </table:table-cell>
          <table:table-cell office:value-type="float" office:value="11.45">
            <text:p>11.45</text:p>
          </table:table-cell>
          <table:table-cell office:value-type="float" office:value="57">
            <text:p>57</text:p>
          </table:table-cell>
          <table:table-cell office:value-type="float" office:value="261">
            <text:p>261</text:p>
          </table:table-cell>
          <table:table-cell office:value-type="float" office:value="-256">
            <text:p>-256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6804937303">
            <text:p>-28.3868049373</text:p>
          </table:table-cell>
          <table:table-cell office:value-type="float" office:value="-34.5539376826625">
            <text:p>-34.5539376827</text:p>
          </table:table-cell>
          <table:table-cell table:formula="of:=[.N230]*[.$S$2]" office:value-type="float" office:value="-103.661813047988">
            <text:p>-103.661813048</text:p>
          </table:table-cell>
          <table:table-cell office:value-type="float" office:value="4.04005844397302">
            <text:p>4.040058444</text:p>
          </table:table-cell>
          <table:table-cell office:value-type="float" office:value="16.46">
            <text:p>16.46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string">
            <text:p>2014-02-01_13:49:27_055449</text:p>
          </table:table-cell>
          <table:table-cell office:value-type="float" office:value="2050904.203125">
            <text:p>2050904.203125</text:p>
          </table:table-cell>
          <table:table-cell office:value-type="float" office:value="11.5">
            <text:p>11.5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  <table:table-cell office:value-type="float" office:value="-276">
            <text:p>-276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48376114949">
            <text:p>-28.3848376115</text:p>
          </table:table-cell>
          <table:table-cell office:value-type="float" office:value="-34.5523299526775">
            <text:p>-34.5523299527</text:p>
          </table:table-cell>
          <table:table-cell table:formula="of:=[.N231]*[.$S$2]" office:value-type="float" office:value="-103.656989858033">
            <text:p>-103.656989858</text:p>
          </table:table-cell>
          <table:table-cell office:value-type="float" office:value="4.04660566059376">
            <text:p>4.0466056606</text:p>
          </table:table-cell>
          <table:table-cell office:value-type="float" office:value="15.01">
            <text:p>15.01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string">
            <text:p>2014-02-01_13:49:27_135814</text:p>
          </table:table-cell>
          <table:table-cell office:value-type="float" office:value="2058940.515625">
            <text:p>2058940.515625</text:p>
          </table:table-cell>
          <table:table-cell office:value-type="float" office:value="11.55">
            <text:p>11.55</text:p>
          </table:table-cell>
          <table:table-cell office:value-type="float" office:value="-36">
            <text:p>-36</text:p>
          </table:table-cell>
          <table:table-cell office:value-type="float" office:value="142">
            <text:p>142</text:p>
          </table:table-cell>
          <table:table-cell office:value-type="float" office:value="-140">
            <text:p>-140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92986735604">
            <text:p>-28.3892986736</text:p>
          </table:table-cell>
          <table:table-cell office:value-type="float" office:value="-34.5370161555052">
            <text:p>-34.5370161555</text:p>
          </table:table-cell>
          <table:table-cell table:formula="of:=[.N232]*[.$S$2]" office:value-type="float" office:value="-103.611048466515">
            <text:p>-103.6110484665</text:p>
          </table:table-cell>
          <table:table-cell office:value-type="float" office:value="4.05256103143582">
            <text:p>4.0525610314</text:p>
          </table:table-cell>
          <table:table-cell office:value-type="float" office:value="14.52">
            <text:p>14.52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string">
            <text:p>2014-02-01_13:49:27_216776</text:p>
          </table:table-cell>
          <table:table-cell office:value-type="float" office:value="2067037.609375">
            <text:p>2067037.609375</text:p>
          </table:table-cell>
          <table:table-cell office:value-type="float" office:value="11.6">
            <text:p>11.6</text:p>
          </table:table-cell>
          <table:table-cell office:value-type="float" office:value="85">
            <text:p>85</text:p>
          </table:table-cell>
          <table:table-cell office:value-type="float" office:value="168">
            <text:p>168</text:p>
          </table:table-cell>
          <table:table-cell office:value-type="float" office:value="-138">
            <text:p>-138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26663954825">
            <text:p>-28.3826663955</text:p>
          </table:table-cell>
          <table:table-cell office:value-type="float" office:value="-34.5442452521339">
            <text:p>-34.5442452521</text:p>
          </table:table-cell>
          <table:table-cell table:formula="of:=[.N233]*[.$S$2]" office:value-type="float" office:value="-103.632735756402">
            <text:p>-103.6327357564</text:p>
          </table:table-cell>
          <table:table-cell office:value-type="float" office:value="4.05186266600966">
            <text:p>4.051862666</text:p>
          </table:table-cell>
          <table:table-cell office:value-type="float" office:value="15.05">
            <text:p>15.05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string">
            <text:p>2014-02-01_13:49:27_297483</text:p>
          </table:table-cell>
          <table:table-cell office:value-type="float" office:value="2075108.21875">
            <text:p>2075108.21875</text:p>
          </table:table-cell>
          <table:table-cell office:value-type="float" office:value="11.65">
            <text:p>11.65</text:p>
          </table:table-cell>
          <table:table-cell office:value-type="float" office:value="76">
            <text:p>76</text:p>
          </table:table-cell>
          <table:table-cell office:value-type="float" office:value="204">
            <text:p>204</text:p>
          </table:table-cell>
          <table:table-cell office:value-type="float" office:value="-281">
            <text:p>-281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73313547047">
            <text:p>-28.3873313547</text:p>
          </table:table-cell>
          <table:table-cell office:value-type="float" office:value="-34.5354075013808">
            <text:p>-34.5354075014</text:p>
          </table:table-cell>
          <table:table-cell table:formula="of:=[.N234]*[.$S$2]" office:value-type="float" office:value="-103.606222504143">
            <text:p>-103.6062225041</text:p>
          </table:table-cell>
          <table:table-cell office:value-type="float" office:value="4.05910868814125">
            <text:p>4.0591086881</text:p>
          </table:table-cell>
          <table:table-cell office:value-type="float" office:value="14.72">
            <text:p>14.72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string">
            <text:p>2014-02-01_13:49:27_378632</text:p>
          </table:table-cell>
          <table:table-cell office:value-type="float" office:value="2083222.921875">
            <text:p>2083222.921875</text:p>
          </table:table-cell>
          <table:table-cell office:value-type="float" office:value="11.7">
            <text:p>11.7</text:p>
          </table:table-cell>
          <table:table-cell office:value-type="float" office:value="117">
            <text:p>117</text:p>
          </table:table-cell>
          <table:table-cell office:value-type="float" office:value="251">
            <text:p>251</text:p>
          </table:table-cell>
          <table:table-cell office:value-type="float" office:value="-260">
            <text:p>-260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790772961183">
            <text:p>-28.3790772961</text:p>
          </table:table-cell>
          <table:table-cell office:value-type="float" office:value="-34.5188912170369">
            <text:p>-34.518891217</text:p>
          </table:table-cell>
          <table:table-cell table:formula="of:=[.N235]*[.$S$2]" office:value-type="float" office:value="-103.556673651111">
            <text:p>-103.5566736511</text:p>
          </table:table-cell>
          <table:table-cell office:value-type="float" office:value="4.06241907075939">
            <text:p>4.0624190708</text:p>
          </table:table-cell>
          <table:table-cell office:value-type="float" office:value="15.59">
            <text:p>15.59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string">
            <text:p>2014-02-01_13:49:27_459360</text:p>
          </table:table-cell>
          <table:table-cell office:value-type="float" office:value="2091296.015625">
            <text:p>2091296.015625</text:p>
          </table:table-cell>
          <table:table-cell office:value-type="float" office:value="11.75">
            <text:p>11.75</text:p>
          </table:table-cell>
          <table:table-cell office:value-type="float" office:value="71">
            <text:p>71</text:p>
          </table:table-cell>
          <table:table-cell office:value-type="float" office:value="150">
            <text:p>150</text:p>
          </table:table-cell>
          <table:table-cell office:value-type="float" office:value="-230">
            <text:p>-230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37429041999">
            <text:p>-28.3837429042</text:p>
          </table:table-cell>
          <table:table-cell office:value-type="float" office:value="-34.5100521513751">
            <text:p>-34.5100521514</text:p>
          </table:table-cell>
          <table:table-cell table:formula="of:=[.N236]*[.$S$2]" office:value-type="float" office:value="-103.530156454125">
            <text:p>-103.5301564541</text:p>
          </table:table-cell>
          <table:table-cell office:value-type="float" office:value="4.06966371117278">
            <text:p>4.0696637112</text:p>
          </table:table-cell>
          <table:table-cell office:value-type="float" office:value="15.4">
            <text:p>15.4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string">
            <text:p>2014-02-01_13:49:27_539984</text:p>
          </table:table-cell>
          <table:table-cell office:value-type="float" office:value="2099365.71875">
            <text:p>2099365.71875</text:p>
          </table:table-cell>
          <table:table-cell office:value-type="float" office:value="11.8">
            <text:p>11.8</text:p>
          </table:table-cell>
          <table:table-cell office:value-type="float" office:value="-13">
            <text:p>-13</text:p>
          </table:table-cell>
          <table:table-cell office:value-type="float" office:value="157">
            <text:p>157</text:p>
          </table:table-cell>
          <table:table-cell office:value-type="float" office:value="-181">
            <text:p>-181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19772271595">
            <text:p>-28.3819772272</text:p>
          </table:table-cell>
          <table:table-cell office:value-type="float" office:value="-34.5149194364819">
            <text:p>-34.5149194365</text:p>
          </table:table-cell>
          <table:table-cell table:formula="of:=[.N237]*[.$S$2]" office:value-type="float" office:value="-103.544758309446">
            <text:p>-103.5447583094</text:p>
          </table:table-cell>
          <table:table-cell office:value-type="float" office:value="4.07750217571879">
            <text:p>4.0775021757</text:p>
          </table:table-cell>
          <table:table-cell office:value-type="float" office:value="15.05">
            <text:p>15.05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string">
            <text:p>2014-02-01_13:49:27_620572</text:p>
          </table:table-cell>
          <table:table-cell office:value-type="float" office:value="2107416.203125">
            <text:p>2107416.203125</text:p>
          </table:table-cell>
          <table:table-cell office:value-type="float" office:value="11.85">
            <text:p>11.85</text:p>
          </table:table-cell>
          <table:table-cell office:value-type="float" office:value="-36">
            <text:p>-36</text:p>
          </table:table-cell>
          <table:table-cell office:value-type="float" office:value="157">
            <text:p>157</text:p>
          </table:table-cell>
          <table:table-cell office:value-type="float" office:value="-157">
            <text:p>-157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17757725749">
            <text:p>-28.3817757726</text:p>
          </table:table-cell>
          <table:table-cell office:value-type="float" office:value="-34.5084425596224">
            <text:p>-34.5084425596</text:p>
          </table:table-cell>
          <table:table-cell table:formula="of:=[.N238]*[.$S$2]" office:value-type="float" office:value="-103.525327678867">
            <text:p>-103.5253276789</text:p>
          </table:table-cell>
          <table:table-cell office:value-type="float" office:value="4.07621177331112">
            <text:p>4.0762117733</text:p>
          </table:table-cell>
          <table:table-cell office:value-type="float" office:value="16.12">
            <text:p>16.12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string">
            <text:p>2014-02-01_13:49:27_700983</text:p>
          </table:table-cell>
          <table:table-cell office:value-type="float" office:value="2115456.921875">
            <text:p>2115456.921875</text:p>
          </table:table-cell>
          <table:table-cell office:value-type="float" office:value="11.9">
            <text:p>11.9</text:p>
          </table:table-cell>
          <table:table-cell office:value-type="float" office:value="-53">
            <text:p>-53</text:p>
          </table:table-cell>
          <table:table-cell office:value-type="float" office:value="153">
            <text:p>153</text:p>
          </table:table-cell>
          <table:table-cell office:value-type="float" office:value="-194">
            <text:p>-194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64416280862">
            <text:p>-28.3864416281</text:p>
          </table:table-cell>
          <table:table-cell office:value-type="float" office:value="-34.4996015613082">
            <text:p>-34.4996015613</text:p>
          </table:table-cell>
          <table:table-cell table:formula="of:=[.N239]*[.$S$2]" office:value-type="float" office:value="-103.498804683925">
            <text:p>-103.4988046839</text:p>
          </table:table-cell>
          <table:table-cell office:value-type="float" office:value="4.08345589332779">
            <text:p>4.0834558933</text:p>
          </table:table-cell>
          <table:table-cell office:value-type="float" office:value="15.84">
            <text:p>15.84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string">
            <text:p>2014-02-01_13:49:27_781714</text:p>
          </table:table-cell>
          <table:table-cell office:value-type="float" office:value="2123530.921875">
            <text:p>2123530.921875</text:p>
          </table:table-cell>
          <table:table-cell office:value-type="float" office:value="11.95">
            <text:p>11.95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-185">
            <text:p>-185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62406362805">
            <text:p>-28.3862406363</text:p>
          </table:table-cell>
          <table:table-cell office:value-type="float" office:value="-34.4931244002582">
            <text:p>-34.4931244003</text:p>
          </table:table-cell>
          <table:table-cell table:formula="of:=[.N240]*[.$S$2]" office:value-type="float" office:value="-103.479373200775">
            <text:p>-103.4793732008</text:p>
          </table:table-cell>
          <table:table-cell office:value-type="float" office:value="4.08216514309196">
            <text:p>4.0821651431</text:p>
          </table:table-cell>
          <table:table-cell office:value-type="float" office:value="14.6">
            <text:p>14.6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string">
            <text:p>2014-02-01_13:49:27_862025</text:p>
          </table:table-cell>
          <table:table-cell office:value-type="float" office:value="2131561.3125">
            <text:p>2131561.3125</text:p>
          </table:table-cell>
          <table:table-cell office:value-type="float" office:value="12">
            <text:p>12</text:p>
          </table:table-cell>
          <table:table-cell office:value-type="float" office:value="-24">
            <text:p>-24</text:p>
          </table:table-cell>
          <table:table-cell office:value-type="float" office:value="224">
            <text:p>224</text:p>
          </table:table-cell>
          <table:table-cell office:value-type="float" office:value="-160">
            <text:p>-160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48751700478">
            <text:p>-28.38487517</text:p>
          </table:table-cell>
          <table:table-cell office:value-type="float" office:value="-34.510944450902">
            <text:p>-34.5109444509</text:p>
          </table:table-cell>
          <table:table-cell table:formula="of:=[.N241]*[.$S$2]" office:value-type="float" office:value="-103.532833352706">
            <text:p>-103.5328333527</text:p>
          </table:table-cell>
          <table:table-cell office:value-type="float" office:value="4.09258485818576">
            <text:p>4.0925848582</text:p>
          </table:table-cell>
          <table:table-cell office:value-type="float" office:value="14.67">
            <text:p>14.67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string">
            <text:p>2014-02-01_13:49:27_964105</text:p>
          </table:table-cell>
          <table:table-cell office:value-type="float" office:value="2141769.21875">
            <text:p>2141769.21875</text:p>
          </table:table-cell>
          <table:table-cell office:value-type="float" office:value="12.05">
            <text:p>12.05</text:p>
          </table:table-cell>
          <table:table-cell office:value-type="float" office:value="26">
            <text:p>26</text:p>
          </table:table-cell>
          <table:table-cell office:value-type="float" office:value="173">
            <text:p>173</text:p>
          </table:table-cell>
          <table:table-cell office:value-type="float" office:value="-119">
            <text:p>-119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91884723867">
            <text:p>-28.3891884724</text:p>
          </table:table-cell>
          <table:table-cell office:value-type="float" office:value="-34.447731348615">
            <text:p>-34.4477313486</text:p>
          </table:table-cell>
          <table:table-cell table:formula="of:=[.N242]*[.$S$2]" office:value-type="float" office:value="-103.343194045845">
            <text:p>-103.3431940458</text:p>
          </table:table-cell>
          <table:table-cell office:value-type="float" office:value="4.14321956653332">
            <text:p>4.1432195665</text:p>
          </table:table-cell>
          <table:table-cell office:value-type="float" office:value="14.64">
            <text:p>14.64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string">
            <text:p>2014-02-01_13:49:28_044409</text:p>
          </table:table-cell>
          <table:table-cell office:value-type="float" office:value="2149800.203125">
            <text:p>2149800.203125</text:p>
          </table:table-cell>
          <table:table-cell office:value-type="float" office:value="12.1">
            <text:p>12.1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office:value-type="float" office:value="-273">
            <text:p>-273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70228988252">
            <text:p>-28.3870228988</text:p>
          </table:table-cell>
          <table:table-cell office:value-type="float" office:value="-34.4396399729123">
            <text:p>-34.4396399729</text:p>
          </table:table-cell>
          <table:table-cell table:formula="of:=[.N243]*[.$S$2]" office:value-type="float" office:value="-103.318919918737">
            <text:p>-103.3189199187</text:p>
          </table:table-cell>
          <table:table-cell office:value-type="float" office:value="4.14847835381753">
            <text:p>4.1484783538</text:p>
          </table:table-cell>
          <table:table-cell office:value-type="float" office:value="14.16">
            <text:p>14.16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string">
            <text:p>2014-02-01_13:49:28_124847</text:p>
          </table:table-cell>
          <table:table-cell office:value-type="float" office:value="2157843.40625">
            <text:p>2157843.40625</text:p>
          </table:table-cell>
          <table:table-cell office:value-type="float" office:value="12.15">
            <text:p>12.15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-220">
            <text:p>-220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791768705915">
            <text:p>-28.3791768706</text:p>
          </table:table-cell>
          <table:table-cell office:value-type="float" office:value="-34.4360787971541">
            <text:p>-34.4360787972</text:p>
          </table:table-cell>
          <table:table-cell table:formula="of:=[.N244]*[.$S$2]" office:value-type="float" office:value="-103.308236391462">
            <text:p>-103.3082363915</text:p>
          </table:table-cell>
          <table:table-cell office:value-type="float" office:value="4.15436675161226">
            <text:p>4.1543667516</text:p>
          </table:table-cell>
          <table:table-cell office:value-type="float" office:value="15.42">
            <text:p>15.42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string">
            <text:p>2014-02-01_13:49:28_205695</text:p>
          </table:table-cell>
          <table:table-cell office:value-type="float" office:value="2165929.703125">
            <text:p>2165929.703125</text:p>
          </table:table-cell>
          <table:table-cell office:value-type="float" office:value="12.2">
            <text:p>12.2</text:p>
          </table:table-cell>
          <table:table-cell office:value-type="float" office:value="35">
            <text:p>35</text:p>
          </table:table-cell>
          <table:table-cell office:value-type="float" office:value="154">
            <text:p>154</text:p>
          </table:table-cell>
          <table:table-cell office:value-type="float" office:value="-267">
            <text:p>-267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50536415469">
            <text:p>-28.3850536415</text:p>
          </table:table-cell>
          <table:table-cell office:value-type="float" office:value="-34.4380253124354">
            <text:p>-34.4380253124</text:p>
          </table:table-cell>
          <table:table-cell table:formula="of:=[.N245]*[.$S$2]" office:value-type="float" office:value="-103.314075937306">
            <text:p>-103.3140759373</text:p>
          </table:table-cell>
          <table:table-cell office:value-type="float" office:value="4.15502774481639">
            <text:p>4.1550277448</text:p>
          </table:table-cell>
          <table:table-cell office:value-type="float" office:value="16.34">
            <text:p>16.34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string">
            <text:p>2014-02-01_13:49:28_286240</text:p>
          </table:table-cell>
          <table:table-cell office:value-type="float" office:value="2173982.625">
            <text:p>2173982.625</text:p>
          </table:table-cell>
          <table:table-cell office:value-type="float" office:value="12.25">
            <text:p>12.25</text:p>
          </table:table-cell>
          <table:table-cell office:value-type="float" office:value="-32">
            <text:p>-32</text:p>
          </table:table-cell>
          <table:table-cell office:value-type="float" office:value="101">
            <text:p>101</text:p>
          </table:table-cell>
          <table:table-cell office:value-type="float" office:value="-296">
            <text:p>-296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11457913854">
            <text:p>-28.3811457914</text:p>
          </table:table-cell>
          <table:table-cell office:value-type="float" office:value="-34.4376932426922">
            <text:p>-34.4376932427</text:p>
          </table:table-cell>
          <table:table-cell table:formula="of:=[.N246]*[.$S$2]" office:value-type="float" office:value="-103.313079728077">
            <text:p>-103.3130797281</text:p>
          </table:table-cell>
          <table:table-cell office:value-type="float" office:value="4.14781768530815">
            <text:p>4.1478176853</text:p>
          </table:table-cell>
          <table:table-cell office:value-type="float" office:value="14.09">
            <text:p>14.09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string">
            <text:p>2014-02-01_13:49:28_366699</text:p>
          </table:table-cell>
          <table:table-cell office:value-type="float" office:value="2182028.828125">
            <text:p>2182028.828125</text:p>
          </table:table-cell>
          <table:table-cell office:value-type="float" office:value="12.3">
            <text:p>12.3</text:p>
          </table:table-cell>
          <table:table-cell office:value-type="float" office:value="63">
            <text:p>63</text:p>
          </table:table-cell>
          <table:table-cell office:value-type="float" office:value="198">
            <text:p>198</text:p>
          </table:table-cell>
          <table:table-cell office:value-type="float" office:value="-296">
            <text:p>-296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901125831068">
            <text:p>-28.3901125831</text:p>
          </table:table-cell>
          <table:table-cell office:value-type="float" office:value="-34.4421274868605">
            <text:p>-34.4421274869</text:p>
          </table:table-cell>
          <table:table-cell table:formula="of:=[.N247]*[.$S$2]" office:value-type="float" office:value="-103.326382460582">
            <text:p>-103.3263824606</text:p>
          </table:table-cell>
          <table:table-cell office:value-type="float" office:value="4.16484919585492">
            <text:p>4.1648491959</text:p>
          </table:table-cell>
          <table:table-cell office:value-type="float" office:value="14.91">
            <text:p>14.91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string">
            <text:p>2014-02-01_13:49:28_447433</text:p>
          </table:table-cell>
          <table:table-cell office:value-type="float" office:value="2190101.21875">
            <text:p>2190101.21875</text:p>
          </table:table-cell>
          <table:table-cell office:value-type="float" office:value="12.35">
            <text:p>12.35</text:p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float" office:value="-242">
            <text:p>-242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99170158673">
            <text:p>-28.3899170159</text:p>
          </table:table-cell>
          <table:table-cell office:value-type="float" office:value="-34.4356508294045">
            <text:p>-34.4356508294</text:p>
          </table:table-cell>
          <table:table-cell table:formula="of:=[.N248]*[.$S$2]" office:value-type="float" office:value="-103.306952488214">
            <text:p>-103.3069524882</text:p>
          </table:table-cell>
          <table:table-cell office:value-type="float" office:value="4.16355900025659">
            <text:p>4.1635590003</text:p>
          </table:table-cell>
          <table:table-cell office:value-type="float" office:value="15.43">
            <text:p>15.43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string">
            <text:p>2014-02-01_13:49:28_527783</text:p>
          </table:table-cell>
          <table:table-cell office:value-type="float" office:value="2198169.609375">
            <text:p>2198169.609375</text:p>
          </table:table-cell>
          <table:table-cell office:value-type="float" office:value="12.4">
            <text:p>12.4</text:p>
          </table:table-cell>
          <table:table-cell office:value-type="float" office:value="108">
            <text:p>108</text:p>
          </table:table-cell>
          <table:table-cell office:value-type="float" office:value="186">
            <text:p>186</text:p>
          </table:table-cell>
          <table:table-cell office:value-type="float" office:value="-264">
            <text:p>-264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38441516978">
            <text:p>-28.3838441517</text:p>
          </table:table-cell>
          <table:table-cell office:value-type="float" office:value="-34.4272280627609">
            <text:p>-34.4272280628</text:p>
          </table:table-cell>
          <table:table-cell table:formula="of:=[.N249]*[.$S$2]" office:value-type="float" office:value="-103.281684188283">
            <text:p>-103.2816841883</text:p>
          </table:table-cell>
          <table:table-cell office:value-type="float" office:value="4.16160727739435">
            <text:p>4.1616072774</text:p>
          </table:table-cell>
          <table:table-cell office:value-type="float" office:value="16.67">
            <text:p>16.67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string">
            <text:p>2014-02-01_13:49:28_609158</text:p>
          </table:table-cell>
          <table:table-cell office:value-type="float" office:value="2206308.703125">
            <text:p>2206308.703125</text:p>
          </table:table-cell>
          <table:table-cell office:value-type="float" office:value="12.45">
            <text:p>12.45</text:p>
          </table:table-cell>
          <table:table-cell office:value-type="float" office:value="55">
            <text:p>55</text:p>
          </table:table-cell>
          <table:table-cell office:value-type="float" office:value="179">
            <text:p>179</text:p>
          </table:table-cell>
          <table:table-cell office:value-type="float" office:value="-223">
            <text:p>-223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99170158673">
            <text:p>-28.3899170159</text:p>
          </table:table-cell>
          <table:table-cell office:value-type="float" office:value="-34.4356508294045">
            <text:p>-34.4356508294</text:p>
          </table:table-cell>
          <table:table-cell table:formula="of:=[.N250]*[.$S$2]" office:value-type="float" office:value="-103.306952488214">
            <text:p>-103.3069524882</text:p>
          </table:table-cell>
          <table:table-cell office:value-type="float" office:value="4.16355900025659">
            <text:p>4.1635590003</text:p>
          </table:table-cell>
          <table:table-cell office:value-type="float" office:value="14.57">
            <text:p>14.57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string">
            <text:p>2014-02-01_13:49:28_690391</text:p>
          </table:table-cell>
          <table:table-cell office:value-type="float" office:value="2214398.3125">
            <text:p>2214398.3125</text:p>
          </table:table-cell>
          <table:table-cell office:value-type="float" office:value="12.5">
            <text:p>12.5</text:p>
          </table:table-cell>
          <table:table-cell office:value-type="float" office:value="-83">
            <text:p>-83</text:p>
          </table:table-cell>
          <table:table-cell office:value-type="float" office:value="160">
            <text:p>160</text:p>
          </table:table-cell>
          <table:table-cell office:value-type="float" office:value="-274">
            <text:p>-274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5812911405">
            <text:p>-28.3858129114</text:p>
          </table:table-cell>
          <table:table-cell office:value-type="float" office:value="-34.4288431998225">
            <text:p>-34.4288431998</text:p>
          </table:table-cell>
          <table:table-cell table:formula="of:=[.N251]*[.$S$2]" office:value-type="float" office:value="-103.286529599467">
            <text:p>-103.2865295995</text:p>
          </table:table-cell>
          <table:table-cell office:value-type="float" office:value="4.15505806349242">
            <text:p>4.1550580635</text:p>
          </table:table-cell>
          <table:table-cell office:value-type="float" office:value="14.09">
            <text:p>14.09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string">
            <text:p>2014-02-01_13:49:28_770619</text:p>
          </table:table-cell>
          <table:table-cell office:value-type="float" office:value="2222420.8125">
            <text:p>2222420.8125</text:p>
          </table:table-cell>
          <table:table-cell office:value-type="float" office:value="12.55">
            <text:p>12.55</text:p>
          </table:table-cell>
          <table:table-cell office:value-type="float" office:value="-34">
            <text:p>-34</text:p>
          </table:table-cell>
          <table:table-cell office:value-type="float" office:value="149">
            <text:p>149</text:p>
          </table:table-cell>
          <table:table-cell office:value-type="float" office:value="-308">
            <text:p>-308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36486215925">
            <text:p>-28.3836486216</text:p>
          </table:table-cell>
          <table:table-cell office:value-type="float" office:value="-34.4207511823746">
            <text:p>-34.4207511824</text:p>
          </table:table-cell>
          <table:table-cell table:formula="of:=[.N252]*[.$S$2]" office:value-type="float" office:value="-103.262253547124">
            <text:p>-103.2622535471</text:p>
          </table:table-cell>
          <table:table-cell office:value-type="float" office:value="4.16031696032333">
            <text:p>4.1603169603</text:p>
          </table:table-cell>
          <table:table-cell office:value-type="float" office:value="15.54">
            <text:p>15.54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string">
            <text:p>2014-02-01_13:49:28_851046</text:p>
          </table:table-cell>
          <table:table-cell office:value-type="float" office:value="2230463.71875">
            <text:p>2230463.71875</text:p>
          </table:table-cell>
          <table:table-cell office:value-type="float" office:value="12.6">
            <text:p>12.6</text:p>
          </table:table-cell>
          <table:table-cell office:value-type="float" office:value="-6">
            <text:p>-6</text:p>
          </table:table-cell>
          <table:table-cell office:value-type="float" office:value="227">
            <text:p>227</text:p>
          </table:table-cell>
          <table:table-cell office:value-type="float" office:value="-253">
            <text:p>-253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920825563407">
            <text:p>-28.3920825563</text:p>
          </table:table-cell>
          <table:table-cell office:value-type="float" office:value="-34.4437429297916">
            <text:p>-34.4437429298</text:p>
          </table:table-cell>
          <table:table-cell table:formula="of:=[.N253]*[.$S$2]" office:value-type="float" office:value="-103.331228789375">
            <text:p>-103.3312287894</text:p>
          </table:table-cell>
          <table:table-cell office:value-type="float" office:value="4.15830010308405">
            <text:p>4.1583001031</text:p>
          </table:table-cell>
          <table:table-cell office:value-type="float" office:value="16.4">
            <text:p>16.4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string">
            <text:p>2014-02-01_13:49:28_931393</text:p>
          </table:table-cell>
          <table:table-cell office:value-type="float" office:value="2238497.625">
            <text:p>2238497.625</text:p>
          </table:table-cell>
          <table:table-cell office:value-type="float" office:value="12.65">
            <text:p>12.65</text:p>
          </table:table-cell>
          <table:table-cell office:value-type="float" office:value="-13">
            <text:p>-13</text:p>
          </table:table-cell>
          <table:table-cell office:value-type="float" office:value="238">
            <text:p>238</text:p>
          </table:table-cell>
          <table:table-cell office:value-type="float" office:value="-265">
            <text:p>-265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50536415469">
            <text:p>-28.3850536415</text:p>
          </table:table-cell>
          <table:table-cell office:value-type="float" office:value="-34.4380253124354">
            <text:p>-34.4380253124</text:p>
          </table:table-cell>
          <table:table-cell table:formula="of:=[.N254]*[.$S$2]" office:value-type="float" office:value="-103.314075937306">
            <text:p>-103.3140759373</text:p>
          </table:table-cell>
          <table:table-cell office:value-type="float" office:value="4.15502774481639">
            <text:p>4.1550277448</text:p>
          </table:table-cell>
          <table:table-cell office:value-type="float" office:value="14.15">
            <text:p>14.15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string">
            <text:p>2014-02-01_13:49:29_012185</text:p>
          </table:table-cell>
          <table:table-cell office:value-type="float" office:value="2246577.90625">
            <text:p>2246577.90625</text:p>
          </table:table-cell>
          <table:table-cell office:value-type="float" office:value="12.7">
            <text:p>12.7</text:p>
          </table:table-cell>
          <table:table-cell office:value-type="float" office:value="-34">
            <text:p>-34</text:p>
          </table:table-cell>
          <table:table-cell office:value-type="float" office:value="182">
            <text:p>182</text:p>
          </table:table-cell>
          <table:table-cell office:value-type="float" office:value="-309">
            <text:p>-309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16797089747">
            <text:p>-28.381679709</text:p>
          </table:table-cell>
          <table:table-cell office:value-type="float" office:value="-34.4191358188287">
            <text:p>-34.4191358188</text:p>
          </table:table-cell>
          <table:table-cell table:formula="of:=[.N255]*[.$S$2]" office:value-type="float" office:value="-103.257407456486">
            <text:p>-103.2574074565</text:p>
          </table:table-cell>
          <table:table-cell office:value-type="float" office:value="4.16686646312696">
            <text:p>4.1668664631</text:p>
          </table:table-cell>
          <table:table-cell office:value-type="float" office:value="15.39">
            <text:p>15.39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string">
            <text:p>2014-02-01_13:49:29_092663</text:p>
          </table:table-cell>
          <table:table-cell office:value-type="float" office:value="2254625.328125">
            <text:p>2254625.328125</text:p>
          </table:table-cell>
          <table:table-cell office:value-type="float" office:value="12.75">
            <text:p>12.75</text:p>
          </table:table-cell>
          <table:table-cell office:value-type="float" office:value="164">
            <text:p>164</text:p>
          </table:table-cell>
          <table:table-cell office:value-type="float" office:value="173">
            <text:p>173</text:p>
          </table:table-cell>
          <table:table-cell office:value-type="float" office:value="-312">
            <text:p>-312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87065820826">
            <text:p>-28.3887065821</text:p>
          </table:table-cell>
          <table:table-cell office:value-type="float" office:value="-34.4248527376332">
            <text:p>-34.4248527376</text:p>
          </table:table-cell>
          <table:table-cell table:formula="of:=[.N256]*[.$S$2]" office:value-type="float" office:value="-103.274558212899">
            <text:p>-103.2745582129</text:p>
          </table:table-cell>
          <table:table-cell office:value-type="float" office:value="4.1701375512385">
            <text:p>4.1701375512</text:p>
          </table:table-cell>
          <table:table-cell office:value-type="float" office:value="14.98">
            <text:p>14.98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string">
            <text:p>2014-02-01_13:49:29_195711</text:p>
          </table:table-cell>
          <table:table-cell office:value-type="float" office:value="2264929.515625">
            <text:p>2264929.515625</text:p>
          </table:table-cell>
          <table:table-cell office:value-type="float" office:value="12.8">
            <text:p>12.8</text:p>
          </table:table-cell>
          <table:table-cell office:value-type="float" office:value="-14">
            <text:p>-14</text:p>
          </table:table-cell>
          <table:table-cell office:value-type="float" office:value="175">
            <text:p>175</text:p>
          </table:table-cell>
          <table:table-cell office:value-type="float" office:value="-326">
            <text:p>-326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104466803222">
            <text:p>-28.4104466803</text:p>
          </table:table-cell>
          <table:table-cell office:value-type="float" office:value="-34.3568207585377">
            <text:p>-34.3568207585</text:p>
          </table:table-cell>
          <table:table-cell table:formula="of:=[.N257]*[.$S$2]" office:value-type="float" office:value="-103.070462275613">
            <text:p>-103.0704622756</text:p>
          </table:table-cell>
          <table:table-cell office:value-type="float" office:value="4.21031614001027">
            <text:p>4.21031614</text:p>
          </table:table-cell>
          <table:table-cell office:value-type="float" office:value="14.11">
            <text:p>14.11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string">
            <text:p>2014-02-01_13:49:29_275995</text:p>
          </table:table-cell>
          <table:table-cell office:value-type="float" office:value="2272957.609375">
            <text:p>2272957.609375</text:p>
          </table:table-cell>
          <table:table-cell office:value-type="float" office:value="12.85">
            <text:p>12.85</text:p>
          </table:table-cell>
          <table:table-cell office:value-type="float" office:value="188">
            <text:p>188</text:p>
          </table:table-cell>
          <table:table-cell office:value-type="float" office:value="164">
            <text:p>164</text:p>
          </table:table-cell>
          <table:table-cell office:value-type="float" office:value="-293">
            <text:p>-293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167097051142">
            <text:p>-28.4167097051</text:p>
          </table:table-cell>
          <table:table-cell office:value-type="float" office:value="-34.3717152376265">
            <text:p>-34.3717152376</text:p>
          </table:table-cell>
          <table:table-cell table:formula="of:=[.N258]*[.$S$2]" office:value-type="float" office:value="-103.115145712879">
            <text:p>-103.1151457129</text:p>
          </table:table-cell>
          <table:table-cell office:value-type="float" office:value="4.21356387064571">
            <text:p>4.2135638706</text:p>
          </table:table-cell>
          <table:table-cell office:value-type="float" office:value="15.44">
            <text:p>15.44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string">
            <text:p>2014-02-01_13:49:29_356687</text:p>
          </table:table-cell>
          <table:table-cell office:value-type="float" office:value="2281028.515625">
            <text:p>2281028.515625</text:p>
          </table:table-cell>
          <table:table-cell office:value-type="float" office:value="12.9">
            <text:p>12.9</text:p>
          </table:table-cell>
          <table:table-cell office:value-type="float" office:value="-130">
            <text:p>-130</text:p>
          </table:table-cell>
          <table:table-cell office:value-type="float" office:value="75">
            <text:p>75</text:p>
          </table:table-cell>
          <table:table-cell office:value-type="float" office:value="-139">
            <text:p>-139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053934561456">
            <text:p>-28.4053934561</text:p>
          </table:table-cell>
          <table:table-cell office:value-type="float" office:value="-34.3527252515632">
            <text:p>-34.3527252516</text:p>
          </table:table-cell>
          <table:table-cell table:formula="of:=[.N259]*[.$S$2]" office:value-type="float" office:value="-103.05817575469">
            <text:p>-103.0581757547</text:p>
          </table:table-cell>
          <table:table-cell office:value-type="float" office:value="4.20049749264777">
            <text:p>4.2004974926</text:p>
          </table:table-cell>
          <table:table-cell office:value-type="float" office:value="15.45">
            <text:p>15.45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string">
            <text:p>2014-02-01_13:49:29_437186</text:p>
          </table:table-cell>
          <table:table-cell office:value-type="float" office:value="2289081.8125">
            <text:p>2289081.8125</text:p>
          </table:table-cell>
          <table:table-cell office:value-type="float" office:value="12.95">
            <text:p>12.95</text:p>
          </table:table-cell>
          <table:table-cell office:value-type="float" office:value="73">
            <text:p>73</text:p>
          </table:table-cell>
          <table:table-cell office:value-type="float" office:value="136">
            <text:p>136</text:p>
          </table:table-cell>
          <table:table-cell office:value-type="float" office:value="-243">
            <text:p>-243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082874131728">
            <text:p>-28.4082874132</text:p>
          </table:table-cell>
          <table:table-cell office:value-type="float" office:value="-34.3487238322482">
            <text:p>-34.3487238322</text:p>
          </table:table-cell>
          <table:table-cell table:formula="of:=[.N260]*[.$S$2]" office:value-type="float" office:value="-103.046171496745">
            <text:p>-103.0461714967</text:p>
          </table:table-cell>
          <table:table-cell office:value-type="float" office:value="4.21557466171462">
            <text:p>4.2155746617</text:p>
          </table:table-cell>
          <table:table-cell office:value-type="float" office:value="15.2">
            <text:p>15.2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string">
            <text:p>2014-02-01_13:49:29_517697</text:p>
          </table:table-cell>
          <table:table-cell office:value-type="float" office:value="2297159.515625">
            <text:p>2297159.515625</text:p>
          </table:table-cell>
          <table:table-cell office:value-type="float" office:value="13">
            <text:p>13</text:p>
          </table:table-cell>
          <table:table-cell office:value-type="float" office:value="-12">
            <text:p>-12</text:p>
          </table:table-cell>
          <table:table-cell office:value-type="float" office:value="147">
            <text:p>147</text:p>
          </table:table-cell>
          <table:table-cell office:value-type="float" office:value="-302">
            <text:p>-302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086710438628">
            <text:p>-28.4086710439</text:p>
          </table:table-cell>
          <table:table-cell office:value-type="float" office:value="-34.3616774641925">
            <text:p>-34.3616774642</text:p>
          </table:table-cell>
          <table:table-cell table:formula="of:=[.N261]*[.$S$2]" office:value-type="float" office:value="-103.085032392578">
            <text:p>-103.0850323926</text:p>
          </table:table-cell>
          <table:table-cell office:value-type="float" office:value="4.21815790743244">
            <text:p>4.2181579074</text:p>
          </table:table-cell>
          <table:table-cell office:value-type="float" office:value="15.57">
            <text:p>15.57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string">
            <text:p>2014-02-01_13:49:29_598506</text:p>
          </table:table-cell>
          <table:table-cell office:value-type="float" office:value="2305208.8125">
            <text:p>2305208.8125</text:p>
          </table:table-cell>
          <table:table-cell office:value-type="float" office:value="13.05">
            <text:p>13.05</text:p>
          </table:table-cell>
          <table:table-cell office:value-type="float" office:value="23">
            <text:p>23</text:p>
          </table:table-cell>
          <table:table-cell office:value-type="float" office:value="198">
            <text:p>198</text:p>
          </table:table-cell>
          <table:table-cell office:value-type="float" office:value="-246">
            <text:p>-246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084792288652">
            <text:p>-28.4084792289</text:p>
          </table:table-cell>
          <table:table-cell office:value-type="float" office:value="-34.3552007786798">
            <text:p>-34.3552007787</text:p>
          </table:table-cell>
          <table:table-cell table:formula="of:=[.N262]*[.$S$2]" office:value-type="float" office:value="-103.06560233604">
            <text:p>-103.065602336</text:p>
          </table:table-cell>
          <table:table-cell office:value-type="float" office:value="4.21686634605971">
            <text:p>4.2168663461</text:p>
          </table:table-cell>
          <table:table-cell office:value-type="float" office:value="15.45">
            <text:p>15.45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string">
            <text:p>2014-02-01_13:49:29_678824</text:p>
          </table:table-cell>
          <table:table-cell office:value-type="float" office:value="2313241.3125">
            <text:p>2313241.3125</text:p>
          </table:table-cell>
          <table:table-cell office:value-type="float" office:value="13.1">
            <text:p>13.1</text:p>
          </table:table-cell>
          <table:table-cell office:value-type="float" office:value="49">
            <text:p>49</text:p>
          </table:table-cell>
          <table:table-cell office:value-type="float" office:value="162">
            <text:p>162</text:p>
          </table:table-cell>
          <table:table-cell office:value-type="float" office:value="-195">
            <text:p>-195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111793775945">
            <text:p>-28.4111793776</text:p>
          </table:table-cell>
          <table:table-cell office:value-type="float" office:value="-34.3447192269539">
            <text:p>-34.344719227</text:p>
          </table:table-cell>
          <table:table-cell table:formula="of:=[.N263]*[.$S$2]" office:value-type="float" office:value="-103.034157680862">
            <text:p>-103.0341576809</text:p>
          </table:table-cell>
          <table:table-cell office:value-type="float" office:value="4.23065140032732">
            <text:p>4.2306514003</text:p>
          </table:table-cell>
          <table:table-cell office:value-type="float" office:value="14.91">
            <text:p>14.91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string">
            <text:p>2014-02-01_13:49:29_759282</text:p>
          </table:table-cell>
          <table:table-cell office:value-type="float" office:value="2321287.203125">
            <text:p>2321287.203125</text:p>
          </table:table-cell>
          <table:table-cell office:value-type="float" office:value="13.15">
            <text:p>13.15</text:p>
          </table:table-cell>
          <table:table-cell office:value-type="float" office:value="10">
            <text:p>10</text:p>
          </table:table-cell>
          <table:table-cell office:value-type="float" office:value="187">
            <text:p>187</text:p>
          </table:table-cell>
          <table:table-cell office:value-type="float" office:value="-186">
            <text:p>-186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262360887879">
            <text:p>-28.4262360888</text:p>
          </table:table-cell>
          <table:table-cell office:value-type="float" office:value="-34.3604694630808">
            <text:p>-34.3604694631</text:p>
          </table:table-cell>
          <table:table-cell table:formula="of:=[.N264]*[.$S$2]" office:value-type="float" office:value="-103.081408389242">
            <text:p>-103.0814083892</text:p>
          </table:table-cell>
          <table:table-cell office:value-type="float" office:value="4.22932602455032">
            <text:p>4.2293260246</text:p>
          </table:table-cell>
          <table:table-cell office:value-type="float" office:value="15.3">
            <text:p>15.3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string">
            <text:p>2014-02-01_13:49:29_840200</text:p>
          </table:table-cell>
          <table:table-cell office:value-type="float" office:value="2329379.015625">
            <text:p>2329379.015625</text:p>
          </table:table-cell>
          <table:table-cell office:value-type="float" office:value="13.2">
            <text:p>13.2</text:p>
          </table:table-cell>
          <table:table-cell office:value-type="float" office:value="50">
            <text:p>50</text:p>
          </table:table-cell>
          <table:table-cell office:value-type="float" office:value="149">
            <text:p>149</text:p>
          </table:table-cell>
          <table:table-cell office:value-type="float" office:value="-156">
            <text:p>-156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178153701168">
            <text:p>-28.4178153701</text:p>
          </table:table-cell>
          <table:table-cell office:value-type="float" office:value="-34.3374783287712">
            <text:p>-34.3374783288</text:p>
          </table:table-cell>
          <table:table-cell table:formula="of:=[.N265]*[.$S$2]" office:value-type="float" office:value="-103.012434986314">
            <text:p>-103.0124349863</text:p>
          </table:table-cell>
          <table:table-cell office:value-type="float" office:value="4.2313349421438">
            <text:p>4.2313349421</text:p>
          </table:table-cell>
          <table:table-cell office:value-type="float" office:value="14.72">
            <text:p>14.72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string">
            <text:p>2014-02-01_13:49:29_920942</text:p>
          </table:table-cell>
          <table:table-cell office:value-type="float" office:value="2337452.015625">
            <text:p>2337452.015625</text:p>
          </table:table-cell>
          <table:table-cell office:value-type="float" office:value="13.25">
            <text:p>13.25</text:p>
          </table:table-cell>
          <table:table-cell office:value-type="float" office:value="31">
            <text:p>31</text:p>
          </table:table-cell>
          <table:table-cell office:value-type="float" office:value="85">
            <text:p>85</text:p>
          </table:table-cell>
          <table:table-cell office:value-type="float" office:value="-197">
            <text:p>-197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207059873856">
            <text:p>-28.4207059874</text:p>
          </table:table-cell>
          <table:table-cell office:value-type="float" office:value="-34.3334696507629">
            <text:p>-34.3334696508</text:p>
          </table:table-cell>
          <table:table-cell table:formula="of:=[.N266]*[.$S$2]" office:value-type="float" office:value="-103.000408952289">
            <text:p>-103.0004089523</text:p>
          </table:table-cell>
          <table:table-cell office:value-type="float" office:value="4.24641095739859">
            <text:p>4.2464109574</text:p>
          </table:table-cell>
          <table:table-cell office:value-type="float" office:value="13.63">
            <text:p>13.63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string">
            <text:p>2014-02-01_13:49:30_001212</text:p>
          </table:table-cell>
          <table:table-cell office:value-type="float" office:value="2345480.703125">
            <text:p>2345480.703125</text:p>
          </table:table-cell>
          <table:table-cell office:value-type="float" office:value="13.3">
            <text:p>13.3</text:p>
          </table:table-cell>
          <table:table-cell office:value-type="float" office:value="8">
            <text:p>8</text:p>
          </table:table-cell>
          <table:table-cell office:value-type="float" office:value="194">
            <text:p>194</text:p>
          </table:table-cell>
          <table:table-cell office:value-type="float" office:value="-248">
            <text:p>-248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361418169019">
            <text:p>-28.4361418169</text:p>
          </table:table-cell>
          <table:table-cell office:value-type="float" office:value="-34.3621704856253">
            <text:p>-34.3621704856</text:p>
          </table:table-cell>
          <table:table-cell table:formula="of:=[.N267]*[.$S$2]" office:value-type="float" office:value="-103.086511456876">
            <text:p>-103.0865114569</text:p>
          </table:table-cell>
          <table:table-cell office:value-type="float" office:value="4.24767079092515">
            <text:p>4.2476707909</text:p>
          </table:table-cell>
          <table:table-cell office:value-type="float" office:value="14.6">
            <text:p>14.6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string">
            <text:p>2014-02-01_13:49:30_081731</text:p>
          </table:table-cell>
          <table:table-cell office:value-type="float" office:value="2353532">
            <text:p>2353532</text:p>
          </table:table-cell>
          <table:table-cell office:value-type="float" office:value="13.35">
            <text:p>13.35</text:p>
          </table:table-cell>
          <table:table-cell office:value-type="float" office:value="53">
            <text:p>53</text:p>
          </table:table-cell>
          <table:table-cell office:value-type="float" office:value="138">
            <text:p>138</text:p>
          </table:table-cell>
          <table:table-cell office:value-type="float" office:value="-244">
            <text:p>-244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131472597224">
            <text:p>-28.4131472597</text:p>
          </table:table-cell>
          <table:table-cell office:value-type="float" office:value="-34.3463401666728">
            <text:p>-34.3463401667</text:p>
          </table:table-cell>
          <table:table-cell table:formula="of:=[.N268]*[.$S$2]" office:value-type="float" office:value="-103.039020500018">
            <text:p>-103.0390205</text:p>
          </table:table-cell>
          <table:table-cell office:value-type="float" office:value="4.22410098247397">
            <text:p>4.2241009825</text:p>
          </table:table-cell>
          <table:table-cell office:value-type="float" office:value="15.08">
            <text:p>15.08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string">
            <text:p>2014-02-01_13:49:30_162324</text:p>
          </table:table-cell>
          <table:table-cell office:value-type="float" office:value="2361591.109375">
            <text:p>2361591.109375</text:p>
          </table:table-cell>
          <table:table-cell office:value-type="float" office:value="13.4">
            <text:p>13.4</text:p>
          </table:table-cell>
          <table:table-cell office:value-type="float" office:value="-60">
            <text:p>-60</text:p>
          </table:table-cell>
          <table:table-cell office:value-type="float" office:value="89">
            <text:p>89</text:p>
          </table:table-cell>
          <table:table-cell office:value-type="float" office:value="-165">
            <text:p>-165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224835596412">
            <text:p>-28.4224835596</text:p>
          </table:table-cell>
          <table:table-cell office:value-type="float" office:value="-34.3286152656534">
            <text:p>-34.3286152657</text:p>
          </table:table-cell>
          <table:table-cell table:formula="of:=[.N269]*[.$S$2]" office:value-type="float" office:value="-102.98584579696">
            <text:p>-102.985845797</text:p>
          </table:table-cell>
          <table:table-cell office:value-type="float" office:value="4.23856822464861">
            <text:p>4.2385682246</text:p>
          </table:table-cell>
          <table:table-cell office:value-type="float" office:value="15.97">
            <text:p>15.97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string">
            <text:p>2014-02-01_13:49:30_243235</text:p>
          </table:table-cell>
          <table:table-cell office:value-type="float" office:value="2369681.90625">
            <text:p>2369681.90625</text:p>
          </table:table-cell>
          <table:table-cell office:value-type="float" office:value="13.45">
            <text:p>13.45</text:p>
          </table:table-cell>
          <table:table-cell office:value-type="float" office:value="112">
            <text:p>112</text:p>
          </table:table-cell>
          <table:table-cell office:value-type="float" office:value="171">
            <text:p>171</text:p>
          </table:table-cell>
          <table:table-cell office:value-type="float" office:value="-371">
            <text:p>-371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160381001131">
            <text:p>-28.4160381001</text:p>
          </table:table-cell>
          <table:table-cell office:value-type="float" office:value="-34.3423333816973">
            <text:p>-34.3423333817</text:p>
          </table:table-cell>
          <table:table-cell table:formula="of:=[.N270]*[.$S$2]" office:value-type="float" office:value="-103.027000145092">
            <text:p>-103.0270001451</text:p>
          </table:table-cell>
          <table:table-cell office:value-type="float" office:value="4.23917730085794">
            <text:p>4.2391773009</text:p>
          </table:table-cell>
          <table:table-cell office:value-type="float" office:value="15.55">
            <text:p>15.55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string">
            <text:p>2014-02-01_13:49:30_323646</text:p>
          </table:table-cell>
          <table:table-cell office:value-type="float" office:value="2377723.71875">
            <text:p>2377723.71875</text:p>
          </table:table-cell>
          <table:table-cell office:value-type="float" office:value="13.5">
            <text:p>13.5</text:p>
          </table:table-cell>
          <table:table-cell office:value-type="float" office:value="118">
            <text:p>118</text:p>
          </table:table-cell>
          <table:table-cell office:value-type="float" office:value="180">
            <text:p>180</text:p>
          </table:table-cell>
          <table:table-cell office:value-type="float" office:value="-191">
            <text:p>-191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131472597224">
            <text:p>-28.4131472597</text:p>
          </table:table-cell>
          <table:table-cell office:value-type="float" office:value="-34.3463401666728">
            <text:p>-34.3463401667</text:p>
          </table:table-cell>
          <table:table-cell table:formula="of:=[.N271]*[.$S$2]" office:value-type="float" office:value="-103.039020500018">
            <text:p>-103.0390205</text:p>
          </table:table-cell>
          <table:table-cell office:value-type="float" office:value="4.22410098247397">
            <text:p>4.2241009825</text:p>
          </table:table-cell>
          <table:table-cell office:value-type="float" office:value="14.84">
            <text:p>14.84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string">
            <text:p>2014-02-01_13:49:30_426753</text:p>
          </table:table-cell>
          <table:table-cell office:value-type="float" office:value="2388034.609375">
            <text:p>2388034.609375</text:p>
          </table:table-cell>
          <table:table-cell office:value-type="float" office:value="13.55">
            <text:p>13.55</text:p>
          </table:table-cell>
          <table:table-cell office:value-type="float" office:value="48">
            <text:p>48</text:p>
          </table:table-cell>
          <table:table-cell office:value-type="float" office:value="167">
            <text:p>167</text:p>
          </table:table-cell>
          <table:table-cell office:value-type="float" office:value="-271">
            <text:p>-271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393290234497">
            <text:p>-28.4393290234</text:p>
          </table:table-cell>
          <table:table-cell office:value-type="float" office:value="-34.3424371552183">
            <text:p>-34.3424371552</text:p>
          </table:table-cell>
          <table:table-cell table:formula="of:=[.N272]*[.$S$2]" office:value-type="float" office:value="-103.027311465655">
            <text:p>-103.0273114657</text:p>
          </table:table-cell>
          <table:table-cell office:value-type="float" office:value="4.20908456281483">
            <text:p>4.2090845628</text:p>
          </table:table-cell>
          <table:table-cell office:value-type="float" office:value="15.83">
            <text:p>15.83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string">
            <text:p>2014-02-01_13:49:30_507809</text:p>
          </table:table-cell>
          <table:table-cell office:value-type="float" office:value="2396175.71875">
            <text:p>2396175.71875</text:p>
          </table:table-cell>
          <table:table-cell office:value-type="float" office:value="13.6">
            <text:p>13.6</text:p>
          </table:table-cell>
          <table:table-cell office:value-type="float" office:value="87">
            <text:p>87</text:p>
          </table:table-cell>
          <table:table-cell office:value-type="float" office:value="174">
            <text:p>174</text:p>
          </table:table-cell>
          <table:table-cell office:value-type="float" office:value="-77">
            <text:p>-77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373642903125">
            <text:p>-28.4373642903</text:p>
          </table:table-cell>
          <table:table-cell office:value-type="float" office:value="-34.3408156816151">
            <text:p>-34.3408156816</text:p>
          </table:table-cell>
          <table:table-cell table:formula="of:=[.N273]*[.$S$2]" office:value-type="float" office:value="-103.022447044845">
            <text:p>-103.0224470448</text:p>
          </table:table-cell>
          <table:table-cell office:value-type="float" office:value="4.21563458052496">
            <text:p>4.2156345805</text:p>
          </table:table-cell>
          <table:table-cell office:value-type="float" office:value="15.4">
            <text:p>15.4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string">
            <text:p>2014-02-01_13:49:30_588606</text:p>
          </table:table-cell>
          <table:table-cell office:value-type="float" office:value="2404219.328125">
            <text:p>2404219.328125</text:p>
          </table:table-cell>
          <table:table-cell office:value-type="float" office:value="13.65">
            <text:p>13.65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-169">
            <text:p>-169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395056530535">
            <text:p>-28.4395056531</text:p>
          </table:table-cell>
          <table:table-cell office:value-type="float" office:value="-34.3459876412665">
            <text:p>-34.3459876413</text:p>
          </table:table-cell>
          <table:table-cell table:formula="of:=[.N274]*[.$S$2]" office:value-type="float" office:value="-103.0379629238">
            <text:p>-103.0379629238</text:p>
          </table:table-cell>
          <table:table-cell office:value-type="float" office:value="4.23069310990297">
            <text:p>4.2306931099</text:p>
          </table:table-cell>
          <table:table-cell office:value-type="float" office:value="14.99">
            <text:p>14.99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string">
            <text:p>2014-02-01_13:49:30_668994</text:p>
          </table:table-cell>
          <table:table-cell office:value-type="float" office:value="2412258.921875">
            <text:p>2412258.921875</text:p>
          </table:table-cell>
          <table:table-cell office:value-type="float" office:value="13.7">
            <text:p>13.7</text:p>
          </table:table-cell>
          <table:table-cell office:value-type="float" office:value="-7">
            <text:p>-7</text:p>
          </table:table-cell>
          <table:table-cell office:value-type="float" office:value="175">
            <text:p>175</text:p>
          </table:table-cell>
          <table:table-cell office:value-type="float" office:value="-343">
            <text:p>-343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332417707956">
            <text:p>-28.4332417708</text:p>
          </table:table-cell>
          <table:table-cell office:value-type="float" office:value="-34.3310952770707">
            <text:p>-34.3310952771</text:p>
          </table:table-cell>
          <table:table-cell table:formula="of:=[.N275]*[.$S$2]" office:value-type="float" office:value="-102.993285831212">
            <text:p>-102.9932858312</text:p>
          </table:table-cell>
          <table:table-cell office:value-type="float" office:value="4.22744179586776">
            <text:p>4.2274417959</text:p>
          </table:table-cell>
          <table:table-cell office:value-type="float" office:value="15.23">
            <text:p>15.23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string">
            <text:p>2014-02-01_13:49:30_750204</text:p>
          </table:table-cell>
          <table:table-cell office:value-type="float" office:value="2420379.515625">
            <text:p>2420379.515625</text:p>
          </table:table-cell>
          <table:table-cell office:value-type="float" office:value="13.75">
            <text:p>13.75</text:p>
          </table:table-cell>
          <table:table-cell office:value-type="float" office:value="87">
            <text:p>87</text:p>
          </table:table-cell>
          <table:table-cell office:value-type="float" office:value="213">
            <text:p>213</text:p>
          </table:table-cell>
          <table:table-cell office:value-type="float" office:value="-233">
            <text:p>-233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445543646091">
            <text:p>-28.4445543646</text:p>
          </table:table-cell>
          <table:table-cell office:value-type="float" office:value="-34.350076213191">
            <text:p>-34.3500762132</text:p>
          </table:table-cell>
          <table:table-cell table:formula="of:=[.N276]*[.$S$2]" office:value-type="float" office:value="-103.050228639573">
            <text:p>-103.0502286396</text:p>
          </table:table-cell>
          <table:table-cell office:value-type="float" office:value="4.24051181761632">
            <text:p>4.2405118176</text:p>
          </table:table-cell>
          <table:table-cell office:value-type="float" office:value="14.69">
            <text:p>14.69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string">
            <text:p>2014-02-01_13:49:30_830710</text:p>
          </table:table-cell>
          <table:table-cell office:value-type="float" office:value="2428429.703125">
            <text:p>2428429.703125</text:p>
          </table:table-cell>
          <table:table-cell office:value-type="float" office:value="13.8">
            <text:p>13.8</text:p>
          </table:table-cell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office:value-type="float" office:value="-190">
            <text:p>-190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334330508304">
            <text:p>-28.4334330508</text:p>
          </table:table-cell>
          <table:table-cell office:value-type="float" office:value="-34.3375719223693">
            <text:p>-34.3375719224</text:p>
          </table:table-cell>
          <table:table-cell table:formula="of:=[.N277]*[.$S$2]" office:value-type="float" office:value="-103.012715767108">
            <text:p>-103.0127157671</text:p>
          </table:table-cell>
          <table:table-cell office:value-type="float" office:value="4.22873481298058">
            <text:p>4.228734813</text:p>
          </table:table-cell>
          <table:table-cell office:value-type="float" office:value="15.4">
            <text:p>15.4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string">
            <text:p>2014-02-01_13:49:30_911224</text:p>
          </table:table-cell>
          <table:table-cell office:value-type="float" office:value="2436515.5">
            <text:p>2436515.5</text:p>
          </table:table-cell>
          <table:table-cell office:value-type="float" office:value="13.85">
            <text:p>13.85</text:p>
          </table:table-cell>
          <table:table-cell office:value-type="float" office:value="90">
            <text:p>90</text:p>
          </table:table-cell>
          <table:table-cell office:value-type="float" office:value="127">
            <text:p>127</text:p>
          </table:table-cell>
          <table:table-cell office:value-type="float" office:value="-130">
            <text:p>-130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395056530535">
            <text:p>-28.4395056531</text:p>
          </table:table-cell>
          <table:table-cell office:value-type="float" office:value="-34.3459876412665">
            <text:p>-34.3459876413</text:p>
          </table:table-cell>
          <table:table-cell table:formula="of:=[.N278]*[.$S$2]" office:value-type="float" office:value="-103.0379629238">
            <text:p>-103.0379629238</text:p>
          </table:table-cell>
          <table:table-cell office:value-type="float" office:value="4.23069310990297">
            <text:p>4.2306931099</text:p>
          </table:table-cell>
          <table:table-cell office:value-type="float" office:value="14.64">
            <text:p>14.64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string">
            <text:p>2014-02-01_13:49:30_991932</text:p>
          </table:table-cell>
          <table:table-cell office:value-type="float" office:value="2444551.921875">
            <text:p>2444551.921875</text:p>
          </table:table-cell>
          <table:table-cell office:value-type="float" office:value="13.9">
            <text:p>13.9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-208">
            <text:p>-208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379201274251">
            <text:p>-28.4379201274</text:p>
          </table:table-cell>
          <table:table-cell office:value-type="float" office:value="-34.3573175866895">
            <text:p>-34.3573175867</text:p>
          </table:table-cell>
          <table:table-cell table:formula="of:=[.N279]*[.$S$2]" office:value-type="float" office:value="-103.071952760069">
            <text:p>-103.0719527601</text:p>
          </table:table-cell>
          <table:table-cell office:value-type="float" office:value="4.23982864914375">
            <text:p>4.2398286491</text:p>
          </table:table-cell>
          <table:table-cell office:value-type="float" office:value="13.84">
            <text:p>13.84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string">
            <text:p>2014-02-01_13:49:31_072514</text:p>
          </table:table-cell>
          <table:table-cell office:value-type="float" office:value="2452609.796875">
            <text:p>2452609.796875</text:p>
          </table:table-cell>
          <table:table-cell office:value-type="float" office:value="13.95">
            <text:p>13.9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-347">
            <text:p>-347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44363511171">
            <text:p>-28.4443635112</text:p>
          </table:table-cell>
          <table:table-cell office:value-type="float" office:value="-34.3436000307513">
            <text:p>-34.3436000308</text:p>
          </table:table-cell>
          <table:table-cell table:formula="of:=[.N280]*[.$S$2]" office:value-type="float" office:value="-103.030800092254">
            <text:p>-103.0308000923</text:p>
          </table:table-cell>
          <table:table-cell office:value-type="float" office:value="4.23921881777643">
            <text:p>4.2392188178</text:p>
          </table:table-cell>
          <table:table-cell office:value-type="float" office:value="15.11">
            <text:p>15.11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string">
            <text:p>2014-02-01_13:49:31_153591</text:p>
          </table:table-cell>
          <table:table-cell office:value-type="float" office:value="2460718.109375">
            <text:p>2460718.109375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265">
            <text:p>265</text:p>
          </table:table-cell>
          <table:table-cell office:value-type="float" office:value="-275">
            <text:p>-275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474426366294">
            <text:p>-28.4474426366</text:p>
          </table:table-cell>
          <table:table-cell office:value-type="float" office:value="-34.3460628556056">
            <text:p>-34.3460628556</text:p>
          </table:table-cell>
          <table:table-cell table:formula="of:=[.N281]*[.$S$2]" office:value-type="float" office:value="-103.038188566817">
            <text:p>-103.0381885668</text:p>
          </table:table-cell>
          <table:table-cell office:value-type="float" office:value="4.25558722799183">
            <text:p>4.255587228</text:p>
          </table:table-cell>
          <table:table-cell office:value-type="float" office:value="14.67">
            <text:p>14.67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string">
            <text:p>2014-02-01_13:49:31_233967</text:p>
          </table:table-cell>
          <table:table-cell office:value-type="float" office:value="2468755.203125">
            <text:p>2468755.203125</text:p>
          </table:table-cell>
          <table:table-cell office:value-type="float" office:value="14.05">
            <text:p>14.05</text:p>
          </table:table-cell>
          <table:table-cell office:value-type="float" office:value="75">
            <text:p>75</text:p>
          </table:table-cell>
          <table:table-cell office:value-type="float" office:value="238">
            <text:p>238</text:p>
          </table:table-cell>
          <table:table-cell office:value-type="float" office:value="-399">
            <text:p>-399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314665445822">
            <text:p>-28.4314665446</text:p>
          </table:table-cell>
          <table:table-cell office:value-type="float" office:value="-34.3359496368223">
            <text:p>-34.3359496368</text:p>
          </table:table-cell>
          <table:table-cell table:formula="of:=[.N282]*[.$S$2]" office:value-type="float" office:value="-103.007848910467">
            <text:p>-103.0078489105</text:p>
          </table:table-cell>
          <table:table-cell office:value-type="float" office:value="4.23528502760798">
            <text:p>4.2352850276</text:p>
          </table:table-cell>
          <table:table-cell office:value-type="float" office:value="14.91">
            <text:p>14.91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string">
            <text:p>2014-02-01_13:49:31_314399</text:p>
          </table:table-cell>
          <table:table-cell office:value-type="float" office:value="2476798.828125">
            <text:p>2476798.828125</text:p>
          </table:table-cell>
          <table:table-cell office:value-type="float" office:value="14.1">
            <text:p>14.1</text:p>
          </table:table-cell>
          <table:table-cell office:value-type="float" office:value="21">
            <text:p>21</text:p>
          </table:table-cell>
          <table:table-cell office:value-type="float" office:value="143">
            <text:p>143</text:p>
          </table:table-cell>
          <table:table-cell office:value-type="float" office:value="-191">
            <text:p>-191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323886843547">
            <text:p>-28.4323886844</text:p>
          </table:table-cell>
          <table:table-cell office:value-type="float" office:value="-34.3303150506744">
            <text:p>-34.3303150507</text:p>
          </table:table-cell>
          <table:table-cell table:formula="of:=[.N283]*[.$S$2]" office:value-type="float" office:value="-102.990945152023">
            <text:p>-102.990945152</text:p>
          </table:table-cell>
          <table:table-cell office:value-type="float" office:value="4.25691049235031">
            <text:p>4.2569104924</text:p>
          </table:table-cell>
          <table:table-cell office:value-type="float" office:value="14.99">
            <text:p>14.99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string">
            <text:p>2014-02-01_13:49:31_395375</text:p>
          </table:table-cell>
          <table:table-cell office:value-type="float" office:value="2484897.3125">
            <text:p>2484897.3125</text:p>
          </table:table-cell>
          <table:table-cell office:value-type="float" office:value="14.15">
            <text:p>14.15</text:p>
          </table:table-cell>
          <table:table-cell office:value-type="float" office:value="24">
            <text:p>24</text:p>
          </table:table-cell>
          <table:table-cell office:value-type="float" office:value="67">
            <text:p>67</text:p>
          </table:table-cell>
          <table:table-cell office:value-type="float" office:value="-300">
            <text:p>-300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515476126478">
            <text:p>-28.4515476126</text:p>
          </table:table-cell>
          <table:table-cell office:value-type="float" office:value="-34.352853067116">
            <text:p>-34.3528530671</text:p>
          </table:table-cell>
          <table:table-cell table:formula="of:=[.N284]*[.$S$2]" office:value-type="float" office:value="-103.058559201348">
            <text:p>-103.0585592013</text:p>
          </table:table-cell>
          <table:table-cell office:value-type="float" office:value="4.26409726261539">
            <text:p>4.2640972626</text:p>
          </table:table-cell>
          <table:table-cell office:value-type="float" office:value="14.28">
            <text:p>14.28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string">
            <text:p>2014-02-01_13:49:31_475908</text:p>
          </table:table-cell>
          <table:table-cell office:value-type="float" office:value="2492984.109375">
            <text:p>2492984.109375</text:p>
          </table:table-cell>
          <table:table-cell office:value-type="float" office:value="14.2">
            <text:p>14.2</text:p>
          </table:table-cell>
          <table:table-cell office:value-type="float" office:value="17">
            <text:p>17</text:p>
          </table:table-cell>
          <table:table-cell office:value-type="float" office:value="130">
            <text:p>130</text:p>
          </table:table-cell>
          <table:table-cell office:value-type="float" office:value="-201">
            <text:p>-201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492205226123">
            <text:p>-28.4492205226</text:p>
          </table:table-cell>
          <table:table-cell office:value-type="float" office:value="-34.3412109758009">
            <text:p>-34.3412109758</text:p>
          </table:table-cell>
          <table:table-cell table:formula="of:=[.N285]*[.$S$2]" office:value-type="float" office:value="-103.023632927403">
            <text:p>-103.0236329274</text:p>
          </table:table-cell>
          <table:table-cell office:value-type="float" office:value="4.24774418120169">
            <text:p>4.2477441812</text:p>
          </table:table-cell>
          <table:table-cell office:value-type="float" office:value="13.72">
            <text:p>13.72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string">
            <text:p>2014-02-01_13:49:31_556866</text:p>
          </table:table-cell>
          <table:table-cell office:value-type="float" office:value="2501080.296875">
            <text:p>2501080.296875</text:p>
          </table:table-cell>
          <table:table-cell office:value-type="float" office:value="14.25">
            <text:p>14.25</text:p>
          </table:table-cell>
          <table:table-cell office:value-type="float" office:value="94">
            <text:p>94</text:p>
          </table:table-cell>
          <table:table-cell office:value-type="float" office:value="144">
            <text:p>144</text:p>
          </table:table-cell>
          <table:table-cell office:value-type="float" office:value="-194">
            <text:p>-194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501398615009">
            <text:p>-28.4501398615</text:p>
          </table:table-cell>
          <table:table-cell office:value-type="float" office:value="-34.3355707057241">
            <text:p>-34.3355707057</text:p>
          </table:table-cell>
          <table:table-cell table:formula="of:=[.N286]*[.$S$2]" office:value-type="float" office:value="-103.006712117172">
            <text:p>-103.0067121172</text:p>
          </table:table-cell>
          <table:table-cell office:value-type="float" office:value="4.26936944104059">
            <text:p>4.269369441</text:p>
          </table:table-cell>
          <table:table-cell office:value-type="float" office:value="14.57">
            <text:p>14.57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string">
            <text:p>2014-02-01_13:49:31_658494</text:p>
          </table:table-cell>
          <table:table-cell office:value-type="float" office:value="2511208.703125">
            <text:p>2511208.703125</text:p>
          </table:table-cell>
          <table:table-cell office:value-type="float" office:value="14.3">
            <text:p>14.3</text:p>
          </table:table-cell>
          <table:table-cell office:value-type="float" office:value="-27">
            <text:p>-27</text:p>
          </table:table-cell>
          <table:table-cell office:value-type="float" office:value="96">
            <text:p>96</text:p>
          </table:table-cell>
          <table:table-cell office:value-type="float" office:value="-232">
            <text:p>-232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530250424929">
            <text:p>-28.4530250425</text:p>
          </table:table-cell>
          <table:table-cell office:value-type="float" office:value="-34.3315512700144">
            <text:p>-34.33155127</text:p>
          </table:table-cell>
          <table:table-cell table:formula="of:=[.N287]*[.$S$2]" office:value-type="float" office:value="-102.994653810043">
            <text:p>-102.99465381</text:p>
          </table:table-cell>
          <table:table-cell office:value-type="float" office:value="4.28444410353869">
            <text:p>4.2844441035</text:p>
          </table:table-cell>
          <table:table-cell office:value-type="float" office:value="15.45">
            <text:p>15.45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string">
            <text:p>2014-02-01_13:49:31_738898</text:p>
          </table:table-cell>
          <table:table-cell office:value-type="float" office:value="2519249.109375">
            <text:p>2519249.109375</text:p>
          </table:table-cell>
          <table:table-cell office:value-type="float" office:value="14.35">
            <text:p>14.35</text:p>
          </table:table-cell>
          <table:table-cell office:value-type="float" office:value="-22">
            <text:p>-22</text:p>
          </table:table-cell>
          <table:table-cell office:value-type="float" office:value="163">
            <text:p>163</text:p>
          </table:table-cell>
          <table:table-cell office:value-type="float" office:value="-234">
            <text:p>-234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657344660822">
            <text:p>-28.4657344661</text:p>
          </table:table-cell>
          <table:table-cell office:value-type="float" office:value="-34.3327196871104">
            <text:p>-34.3327196871</text:p>
          </table:table-cell>
          <table:table-cell table:formula="of:=[.N288]*[.$S$2]" office:value-type="float" office:value="-102.998159061331">
            <text:p>-102.9981590613</text:p>
          </table:table-cell>
          <table:table-cell office:value-type="float" office:value="4.28708698305764">
            <text:p>4.2870869831</text:p>
          </table:table-cell>
          <table:table-cell office:value-type="float" office:value="15.26">
            <text:p>15.26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string">
            <text:p>2014-02-01_13:49:31_819312</text:p>
          </table:table-cell>
          <table:table-cell office:value-type="float" office:value="2527290.203125">
            <text:p>2527290.203125</text:p>
          </table:table-cell>
          <table:table-cell office:value-type="float" office:value="14.4">
            <text:p>14.4</text:p>
          </table:table-cell>
          <table:table-cell office:value-type="float" office:value="136">
            <text:p>136</text:p>
          </table:table-cell>
          <table:table-cell office:value-type="float" office:value="262">
            <text:p>262</text:p>
          </table:table-cell>
          <table:table-cell office:value-type="float" office:value="-217">
            <text:p>-217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592864533885">
            <text:p>-28.4592864534</text:p>
          </table:table-cell>
          <table:table-cell office:value-type="float" office:value="-34.3464396511325">
            <text:p>-34.3464396511</text:p>
          </table:table-cell>
          <table:table-cell table:formula="of:=[.N289]*[.$S$2]" office:value-type="float" office:value="-103.039318953398">
            <text:p>-103.0393189534</text:p>
          </table:table-cell>
          <table:table-cell office:value-type="float" office:value="4.28769815974334">
            <text:p>4.2876981597</text:p>
          </table:table-cell>
          <table:table-cell office:value-type="float" office:value="13.87">
            <text:p>13.87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string">
            <text:p>2014-02-01_13:49:31_900043</text:p>
          </table:table-cell>
          <table:table-cell office:value-type="float" office:value="2535371.515625">
            <text:p>2535371.515625</text:p>
          </table:table-cell>
          <table:table-cell office:value-type="float" office:value="14.45">
            <text:p>14.4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-283">
            <text:p>-283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528368913242">
            <text:p>-28.4528368913</text:p>
          </table:table-cell>
          <table:table-cell office:value-type="float" office:value="-34.3250756868836">
            <text:p>-34.3250756869</text:p>
          </table:table-cell>
          <table:table-cell table:formula="of:=[.N290]*[.$S$2]" office:value-type="float" office:value="-102.975227060651">
            <text:p>-102.9752270607</text:p>
          </table:table-cell>
          <table:table-cell office:value-type="float" office:value="4.28315133227691">
            <text:p>4.2831513323</text:p>
          </table:table-cell>
          <table:table-cell office:value-type="float" office:value="14.43">
            <text:p>14.43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string">
            <text:p>2014-02-01_13:49:31_981002</text:p>
          </table:table-cell>
          <table:table-cell office:value-type="float" office:value="2543458.703125">
            <text:p>2543458.703125</text:p>
          </table:table-cell>
          <table:table-cell office:value-type="float" office:value="14.5">
            <text:p>14.5</text:p>
          </table:table-cell>
          <table:table-cell office:value-type="float" office:value="152">
            <text:p>152</text:p>
          </table:table-cell>
          <table:table-cell office:value-type="float" office:value="276">
            <text:p>276</text:p>
          </table:table-cell>
          <table:table-cell office:value-type="float" office:value="-103">
            <text:p>-103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592864533885">
            <text:p>-28.4592864534</text:p>
          </table:table-cell>
          <table:table-cell office:value-type="float" office:value="-34.3464396511325">
            <text:p>-34.3464396511</text:p>
          </table:table-cell>
          <table:table-cell table:formula="of:=[.N291]*[.$S$2]" office:value-type="float" office:value="-103.039318953398">
            <text:p>-103.0393189534</text:p>
          </table:table-cell>
          <table:table-cell office:value-type="float" office:value="4.28769815974334">
            <text:p>4.2876981597</text:p>
          </table:table-cell>
          <table:table-cell office:value-type="float" office:value="14.99">
            <text:p>14.99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string">
            <text:p>2014-02-01_13:49:32_061366</text:p>
          </table:table-cell>
          <table:table-cell office:value-type="float" office:value="2551495.5">
            <text:p>2551495.5</text:p>
          </table:table-cell>
          <table:table-cell office:value-type="float" office:value="14.55">
            <text:p>14.55</text:p>
          </table:table-cell>
          <table:table-cell office:value-type="float" office:value="179">
            <text:p>179</text:p>
          </table:table-cell>
          <table:table-cell office:value-type="float" office:value="280">
            <text:p>280</text:p>
          </table:table-cell>
          <table:table-cell office:value-type="float" office:value="-211">
            <text:p>-211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677040699879">
            <text:p>-28.46770407</text:p>
          </table:table-cell>
          <table:table-cell office:value-type="float" office:value="-34.3343463920601">
            <text:p>-34.3343463921</text:p>
          </table:table-cell>
          <table:table-cell table:formula="of:=[.N292]*[.$S$2]" office:value-type="float" office:value="-103.00303917618">
            <text:p>-103.0030391762</text:p>
          </table:table-cell>
          <table:table-cell office:value-type="float" office:value="4.2805366583769">
            <text:p>4.2805366584</text:p>
          </table:table-cell>
          <table:table-cell office:value-type="float" office:value="14.77">
            <text:p>14.77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string">
            <text:p>2014-02-01_13:49:32_141872</text:p>
          </table:table-cell>
          <table:table-cell office:value-type="float" office:value="2559578.796875">
            <text:p>2559578.796875</text:p>
          </table:table-cell>
          <table:table-cell office:value-type="float" office:value="14.6">
            <text:p>14.6</text:p>
          </table:table-cell>
          <table:table-cell office:value-type="float" office:value="112">
            <text:p>112</text:p>
          </table:table-cell>
          <table:table-cell office:value-type="float" office:value="220">
            <text:p>220</text:p>
          </table:table-cell>
          <table:table-cell office:value-type="float" office:value="-338">
            <text:p>-338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659226293219">
            <text:p>-28.4659226293</text:p>
          </table:table-cell>
          <table:table-cell office:value-type="float" office:value="-34.3391951134233">
            <text:p>-34.3391951134</text:p>
          </table:table-cell>
          <table:table-cell table:formula="of:=[.N293]*[.$S$2]" office:value-type="float" office:value="-103.01758534027">
            <text:p>-103.0175853403</text:p>
          </table:table-cell>
          <table:table-cell office:value-type="float" office:value="4.28838008209908">
            <text:p>4.2883800821</text:p>
          </table:table-cell>
          <table:table-cell office:value-type="float" office:value="14.72">
            <text:p>14.72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string">
            <text:p>2014-02-01_13:49:32_222986</text:p>
          </table:table-cell>
          <table:table-cell office:value-type="float" office:value="2567658.3125">
            <text:p>2567658.3125</text:p>
          </table:table-cell>
          <table:table-cell office:value-type="float" office:value="14.65">
            <text:p>14.65</text:p>
          </table:table-cell>
          <table:table-cell office:value-type="float" office:value="-13">
            <text:p>-13</text:p>
          </table:table-cell>
          <table:table-cell office:value-type="float" office:value="261">
            <text:p>261</text:p>
          </table:table-cell>
          <table:table-cell office:value-type="float" office:value="-160">
            <text:p>-160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63038384345">
            <text:p>-28.4630383843</text:p>
          </table:table-cell>
          <table:table-cell office:value-type="float" office:value="-34.3432165962243">
            <text:p>-34.3432165962</text:p>
          </table:table-cell>
          <table:table-cell table:formula="of:=[.N294]*[.$S$2]" office:value-type="float" office:value="-103.029649788673">
            <text:p>-103.0296497887</text:p>
          </table:table-cell>
          <table:table-cell office:value-type="float" office:value="4.27330508800289">
            <text:p>4.273305088</text:p>
          </table:table-cell>
          <table:table-cell office:value-type="float" office:value="15.32">
            <text:p>15.32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string">
            <text:p>2014-02-01_13:49:32_303811</text:p>
          </table:table-cell>
          <table:table-cell office:value-type="float" office:value="2575739.609375">
            <text:p>2575739.609375</text:p>
          </table:table-cell>
          <table:table-cell office:value-type="float" office:value="14.7">
            <text:p>14.7</text:p>
          </table:table-cell>
          <table:table-cell office:value-type="float" office:value="69">
            <text:p>69</text:p>
          </table:table-cell>
          <table:table-cell office:value-type="float" office:value="225">
            <text:p>225</text:p>
          </table:table-cell>
          <table:table-cell office:value-type="float" office:value="-209">
            <text:p>-209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727461108258">
            <text:p>-28.4727461108</text:p>
          </table:table-cell>
          <table:table-cell office:value-type="float" office:value="-34.3384256897938">
            <text:p>-34.3384256898</text:p>
          </table:table-cell>
          <table:table-cell table:formula="of:=[.N295]*[.$S$2]" office:value-type="float" office:value="-103.015277069381">
            <text:p>-103.0152770694</text:p>
          </table:table-cell>
          <table:table-cell office:value-type="float" office:value="4.29035452615634">
            <text:p>4.2903545262</text:p>
          </table:table-cell>
          <table:table-cell office:value-type="float" office:value="15.08">
            <text:p>15.08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string">
            <text:p>2014-02-01_13:49:32_384653</text:p>
          </table:table-cell>
          <table:table-cell office:value-type="float" office:value="2583823.515625">
            <text:p>2583823.515625</text:p>
          </table:table-cell>
          <table:table-cell office:value-type="float" office:value="14.75">
            <text:p>14.75</text:p>
          </table:table-cell>
          <table:table-cell office:value-type="float" office:value="154">
            <text:p>154</text:p>
          </table:table-cell>
          <table:table-cell office:value-type="float" office:value="271">
            <text:p>271</text:p>
          </table:table-cell>
          <table:table-cell office:value-type="float" office:value="-351">
            <text:p>-351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657344660822">
            <text:p>-28.4657344661</text:p>
          </table:table-cell>
          <table:table-cell office:value-type="float" office:value="-34.3327196871104">
            <text:p>-34.3327196871</text:p>
          </table:table-cell>
          <table:table-cell table:formula="of:=[.N296]*[.$S$2]" office:value-type="float" office:value="-102.998159061331">
            <text:p>-102.9981590613</text:p>
          </table:table-cell>
          <table:table-cell office:value-type="float" office:value="4.28708698305764">
            <text:p>4.2870869831</text:p>
          </table:table-cell>
          <table:table-cell office:value-type="float" office:value="15.11">
            <text:p>15.11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string">
            <text:p>2014-02-01_13:49:32_465008</text:p>
          </table:table-cell>
          <table:table-cell office:value-type="float" office:value="2591859.203125">
            <text:p>2591859.203125</text:p>
          </table:table-cell>
          <table:table-cell office:value-type="float" office:value="14.8">
            <text:p>14.8</text:p>
          </table:table-cell>
          <table:table-cell office:value-type="float" office:value="5">
            <text:p>5</text:p>
          </table:table-cell>
          <table:table-cell office:value-type="float" office:value="271">
            <text:p>271</text:p>
          </table:table-cell>
          <table:table-cell office:value-type="float" office:value="-107">
            <text:p>-107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657344660822">
            <text:p>-28.4657344661</text:p>
          </table:table-cell>
          <table:table-cell office:value-type="float" office:value="-34.3327196871104">
            <text:p>-34.3327196871</text:p>
          </table:table-cell>
          <table:table-cell table:formula="of:=[.N297]*[.$S$2]" office:value-type="float" office:value="-102.998159061331">
            <text:p>-102.9981590613</text:p>
          </table:table-cell>
          <table:table-cell office:value-type="float" office:value="4.28708698305764">
            <text:p>4.2870869831</text:p>
          </table:table-cell>
          <table:table-cell office:value-type="float" office:value="15.08">
            <text:p>15.08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string">
            <text:p>2014-02-01_13:49:32_549942</text:p>
          </table:table-cell>
          <table:table-cell office:value-type="float" office:value="2600360.921875">
            <text:p>2600360.921875</text:p>
          </table:table-cell>
          <table:table-cell office:value-type="float" office:value="14.85">
            <text:p>14.85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-276">
            <text:p>-276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659226293219">
            <text:p>-28.4659226293</text:p>
          </table:table-cell>
          <table:table-cell office:value-type="float" office:value="-34.3391951134233">
            <text:p>-34.3391951134</text:p>
          </table:table-cell>
          <table:table-cell table:formula="of:=[.N298]*[.$S$2]" office:value-type="float" office:value="-103.01758534027">
            <text:p>-103.0175853403</text:p>
          </table:table-cell>
          <table:table-cell office:value-type="float" office:value="4.28838008209908">
            <text:p>4.2883800821</text:p>
          </table:table-cell>
          <table:table-cell office:value-type="float" office:value="14.94">
            <text:p>14.94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string">
            <text:p>2014-02-01_13:49:32_630447</text:p>
          </table:table-cell>
          <table:table-cell office:value-type="float" office:value="2608403.203125">
            <text:p>2608403.203125</text:p>
          </table:table-cell>
          <table:table-cell office:value-type="float" office:value="14.9">
            <text:p>14.9</text:p>
          </table:table-cell>
          <table:table-cell office:value-type="float" office:value="-5">
            <text:p>-5</text:p>
          </table:table-cell>
          <table:table-cell office:value-type="float" office:value="68">
            <text:p>68</text:p>
          </table:table-cell>
          <table:table-cell office:value-type="float" office:value="-177">
            <text:p>-177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625442349651">
            <text:p>-28.462544235</text:p>
          </table:table-cell>
          <table:table-cell office:value-type="float" office:value="-34.3202835511673">
            <text:p>-34.3202835512</text:p>
          </table:table-cell>
          <table:table-cell table:formula="of:=[.N299]*[.$S$2]" office:value-type="float" office:value="-102.960850653502">
            <text:p>-102.9608506535</text:p>
          </table:table-cell>
          <table:table-cell office:value-type="float" office:value="4.30019897419483">
            <text:p>4.3001989742</text:p>
          </table:table-cell>
          <table:table-cell office:value-type="float" office:value="13.79">
            <text:p>13.79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string">
            <text:p>2014-02-01_13:49:32_711101</text:p>
          </table:table-cell>
          <table:table-cell office:value-type="float" office:value="2616469">
            <text:p>2616469</text:p>
          </table:table-cell>
          <table:table-cell office:value-type="float" office:value="14.95">
            <text:p>14.95</text:p>
          </table:table-cell>
          <table:table-cell office:value-type="float" office:value="54">
            <text:p>54</text:p>
          </table:table-cell>
          <table:table-cell office:value-type="float" office:value="226">
            <text:p>226</text:p>
          </table:table-cell>
          <table:table-cell office:value-type="float" office:value="-206">
            <text:p>-206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689921380229">
            <text:p>-28.468992138</text:p>
          </table:table-cell>
          <table:table-cell office:value-type="float" office:value="-34.3416453270655">
            <text:p>-34.3416453271</text:p>
          </table:table-cell>
          <table:table-cell table:formula="of:=[.N300]*[.$S$2]" office:value-type="float" office:value="-103.024935981196">
            <text:p>-103.0249359812</text:p>
          </table:table-cell>
          <table:table-cell office:value-type="float" office:value="4.30474750060071">
            <text:p>4.3047475006</text:p>
          </table:table-cell>
          <table:table-cell office:value-type="float" office:value="13.74">
            <text:p>13.74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string">
            <text:p>2014-02-01_13:49:32_791782</text:p>
          </table:table-cell>
          <table:table-cell office:value-type="float" office:value="2624571.515625">
            <text:p>2624571.515625</text:p>
          </table:table-cell>
          <table:table-cell office:value-type="float" office:value="15">
            <text:p>15</text:p>
          </table:table-cell>
          <table:table-cell office:value-type="float" office:value="-12">
            <text:p>-12</text:p>
          </table:table-cell>
          <table:table-cell office:value-type="float" office:value="72">
            <text:p>72</text:p>
          </table:table-cell>
          <table:table-cell office:value-type="float" office:value="-205">
            <text:p>-205</text:p>
          </table:table-cell>
          <table:table-cell table:number-columns-repeated="6" office:value-type="float" office:value="0">
            <text:p>0</text:p>
          </table:table-cell>
          <table:table-cell office:value-type="float" office:value="-28.1949652056402">
            <text:p>-28.1949652056</text:p>
          </table:table-cell>
          <table:table-cell office:value-type="float" office:value="-34.3593094980023">
            <text:p>-34.359309498</text:p>
          </table:table-cell>
          <table:table-cell table:formula="of:=[.N301]*[.$S$2]" office:value-type="float" office:value="-103.077928494007">
            <text:p>-103.077928494</text:p>
          </table:table-cell>
          <table:table-cell office:value-type="float" office:value="4.22310998030214">
            <text:p>4.2231099803</text:p>
          </table:table-cell>
          <table:table-cell office:value-type="float" office:value="14.21">
            <text:p>14.21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string">
            <text:p>2014-02-01_13:49:32_889735</text:p>
          </table:table-cell>
          <table:table-cell office:value-type="float" office:value="2634332.421875">
            <text:p>2634332.421875</text:p>
          </table:table-cell>
          <table:table-cell office:value-type="float" office:value="15.05">
            <text:p>15.05</text:p>
          </table:table-cell>
          <table:table-cell office:value-type="float" office:value="6">
            <text:p>6</text:p>
          </table:table-cell>
          <table:table-cell office:value-type="float" office:value="212">
            <text:p>212</text:p>
          </table:table-cell>
          <table:table-cell office:value-type="float" office:value="-229">
            <text:p>-229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515928074709">
            <text:p>-28.4515928075</text:p>
          </table:table-cell>
          <table:table-cell office:value-type="float" office:value="-34.3113231187931">
            <text:p>-34.3113231188</text:p>
          </table:table-cell>
          <table:table-cell table:formula="of:=[.N302]*[.$S$2]" office:value-type="float" office:value="-102.933969356379">
            <text:p>-102.9339693564</text:p>
          </table:table-cell>
          <table:table-cell office:value-type="float" office:value="4.31003424496548">
            <text:p>4.310034245</text:p>
          </table:table-cell>
          <table:table-cell office:value-type="float" office:value="14.52">
            <text:p>14.52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string">
            <text:p>2014-02-01_13:49:32_969801</text:p>
          </table:table-cell>
          <table:table-cell office:value-type="float" office:value="2642338.703125">
            <text:p>2642338.703125</text:p>
          </table:table-cell>
          <table:table-cell office:value-type="float" office:value="15.1">
            <text:p>15.1</text:p>
          </table:table-cell>
          <table:table-cell office:value-type="float" office:value="-6">
            <text:p>-6</text:p>
          </table:table-cell>
          <table:table-cell office:value-type="float" office:value="207">
            <text:p>207</text:p>
          </table:table-cell>
          <table:table-cell office:value-type="float" office:value="-123">
            <text:p>-123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471127592185">
            <text:p>-28.4471127592</text:p>
          </table:table-cell>
          <table:table-cell office:value-type="float" office:value="-34.3266715739539">
            <text:p>-34.326671574</text:p>
          </table:table-cell>
          <table:table-cell table:formula="of:=[.N303]*[.$S$2]" office:value-type="float" office:value="-102.980014721862">
            <text:p>-102.9800147219</text:p>
          </table:table-cell>
          <table:table-cell office:value-type="float" office:value="4.3040949199711">
            <text:p>4.30409492</text:p>
          </table:table-cell>
          <table:table-cell office:value-type="float" office:value="14.02">
            <text:p>14.02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string">
            <text:p>2014-02-01_13:49:33_050030</text:p>
          </table:table-cell>
          <table:table-cell office:value-type="float" office:value="2650380.421875">
            <text:p>2650380.421875</text:p>
          </table:table-cell>
          <table:table-cell office:value-type="float" office:value="15.15">
            <text:p>15.15</text:p>
          </table:table-cell>
          <table:table-cell office:value-type="float" office:value="-4">
            <text:p>-4</text:p>
          </table:table-cell>
          <table:table-cell office:value-type="float" office:value="37">
            <text:p>37</text:p>
          </table:table-cell>
          <table:table-cell office:value-type="float" office:value="-169">
            <text:p>-169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406708244185">
            <text:p>-28.4406708244</text:p>
          </table:table-cell>
          <table:table-cell office:value-type="float" office:value="-34.3053087989335">
            <text:p>-34.3053087989</text:p>
          </table:table-cell>
          <table:table-cell table:formula="of:=[.N304]*[.$S$2]" office:value-type="float" office:value="-102.915926396801">
            <text:p>-102.9159263968</text:p>
          </table:table-cell>
          <table:table-cell office:value-type="float" office:value="4.29954911701575">
            <text:p>4.299549117</text:p>
          </table:table-cell>
          <table:table-cell office:value-type="float" office:value="14.35">
            <text:p>14.35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string">
            <text:p>2014-02-01_13:49:33_130693</text:p>
          </table:table-cell>
          <table:table-cell office:value-type="float" office:value="2658428.125">
            <text:p>2658428.125</text:p>
          </table:table-cell>
          <table:table-cell office:value-type="float" office:value="15.2">
            <text:p>15.2</text:p>
          </table:table-cell>
          <table:table-cell office:value-type="float" office:value="-76">
            <text:p>-76</text:p>
          </table:table-cell>
          <table:table-cell office:value-type="float" office:value="49">
            <text:p>49</text:p>
          </table:table-cell>
          <table:table-cell office:value-type="float" office:value="-65">
            <text:p>-65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648612755735">
            <text:p>-28.4648612756</text:p>
          </table:table-cell>
          <table:table-cell office:value-type="float" office:value="-34.3319141285473">
            <text:p>-34.3319141285</text:p>
          </table:table-cell>
          <table:table-cell table:formula="of:=[.N305]*[.$S$2]" office:value-type="float" office:value="-102.995742385642">
            <text:p>-102.9957423856</text:p>
          </table:table-cell>
          <table:table-cell office:value-type="float" office:value="4.31655501927312">
            <text:p>4.3165550193</text:p>
          </table:table-cell>
          <table:table-cell office:value-type="float" office:value="14.92">
            <text:p>14.92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string">
            <text:p>2014-02-01_13:49:33_211560</text:p>
          </table:table-cell>
          <table:table-cell office:value-type="float" office:value="2666515.015625">
            <text:p>2666515.015625</text:p>
          </table:table-cell>
          <table:table-cell office:value-type="float" office:value="15.25">
            <text:p>15.25</text:p>
          </table:table-cell>
          <table:table-cell office:value-type="float" office:value="62">
            <text:p>62</text:p>
          </table:table-cell>
          <table:table-cell office:value-type="float" office:value="171">
            <text:p>171</text:p>
          </table:table-cell>
          <table:table-cell office:value-type="float" office:value="-271">
            <text:p>-271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584167140327">
            <text:p>-28.458416714</text:p>
          </table:table-cell>
          <table:table-cell office:value-type="float" office:value="-34.3105525803003">
            <text:p>-34.3105525803</text:p>
          </table:table-cell>
          <table:table-cell table:formula="of:=[.N306]*[.$S$2]" office:value-type="float" office:value="-102.931657740901">
            <text:p>-102.9316577409</text:p>
          </table:table-cell>
          <table:table-cell office:value-type="float" office:value="4.31200692932071">
            <text:p>4.3120069293</text:p>
          </table:table-cell>
          <table:table-cell office:value-type="float" office:value="15.86">
            <text:p>15.86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string">
            <text:p>2014-02-01_13:49:33_291970</text:p>
          </table:table-cell>
          <table:table-cell office:value-type="float" office:value="2674555.90625">
            <text:p>2674555.90625</text:p>
          </table:table-cell>
          <table:table-cell office:value-type="float" office:value="15.3">
            <text:p>15.3</text:p>
          </table:table-cell>
          <table:table-cell office:value-type="float" office:value="-5">
            <text:p>-5</text:p>
          </table:table-cell>
          <table:table-cell office:value-type="float" office:value="111">
            <text:p>111</text:p>
          </table:table-cell>
          <table:table-cell office:value-type="float" office:value="-261">
            <text:p>-261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600089531694">
            <text:p>-28.4600089532</text:p>
          </table:table-cell>
          <table:table-cell office:value-type="float" office:value="-34.3343132380641">
            <text:p>-34.3343132381</text:p>
          </table:table-cell>
          <table:table-cell table:formula="of:=[.N307]*[.$S$2]" office:value-type="float" office:value="-103.002939714192">
            <text:p>-103.0029397142</text:p>
          </table:table-cell>
          <table:table-cell office:value-type="float" office:value="4.30803078042942">
            <text:p>4.3080307804</text:p>
          </table:table-cell>
          <table:table-cell office:value-type="float" office:value="16.44">
            <text:p>16.44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string">
            <text:p>2014-02-01_13:49:33_372070</text:p>
          </table:table-cell>
          <table:table-cell office:value-type="float" office:value="2682565.5">
            <text:p>2682565.5</text:p>
          </table:table-cell>
          <table:table-cell office:value-type="float" office:value="15.35">
            <text:p>15.35</text:p>
          </table:table-cell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-179">
            <text:p>-179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65239739688">
            <text:p>-28.4652397397</text:p>
          </table:table-cell>
          <table:table-cell office:value-type="float" office:value="-34.3097817964156">
            <text:p>-34.3097817964</text:p>
          </table:table-cell>
          <table:table-cell table:formula="of:=[.N308]*[.$S$2]" office:value-type="float" office:value="-102.929345389247">
            <text:p>-102.9293453892</text:p>
          </table:table-cell>
          <table:table-cell office:value-type="float" office:value="4.31397948709842">
            <text:p>4.3139794871</text:p>
          </table:table-cell>
          <table:table-cell office:value-type="float" office:value="14.64">
            <text:p>14.64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string">
            <text:p>2014-02-01_13:49:33_452665</text:p>
          </table:table-cell>
          <table:table-cell office:value-type="float" office:value="2690625.625">
            <text:p>2690625.625</text:p>
          </table:table-cell>
          <table:table-cell office:value-type="float" office:value="15.4">
            <text:p>15.4</text:p>
          </table:table-cell>
          <table:table-cell office:value-type="float" office:value="93">
            <text:p>93</text:p>
          </table:table-cell>
          <table:table-cell office:value-type="float" office:value="337">
            <text:p>337</text:p>
          </table:table-cell>
          <table:table-cell office:value-type="float" office:value="-257">
            <text:p>-257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519655552174">
            <text:p>-28.4519655552</text:p>
          </table:table-cell>
          <table:table-cell office:value-type="float" office:value="-34.3242737857309">
            <text:p>-34.3242737857</text:p>
          </table:table-cell>
          <table:table-cell table:formula="of:=[.N309]*[.$S$2]" office:value-type="float" office:value="-102.972821357193">
            <text:p>-102.9728213572</text:p>
          </table:table-cell>
          <table:table-cell office:value-type="float" office:value="4.31261878799154">
            <text:p>4.312618788</text:p>
          </table:table-cell>
          <table:table-cell office:value-type="float" office:value="14.11">
            <text:p>14.11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string">
            <text:p>2014-02-01_13:49:33_532659</text:p>
          </table:table-cell>
          <table:table-cell office:value-type="float" office:value="2698624.609375">
            <text:p>2698624.609375</text:p>
          </table:table-cell>
          <table:table-cell office:value-type="float" office:value="15.45">
            <text:p>15.45</text:p>
          </table:table-cell>
          <table:table-cell office:value-type="float" office:value="97">
            <text:p>97</text:p>
          </table:table-cell>
          <table:table-cell office:value-type="float" office:value="306">
            <text:p>306</text:p>
          </table:table-cell>
          <table:table-cell office:value-type="float" office:value="-228">
            <text:p>-228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693409027764">
            <text:p>-28.4693409028</text:p>
          </table:table-cell>
          <table:table-cell office:value-type="float" office:value="-34.3165637067714">
            <text:p>-34.3165637068</text:p>
          </table:table-cell>
          <table:table-cell table:formula="of:=[.N310]*[.$S$2]" office:value-type="float" office:value="-102.949691120314">
            <text:p>-102.9496911203</text:p>
          </table:table-cell>
          <table:table-cell office:value-type="float" office:value="4.32249350382601">
            <text:p>4.3224935038</text:p>
          </table:table-cell>
          <table:table-cell office:value-type="float" office:value="14.6">
            <text:p>14.6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string">
            <text:p>2014-02-01_13:49:33_614277</text:p>
          </table:table-cell>
          <table:table-cell office:value-type="float" office:value="2706787.109375">
            <text:p>2706787.109375</text:p>
          </table:table-cell>
          <table:table-cell office:value-type="float" office:value="15.5">
            <text:p>15.5</text:p>
          </table:table-cell>
          <table:table-cell office:value-type="float" office:value="-55">
            <text:p>-55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736569089715">
            <text:p>-28.473656909</text:p>
          </table:table-cell>
          <table:table-cell office:value-type="float" office:value="-34.3327713645344">
            <text:p>-34.3327713645</text:p>
          </table:table-cell>
          <table:table-cell table:formula="of:=[.N311]*[.$S$2]" office:value-type="float" office:value="-102.998314093603">
            <text:p>-102.9983140936</text:p>
          </table:table-cell>
          <table:table-cell office:value-type="float" office:value="4.31197868962412">
            <text:p>4.3119786896</text:p>
          </table:table-cell>
          <table:table-cell office:value-type="float" office:value="15.57">
            <text:p>15.57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string">
            <text:p>2014-02-01_13:49:33_694945</text:p>
          </table:table-cell>
          <table:table-cell office:value-type="float" office:value="2714854.40625">
            <text:p>2714854.40625</text:p>
          </table:table-cell>
          <table:table-cell office:value-type="float" office:value="15.55">
            <text:p>15.55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-154">
            <text:p>-154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537503745991">
            <text:p>-28.4537503746</text:p>
          </table:table-cell>
          <table:table-cell office:value-type="float" office:value="-34.3194261053513">
            <text:p>-34.3194261054</text:p>
          </table:table-cell>
          <table:table-cell table:formula="of:=[.N312]*[.$S$2]" office:value-type="float" office:value="-102.958278316054">
            <text:p>-102.9582783161</text:p>
          </table:table-cell>
          <table:table-cell office:value-type="float" office:value="4.30477609578518">
            <text:p>4.3047760958</text:p>
          </table:table-cell>
          <table:table-cell office:value-type="float" office:value="13.65">
            <text:p>13.65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string">
            <text:p>2014-02-01_13:49:33_775795</text:p>
          </table:table-cell>
          <table:table-cell office:value-type="float" office:value="2722939.109375">
            <text:p>2722939.109375</text:p>
          </table:table-cell>
          <table:table-cell office:value-type="float" office:value="15.6">
            <text:p>15.6</text:p>
          </table:table-cell>
          <table:table-cell office:value-type="float" office:value="104">
            <text:p>104</text:p>
          </table:table-cell>
          <table:table-cell office:value-type="float" office:value="204">
            <text:p>204</text:p>
          </table:table-cell>
          <table:table-cell office:value-type="float" office:value="-188">
            <text:p>-188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404743105522">
            <text:p>-28.4404743106</text:p>
          </table:table-cell>
          <table:table-cell office:value-type="float" office:value="-34.333916925264">
            <text:p>-34.3339169253</text:p>
          </table:table-cell>
          <table:table-cell table:formula="of:=[.N313]*[.$S$2]" office:value-type="float" office:value="-103.001750775792">
            <text:p>-103.0017507758</text:p>
          </table:table-cell>
          <table:table-cell office:value-type="float" office:value="4.30341283931349">
            <text:p>4.3034128393</text:p>
          </table:table-cell>
          <table:table-cell office:value-type="float" office:value="13.92">
            <text:p>13.92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string">
            <text:p>2014-02-01_13:49:33_856477</text:p>
          </table:table-cell>
          <table:table-cell office:value-type="float" office:value="2731040.3125">
            <text:p>2731040.3125</text:p>
          </table:table-cell>
          <table:table-cell office:value-type="float" office:value="15.65">
            <text:p>15.65</text:p>
          </table:table-cell>
          <table:table-cell office:value-type="float" office:value="112">
            <text:p>112</text:p>
          </table:table-cell>
          <table:table-cell office:value-type="float" office:value="241">
            <text:p>241</text:p>
          </table:table-cell>
          <table:table-cell office:value-type="float" office:value="-283">
            <text:p>-283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517791816727">
            <text:p>-28.4517791817</text:p>
          </table:table-cell>
          <table:table-cell office:value-type="float" office:value="-34.3177985828308">
            <text:p>-34.3177985828</text:p>
          </table:table-cell>
          <table:table-cell table:formula="of:=[.N314]*[.$S$2]" office:value-type="float" office:value="-102.953395748492">
            <text:p>-102.9533957485</text:p>
          </table:table-cell>
          <table:table-cell office:value-type="float" office:value="4.31132657829743">
            <text:p>4.3113265783</text:p>
          </table:table-cell>
          <table:table-cell office:value-type="float" office:value="15.52">
            <text:p>15.52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string">
            <text:p>2014-02-01_13:49:33_937731</text:p>
          </table:table-cell>
          <table:table-cell office:value-type="float" office:value="2739131.71875">
            <text:p>2739131.71875</text:p>
          </table:table-cell>
          <table:table-cell office:value-type="float" office:value="15.7">
            <text:p>15.7</text:p>
          </table:table-cell>
          <table:table-cell office:value-type="float" office:value="170">
            <text:p>170</text:p>
          </table:table-cell>
          <table:table-cell office:value-type="float" office:value="237">
            <text:p>237</text:p>
          </table:table-cell>
          <table:table-cell office:value-type="float" office:value="-254">
            <text:p>-254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471127592185">
            <text:p>-28.4471127592</text:p>
          </table:table-cell>
          <table:table-cell office:value-type="float" office:value="-34.3266715739539">
            <text:p>-34.326671574</text:p>
          </table:table-cell>
          <table:table-cell table:formula="of:=[.N315]*[.$S$2]" office:value-type="float" office:value="-102.980014721862">
            <text:p>-102.9800147219</text:p>
          </table:table-cell>
          <table:table-cell office:value-type="float" office:value="4.3040949199711">
            <text:p>4.30409492</text:p>
          </table:table-cell>
          <table:table-cell office:value-type="float" office:value="14.35">
            <text:p>14.35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string">
            <text:p>2014-02-01_13:49:34_018494</text:p>
          </table:table-cell>
          <table:table-cell office:value-type="float" office:value="2747208.21875">
            <text:p>2747208.21875</text:p>
          </table:table-cell>
          <table:table-cell office:value-type="float" office:value="15.75">
            <text:p>15.75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-248">
            <text:p>-248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490841114631">
            <text:p>-28.4490841115</text:p>
          </table:table-cell>
          <table:table-cell office:value-type="float" office:value="-34.3282984094694">
            <text:p>-34.3282984095</text:p>
          </table:table-cell>
          <table:table-cell table:formula="of:=[.N316]*[.$S$2]" office:value-type="float" office:value="-102.984895228408">
            <text:p>-102.9848952284</text:p>
          </table:table-cell>
          <table:table-cell office:value-type="float" office:value="4.29754458271404">
            <text:p>4.2975445827</text:p>
          </table:table-cell>
          <table:table-cell office:value-type="float" office:value="13.76">
            <text:p>13.76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string">
            <text:p>2014-02-01_13:49:34_120413</text:p>
          </table:table-cell>
          <table:table-cell office:value-type="float" office:value="2757399.609375">
            <text:p>2757399.609375</text:p>
          </table:table-cell>
          <table:table-cell office:value-type="float" office:value="15.8">
            <text:p>15.8</text:p>
          </table:table-cell>
          <table:table-cell office:value-type="float" office:value="157">
            <text:p>157</text:p>
          </table:table-cell>
          <table:table-cell office:value-type="float" office:value="253">
            <text:p>253</text:p>
          </table:table-cell>
          <table:table-cell office:value-type="float" office:value="-224">
            <text:p>-224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413456809237">
            <text:p>-28.4413456809</text:p>
          </table:table-cell>
          <table:table-cell office:value-type="float" office:value="-34.2996276040437">
            <text:p>-34.299627604</text:p>
          </table:table-cell>
          <table:table-cell table:formula="of:=[.N317]*[.$S$2]" office:value-type="float" office:value="-102.898882812131">
            <text:p>-102.8988828121</text:p>
          </table:table-cell>
          <table:table-cell office:value-type="float" office:value="4.26878773360998">
            <text:p>4.2687877336</text:p>
          </table:table-cell>
          <table:table-cell office:value-type="float" office:value="15.52">
            <text:p>15.52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string">
            <text:p>2014-02-01_13:49:34_200837</text:p>
          </table:table-cell>
          <table:table-cell office:value-type="float" office:value="2765442.203125">
            <text:p>2765442.203125</text:p>
          </table:table-cell>
          <table:table-cell office:value-type="float" office:value="15.85">
            <text:p>15.85</text:p>
          </table:table-cell>
          <table:table-cell office:value-type="float" office:value="-32">
            <text:p>-32</text:p>
          </table:table-cell>
          <table:table-cell office:value-type="float" office:value="140">
            <text:p>140</text:p>
          </table:table-cell>
          <table:table-cell office:value-type="float" office:value="-177">
            <text:p>-177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284545257629">
            <text:p>-28.4284545258</text:p>
          </table:table-cell>
          <table:table-cell office:value-type="float" office:value="-34.291981586261">
            <text:p>-34.2919815863</text:p>
          </table:table-cell>
          <table:table-cell table:formula="of:=[.N318]*[.$S$2]" office:value-type="float" office:value="-102.875944758783">
            <text:p>-102.8759447588</text:p>
          </table:table-cell>
          <table:table-cell office:value-type="float" office:value="4.26485541295842">
            <text:p>4.264855413</text:p>
          </table:table-cell>
          <table:table-cell office:value-type="float" office:value="15.02">
            <text:p>15.02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string">
            <text:p>2014-02-01_13:49:34_281043</text:p>
          </table:table-cell>
          <table:table-cell office:value-type="float" office:value="2773463.203125">
            <text:p>2773463.203125</text:p>
          </table:table-cell>
          <table:table-cell office:value-type="float" office:value="15.9">
            <text:p>15.9</text:p>
          </table:table-cell>
          <table:table-cell office:value-type="float" office:value="24">
            <text:p>24</text:p>
          </table:table-cell>
          <table:table-cell office:value-type="float" office:value="80">
            <text:p>80</text:p>
          </table:table-cell>
          <table:table-cell office:value-type="float" office:value="-196">
            <text:p>-196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460124953144">
            <text:p>-28.4460124953</text:p>
          </table:table-cell>
          <table:table-cell office:value-type="float" office:value="-34.3258440754311">
            <text:p>-34.3258440754</text:p>
          </table:table-cell>
          <table:table-cell table:formula="of:=[.N319]*[.$S$2]" office:value-type="float" office:value="-102.977532226293">
            <text:p>-102.9775322263</text:p>
          </table:table-cell>
          <table:table-cell office:value-type="float" office:value="4.28117749944001">
            <text:p>4.2811774994</text:p>
          </table:table-cell>
          <table:table-cell office:value-type="float" office:value="13.74">
            <text:p>13.74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string">
            <text:p>2014-02-01_13:49:34_361512</text:p>
          </table:table-cell>
          <table:table-cell office:value-type="float" office:value="2781510.40625">
            <text:p>2781510.40625</text:p>
          </table:table-cell>
          <table:table-cell office:value-type="float" office:value="15.95">
            <text:p>15.95</text:p>
          </table:table-cell>
          <table:table-cell office:value-type="float" office:value="56">
            <text:p>56</text:p>
          </table:table-cell>
          <table:table-cell office:value-type="float" office:value="214">
            <text:p>214</text:p>
          </table:table-cell>
          <table:table-cell office:value-type="float" office:value="-203">
            <text:p>-203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512449570683">
            <text:p>-28.4512449571</text:p>
          </table:table-cell>
          <table:table-cell office:value-type="float" office:value="-34.3013171084052">
            <text:p>-34.3013171084</text:p>
          </table:table-cell>
          <table:table-cell table:formula="of:=[.N320]*[.$S$2]" office:value-type="float" office:value="-102.903951325216">
            <text:p>-102.9039513252</text:p>
          </table:table-cell>
          <table:table-cell office:value-type="float" office:value="4.28712740181008">
            <text:p>4.2871274018</text:p>
          </table:table-cell>
          <table:table-cell office:value-type="float" office:value="13.8">
            <text:p>13.8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string">
            <text:p>2014-02-01_13:49:34_442464</text:p>
          </table:table-cell>
          <table:table-cell office:value-type="float" office:value="2789640.125">
            <text:p>2789640.125</text:p>
          </table:table-cell>
          <table:table-cell office:value-type="float" office:value="16">
            <text:p>16</text:p>
          </table:table-cell>
          <table:table-cell office:value-type="float" office:value="-67">
            <text:p>-67</text:p>
          </table:table-cell>
          <table:table-cell office:value-type="float" office:value="226">
            <text:p>226</text:p>
          </table:table-cell>
          <table:table-cell office:value-type="float" office:value="-280">
            <text:p>-280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33306499604">
            <text:p>-28.4333064996</text:p>
          </table:table-cell>
          <table:table-cell office:value-type="float" office:value="-34.3246750032257">
            <text:p>-34.3246750032</text:p>
          </table:table-cell>
          <table:table-cell table:formula="of:=[.N321]*[.$S$2]" office:value-type="float" office:value="-102.974025009677">
            <text:p>-102.9740250097</text:p>
          </table:table-cell>
          <table:table-cell office:value-type="float" office:value="4.27853556755881">
            <text:p>4.2785355676</text:p>
          </table:table-cell>
          <table:table-cell office:value-type="float" office:value="12.65">
            <text:p>12.65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string">
            <text:p>2014-02-01_13:49:34_524495</text:p>
          </table:table-cell>
          <table:table-cell office:value-type="float" office:value="2797809.515625">
            <text:p>2797809.515625</text:p>
          </table:table-cell>
          <table:table-cell office:value-type="float" office:value="16.05">
            <text:p>16.05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-344">
            <text:p>-344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196631438091">
            <text:p>-28.4196631438</text:p>
          </table:table-cell>
          <table:table-cell office:value-type="float" office:value="-34.2911238145927">
            <text:p>-34.2911238146</text:p>
          </table:table-cell>
          <table:table-cell table:formula="of:=[.N322]*[.$S$2]" office:value-type="float" office:value="-102.873371443778">
            <text:p>-102.8733714438</text:p>
          </table:table-cell>
          <table:table-cell office:value-type="float" office:value="4.26943449221041">
            <text:p>4.2694344922</text:p>
          </table:table-cell>
          <table:table-cell office:value-type="float" office:value="13.76">
            <text:p>13.76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string">
            <text:p>2014-02-01_13:49:34_605326</text:p>
          </table:table-cell>
          <table:table-cell office:value-type="float" office:value="2805892.109375">
            <text:p>2805892.109375</text:p>
          </table:table-cell>
          <table:table-cell office:value-type="float" office:value="16.1">
            <text:p>16.1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-294">
            <text:p>-294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313440553051">
            <text:p>-28.4313440553</text:p>
          </table:table-cell>
          <table:table-cell office:value-type="float" office:value="-34.2879652139231">
            <text:p>-34.2879652139</text:p>
          </table:table-cell>
          <table:table-cell table:formula="of:=[.N323]*[.$S$2]" office:value-type="float" office:value="-102.863895641769">
            <text:p>-102.8638956418</text:p>
          </table:table-cell>
          <table:table-cell office:value-type="float" office:value="4.27992945684423">
            <text:p>4.2799294568</text:p>
          </table:table-cell>
          <table:table-cell office:value-type="float" office:value="16.25">
            <text:p>16.25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string">
            <text:p>2014-02-01_13:49:34_686209</text:p>
          </table:table-cell>
          <table:table-cell office:value-type="float" office:value="2813979.609375">
            <text:p>2813979.609375</text:p>
          </table:table-cell>
          <table:table-cell office:value-type="float" office:value="16.15">
            <text:p>16.15</text:p>
          </table:table-cell>
          <table:table-cell office:value-type="float" office:value="-155">
            <text:p>-155</text:p>
          </table:table-cell>
          <table:table-cell office:value-type="float" office:value="77">
            <text:p>77</text:p>
          </table:table-cell>
          <table:table-cell office:value-type="float" office:value="-173">
            <text:p>-173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299596645217">
            <text:p>-28.4299596645</text:p>
          </table:table-cell>
          <table:table-cell office:value-type="float" office:value="-34.2355997029337">
            <text:p>-34.2355997029</text:p>
          </table:table-cell>
          <table:table-cell table:formula="of:=[.N324]*[.$S$2]" office:value-type="float" office:value="-102.706799108801">
            <text:p>-102.7067991088</text:p>
          </table:table-cell>
          <table:table-cell office:value-type="float" office:value="4.28003387156567">
            <text:p>4.2800338716</text:p>
          </table:table-cell>
          <table:table-cell office:value-type="float" office:value="14.52">
            <text:p>14.52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string">
            <text:p>2014-02-01_13:49:34_766606</text:p>
          </table:table-cell>
          <table:table-cell office:value-type="float" office:value="2822019.109375">
            <text:p>2822019.109375</text:p>
          </table:table-cell>
          <table:table-cell office:value-type="float" office:value="16.2">
            <text:p>16.2</text:p>
          </table:table-cell>
          <table:table-cell office:value-type="float" office:value="44">
            <text:p>44</text:p>
          </table:table-cell>
          <table:table-cell office:value-type="float" office:value="128">
            <text:p>128</text:p>
          </table:table-cell>
          <table:table-cell office:value-type="float" office:value="-247">
            <text:p>-247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966349694355">
            <text:p>-28.3966349694</text:p>
          </table:table-cell>
          <table:table-cell office:value-type="float" office:value="-34.1951654219621">
            <text:p>-34.195165422</text:p>
          </table:table-cell>
          <table:table-cell table:formula="of:=[.N325]*[.$S$2]" office:value-type="float" office:value="-102.585496265886">
            <text:p>-102.5854962659</text:p>
          </table:table-cell>
          <table:table-cell office:value-type="float" office:value="4.26503730980342">
            <text:p>4.2650373098</text:p>
          </table:table-cell>
          <table:table-cell office:value-type="float" office:value="15.1">
            <text:p>15.1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string">
            <text:p>2014-02-01_13:49:34_847872</text:p>
          </table:table-cell>
          <table:table-cell office:value-type="float" office:value="2830174.71875">
            <text:p>2830174.71875</text:p>
          </table:table-cell>
          <table:table-cell office:value-type="float" office:value="16.25">
            <text:p>16.25</text:p>
          </table:table-cell>
          <table:table-cell office:value-type="float" office:value="-110">
            <text:p>-110</text:p>
          </table:table-cell>
          <table:table-cell office:value-type="float" office:value="104">
            <text:p>104</text:p>
          </table:table-cell>
          <table:table-cell office:value-type="float" office:value="-141">
            <text:p>-141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27699487894">
            <text:p>-28.3827699488</text:p>
          </table:table-cell>
          <table:table-cell office:value-type="float" office:value="-34.1451719080655">
            <text:p>-34.1451719081</text:p>
          </table:table-cell>
          <table:table-cell table:formula="of:=[.N326]*[.$S$2]" office:value-type="float" office:value="-102.435515724196">
            <text:p>-102.4355157242</text:p>
          </table:table-cell>
          <table:table-cell office:value-type="float" office:value="4.28412433777351">
            <text:p>4.2841243378</text:p>
          </table:table-cell>
          <table:table-cell office:value-type="float" office:value="16.22">
            <text:p>16.22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string">
            <text:p>2014-02-01_13:49:34_928730</text:p>
          </table:table-cell>
          <table:table-cell office:value-type="float" office:value="2838231.296875">
            <text:p>2838231.296875</text:p>
          </table:table-cell>
          <table:table-cell office:value-type="float" office:value="16.3">
            <text:p>16.3</text:p>
          </table:table-cell>
          <table:table-cell office:value-type="float" office:value="-21">
            <text:p>-21</text:p>
          </table:table-cell>
          <table:table-cell office:value-type="float" office:value="8">
            <text:p>8</text:p>
          </table:table-cell>
          <table:table-cell office:value-type="float" office:value="-78">
            <text:p>-78</text:p>
          </table:table-cell>
          <table:table-cell table:number-columns-repeated="6" office:value-type="float" office:value="0">
            <text:p>0</text:p>
          </table:table-cell>
          <table:table-cell office:value-type="float" office:value="-28.4040523080232">
            <text:p>-28.404052308</text:p>
          </table:table-cell>
          <table:table-cell office:value-type="float" office:value="-34.0605739960294">
            <text:p>-34.060573996</text:p>
          </table:table-cell>
          <table:table-cell table:formula="of:=[.N327]*[.$S$2]" office:value-type="float" office:value="-102.181721988088">
            <text:p>-102.1817219881</text:p>
          </table:table-cell>
          <table:table-cell office:value-type="float" office:value="4.29998145436525">
            <text:p>4.2999814544</text:p>
          </table:table-cell>
          <table:table-cell office:value-type="float" office:value="15.93">
            <text:p>15.93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string">
            <text:p>2014-02-01_13:49:35_009569</text:p>
          </table:table-cell>
          <table:table-cell office:value-type="float" office:value="2846353.921875">
            <text:p>2846353.921875</text:p>
          </table:table-cell>
          <table:table-cell office:value-type="float" office:value="16.35">
            <text:p>16.35</text:p>
          </table:table-cell>
          <table:table-cell office:value-type="float" office:value="-131">
            <text:p>-131</text:p>
          </table:table-cell>
          <table:table-cell office:value-type="float" office:value="120">
            <text:p>120</text:p>
          </table:table-cell>
          <table:table-cell office:value-type="float" office:value="-152">
            <text:p>-152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850169208501">
            <text:p>-28.3850169209</text:p>
          </table:table-cell>
          <table:table-cell office:value-type="float" office:value="-34.0029646837952">
            <text:p>-34.0029646838</text:p>
          </table:table-cell>
          <table:table-cell table:formula="of:=[.N328]*[.$S$2]" office:value-type="float" office:value="-102.008894051386">
            <text:p>-102.0088940514</text:p>
          </table:table-cell>
          <table:table-cell office:value-type="float" office:value="4.28761603794356">
            <text:p>4.2876160379</text:p>
          </table:table-cell>
          <table:table-cell office:value-type="float" office:value="20.79">
            <text:p>20.79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string">
            <text:p>2014-02-01_13:49:35_090218</text:p>
          </table:table-cell>
          <table:table-cell office:value-type="float" office:value="2854381.296875">
            <text:p>2854381.296875</text:p>
          </table:table-cell>
          <table:table-cell office:value-type="float" office:value="16.4">
            <text:p>16.4</text:p>
          </table:table-cell>
          <table:table-cell office:value-type="float" office:value="259">
            <text:p>259</text:p>
          </table:table-cell>
          <table:table-cell office:value-type="float" office:value="242">
            <text:p>242</text:p>
          </table:table-cell>
          <table:table-cell office:value-type="float" office:value="-425">
            <text:p>-425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295211894727">
            <text:p>-28.3295211895</text:p>
          </table:table-cell>
          <table:table-cell office:value-type="float" office:value="-33.8830567957479">
            <text:p>-33.8830567957</text:p>
          </table:table-cell>
          <table:table-cell table:formula="of:=[.N329]*[.$S$2]" office:value-type="float" office:value="-101.649170387244">
            <text:p>-101.6491703872</text:p>
          </table:table-cell>
          <table:table-cell office:value-type="float" office:value="4.29243737161897">
            <text:p>4.2924373716</text:p>
          </table:table-cell>
          <table:table-cell office:value-type="float" office:value="12.73">
            <text:p>12.73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string">
            <text:p>2014-02-01_13:49:35_171802</text:p>
          </table:table-cell>
          <table:table-cell office:value-type="float" office:value="2862538.8125">
            <text:p>2862538.8125</text:p>
          </table:table-cell>
          <table:table-cell office:value-type="float" office:value="16.45">
            <text:p>16.45</text:p>
          </table:table-cell>
          <table:table-cell office:value-type="float" office:value="57">
            <text:p>57</text:p>
          </table:table-cell>
          <table:table-cell office:value-type="float" office:value="114">
            <text:p>114</text:p>
          </table:table-cell>
          <table:table-cell office:value-type="float" office:value="-190">
            <text:p>-190</text:p>
          </table:table-cell>
          <table:table-cell table:number-columns-repeated="6" office:value-type="float" office:value="0">
            <text:p>0</text:p>
          </table:table-cell>
          <table:table-cell office:value-type="float" office:value="-28.3032564093983">
            <text:p>-28.3032564094</text:p>
          </table:table-cell>
          <table:table-cell office:value-type="float" office:value="-33.7968222615034">
            <text:p>-33.7968222615</text:p>
          </table:table-cell>
          <table:table-cell table:formula="of:=[.N330]*[.$S$2]" office:value-type="float" office:value="-101.39046678451">
            <text:p>-101.3904667845</text:p>
          </table:table-cell>
          <table:table-cell office:value-type="float" office:value="4.30370706362786">
            <text:p>4.3037070636</text:p>
          </table:table-cell>
          <table:table-cell office:value-type="float" office:value="27.3">
            <text:p>27.3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string">
            <text:p>2014-02-01_13:49:35_252312</text:p>
          </table:table-cell>
          <table:table-cell office:value-type="float" office:value="2870589.71875">
            <text:p>2870589.71875</text:p>
          </table:table-cell>
          <table:table-cell office:value-type="float" office:value="16.5">
            <text:p>16.5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-114">
            <text:p>-114</text:p>
          </table:table-cell>
          <table:table-cell table:number-columns-repeated="6" office:value-type="float" office:value="0">
            <text:p>0</text:p>
          </table:table-cell>
          <table:table-cell office:value-type="float" office:value="-28.2897894588134">
            <text:p>-28.2897894588</text:p>
          </table:table-cell>
          <table:table-cell office:value-type="float" office:value="-33.6766378135349">
            <text:p>-33.6766378135</text:p>
          </table:table-cell>
          <table:table-cell table:formula="of:=[.N331]*[.$S$2]" office:value-type="float" office:value="-101.029913440605">
            <text:p>-101.0299134406</text:p>
          </table:table-cell>
          <table:table-cell office:value-type="float" office:value="4.31236374867332">
            <text:p>4.3123637487</text:p>
          </table:table-cell>
          <table:table-cell office:value-type="float" office:value="15.49">
            <text:p>15.49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string">
            <text:p>2014-02-01_13:49:35_351925</text:p>
          </table:table-cell>
          <table:table-cell office:value-type="float" office:value="2880551">
            <text:p>2880551</text:p>
          </table:table-cell>
          <table:table-cell office:value-type="float" office:value="16.55">
            <text:p>16.55</text:p>
          </table:table-cell>
          <table:table-cell office:value-type="float" office:value="-19">
            <text:p>-19</text:p>
          </table:table-cell>
          <table:table-cell office:value-type="float" office:value="95">
            <text:p>95</text:p>
          </table:table-cell>
          <table:table-cell office:value-type="float" office:value="-349">
            <text:p>-349</text:p>
          </table:table-cell>
          <table:table-cell table:number-columns-repeated="6" office:value-type="float" office:value="0">
            <text:p>0</text:p>
          </table:table-cell>
          <table:table-cell office:value-type="float" office:value="-28.0761838573539">
            <text:p>-28.0761838574</text:p>
          </table:table-cell>
          <table:table-cell office:value-type="float" office:value="-32.7090823781149">
            <text:p>-32.7090823781</text:p>
          </table:table-cell>
          <table:table-cell table:formula="of:=[.N332]*[.$S$2]" office:value-type="float" office:value="-98.1272471343447">
            <text:p>-98.1272471343</text:p>
          </table:table-cell>
          <table:table-cell office:value-type="float" office:value="4.376083168453">
            <text:p>4.3760831685</text:p>
          </table:table-cell>
          <table:table-cell office:value-type="float" office:value="15.16">
            <text:p>15.16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string">
            <text:p>2014-02-01_13:49:35_432834</text:p>
          </table:table-cell>
          <table:table-cell office:value-type="float" office:value="2888641.90625">
            <text:p>2888641.90625</text:p>
          </table:table-cell>
          <table:table-cell office:value-type="float" office:value="16.6">
            <text:p>16.6</text:p>
          </table:table-cell>
          <table:table-cell office:value-type="float" office:value="-70">
            <text:p>-70</text:p>
          </table:table-cell>
          <table:table-cell office:value-type="float" office:value="65">
            <text:p>65</text:p>
          </table:table-cell>
          <table:table-cell office:value-type="float" office:value="-224">
            <text:p>-224</text:p>
          </table:table-cell>
          <table:table-cell table:number-columns-repeated="6" office:value-type="float" office:value="0">
            <text:p>0</text:p>
          </table:table-cell>
          <table:table-cell office:value-type="float" office:value="-28.0160172983433">
            <text:p>-28.0160172983</text:p>
          </table:table-cell>
          <table:table-cell office:value-type="float" office:value="-32.4353601375137">
            <text:p>-32.4353601375</text:p>
          </table:table-cell>
          <table:table-cell table:formula="of:=[.N333]*[.$S$2]" office:value-type="float" office:value="-97.306080412541">
            <text:p>-97.3060804125</text:p>
          </table:table-cell>
          <table:table-cell office:value-type="float" office:value="4.39511608239857">
            <text:p>4.3951160824</text:p>
          </table:table-cell>
          <table:table-cell office:value-type="float" office:value="18.86">
            <text:p>18.86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string">
            <text:p>2014-02-01_13:49:35_514101</text:p>
          </table:table-cell>
          <table:table-cell office:value-type="float" office:value="2896801.125">
            <text:p>2896801.125</text:p>
          </table:table-cell>
          <table:table-cell office:value-type="float" office:value="16.65">
            <text:p>16.65</text:p>
          </table:table-cell>
          <table:table-cell office:value-type="float" office:value="47">
            <text:p>47</text:p>
          </table:table-cell>
          <table:table-cell office:value-type="float" office:value="128">
            <text:p>128</text:p>
          </table:table-cell>
          <table:table-cell office:value-type="float" office:value="-251">
            <text:p>-251</text:p>
          </table:table-cell>
          <table:table-cell table:number-columns-repeated="6" office:value-type="float" office:value="0">
            <text:p>0</text:p>
          </table:table-cell>
          <table:table-cell office:value-type="float" office:value="-27.9423149062533">
            <text:p>-27.9423149063</text:p>
          </table:table-cell>
          <table:table-cell office:value-type="float" office:value="-32.1370897312279">
            <text:p>-32.1370897312</text:p>
          </table:table-cell>
          <table:table-cell table:formula="of:=[.N334]*[.$S$2]" office:value-type="float" office:value="-96.4112691936836">
            <text:p>-96.4112691937</text:p>
          </table:table-cell>
          <table:table-cell office:value-type="float" office:value="4.40513530165723">
            <text:p>4.4051353017</text:p>
          </table:table-cell>
          <table:table-cell office:value-type="float" office:value="25.24">
            <text:p>25.24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string">
            <text:p>2014-02-01_13:49:35_595151</text:p>
          </table:table-cell>
          <table:table-cell office:value-type="float" office:value="2904874.609375">
            <text:p>2904874.609375</text:p>
          </table:table-cell>
          <table:table-cell office:value-type="float" office:value="16.7">
            <text:p>16.7</text:p>
          </table:table-cell>
          <table:table-cell office:value-type="float" office:value="129">
            <text:p>129</text:p>
          </table:table-cell>
          <table:table-cell office:value-type="float" office:value="201">
            <text:p>201</text:p>
          </table:table-cell>
          <table:table-cell office:value-type="float" office:value="-262">
            <text:p>-262</text:p>
          </table:table-cell>
          <table:table-cell table:number-columns-repeated="6" office:value-type="float" office:value="0">
            <text:p>0</text:p>
          </table:table-cell>
          <table:table-cell office:value-type="float" office:value="-27.8886056977273">
            <text:p>-27.8886056977</text:p>
          </table:table-cell>
          <table:table-cell office:value-type="float" office:value="-31.9003281378939">
            <text:p>-31.9003281379</text:p>
          </table:table-cell>
          <table:table-cell table:formula="of:=[.N335]*[.$S$2]" office:value-type="float" office:value="-95.7009844136817">
            <text:p>-95.7009844137</text:p>
          </table:table-cell>
          <table:table-cell office:value-type="float" office:value="4.43005280971881">
            <text:p>4.4300528097</text:p>
          </table:table-cell>
          <table:table-cell office:value-type="float" office:value="17.15">
            <text:p>17.15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string">
            <text:p>2014-02-01_13:49:35_676017</text:p>
          </table:table-cell>
          <table:table-cell office:value-type="float" office:value="2912960.71875">
            <text:p>2912960.71875</text:p>
          </table:table-cell>
          <table:table-cell office:value-type="float" office:value="16.75">
            <text:p>16.75</text:p>
          </table:table-cell>
          <table:table-cell office:value-type="float" office:value="177">
            <text:p>177</text:p>
          </table:table-cell>
          <table:table-cell office:value-type="float" office:value="155">
            <text:p>155</text:p>
          </table:table-cell>
          <table:table-cell office:value-type="float" office:value="-259">
            <text:p>-259</text:p>
          </table:table-cell>
          <table:table-cell table:number-columns-repeated="6" office:value-type="float" office:value="0">
            <text:p>0</text:p>
          </table:table-cell>
          <table:table-cell office:value-type="float" office:value="-27.8717129396023">
            <text:p>-27.8717129396</text:p>
          </table:table-cell>
          <table:table-cell office:value-type="float" office:value="-31.6721910048221">
            <text:p>-31.6721910048</text:p>
          </table:table-cell>
          <table:table-cell table:formula="of:=[.N336]*[.$S$2]" office:value-type="float" office:value="-95.0165730144663">
            <text:p>-95.0165730145</text:p>
          </table:table-cell>
          <table:table-cell office:value-type="float" office:value="4.45097933992309">
            <text:p>4.4509793399</text:p>
          </table:table-cell>
          <table:table-cell office:value-type="float" office:value="15.86">
            <text:p>15.86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string">
            <text:p>2014-02-01_13:49:35_756869</text:p>
          </table:table-cell>
          <table:table-cell office:value-type="float" office:value="2921046.015625">
            <text:p>2921046.015625</text:p>
          </table:table-cell>
          <table:table-cell office:value-type="float" office:value="16.8">
            <text:p>16.8</text:p>
          </table:table-cell>
          <table:table-cell office:value-type="float" office:value="162">
            <text:p>162</text:p>
          </table:table-cell>
          <table:table-cell office:value-type="float" office:value="212">
            <text:p>212</text:p>
          </table:table-cell>
          <table:table-cell office:value-type="float" office:value="-171">
            <text:p>-171</text:p>
          </table:table-cell>
          <table:table-cell table:number-columns-repeated="6" office:value-type="float" office:value="0">
            <text:p>0</text:p>
          </table:table-cell>
          <table:table-cell office:value-type="float" office:value="-27.8325043256469">
            <text:p>-27.8325043256</text:p>
          </table:table-cell>
          <table:table-cell office:value-type="float" office:value="-31.5091102623479">
            <text:p>-31.5091102623</text:p>
          </table:table-cell>
          <table:table-cell table:formula="of:=[.N337]*[.$S$2]" office:value-type="float" office:value="-94.5273307870438">
            <text:p>-94.527330787</text:p>
          </table:table-cell>
          <table:table-cell office:value-type="float" office:value="4.45294364183744">
            <text:p>4.4529436418</text:p>
          </table:table-cell>
          <table:table-cell office:value-type="float" office:value="18.6">
            <text:p>18.6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string">
            <text:p>2014-02-01_13:49:35_837295</text:p>
          </table:table-cell>
          <table:table-cell office:value-type="float" office:value="2929122.015625">
            <text:p>2929122.015625</text:p>
          </table:table-cell>
          <table:table-cell office:value-type="float" office:value="16.85">
            <text:p>16.85</text:p>
          </table:table-cell>
          <table:table-cell office:value-type="float" office:value="127">
            <text:p>127</text:p>
          </table:table-cell>
          <table:table-cell office:value-type="float" office:value="164">
            <text:p>164</text:p>
          </table:table-cell>
          <table:table-cell office:value-type="float" office:value="-174">
            <text:p>-174</text:p>
          </table:table-cell>
          <table:table-cell table:number-columns-repeated="6" office:value-type="float" office:value="0">
            <text:p>0</text:p>
          </table:table-cell>
          <table:table-cell office:value-type="float" office:value="-27.7868892821745">
            <text:p>-27.7868892822</text:p>
          </table:table-cell>
          <table:table-cell office:value-type="float" office:value="-31.353282292023">
            <text:p>-31.353282292</text:p>
          </table:table-cell>
          <table:table-cell table:formula="of:=[.N338]*[.$S$2]" office:value-type="float" office:value="-94.0598468760691">
            <text:p>-94.0598468761</text:p>
          </table:table-cell>
          <table:table-cell office:value-type="float" office:value="4.45441314190454">
            <text:p>4.4544131419</text:p>
          </table:table-cell>
          <table:table-cell office:value-type="float" office:value="16.83">
            <text:p>16.83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string">
            <text:p>2014-02-01_13:49:35_918412</text:p>
          </table:table-cell>
          <table:table-cell office:value-type="float" office:value="2937200.21875">
            <text:p>2937200.21875</text:p>
          </table:table-cell>
          <table:table-cell office:value-type="float" office:value="16.9">
            <text:p>16.9</text:p>
          </table:table-cell>
          <table:table-cell office:value-type="float" office:value="160">
            <text:p>160</text:p>
          </table:table-cell>
          <table:table-cell office:value-type="float" office:value="35">
            <text:p>35</text:p>
          </table:table-cell>
          <table:table-cell office:value-type="float" office:value="-253">
            <text:p>-253</text:p>
          </table:table-cell>
          <table:table-cell table:number-columns-repeated="6" office:value-type="float" office:value="0">
            <text:p>0</text:p>
          </table:table-cell>
          <table:table-cell office:value-type="float" office:value="-27.7484575363532">
            <text:p>-27.7484575364</text:p>
          </table:table-cell>
          <table:table-cell office:value-type="float" office:value="-31.2097808225877">
            <text:p>-31.2097808226</text:p>
          </table:table-cell>
          <table:table-cell table:formula="of:=[.N339]*[.$S$2]" office:value-type="float" office:value="-93.629342467763">
            <text:p>-93.6293424678</text:p>
          </table:table-cell>
          <table:table-cell office:value-type="float" office:value="4.46031629289866">
            <text:p>4.4603162929</text:p>
          </table:table-cell>
          <table:table-cell office:value-type="float" office:value="19.45">
            <text:p>19.45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string">
            <text:p>2014-02-01_13:49:35_999145</text:p>
          </table:table-cell>
          <table:table-cell office:value-type="float" office:value="2945273.40625">
            <text:p>2945273.40625</text:p>
          </table:table-cell>
          <table:table-cell office:value-type="float" office:value="16.95">
            <text:p>16.95</text:p>
          </table:table-cell>
          <table:table-cell office:value-type="float" office:value="-19">
            <text:p>-19</text:p>
          </table:table-cell>
          <table:table-cell office:value-type="float" office:value="71">
            <text:p>71</text:p>
          </table:table-cell>
          <table:table-cell office:value-type="float" office:value="-191">
            <text:p>-191</text:p>
          </table:table-cell>
          <table:table-cell table:number-columns-repeated="6" office:value-type="float" office:value="0">
            <text:p>0</text:p>
          </table:table-cell>
          <table:table-cell office:value-type="float" office:value="-27.7490542158339">
            <text:p>-27.7490542158</text:p>
          </table:table-cell>
          <table:table-cell office:value-type="float" office:value="-31.1387895029698">
            <text:p>-31.138789503</text:p>
          </table:table-cell>
          <table:table-cell table:formula="of:=[.N340]*[.$S$2]" office:value-type="float" office:value="-93.4163685089094">
            <text:p>-93.4163685089</text:p>
          </table:table-cell>
          <table:table-cell office:value-type="float" office:value="4.47893967026424">
            <text:p>4.4789396703</text:p>
          </table:table-cell>
          <table:table-cell office:value-type="float" office:value="18.36">
            <text:p>18.36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string">
            <text:p>2014-02-01_13:49:36_079992</text:p>
          </table:table-cell>
          <table:table-cell office:value-type="float" office:value="2953365.015625">
            <text:p>2953365.015625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  <table:table-cell office:value-type="float" office:value="-182">
            <text:p>-182</text:p>
          </table:table-cell>
          <table:table-cell table:number-columns-repeated="6" office:value-type="float" office:value="0">
            <text:p>0</text:p>
          </table:table-cell>
          <table:table-cell office:value-type="float" office:value="-27.7531338312872">
            <text:p>-27.7531338313</text:p>
          </table:table-cell>
          <table:table-cell office:value-type="float" office:value="-31.0645204260328">
            <text:p>-31.064520426</text:p>
          </table:table-cell>
          <table:table-cell table:formula="of:=[.N341]*[.$S$2]" office:value-type="float" office:value="-93.1935612780985">
            <text:p>-93.1935612781</text:p>
          </table:table-cell>
          <table:table-cell office:value-type="float" office:value="4.48302087422973">
            <text:p>4.4830208742</text:p>
          </table:table-cell>
          <table:table-cell office:value-type="float" office:value="19.23">
            <text:p>19.23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string">
            <text:p>2014-02-01_13:49:36_160651</text:p>
          </table:table-cell>
          <table:table-cell office:value-type="float" office:value="2961424.015625">
            <text:p>2961424.015625</text:p>
          </table:table-cell>
          <table:table-cell office:value-type="float" office:value="17.05">
            <text:p>17.05</text:p>
          </table:table-cell>
          <table:table-cell office:value-type="float" office:value="121">
            <text:p>121</text:p>
          </table:table-cell>
          <table:table-cell office:value-type="float" office:value="198">
            <text:p>198</text:p>
          </table:table-cell>
          <table:table-cell office:value-type="float" office:value="-220">
            <text:p>-220</text:p>
          </table:table-cell>
          <table:table-cell table:number-columns-repeated="6" office:value-type="float" office:value="0">
            <text:p>0</text:p>
          </table:table-cell>
          <table:table-cell office:value-type="float" office:value="-27.7219259443508">
            <text:p>-27.7219259444</text:p>
          </table:table-cell>
          <table:table-cell office:value-type="float" office:value="-31.0084664506851">
            <text:p>-31.0084664507</text:p>
          </table:table-cell>
          <table:table-cell table:formula="of:=[.N342]*[.$S$2]" office:value-type="float" office:value="-93.0253993520552">
            <text:p>-93.0253993521</text:p>
          </table:table-cell>
          <table:table-cell office:value-type="float" office:value="4.46697020434406">
            <text:p>4.4669702043</text:p>
          </table:table-cell>
          <table:table-cell office:value-type="float" office:value="16.76">
            <text:p>16.76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string">
            <text:p>2014-02-01_13:49:36_241193</text:p>
          </table:table-cell>
          <table:table-cell office:value-type="float" office:value="2969478.515625">
            <text:p>2969478.515625</text:p>
          </table:table-cell>
          <table:table-cell office:value-type="float" office:value="17.1">
            <text:p>17.1</text:p>
          </table:table-cell>
          <table:table-cell office:value-type="float" office:value="-19">
            <text:p>-19</text:p>
          </table:table-cell>
          <table:table-cell office:value-type="float" office:value="154">
            <text:p>154</text:p>
          </table:table-cell>
          <table:table-cell office:value-type="float" office:value="-163">
            <text:p>-163</text:p>
          </table:table-cell>
          <table:table-cell table:number-columns-repeated="6" office:value-type="float" office:value="0">
            <text:p>0</text:p>
          </table:table-cell>
          <table:table-cell office:value-type="float" office:value="-27.7055363820227">
            <text:p>-27.705536382</text:p>
          </table:table-cell>
          <table:table-cell office:value-type="float" office:value="-30.9780555984372">
            <text:p>-30.9780555984</text:p>
          </table:table-cell>
          <table:table-cell table:formula="of:=[.N343]*[.$S$2]" office:value-type="float" office:value="-92.9341667953117">
            <text:p>-92.9341667953</text:p>
          </table:table-cell>
          <table:table-cell office:value-type="float" office:value="4.47247817749479">
            <text:p>4.4724781775</text:p>
          </table:table-cell>
          <table:table-cell office:value-type="float" office:value="15.83">
            <text:p>15.83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string">
            <text:p>2014-02-01_13:49:36_321780</text:p>
          </table:table-cell>
          <table:table-cell office:value-type="float" office:value="2977536.328125">
            <text:p>2977536.328125</text:p>
          </table:table-cell>
          <table:table-cell office:value-type="float" office:value="17.15">
            <text:p>17.15</text:p>
          </table:table-cell>
          <table:table-cell office:value-type="float" office:value="-22">
            <text:p>-22</text:p>
          </table:table-cell>
          <table:table-cell office:value-type="float" office:value="105">
            <text:p>105</text:p>
          </table:table-cell>
          <table:table-cell office:value-type="float" office:value="-260">
            <text:p>-260</text:p>
          </table:table-cell>
          <table:table-cell table:number-columns-repeated="6" office:value-type="float" office:value="0">
            <text:p>0</text:p>
          </table:table-cell>
          <table:table-cell office:value-type="float" office:value="-27.7235647849168">
            <text:p>-27.7235647849</text:p>
          </table:table-cell>
          <table:table-cell office:value-type="float" office:value="-30.912254114175">
            <text:p>-30.9122541142</text:p>
          </table:table-cell>
          <table:table-cell table:formula="of:=[.N344]*[.$S$2]" office:value-type="float" office:value="-92.7367623425251">
            <text:p>-92.7367623425</text:p>
          </table:table-cell>
          <table:table-cell office:value-type="float" office:value="4.50317736392183">
            <text:p>4.5031773639</text:p>
          </table:table-cell>
          <table:table-cell office:value-type="float" office:value="16.59">
            <text:p>16.59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string">
            <text:p>2014-02-01_13:49:36_402349</text:p>
          </table:table-cell>
          <table:table-cell office:value-type="float" office:value="2985593.921875">
            <text:p>2985593.921875</text:p>
          </table:table-cell>
          <table:table-cell office:value-type="float" office:value="17.2">
            <text:p>17.2</text:p>
          </table:table-cell>
          <table:table-cell office:value-type="float" office:value="8">
            <text:p>8</text:p>
          </table:table-cell>
          <table:table-cell office:value-type="float" office:value="189">
            <text:p>189</text:p>
          </table:table-cell>
          <table:table-cell office:value-type="float" office:value="-310">
            <text:p>-310</text:p>
          </table:table-cell>
          <table:table-cell table:number-columns-repeated="6" office:value-type="float" office:value="0">
            <text:p>0</text:p>
          </table:table-cell>
          <table:table-cell office:value-type="float" office:value="-27.7166486093335">
            <text:p>-27.7166486093</text:p>
          </table:table-cell>
          <table:table-cell office:value-type="float" office:value="-30.9161283944367">
            <text:p>-30.9161283944</text:p>
          </table:table-cell>
          <table:table-cell table:formula="of:=[.N345]*[.$S$2]" office:value-type="float" office:value="-92.7483851833101">
            <text:p>-92.7483851833</text:p>
          </table:table-cell>
          <table:table-cell office:value-type="float" office:value="4.48094603923585">
            <text:p>4.4809460392</text:p>
          </table:table-cell>
          <table:table-cell office:value-type="float" office:value="15.32">
            <text:p>15.32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string">
            <text:p>2014-02-01_13:49:36_483230</text:p>
          </table:table-cell>
          <table:table-cell office:value-type="float" office:value="2993716.40625">
            <text:p>2993716.40625</text:p>
          </table:table-cell>
          <table:table-cell office:value-type="float" office:value="17.25">
            <text:p>17.25</text:p>
          </table:table-cell>
          <table:table-cell office:value-type="float" office:value="101">
            <text:p>101</text:p>
          </table:table-cell>
          <table:table-cell office:value-type="float" office:value="269">
            <text:p>269</text:p>
          </table:table-cell>
          <table:table-cell office:value-type="float" office:value="-344">
            <text:p>-344</text:p>
          </table:table-cell>
          <table:table-cell table:number-columns-repeated="6" office:value-type="float" office:value="0">
            <text:p>0</text:p>
          </table:table-cell>
          <table:table-cell office:value-type="float" office:value="-27.7144709752612">
            <text:p>-27.7144709753</text:p>
          </table:table-cell>
          <table:table-cell office:value-type="float" office:value="-30.8948941262965">
            <text:p>-30.8948941263</text:p>
          </table:table-cell>
          <table:table-cell table:formula="of:=[.N346]*[.$S$2]" office:value-type="float" office:value="-92.6846823788895">
            <text:p>-92.6846823789</text:p>
          </table:table-cell>
          <table:table-cell office:value-type="float" office:value="4.48358920314981">
            <text:p>4.4835892031</text:p>
          </table:table-cell>
          <table:table-cell office:value-type="float" office:value="16.71">
            <text:p>16.71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string">
            <text:p>2014-02-01_13:49:36_584601</text:p>
          </table:table-cell>
          <table:table-cell office:value-type="float" office:value="3003820.109375">
            <text:p>3003820.109375</text:p>
          </table:table-cell>
          <table:table-cell office:value-type="float" office:value="17.3">
            <text:p>17.3</text:p>
          </table:table-cell>
          <table:table-cell office:value-type="float" office:value="169">
            <text:p>169</text:p>
          </table:table-cell>
          <table:table-cell office:value-type="float" office:value="191">
            <text:p>191</text:p>
          </table:table-cell>
          <table:table-cell office:value-type="float" office:value="-260">
            <text:p>-260</text:p>
          </table:table-cell>
          <table:table-cell table:number-columns-repeated="6" office:value-type="float" office:value="0">
            <text:p>0</text:p>
          </table:table-cell>
          <table:table-cell office:value-type="float" office:value="-27.4012029297339">
            <text:p>-27.4012029297</text:p>
          </table:table-cell>
          <table:table-cell office:value-type="float" office:value="-29.2388858516009">
            <text:p>-29.2388858516</text:p>
          </table:table-cell>
          <table:table-cell table:formula="of:=[.N347]*[.$S$2]" office:value-type="float" office:value="-87.7166575548027">
            <text:p>-87.7166575548</text:p>
          </table:table-cell>
          <table:table-cell office:value-type="float" office:value="4.578189672662">
            <text:p>4.5781896727</text:p>
          </table:table-cell>
          <table:table-cell office:value-type="float" office:value="16.29">
            <text:p>16.29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string">
            <text:p>2014-02-01_13:49:36_665533</text:p>
          </table:table-cell>
          <table:table-cell office:value-type="float" office:value="3011911.921875">
            <text:p>3011911.921875</text:p>
          </table:table-cell>
          <table:table-cell office:value-type="float" office:value="17.35">
            <text:p>17.35</text:p>
          </table:table-cell>
          <table:table-cell office:value-type="float" office:value="207">
            <text:p>207</text:p>
          </table:table-cell>
          <table:table-cell office:value-type="float" office:value="262">
            <text:p>262</text:p>
          </table:table-cell>
          <table:table-cell office:value-type="float" office:value="-321">
            <text:p>-321</text:p>
          </table:table-cell>
          <table:table-cell table:number-columns-repeated="6" office:value-type="float" office:value="0">
            <text:p>0</text:p>
          </table:table-cell>
          <table:table-cell office:value-type="float" office:value="-27.4325622200318">
            <text:p>-27.43256222</text:p>
          </table:table-cell>
          <table:table-cell office:value-type="float" office:value="-29.2728658446796">
            <text:p>-29.2728658447</text:p>
          </table:table-cell>
          <table:table-cell table:formula="of:=[.N348]*[.$S$2]" office:value-type="float" office:value="-87.8185975340388">
            <text:p>-87.818597534</text:p>
          </table:table-cell>
          <table:table-cell office:value-type="float" office:value="4.5911537197913">
            <text:p>4.5911537198</text:p>
          </table:table-cell>
          <table:table-cell office:value-type="float" office:value="19.9">
            <text:p>19.9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string">
            <text:p>2014-02-01_13:49:36_746408</text:p>
          </table:table-cell>
          <table:table-cell office:value-type="float" office:value="3019999.71875">
            <text:p>3019999.71875</text:p>
          </table:table-cell>
          <table:table-cell office:value-type="float" office:value="17.4">
            <text:p>17.4</text:p>
          </table:table-cell>
          <table:table-cell office:value-type="float" office:value="61">
            <text:p>61</text:p>
          </table:table-cell>
          <table:table-cell office:value-type="float" office:value="206">
            <text:p>206</text:p>
          </table:table-cell>
          <table:table-cell office:value-type="float" office:value="-278">
            <text:p>-278</text:p>
          </table:table-cell>
          <table:table-cell table:number-columns-repeated="6" office:value-type="float" office:value="0">
            <text:p>0</text:p>
          </table:table-cell>
          <table:table-cell office:value-type="float" office:value="-27.4548894771304">
            <text:p>-27.4548894771</text:p>
          </table:table-cell>
          <table:table-cell office:value-type="float" office:value="-29.2888029827373">
            <text:p>-29.2888029827</text:p>
          </table:table-cell>
          <table:table-cell table:formula="of:=[.N349]*[.$S$2]" office:value-type="float" office:value="-87.8664089482121">
            <text:p>-87.8664089482</text:p>
          </table:table-cell>
          <table:table-cell office:value-type="float" office:value="4.61407941698222">
            <text:p>4.614079417</text:p>
          </table:table-cell>
          <table:table-cell office:value-type="float" office:value="22.97">
            <text:p>22.97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string">
            <text:p>2014-02-01_13:49:36_826896</text:p>
          </table:table-cell>
          <table:table-cell office:value-type="float" office:value="3028048.515625">
            <text:p>3028048.515625</text:p>
          </table:table-cell>
          <table:table-cell office:value-type="float" office:value="17.45">
            <text:p>17.45</text:p>
          </table:table-cell>
          <table:table-cell office:value-type="float" office:value="-54">
            <text:p>-54</text:p>
          </table:table-cell>
          <table:table-cell office:value-type="float" office:value="223">
            <text:p>223</text:p>
          </table:table-cell>
          <table:table-cell office:value-type="float" office:value="-194">
            <text:p>-194</text:p>
          </table:table-cell>
          <table:table-cell table:number-columns-repeated="6" office:value-type="float" office:value="0">
            <text:p>0</text:p>
          </table:table-cell>
          <table:table-cell office:value-type="float" office:value="-27.4485769833964">
            <text:p>-27.4485769834</text:p>
          </table:table-cell>
          <table:table-cell office:value-type="float" office:value="-29.309872592705">
            <text:p>-29.3098725927</text:p>
          </table:table-cell>
          <table:table-cell table:formula="of:=[.N350]*[.$S$2]" office:value-type="float" office:value="-87.9296177781151">
            <text:p>-87.9296177781</text:p>
          </table:table-cell>
          <table:table-cell office:value-type="float" office:value="4.586882934761">
            <text:p>4.5868829348</text:p>
          </table:table-cell>
          <table:table-cell office:value-type="float" office:value="16.76">
            <text:p>16.76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string">
            <text:p>2014-02-01_13:49:36_907381</text:p>
          </table:table-cell>
          <table:table-cell office:value-type="float" office:value="3036133.5">
            <text:p>3036133.5</text:p>
          </table:table-cell>
          <table:table-cell office:value-type="float" office:value="17.5">
            <text:p>17.5</text:p>
          </table:table-cell>
          <table:table-cell office:value-type="float" office:value="-18">
            <text:p>-18</text:p>
          </table:table-cell>
          <table:table-cell office:value-type="float" office:value="242">
            <text:p>242</text:p>
          </table:table-cell>
          <table:table-cell office:value-type="float" office:value="-201">
            <text:p>-201</text:p>
          </table:table-cell>
          <table:table-cell table:number-columns-repeated="6" office:value-type="float" office:value="0">
            <text:p>0</text:p>
          </table:table-cell>
          <table:table-cell office:value-type="float" office:value="-27.4248583899205">
            <text:p>-27.4248583899</text:p>
          </table:table-cell>
          <table:table-cell office:value-type="float" office:value="-29.3119776381676">
            <text:p>-29.3119776382</text:p>
          </table:table-cell>
          <table:table-cell table:formula="of:=[.N351]*[.$S$2]" office:value-type="float" office:value="-87.9359329145027">
            <text:p>-87.9359329145</text:p>
          </table:table-cell>
          <table:table-cell office:value-type="float" office:value="4.57458454103052">
            <text:p>4.574584541</text:p>
          </table:table-cell>
          <table:table-cell office:value-type="float" office:value="18.26">
            <text:p>18.26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string">
            <text:p>2014-02-01_13:49:36_988696</text:p>
          </table:table-cell>
          <table:table-cell office:value-type="float" office:value="3044228.015625">
            <text:p>3044228.015625</text:p>
          </table:table-cell>
          <table:table-cell office:value-type="float" office:value="17.55">
            <text:p>17.55</text:p>
          </table:table-cell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  <table:table-cell office:value-type="float" office:value="-135">
            <text:p>-135</text:p>
          </table:table-cell>
          <table:table-cell table:number-columns-repeated="6" office:value-type="float" office:value="0">
            <text:p>0</text:p>
          </table:table-cell>
          <table:table-cell office:value-type="float" office:value="-27.3956198213428">
            <text:p>-27.3956198213</text:p>
          </table:table-cell>
          <table:table-cell office:value-type="float" office:value="-29.282946210924">
            <text:p>-29.2829462109</text:p>
          </table:table-cell>
          <table:table-cell table:formula="of:=[.N352]*[.$S$2]" office:value-type="float" office:value="-87.8488386327719">
            <text:p>-87.8488386328</text:p>
          </table:table-cell>
          <table:table-cell office:value-type="float" office:value="4.57683839866896">
            <text:p>4.5768383987</text:p>
          </table:table-cell>
          <table:table-cell office:value-type="float" office:value="16.93">
            <text:p>16.93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string">
            <text:p>2014-02-01_13:49:37_069000</text:p>
          </table:table-cell>
          <table:table-cell office:value-type="float" office:value="3052259.203125">
            <text:p>3052259.203125</text:p>
          </table:table-cell>
          <table:table-cell office:value-type="float" office:value="17.6">
            <text:p>17.6</text:p>
          </table:table-cell>
          <table:table-cell office:value-type="float" office:value="170">
            <text:p>170</text:p>
          </table:table-cell>
          <table:table-cell office:value-type="float" office:value="217">
            <text:p>217</text:p>
          </table:table-cell>
          <table:table-cell office:value-type="float" office:value="-133">
            <text:p>-133</text:p>
          </table:table-cell>
          <table:table-cell table:number-columns-repeated="6" office:value-type="float" office:value="0">
            <text:p>0</text:p>
          </table:table-cell>
          <table:table-cell office:value-type="float" office:value="-27.3912462321758">
            <text:p>-27.3912462322</text:p>
          </table:table-cell>
          <table:table-cell office:value-type="float" office:value="-29.2428956427455">
            <text:p>-29.2428956427</text:p>
          </table:table-cell>
          <table:table-cell table:formula="of:=[.N353]*[.$S$2]" office:value-type="float" office:value="-87.7286869282366">
            <text:p>-87.7286869282</text:p>
          </table:table-cell>
          <table:table-cell office:value-type="float" office:value="4.591104859191">
            <text:p>4.5911048592</text:p>
          </table:table-cell>
          <table:table-cell office:value-type="float" office:value="16.76">
            <text:p>16.76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string">
            <text:p>2014-02-01_13:49:37_149368</text:p>
          </table:table-cell>
          <table:table-cell office:value-type="float" office:value="3060329.703125">
            <text:p>3060329.703125</text:p>
          </table:table-cell>
          <table:table-cell office:value-type="float" office:value="17.65">
            <text:p>17.65</text:p>
          </table:table-cell>
          <table:table-cell office:value-type="float" office:value="169">
            <text:p>169</text:p>
          </table:table-cell>
          <table:table-cell office:value-type="float" office:value="233">
            <text:p>233</text:p>
          </table:table-cell>
          <table:table-cell office:value-type="float" office:value="-282">
            <text:p>-282</text:p>
          </table:table-cell>
          <table:table-cell table:number-columns-repeated="6" office:value-type="float" office:value="0">
            <text:p>0</text:p>
          </table:table-cell>
          <table:table-cell office:value-type="float" office:value="-27.4087405582105">
            <text:p>-27.4087405582</text:p>
          </table:table-cell>
          <table:table-cell office:value-type="float" office:value="-29.2684096695043">
            <text:p>-29.2684096695</text:p>
          </table:table-cell>
          <table:table-cell table:formula="of:=[.N354]*[.$S$2]" office:value-type="float" office:value="-87.805229008513">
            <text:p>-87.8052290085</text:p>
          </table:table-cell>
          <table:table-cell office:value-type="float" office:value="4.57752750444644">
            <text:p>4.5775275044</text:p>
          </table:table-cell>
          <table:table-cell office:value-type="float" office:value="15.84">
            <text:p>15.84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string">
            <text:p>2014-02-01_13:49:37_230401</text:p>
          </table:table-cell>
          <table:table-cell office:value-type="float" office:value="3068399.3125">
            <text:p>3068399.3125</text:p>
          </table:table-cell>
          <table:table-cell office:value-type="float" office:value="17.7">
            <text:p>17.7</text:p>
          </table:table-cell>
          <table:table-cell office:value-type="float" office:value="109">
            <text:p>109</text:p>
          </table:table-cell>
          <table:table-cell office:value-type="float" office:value="127">
            <text:p>127</text:p>
          </table:table-cell>
          <table:table-cell office:value-type="float" office:value="-365">
            <text:p>-365</text:p>
          </table:table-cell>
          <table:table-cell table:number-columns-repeated="6" office:value-type="float" office:value="0">
            <text:p>0</text:p>
          </table:table-cell>
          <table:table-cell office:value-type="float" office:value="-27.4385505381418">
            <text:p>-27.4385505381</text:p>
          </table:table-cell>
          <table:table-cell office:value-type="float" office:value="-29.2550493512006">
            <text:p>-29.2550493512</text:p>
          </table:table-cell>
          <table:table-cell table:formula="of:=[.N355]*[.$S$2]" office:value-type="float" office:value="-87.7651480536018">
            <text:p>-87.7651480536</text:p>
          </table:table-cell>
          <table:table-cell office:value-type="float" office:value="4.59783206943041">
            <text:p>4.5978320694</text:p>
          </table:table-cell>
          <table:table-cell office:value-type="float" office:value="16.1">
            <text:p>16.1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string">
            <text:p>2014-02-01_13:49:37_311378</text:p>
          </table:table-cell>
          <table:table-cell office:value-type="float" office:value="3076497.015625">
            <text:p>3076497.015625</text:p>
          </table:table-cell>
          <table:table-cell office:value-type="float" office:value="17.75">
            <text:p>17.75</text:p>
          </table:table-cell>
          <table:table-cell office:value-type="float" office:value="111">
            <text:p>111</text:p>
          </table:table-cell>
          <table:table-cell office:value-type="float" office:value="215">
            <text:p>215</text:p>
          </table:table-cell>
          <table:table-cell office:value-type="float" office:value="-255">
            <text:p>-255</text:p>
          </table:table-cell>
          <table:table-cell table:number-columns-repeated="6" office:value-type="float" office:value="0">
            <text:p>0</text:p>
          </table:table-cell>
          <table:table-cell office:value-type="float" office:value="-27.4413531429784">
            <text:p>-27.441353143</text:p>
          </table:table-cell>
          <table:table-cell office:value-type="float" office:value="-29.1660019965246">
            <text:p>-29.1660019965</text:p>
          </table:table-cell>
          <table:table-cell table:formula="of:=[.N356]*[.$S$2]" office:value-type="float" office:value="-87.4980059895739">
            <text:p>-87.4980059896</text:p>
          </table:table-cell>
          <table:table-cell office:value-type="float" office:value="4.60544118640332">
            <text:p>4.6054411864</text:p>
          </table:table-cell>
          <table:table-cell office:value-type="float" office:value="15.86">
            <text:p>15.86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string">
            <text:p>2014-02-01_13:49:37_392855</text:p>
          </table:table-cell>
          <table:table-cell office:value-type="float" office:value="3084644.828125">
            <text:p>3084644.828125</text:p>
          </table:table-cell>
          <table:table-cell office:value-type="float" office:value="17.8">
            <text:p>17.8</text:p>
          </table:table-cell>
          <table:table-cell office:value-type="float" office:value="-37">
            <text:p>-37</text:p>
          </table:table-cell>
          <table:table-cell office:value-type="float" office:value="79">
            <text:p>79</text:p>
          </table:table-cell>
          <table:table-cell office:value-type="float" office:value="-182">
            <text:p>-182</text:p>
          </table:table-cell>
          <table:table-cell table:number-columns-repeated="6" office:value-type="float" office:value="0">
            <text:p>0</text:p>
          </table:table-cell>
          <table:table-cell office:value-type="float" office:value="-27.3911927345744">
            <text:p>-27.3911927346</text:p>
          </table:table-cell>
          <table:table-cell office:value-type="float" office:value="-29.1252369332964">
            <text:p>-29.1252369333</text:p>
          </table:table-cell>
          <table:table-cell table:formula="of:=[.N357]*[.$S$2]" office:value-type="float" office:value="-87.3757107998891">
            <text:p>-87.3757107999</text:p>
          </table:table-cell>
          <table:table-cell office:value-type="float" office:value="4.58718149025672">
            <text:p>4.5871814903</text:p>
          </table:table-cell>
          <table:table-cell office:value-type="float" office:value="16.35">
            <text:p>16.35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string">
            <text:p>2014-02-01_13:49:37_473494</text:p>
          </table:table-cell>
          <table:table-cell office:value-type="float" office:value="3092708.515625">
            <text:p>3092708.515625</text:p>
          </table:table-cell>
          <table:table-cell office:value-type="float" office:value="17.85">
            <text:p>17.85</text:p>
          </table:table-cell>
          <table:table-cell office:value-type="float" office:value="-34">
            <text:p>-34</text:p>
          </table:table-cell>
          <table:table-cell office:value-type="float" office:value="181">
            <text:p>181</text:p>
          </table:table-cell>
          <table:table-cell office:value-type="float" office:value="-189">
            <text:p>-189</text:p>
          </table:table-cell>
          <table:table-cell table:number-columns-repeated="6" office:value-type="float" office:value="0">
            <text:p>0</text:p>
          </table:table-cell>
          <table:table-cell office:value-type="float" office:value="-27.3383152958964">
            <text:p>-27.3383152959</text:p>
          </table:table-cell>
          <table:table-cell office:value-type="float" office:value="-29.0982994168131">
            <text:p>-29.0982994168</text:p>
          </table:table-cell>
          <table:table-cell table:formula="of:=[.N358]*[.$S$2]" office:value-type="float" office:value="-87.2948982504393">
            <text:p>-87.2948982504</text:p>
          </table:table-cell>
          <table:table-cell office:value-type="float" office:value="4.57720665848252">
            <text:p>4.5772066585</text:p>
          </table:table-cell>
          <table:table-cell office:value-type="float" office:value="16.66">
            <text:p>16.66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string">
            <text:p>2014-02-01_13:49:37_553969</text:p>
          </table:table-cell>
          <table:table-cell office:value-type="float" office:value="3100756">
            <text:p>3100756</text:p>
          </table:table-cell>
          <table:table-cell office:value-type="float" office:value="17.9">
            <text:p>17.9</text:p>
          </table:table-cell>
          <table:table-cell office:value-type="float" office:value="139">
            <text:p>139</text:p>
          </table:table-cell>
          <table:table-cell office:value-type="float" office:value="137">
            <text:p>137</text:p>
          </table:table-cell>
          <table:table-cell office:value-type="float" office:value="-322">
            <text:p>-322</text:p>
          </table:table-cell>
          <table:table-cell table:number-columns-repeated="6" office:value-type="float" office:value="0">
            <text:p>0</text:p>
          </table:table-cell>
          <table:table-cell office:value-type="float" office:value="-27.3606361743653">
            <text:p>-27.3606361744</text:p>
          </table:table-cell>
          <table:table-cell office:value-type="float" office:value="-29.0554342036672">
            <text:p>-29.0554342037</text:p>
          </table:table-cell>
          <table:table-cell table:formula="of:=[.N359]*[.$S$2]" office:value-type="float" office:value="-87.1663026110017">
            <text:p>-87.166302611</text:p>
          </table:table-cell>
          <table:table-cell office:value-type="float" office:value="4.59813007761522">
            <text:p>4.5981300776</text:p>
          </table:table-cell>
          <table:table-cell office:value-type="float" office:value="15.94">
            <text:p>15.94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string">
            <text:p>2014-02-01_13:49:37_634790</text:p>
          </table:table-cell>
          <table:table-cell office:value-type="float" office:value="3108840.015625">
            <text:p>3108840.015625</text:p>
          </table:table-cell>
          <table:table-cell office:value-type="float" office:value="17.95">
            <text:p>17.95</text:p>
          </table:table-cell>
          <table:table-cell office:value-type="float" office:value="28">
            <text:p>28</text:p>
          </table:table-cell>
          <table:table-cell office:value-type="float" office:value="-32">
            <text:p>-32</text:p>
          </table:table-cell>
          <table:table-cell office:value-type="float" office:value="-367">
            <text:p>-367</text:p>
          </table:table-cell>
          <table:table-cell table:number-columns-repeated="6" office:value-type="float" office:value="0">
            <text:p>0</text:p>
          </table:table-cell>
          <table:table-cell office:value-type="float" office:value="-27.384426167584">
            <text:p>-27.3844261676</text:p>
          </table:table-cell>
          <table:table-cell office:value-type="float" office:value="-29.0598873301415">
            <text:p>-29.0598873301</text:p>
          </table:table-cell>
          <table:table-cell table:formula="of:=[.N360]*[.$S$2]" office:value-type="float" office:value="-87.1796619904245">
            <text:p>-87.1796619904</text:p>
          </table:table-cell>
          <table:table-cell office:value-type="float" office:value="4.61172087276577">
            <text:p>4.6117208728</text:p>
          </table:table-cell>
          <table:table-cell office:value-type="float" office:value="15.76">
            <text:p>15.76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string">
            <text:p>2014-02-01_13:49:37_716099</text:p>
          </table:table-cell>
          <table:table-cell office:value-type="float" office:value="3116968.921875">
            <text:p>3116968.921875</text:p>
          </table:table-cell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  <table:table-cell office:value-type="float" office:value="166">
            <text:p>166</text:p>
          </table:table-cell>
          <table:table-cell office:value-type="float" office:value="-270">
            <text:p>-270</text:p>
          </table:table-cell>
          <table:table-cell table:number-columns-repeated="6" office:value-type="float" office:value="0">
            <text:p>0</text:p>
          </table:table-cell>
          <table:table-cell office:value-type="float" office:value="-27.3904415031637">
            <text:p>-27.3904415032</text:p>
          </table:table-cell>
          <table:table-cell office:value-type="float" office:value="-29.1015724226131">
            <text:p>-29.1015724226</text:p>
          </table:table-cell>
          <table:table-cell table:formula="of:=[.N361]*[.$S$2]" office:value-type="float" office:value="-87.3047172678393">
            <text:p>-87.3047172678</text:p>
          </table:table-cell>
          <table:table-cell office:value-type="float" office:value="4.590842361172">
            <text:p>4.5908423612</text:p>
          </table:table-cell>
          <table:table-cell office:value-type="float" office:value="16.69">
            <text:p>16.69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string">
            <text:p>2014-02-01_13:49:37_815535</text:p>
          </table:table-cell>
          <table:table-cell office:value-type="float" office:value="3126912.5">
            <text:p>3126912.5</text:p>
          </table:table-cell>
          <table:table-cell office:value-type="float" office:value="18.05">
            <text:p>18.0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-158">
            <text:p>-158</text:p>
          </table:table-cell>
          <table:table-cell table:number-columns-repeated="6" office:value-type="float" office:value="0">
            <text:p>0</text:p>
          </table:table-cell>
          <table:table-cell office:value-type="float" office:value="-27.0249761121">
            <text:p>-27.0249761121</text:p>
          </table:table-cell>
          <table:table-cell office:value-type="float" office:value="-26.8869471856558">
            <text:p>-26.8869471857</text:p>
          </table:table-cell>
          <table:table-cell table:formula="of:=[.N362]*[.$S$2]" office:value-type="float" office:value="-80.6608415569674">
            <text:p>-80.660841557</text:p>
          </table:table-cell>
          <table:table-cell office:value-type="float" office:value="4.71330699382992">
            <text:p>4.7133069938</text:p>
          </table:table-cell>
          <table:table-cell office:value-type="float" office:value="15.49">
            <text:p>15.49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string">
            <text:p>2014-02-01_13:49:37_896049</text:p>
          </table:table-cell>
          <table:table-cell office:value-type="float" office:value="3134964.109375">
            <text:p>3134964.109375</text:p>
          </table:table-cell>
          <table:table-cell office:value-type="float" office:value="18.1">
            <text:p>18.1</text:p>
          </table:table-cell>
          <table:table-cell office:value-type="float" office:value="110">
            <text:p>110</text:p>
          </table:table-cell>
          <table:table-cell office:value-type="float" office:value="117">
            <text:p>117</text:p>
          </table:table-cell>
          <table:table-cell office:value-type="float" office:value="-191">
            <text:p>-191</text:p>
          </table:table-cell>
          <table:table-cell table:number-columns-repeated="6" office:value-type="float" office:value="0">
            <text:p>0</text:p>
          </table:table-cell>
          <table:table-cell office:value-type="float" office:value="-27.0389699815876">
            <text:p>-27.0389699816</text:p>
          </table:table-cell>
          <table:table-cell office:value-type="float" office:value="-26.9262153912473">
            <text:p>-26.9262153912</text:p>
          </table:table-cell>
          <table:table-cell table:formula="of:=[.N363]*[.$S$2]" office:value-type="float" office:value="-80.7786461737419">
            <text:p>-80.7786461737</text:p>
          </table:table-cell>
          <table:table-cell office:value-type="float" office:value="4.70798411635876">
            <text:p>4.7079841164</text:p>
          </table:table-cell>
          <table:table-cell office:value-type="float" office:value="15.91">
            <text:p>15.91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string">
            <text:p>2014-02-01_13:49:37_976685</text:p>
          </table:table-cell>
          <table:table-cell office:value-type="float" office:value="3143058.796875">
            <text:p>3143058.796875</text:p>
          </table:table-cell>
          <table:table-cell office:value-type="float" office:value="18.15">
            <text:p>18.15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-331">
            <text:p>-331</text:p>
          </table:table-cell>
          <table:table-cell table:number-columns-repeated="6" office:value-type="float" office:value="0">
            <text:p>0</text:p>
          </table:table-cell>
          <table:table-cell office:value-type="float" office:value="-27.0348792874999">
            <text:p>-27.0348792875</text:p>
          </table:table-cell>
          <table:table-cell office:value-type="float" office:value="-26.869133657422">
            <text:p>-26.8691336574</text:p>
          </table:table-cell>
          <table:table-cell table:formula="of:=[.N364]*[.$S$2]" office:value-type="float" office:value="-80.6074009722659">
            <text:p>-80.6074009723</text:p>
          </table:table-cell>
          <table:table-cell office:value-type="float" office:value="4.72699000737914">
            <text:p>4.7269900074</text:p>
          </table:table-cell>
          <table:table-cell office:value-type="float" office:value="16">
            <text:p>16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string">
            <text:p>2014-02-01_13:49:38_057397</text:p>
          </table:table-cell>
          <table:table-cell office:value-type="float" office:value="3151098.515625">
            <text:p>3151098.515625</text:p>
          </table:table-cell>
          <table:table-cell office:value-type="float" office:value="18.2">
            <text:p>18.2</text:p>
          </table:table-cell>
          <table:table-cell office:value-type="float" office:value="58">
            <text:p>58</text:p>
          </table:table-cell>
          <table:table-cell office:value-type="float" office:value="131">
            <text:p>131</text:p>
          </table:table-cell>
          <table:table-cell office:value-type="float" office:value="-262">
            <text:p>-262</text:p>
          </table:table-cell>
          <table:table-cell table:number-columns-repeated="6" office:value-type="float" office:value="0">
            <text:p>0</text:p>
          </table:table-cell>
          <table:table-cell office:value-type="float" office:value="-27.0259862705949">
            <text:p>-27.0259862706</text:p>
          </table:table-cell>
          <table:table-cell office:value-type="float" office:value="-26.8517738811418">
            <text:p>-26.8517738811</text:p>
          </table:table-cell>
          <table:table-cell table:formula="of:=[.N365]*[.$S$2]" office:value-type="float" office:value="-80.5553216434254">
            <text:p>-80.5553216434</text:p>
          </table:table-cell>
          <table:table-cell office:value-type="float" office:value="4.7074587843078">
            <text:p>4.7074587843</text:p>
          </table:table-cell>
          <table:table-cell office:value-type="float" office:value="15.27">
            <text:p>15.27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string">
            <text:p>2014-02-01_13:49:38_138408</text:p>
          </table:table-cell>
          <table:table-cell office:value-type="float" office:value="3159199.3125">
            <text:p>3159199.3125</text:p>
          </table:table-cell>
          <table:table-cell office:value-type="float" office:value="18.25">
            <text:p>18.25</text:p>
          </table:table-cell>
          <table:table-cell office:value-type="float" office:value="70">
            <text:p>70</text:p>
          </table:table-cell>
          <table:table-cell office:value-type="float" office:value="220">
            <text:p>220</text:p>
          </table:table-cell>
          <table:table-cell office:value-type="float" office:value="-238">
            <text:p>-238</text:p>
          </table:table-cell>
          <table:table-cell table:number-columns-repeated="6" office:value-type="float" office:value="0">
            <text:p>0</text:p>
          </table:table-cell>
          <table:table-cell office:value-type="float" office:value="-27.0088095786727">
            <text:p>-27.0088095787</text:p>
          </table:table-cell>
          <table:table-cell office:value-type="float" office:value="-26.8026506940513">
            <text:p>-26.8026506941</text:p>
          </table:table-cell>
          <table:table-cell table:formula="of:=[.N366]*[.$S$2]" office:value-type="float" office:value="-80.4079520821539">
            <text:p>-80.4079520822</text:p>
          </table:table-cell>
          <table:table-cell office:value-type="float" office:value="4.7247481661199">
            <text:p>4.7247481661</text:p>
          </table:table-cell>
          <table:table-cell office:value-type="float" office:value="16.35">
            <text:p>16.35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string">
            <text:p>2014-02-01_13:49:38_219211</text:p>
          </table:table-cell>
          <table:table-cell office:value-type="float" office:value="3167280.21875">
            <text:p>3167280.21875</text:p>
          </table:table-cell>
          <table:table-cell office:value-type="float" office:value="18.3">
            <text:p>18.3</text:p>
          </table:table-cell>
          <table:table-cell office:value-type="float" office:value="7">
            <text:p>7</text:p>
          </table:table-cell>
          <table:table-cell office:value-type="float" office:value="-54">
            <text:p>-54</text:p>
          </table:table-cell>
          <table:table-cell office:value-type="float" office:value="-246">
            <text:p>-246</text:p>
          </table:table-cell>
          <table:table-cell table:number-columns-repeated="6" office:value-type="float" office:value="0">
            <text:p>0</text:p>
          </table:table-cell>
          <table:table-cell office:value-type="float" office:value="-27.0142456535172">
            <text:p>-27.0142456535</text:p>
          </table:table-cell>
          <table:table-cell office:value-type="float" office:value="-26.7217679376704">
            <text:p>-26.7217679377</text:p>
          </table:table-cell>
          <table:table-cell table:formula="of:=[.N367]*[.$S$2]" office:value-type="float" office:value="-80.1653038130111">
            <text:p>-80.165303813</text:p>
          </table:table-cell>
          <table:table-cell office:value-type="float" office:value="4.72652650792108">
            <text:p>4.7265265079</text:p>
          </table:table-cell>
          <table:table-cell office:value-type="float" office:value="16.2">
            <text:p>16.2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string">
            <text:p>2014-02-01_13:49:38_299872</text:p>
          </table:table-cell>
          <table:table-cell office:value-type="float" office:value="3175354.40625">
            <text:p>3175354.40625</text:p>
          </table:table-cell>
          <table:table-cell office:value-type="float" office:value="18.35">
            <text:p>18.35</text:p>
          </table:table-cell>
          <table:table-cell office:value-type="float" office:value="168">
            <text:p>168</text:p>
          </table:table-cell>
          <table:table-cell office:value-type="float" office:value="91">
            <text:p>91</text:p>
          </table:table-cell>
          <table:table-cell office:value-type="float" office:value="-100">
            <text:p>-100</text:p>
          </table:table-cell>
          <table:table-cell table:number-columns-repeated="6" office:value-type="float" office:value="0">
            <text:p>0</text:p>
          </table:table-cell>
          <table:table-cell office:value-type="float" office:value="-27.0238357925105">
            <text:p>-27.0238357925</text:p>
          </table:table-cell>
          <table:table-cell office:value-type="float" office:value="-26.7111568477934">
            <text:p>-26.7111568478</text:p>
          </table:table-cell>
          <table:table-cell table:formula="of:=[.N368]*[.$S$2]" office:value-type="float" office:value="-80.1334705433802">
            <text:p>-80.1334705434</text:p>
          </table:table-cell>
          <table:table-cell office:value-type="float" office:value="4.71201723134656">
            <text:p>4.7120172313</text:p>
          </table:table-cell>
          <table:table-cell office:value-type="float" office:value="15.78">
            <text:p>15.78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string">
            <text:p>2014-02-01_13:49:38_380729</text:p>
          </table:table-cell>
          <table:table-cell office:value-type="float" office:value="3183432.515625">
            <text:p>3183432.515625</text:p>
          </table:table-cell>
          <table:table-cell office:value-type="float" office:value="18.4">
            <text:p>18.4</text:p>
          </table:table-cell>
          <table:table-cell office:value-type="float" office:value="53">
            <text:p>53</text:p>
          </table:table-cell>
          <table:table-cell office:value-type="float" office:value="101">
            <text:p>101</text:p>
          </table:table-cell>
          <table:table-cell office:value-type="float" office:value="-327">
            <text:p>-327</text:p>
          </table:table-cell>
          <table:table-cell table:number-columns-repeated="6" office:value-type="float" office:value="0">
            <text:p>0</text:p>
          </table:table-cell>
          <table:table-cell office:value-type="float" office:value="-27.0086855058494">
            <text:p>-27.0086855058</text:p>
          </table:table-cell>
          <table:table-cell office:value-type="float" office:value="-26.6872711638407">
            <text:p>-26.6872711638</text:p>
          </table:table-cell>
          <table:table-cell table:formula="of:=[.N369]*[.$S$2]" office:value-type="float" office:value="-80.0618134915221">
            <text:p>-80.0618134915</text:p>
          </table:table-cell>
          <table:table-cell office:value-type="float" office:value="4.71913458036759">
            <text:p>4.7191345804</text:p>
          </table:table-cell>
          <table:table-cell office:value-type="float" office:value="15.74">
            <text:p>15.74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string">
            <text:p>2014-02-01_13:49:38_460993</text:p>
          </table:table-cell>
          <table:table-cell office:value-type="float" office:value="3191458.421875">
            <text:p>3191458.421875</text:p>
          </table:table-cell>
          <table:table-cell office:value-type="float" office:value="18.45">
            <text:p>18.45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float" office:value="-318">
            <text:p>-318</text:p>
          </table:table-cell>
          <table:table-cell table:number-columns-repeated="6" office:value-type="float" office:value="0">
            <text:p>0</text:p>
          </table:table-cell>
          <table:table-cell office:value-type="float" office:value="-27.0075294718752">
            <text:p>-27.0075294719</text:p>
          </table:table-cell>
          <table:table-cell office:value-type="float" office:value="-26.7092446087679">
            <text:p>-26.7092446088</text:p>
          </table:table-cell>
          <table:table-cell table:formula="of:=[.N370]*[.$S$2]" office:value-type="float" office:value="-80.1277338263037">
            <text:p>-80.1277338263</text:p>
          </table:table-cell>
          <table:table-cell office:value-type="float" office:value="4.72228942018776">
            <text:p>4.7222894202</text:p>
          </table:table-cell>
          <table:table-cell office:value-type="float" office:value="15.84">
            <text:p>15.84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string">
            <text:p>2014-02-01_13:49:38_541948</text:p>
          </table:table-cell>
          <table:table-cell office:value-type="float" office:value="3199591.71875">
            <text:p>3199591.71875</text:p>
          </table:table-cell>
          <table:table-cell office:value-type="float" office:value="18.5">
            <text:p>18.5</text:p>
          </table:table-cell>
          <table:table-cell office:value-type="float" office:value="32">
            <text:p>32</text:p>
          </table:table-cell>
          <table:table-cell office:value-type="float" office:value="165">
            <text:p>165</text:p>
          </table:table-cell>
          <table:table-cell office:value-type="float" office:value="-135">
            <text:p>-135</text:p>
          </table:table-cell>
          <table:table-cell table:number-columns-repeated="6" office:value-type="float" office:value="0">
            <text:p>0</text:p>
          </table:table-cell>
          <table:table-cell office:value-type="float" office:value="-27.0281907453315">
            <text:p>-27.0281907453</text:p>
          </table:table-cell>
          <table:table-cell office:value-type="float" office:value="-26.7610284918896">
            <text:p>-26.7610284919</text:p>
          </table:table-cell>
          <table:table-cell table:formula="of:=[.N371]*[.$S$2]" office:value-type="float" office:value="-80.2830854756687">
            <text:p>-80.2830854757</text:p>
          </table:table-cell>
          <table:table-cell office:value-type="float" office:value="4.72120867481244">
            <text:p>4.7212086748</text:p>
          </table:table-cell>
          <table:table-cell office:value-type="float" office:value="15.96">
            <text:p>15.96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string">
            <text:p>2014-02-01_13:49:38_623247</text:p>
          </table:table-cell>
          <table:table-cell office:value-type="float" office:value="3207715.421875">
            <text:p>3207715.421875</text:p>
          </table:table-cell>
          <table:table-cell office:value-type="float" office:value="18.55">
            <text:p>18.55</text:p>
          </table:table-cell>
          <table:table-cell office:value-type="float" office:value="132">
            <text:p>132</text:p>
          </table:table-cell>
          <table:table-cell office:value-type="float" office:value="75">
            <text:p>75</text:p>
          </table:table-cell>
          <table:table-cell office:value-type="float" office:value="-156">
            <text:p>-156</text:p>
          </table:table-cell>
          <table:table-cell table:number-columns-repeated="6" office:value-type="float" office:value="0">
            <text:p>0</text:p>
          </table:table-cell>
          <table:table-cell office:value-type="float" office:value="-27.0288084464743">
            <text:p>-27.0288084465</text:p>
          </table:table-cell>
          <table:table-cell office:value-type="float" office:value="-26.804431958467">
            <text:p>-26.8044319585</text:p>
          </table:table-cell>
          <table:table-cell table:formula="of:=[.N372]*[.$S$2]" office:value-type="float" office:value="-80.413295875401">
            <text:p>-80.4132958754</text:p>
          </table:table-cell>
          <table:table-cell office:value-type="float" office:value="4.72176360325777">
            <text:p>4.7217636033</text:p>
          </table:table-cell>
          <table:table-cell office:value-type="float" office:value="17.36">
            <text:p>17.36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string">
            <text:p>2014-02-01_13:49:38_704226</text:p>
          </table:table-cell>
          <table:table-cell office:value-type="float" office:value="3215781.3125">
            <text:p>3215781.3125</text:p>
          </table:table-cell>
          <table:table-cell office:value-type="float" office:value="18.6">
            <text:p>18.6</text:p>
          </table:table-cell>
          <table:table-cell office:value-type="float" office:value="54">
            <text:p>54</text:p>
          </table:table-cell>
          <table:table-cell office:value-type="float" office:value="289">
            <text:p>289</text:p>
          </table:table-cell>
          <table:table-cell office:value-type="float" office:value="-269">
            <text:p>-269</text:p>
          </table:table-cell>
          <table:table-cell table:number-columns-repeated="6" office:value-type="float" office:value="0">
            <text:p>0</text:p>
          </table:table-cell>
          <table:table-cell office:value-type="float" office:value="-27.0195269427635">
            <text:p>-27.0195269428</text:p>
          </table:table-cell>
          <table:table-cell office:value-type="float" office:value="-26.8656462254225">
            <text:p>-26.8656462254</text:p>
          </table:table-cell>
          <table:table-cell table:formula="of:=[.N373]*[.$S$2]" office:value-type="float" office:value="-80.5969386762674">
            <text:p>-80.5969386763</text:p>
          </table:table-cell>
          <table:table-cell office:value-type="float" office:value="4.70863227952925">
            <text:p>4.7086322795</text:p>
          </table:table-cell>
          <table:table-cell office:value-type="float" office:value="16.78">
            <text:p>16.78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string">
            <text:p>2014-02-01_13:49:38_784705</text:p>
          </table:table-cell>
          <table:table-cell office:value-type="float" office:value="3223833.109375">
            <text:p>3223833.109375</text:p>
          </table:table-cell>
          <table:table-cell office:value-type="float" office:value="18.65">
            <text:p>18.65</text:p>
          </table:table-cell>
          <table:table-cell office:value-type="float" office:value="-50">
            <text:p>-50</text:p>
          </table:table-cell>
          <table:table-cell office:value-type="float" office:value="192">
            <text:p>192</text:p>
          </table:table-cell>
          <table:table-cell office:value-type="float" office:value="-222">
            <text:p>-222</text:p>
          </table:table-cell>
          <table:table-cell table:number-columns-repeated="6" office:value-type="float" office:value="0">
            <text:p>0</text:p>
          </table:table-cell>
          <table:table-cell office:value-type="float" office:value="-27.0337158016673">
            <text:p>-27.0337158017</text:p>
          </table:table-cell>
          <table:table-cell office:value-type="float" office:value="-26.9247039113974">
            <text:p>-26.9247039114</text:p>
          </table:table-cell>
          <table:table-cell table:formula="of:=[.N374]*[.$S$2]" office:value-type="float" office:value="-80.7741117341923">
            <text:p>-80.7741117342</text:p>
          </table:table-cell>
          <table:table-cell office:value-type="float" office:value="4.70736992606129">
            <text:p>4.7073699261</text:p>
          </table:table-cell>
          <table:table-cell office:value-type="float" office:value="18.34">
            <text:p>18.34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string">
            <text:p>2014-02-01_13:49:38_865290</text:p>
          </table:table-cell>
          <table:table-cell office:value-type="float" office:value="3231888.109375">
            <text:p>3231888.109375</text:p>
          </table:table-cell>
          <table:table-cell office:value-type="float" office:value="18.7">
            <text:p>18.7</text:p>
          </table:table-cell>
          <table:table-cell office:value-type="float" office:value="-16">
            <text:p>-16</text:p>
          </table:table-cell>
          <table:table-cell office:value-type="float" office:value="205">
            <text:p>205</text:p>
          </table:table-cell>
          <table:table-cell office:value-type="float" office:value="-267">
            <text:p>-267</text:p>
          </table:table-cell>
          <table:table-cell table:number-columns-repeated="6" office:value-type="float" office:value="0">
            <text:p>0</text:p>
          </table:table-cell>
          <table:table-cell office:value-type="float" office:value="-27.0582702159348">
            <text:p>-27.0582702159</text:p>
          </table:table-cell>
          <table:table-cell office:value-type="float" office:value="-26.9895609012002">
            <text:p>-26.9895609012</text:p>
          </table:table-cell>
          <table:table-cell table:formula="of:=[.N375]*[.$S$2]" office:value-type="float" office:value="-80.9686827036005">
            <text:p>-80.9686827036</text:p>
          </table:table-cell>
          <table:table-cell office:value-type="float" office:value="4.71627727720706">
            <text:p>4.7162772772</text:p>
          </table:table-cell>
          <table:table-cell office:value-type="float" office:value="17.87">
            <text:p>17.87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string">
            <text:p>2014-02-01_13:49:38_946213</text:p>
          </table:table-cell>
          <table:table-cell office:value-type="float" office:value="3239980.015625">
            <text:p>3239980.015625</text:p>
          </table:table-cell>
          <table:table-cell office:value-type="float" office:value="18.75">
            <text:p>18.75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float" office:value="-161">
            <text:p>-161</text:p>
          </table:table-cell>
          <table:table-cell table:number-columns-repeated="6" office:value-type="float" office:value="0">
            <text:p>0</text:p>
          </table:table-cell>
          <table:table-cell office:value-type="float" office:value="-27.074161875791">
            <text:p>-27.0741618758</text:p>
          </table:table-cell>
          <table:table-cell office:value-type="float" office:value="-27.0568459775032">
            <text:p>-27.0568459775</text:p>
          </table:table-cell>
          <table:table-cell table:formula="of:=[.N376]*[.$S$2]" office:value-type="float" office:value="-81.1705379325096">
            <text:p>-81.1705379325</text:p>
          </table:table-cell>
          <table:table-cell office:value-type="float" office:value="4.70971559492277">
            <text:p>4.7097155949</text:p>
          </table:table-cell>
          <table:table-cell office:value-type="float" office:value="17.76">
            <text:p>17.76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string">
            <text:p>2014-02-01_13:49:39_046059</text:p>
          </table:table-cell>
          <table:table-cell office:value-type="float" office:value="3250075.109375">
            <text:p>3250075.109375</text:p>
          </table:table-cell>
          <table:table-cell office:value-type="float" office:value="18.8">
            <text:p>18.8</text:p>
          </table:table-cell>
          <table:table-cell office:value-type="float" office:value="63">
            <text:p>63</text:p>
          </table:table-cell>
          <table:table-cell office:value-type="float" office:value="149">
            <text:p>149</text:p>
          </table:table-cell>
          <table:table-cell office:value-type="float" office:value="-206">
            <text:p>-206</text:p>
          </table:table-cell>
          <table:table-cell table:number-columns-repeated="6" office:value-type="float" office:value="0">
            <text:p>0</text:p>
          </table:table-cell>
          <table:table-cell office:value-type="float" office:value="-26.8531588750661">
            <text:p>-26.8531588751</text:p>
          </table:table-cell>
          <table:table-cell office:value-type="float" office:value="-25.471585477956">
            <text:p>-25.471585478</text:p>
          </table:table-cell>
          <table:table-cell table:formula="of:=[.N377]*[.$S$2]" office:value-type="float" office:value="-76.4147564338679">
            <text:p>-76.4147564339</text:p>
          </table:table-cell>
          <table:table-cell office:value-type="float" office:value="4.77789042320731">
            <text:p>4.7778904232</text:p>
          </table:table-cell>
          <table:table-cell office:value-type="float" office:value="18.11">
            <text:p>18.11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string">
            <text:p>2014-02-01_13:49:39_127722</text:p>
          </table:table-cell>
          <table:table-cell office:value-type="float" office:value="3258131.3125">
            <text:p>3258131.3125</text:p>
          </table:table-cell>
          <table:table-cell office:value-type="float" office:value="18.85">
            <text:p>18.85</text:p>
          </table:table-cell>
          <table:table-cell office:value-type="float" office:value="-4">
            <text:p>-4</text:p>
          </table:table-cell>
          <table:table-cell office:value-type="float" office:value="13">
            <text:p>13</text:p>
          </table:table-cell>
          <table:table-cell office:value-type="float" office:value="-216">
            <text:p>-216</text:p>
          </table:table-cell>
          <table:table-cell table:number-columns-repeated="6" office:value-type="float" office:value="0">
            <text:p>0</text:p>
          </table:table-cell>
          <table:table-cell office:value-type="float" office:value="-26.8437353252178">
            <text:p>-26.8437353252</text:p>
          </table:table-cell>
          <table:table-cell office:value-type="float" office:value="-25.4888326552696">
            <text:p>-25.4888326553</text:p>
          </table:table-cell>
          <table:table-cell table:formula="of:=[.N378]*[.$S$2]" office:value-type="float" office:value="-76.4664979658089">
            <text:p>-76.4664979658</text:p>
          </table:table-cell>
          <table:table-cell office:value-type="float" office:value="4.79389159143402">
            <text:p>4.7938915914</text:p>
          </table:table-cell>
          <table:table-cell office:value-type="float" office:value="17.21">
            <text:p>17.21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string">
            <text:p>2014-02-01_13:49:39_208195</text:p>
          </table:table-cell>
          <table:table-cell office:value-type="float" office:value="3266177.921875">
            <text:p>3266177.921875</text:p>
          </table:table-cell>
          <table:table-cell office:value-type="float" office:value="18.9">
            <text:p>18.9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office:value-type="float" office:value="-219">
            <text:p>-219</text:p>
          </table:table-cell>
          <table:table-cell table:number-columns-repeated="6" office:value-type="float" office:value="0">
            <text:p>0</text:p>
          </table:table-cell>
          <table:table-cell office:value-type="float" office:value="-26.8324315835975">
            <text:p>-26.8324315836</text:p>
          </table:table-cell>
          <table:table-cell office:value-type="float" office:value="-25.5924257498741">
            <text:p>-25.5924257499</text:p>
          </table:table-cell>
          <table:table-cell table:formula="of:=[.N379]*[.$S$2]" office:value-type="float" office:value="-76.7772772496224">
            <text:p>-76.7772772496</text:p>
          </table:table-cell>
          <table:table-cell office:value-type="float" office:value="4.75883255152234">
            <text:p>4.7588325515</text:p>
          </table:table-cell>
          <table:table-cell office:value-type="float" office:value="16.71">
            <text:p>16.71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string">
            <text:p>2014-02-01_13:49:39_288468</text:p>
          </table:table-cell>
          <table:table-cell office:value-type="float" office:value="3274205.515625">
            <text:p>3274205.515625</text:p>
          </table:table-cell>
          <table:table-cell office:value-type="float" office:value="18.95">
            <text:p>18.95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-195">
            <text:p>-195</text:p>
          </table:table-cell>
          <table:table-cell table:number-columns-repeated="6" office:value-type="float" office:value="0">
            <text:p>0</text:p>
          </table:table-cell>
          <table:table-cell office:value-type="float" office:value="-26.8396282876628">
            <text:p>-26.8396282877</text:p>
          </table:table-cell>
          <table:table-cell office:value-type="float" office:value="-25.5883084674777">
            <text:p>-25.5883084675</text:p>
          </table:table-cell>
          <table:table-cell table:formula="of:=[.N380]*[.$S$2]" office:value-type="float" office:value="-76.7649254024331">
            <text:p>-76.7649254024</text:p>
          </table:table-cell>
          <table:table-cell office:value-type="float" office:value="4.7809223993199">
            <text:p>4.7809223993</text:p>
          </table:table-cell>
          <table:table-cell office:value-type="float" office:value="16.2">
            <text:p>16.2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string">
            <text:p>2014-02-01_13:49:39_369093</text:p>
          </table:table-cell>
          <table:table-cell office:value-type="float" office:value="3282268">
            <text:p>3282268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-236">
            <text:p>-236</text:p>
          </table:table-cell>
          <table:table-cell table:number-columns-repeated="6" office:value-type="float" office:value="0">
            <text:p>0</text:p>
          </table:table-cell>
          <table:table-cell office:value-type="float" office:value="-26.8442032338238">
            <text:p>-26.8442032338</text:p>
          </table:table-cell>
          <table:table-cell office:value-type="float" office:value="-25.5998160059198">
            <text:p>-25.5998160059</text:p>
          </table:table-cell>
          <table:table-cell table:formula="of:=[.N381]*[.$S$2]" office:value-type="float" office:value="-76.7994480177594">
            <text:p>-76.7994480178</text:p>
          </table:table-cell>
          <table:table-cell office:value-type="float" office:value="4.76225961437961">
            <text:p>4.7622596144</text:p>
          </table:table-cell>
          <table:table-cell office:value-type="float" office:value="17.34">
            <text:p>17.34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string">
            <text:p>2014-02-01_13:49:39_450393</text:p>
          </table:table-cell>
          <table:table-cell office:value-type="float" office:value="3290398.8125">
            <text:p>3290398.8125</text:p>
          </table:table-cell>
          <table:table-cell office:value-type="float" office:value="19.05">
            <text:p>19.05</text:p>
          </table:table-cell>
          <table:table-cell office:value-type="float" office:value="-23">
            <text:p>-23</text:p>
          </table:table-cell>
          <table:table-cell office:value-type="float" office:value="258">
            <text:p>258</text:p>
          </table:table-cell>
          <table:table-cell office:value-type="float" office:value="-257">
            <text:p>-257</text:p>
          </table:table-cell>
          <table:table-cell table:number-columns-repeated="6" office:value-type="float" office:value="0">
            <text:p>0</text:p>
          </table:table-cell>
          <table:table-cell office:value-type="float" office:value="-26.8407867287247">
            <text:p>-26.8407867287</text:p>
          </table:table-cell>
          <table:table-cell office:value-type="float" office:value="-25.5531333686756">
            <text:p>-25.5531333687</text:p>
          </table:table-cell>
          <table:table-cell table:formula="of:=[.N382]*[.$S$2]" office:value-type="float" office:value="-76.6594001060269">
            <text:p>-76.659400106</text:p>
          </table:table-cell>
          <table:table-cell office:value-type="float" office:value="4.7749528362657">
            <text:p>4.7749528363</text:p>
          </table:table-cell>
          <table:table-cell office:value-type="float" office:value="18.09">
            <text:p>18.09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string">
            <text:p>2014-02-01_13:49:39_531173</text:p>
          </table:table-cell>
          <table:table-cell office:value-type="float" office:value="3298510.5">
            <text:p>3298510.5</text:p>
          </table:table-cell>
          <table:table-cell office:value-type="float" office:value="19.1">
            <text:p>19.1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-224">
            <text:p>-224</text:p>
          </table:table-cell>
          <table:table-cell table:number-columns-repeated="6" office:value-type="float" office:value="0">
            <text:p>0</text:p>
          </table:table-cell>
          <table:table-cell office:value-type="float" office:value="-26.8354825656948">
            <text:p>-26.8354825657</text:p>
          </table:table-cell>
          <table:table-cell office:value-type="float" office:value="-25.5318522432354">
            <text:p>-25.5318522432</text:p>
          </table:table-cell>
          <table:table-cell table:formula="of:=[.N383]*[.$S$2]" office:value-type="float" office:value="-76.5955567297061">
            <text:p>-76.5955567297</text:p>
          </table:table-cell>
          <table:table-cell office:value-type="float" office:value="4.77025406903094">
            <text:p>4.770254069</text:p>
          </table:table-cell>
          <table:table-cell office:value-type="float" office:value="16.41">
            <text:p>16.41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string">
            <text:p>2014-02-01_13:49:39_612071</text:p>
          </table:table-cell>
          <table:table-cell office:value-type="float" office:value="3306565.90625">
            <text:p>3306565.90625</text:p>
          </table:table-cell>
          <table:table-cell office:value-type="float" office:value="19.15">
            <text:p>19.15</text:p>
          </table:table-cell>
          <table:table-cell office:value-type="float" office:value="93">
            <text:p>93</text:p>
          </table:table-cell>
          <table:table-cell office:value-type="float" office:value="161">
            <text:p>161</text:p>
          </table:table-cell>
          <table:table-cell office:value-type="float" office:value="-333">
            <text:p>-333</text:p>
          </table:table-cell>
          <table:table-cell table:number-columns-repeated="6" office:value-type="float" office:value="0">
            <text:p>0</text:p>
          </table:table-cell>
          <table:table-cell office:value-type="float" office:value="-26.8402354907211">
            <text:p>-26.8402354907</text:p>
          </table:table-cell>
          <table:table-cell office:value-type="float" office:value="-25.4993734825469">
            <text:p>-25.4993734825</text:p>
          </table:table-cell>
          <table:table-cell table:formula="of:=[.N384]*[.$S$2]" office:value-type="float" office:value="-76.4981204476408">
            <text:p>-76.4981204476</text:p>
          </table:table-cell>
          <table:table-cell office:value-type="float" office:value="4.78045113252512">
            <text:p>4.7804511325</text:p>
          </table:table-cell>
          <table:table-cell office:value-type="float" office:value="15.97">
            <text:p>15.97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string">
            <text:p>2014-02-01_13:49:39_693218</text:p>
          </table:table-cell>
          <table:table-cell office:value-type="float" office:value="3314680.8125">
            <text:p>3314680.8125</text:p>
          </table:table-cell>
          <table:table-cell office:value-type="float" office:value="19.2">
            <text:p>19.2</text:p>
          </table:table-cell>
          <table:table-cell office:value-type="float" office:value="-50">
            <text:p>-50</text:p>
          </table:table-cell>
          <table:table-cell office:value-type="float" office:value="12">
            <text:p>12</text:p>
          </table:table-cell>
          <table:table-cell office:value-type="float" office:value="-254">
            <text:p>-254</text:p>
          </table:table-cell>
          <table:table-cell table:number-columns-repeated="6" office:value-type="float" office:value="0">
            <text:p>0</text:p>
          </table:table-cell>
          <table:table-cell office:value-type="float" office:value="-26.84297957088">
            <text:p>-26.8429795709</text:p>
          </table:table-cell>
          <table:table-cell office:value-type="float" office:value="-25.401988809787">
            <text:p>-25.4019888098</text:p>
          </table:table-cell>
          <table:table-cell table:formula="of:=[.N385]*[.$S$2]" office:value-type="float" office:value="-76.205966429361">
            <text:p>-76.2059664294</text:p>
          </table:table-cell>
          <table:table-cell office:value-type="float" office:value="4.79253776509715">
            <text:p>4.7925377651</text:p>
          </table:table-cell>
          <table:table-cell office:value-type="float" office:value="16.5">
            <text:p>16.5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string">
            <text:p>2014-02-01_13:49:39_773828</text:p>
          </table:table-cell>
          <table:table-cell office:value-type="float" office:value="3322805.21875">
            <text:p>3322805.21875</text:p>
          </table:table-cell>
          <table:table-cell office:value-type="float" office:value="19.25">
            <text:p>19.25</text:p>
          </table:table-cell>
          <table:table-cell office:value-type="float" office:value="41">
            <text:p>41</text:p>
          </table:table-cell>
          <table:table-cell office:value-type="float" office:value="93">
            <text:p>93</text:p>
          </table:table-cell>
          <table:table-cell office:value-type="float" office:value="-218">
            <text:p>-218</text:p>
          </table:table-cell>
          <table:table-cell table:number-columns-repeated="6" office:value-type="float" office:value="0">
            <text:p>0</text:p>
          </table:table-cell>
          <table:table-cell office:value-type="float" office:value="-26.8238340508899">
            <text:p>-26.8238340509</text:p>
          </table:table-cell>
          <table:table-cell office:value-type="float" office:value="-25.3722632489883">
            <text:p>-25.372263249</text:p>
          </table:table-cell>
          <table:table-cell table:formula="of:=[.N386]*[.$S$2]" office:value-type="float" office:value="-76.1167897469649">
            <text:p>-76.116789747</text:p>
          </table:table-cell>
          <table:table-cell office:value-type="float" office:value="4.76156858352862">
            <text:p>4.7615685835</text:p>
          </table:table-cell>
          <table:table-cell office:value-type="float" office:value="17.53">
            <text:p>17.53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string">
            <text:p>2014-02-01_13:49:39_855060</text:p>
          </table:table-cell>
          <table:table-cell office:value-type="float" office:value="3330865.21875">
            <text:p>3330865.21875</text:p>
          </table:table-cell>
          <table:table-cell office:value-type="float" office:value="19.3">
            <text:p>19.3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-336">
            <text:p>-336</text:p>
          </table:table-cell>
          <table:table-cell table:number-columns-repeated="6" office:value-type="float" office:value="0">
            <text:p>0</text:p>
          </table:table-cell>
          <table:table-cell office:value-type="float" office:value="-26.786049831161">
            <text:p>-26.7860498312</text:p>
          </table:table-cell>
          <table:table-cell office:value-type="float" office:value="-25.3102891068312">
            <text:p>-25.3102891068</text:p>
          </table:table-cell>
          <table:table-cell table:formula="of:=[.N387]*[.$S$2]" office:value-type="float" office:value="-75.9308673204936">
            <text:p>-75.9308673205</text:p>
          </table:table-cell>
          <table:table-cell office:value-type="float" office:value="4.77849153995311">
            <text:p>4.77849154</text:p>
          </table:table-cell>
          <table:table-cell office:value-type="float" office:value="17.15">
            <text:p>17.15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string">
            <text:p>2014-02-01_13:49:39_935642</text:p>
          </table:table-cell>
          <table:table-cell office:value-type="float" office:value="3338927.421875">
            <text:p>3338927.421875</text:p>
          </table:table-cell>
          <table:table-cell office:value-type="float" office:value="19.35">
            <text:p>19.35</text:p>
          </table:table-cell>
          <table:table-cell office:value-type="float" office:value="25">
            <text:p>25</text:p>
          </table:table-cell>
          <table:table-cell office:value-type="float" office:value="-11">
            <text:p>-11</text:p>
          </table:table-cell>
          <table:table-cell office:value-type="float" office:value="-252">
            <text:p>-252</text:p>
          </table:table-cell>
          <table:table-cell table:number-columns-repeated="6" office:value-type="float" office:value="0">
            <text:p>0</text:p>
          </table:table-cell>
          <table:table-cell office:value-type="float" office:value="-26.7911921399079">
            <text:p>-26.7911921399</text:p>
          </table:table-cell>
          <table:table-cell office:value-type="float" office:value="-25.3212417891329">
            <text:p>-25.3212417891</text:p>
          </table:table-cell>
          <table:table-cell table:formula="of:=[.N388]*[.$S$2]" office:value-type="float" office:value="-75.9637253673986">
            <text:p>-75.9637253674</text:p>
          </table:table-cell>
          <table:table-cell office:value-type="float" office:value="4.7893464287026">
            <text:p>4.7893464287</text:p>
          </table:table-cell>
          <table:table-cell office:value-type="float" office:value="16.44">
            <text:p>16.44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string">
            <text:p>2014-02-01_13:49:40_016522</text:p>
          </table:table-cell>
          <table:table-cell office:value-type="float" office:value="3347039.328125">
            <text:p>3347039.328125</text:p>
          </table:table-cell>
          <table:table-cell office:value-type="float" office:value="19.4">
            <text:p>19.4</text:p>
          </table:table-cell>
          <table:table-cell office:value-type="float" office:value="66">
            <text:p>66</text:p>
          </table:table-cell>
          <table:table-cell office:value-type="float" office:value="109">
            <text:p>109</text:p>
          </table:table-cell>
          <table:table-cell office:value-type="float" office:value="-296">
            <text:p>-296</text:p>
          </table:table-cell>
          <table:table-cell table:number-columns-repeated="6" office:value-type="float" office:value="0">
            <text:p>0</text:p>
          </table:table-cell>
          <table:table-cell office:value-type="float" office:value="-26.8174444278018">
            <text:p>-26.8174444278</text:p>
          </table:table-cell>
          <table:table-cell office:value-type="float" office:value="-25.3156977871691">
            <text:p>-25.3156977872</text:p>
          </table:table-cell>
          <table:table-cell table:formula="of:=[.N389]*[.$S$2]" office:value-type="float" office:value="-75.9470933615073">
            <text:p>-75.9470933615</text:p>
          </table:table-cell>
          <table:table-cell office:value-type="float" office:value="4.78623102995221">
            <text:p>4.78623103</text:p>
          </table:table-cell>
          <table:table-cell office:value-type="float" office:value="18.43">
            <text:p>18.43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string">
            <text:p>2014-02-01_13:49:40_097572</text:p>
          </table:table-cell>
          <table:table-cell office:value-type="float" office:value="3355115.515625">
            <text:p>3355115.515625</text:p>
          </table:table-cell>
          <table:table-cell office:value-type="float" office:value="19.45">
            <text:p>19.45</text:p>
          </table:table-cell>
          <table:table-cell office:value-type="float" office:value="96">
            <text:p>96</text:p>
          </table:table-cell>
          <table:table-cell office:value-type="float" office:value="184">
            <text:p>184</text:p>
          </table:table-cell>
          <table:table-cell office:value-type="float" office:value="-235">
            <text:p>-235</text:p>
          </table:table-cell>
          <table:table-cell table:number-columns-repeated="6" office:value-type="float" office:value="0">
            <text:p>0</text:p>
          </table:table-cell>
          <table:table-cell office:value-type="float" office:value="-26.8192562970688">
            <text:p>-26.8192562971</text:p>
          </table:table-cell>
          <table:table-cell office:value-type="float" office:value="-25.354133442379">
            <text:p>-25.3541334424</text:p>
          </table:table-cell>
          <table:table-cell table:formula="of:=[.N390]*[.$S$2]" office:value-type="float" office:value="-76.0624003271369">
            <text:p>-76.0624003271</text:p>
          </table:table-cell>
          <table:table-cell office:value-type="float" office:value="4.77886840677513">
            <text:p>4.7788684068</text:p>
          </table:table-cell>
          <table:table-cell office:value-type="float" office:value="17.48">
            <text:p>17.48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string">
            <text:p>2014-02-01_13:49:40_178440</text:p>
          </table:table-cell>
          <table:table-cell office:value-type="float" office:value="3363235.8125">
            <text:p>3363235.8125</text:p>
          </table:table-cell>
          <table:table-cell office:value-type="float" office:value="19.5">
            <text:p>19.5</text:p>
          </table:table-cell>
          <table:table-cell office:value-type="float" office:value="-35">
            <text:p>-35</text:p>
          </table:table-cell>
          <table:table-cell office:value-type="float" office:value="-3">
            <text:p>-3</text:p>
          </table:table-cell>
          <table:table-cell office:value-type="float" office:value="-170">
            <text:p>-170</text:p>
          </table:table-cell>
          <table:table-cell table:number-columns-repeated="6" office:value-type="float" office:value="0">
            <text:p>0</text:p>
          </table:table-cell>
          <table:table-cell office:value-type="float" office:value="-26.8247196903907">
            <text:p>-26.8247196904</text:p>
          </table:table-cell>
          <table:table-cell office:value-type="float" office:value="-25.4018850274545">
            <text:p>-25.4018850275</text:p>
          </table:table-cell>
          <table:table-cell table:formula="of:=[.N391]*[.$S$2]" office:value-type="float" office:value="-76.2056550823634">
            <text:p>-76.2056550824</text:p>
          </table:table-cell>
          <table:table-cell office:value-type="float" office:value="4.7890394777941">
            <text:p>4.7890394778</text:p>
          </table:table-cell>
          <table:table-cell office:value-type="float" office:value="18">
            <text:p>18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string">
            <text:p>2014-02-01_13:49:40_276909</text:p>
          </table:table-cell>
          <table:table-cell office:value-type="float" office:value="3373082.40625">
            <text:p>3373082.40625</text:p>
          </table:table-cell>
          <table:table-cell office:value-type="float" office:value="19.55">
            <text:p>19.55</text:p>
          </table:table-cell>
          <table:table-cell office:value-type="float" office:value="-35">
            <text:p>-35</text:p>
          </table:table-cell>
          <table:table-cell office:value-type="float" office:value="248">
            <text:p>248</text:p>
          </table:table-cell>
          <table:table-cell office:value-type="float" office:value="-92">
            <text:p>-92</text:p>
          </table:table-cell>
          <table:table-cell table:number-columns-repeated="6" office:value-type="float" office:value="0">
            <text:p>0</text:p>
          </table:table-cell>
          <table:table-cell office:value-type="float" office:value="-26.5879521366498">
            <text:p>-26.5879521366</text:p>
          </table:table-cell>
          <table:table-cell office:value-type="float" office:value="-23.4937159873467">
            <text:p>-23.4937159873</text:p>
          </table:table-cell>
          <table:table-cell table:formula="of:=[.N392]*[.$S$2]" office:value-type="float" office:value="-70.4811479620402">
            <text:p>-70.481147962</text:p>
          </table:table-cell>
          <table:table-cell office:value-type="float" office:value="4.88095164765756">
            <text:p>4.8809516477</text:p>
          </table:table-cell>
          <table:table-cell office:value-type="float" office:value="19.38">
            <text:p>19.38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string">
            <text:p>2014-02-01_13:49:40_357765</text:p>
          </table:table-cell>
          <table:table-cell office:value-type="float" office:value="3381135.109375">
            <text:p>3381135.109375</text:p>
          </table:table-cell>
          <table:table-cell office:value-type="float" office:value="19.6">
            <text:p>19.6</text:p>
          </table:table-cell>
          <table:table-cell office:value-type="float" office:value="23">
            <text:p>23</text:p>
          </table:table-cell>
          <table:table-cell office:value-type="float" office:value="-5">
            <text:p>-5</text:p>
          </table:table-cell>
          <table:table-cell office:value-type="float" office:value="-219">
            <text:p>-219</text:p>
          </table:table-cell>
          <table:table-cell table:number-columns-repeated="6" office:value-type="float" office:value="0">
            <text:p>0</text:p>
          </table:table-cell>
          <table:table-cell office:value-type="float" office:value="-26.6068057781943">
            <text:p>-26.6068057782</text:p>
          </table:table-cell>
          <table:table-cell office:value-type="float" office:value="-23.4232191489269">
            <text:p>-23.4232191489</text:p>
          </table:table-cell>
          <table:table-cell table:formula="of:=[.N393]*[.$S$2]" office:value-type="float" office:value="-70.2696574467807">
            <text:p>-70.2696574468</text:p>
          </table:table-cell>
          <table:table-cell office:value-type="float" office:value="4.90732284868373">
            <text:p>4.9073228487</text:p>
          </table:table-cell>
          <table:table-cell office:value-type="float" office:value="17.78">
            <text:p>17.78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string">
            <text:p>2014-02-01_13:49:40_438294</text:p>
          </table:table-cell>
          <table:table-cell office:value-type="float" office:value="3389227.109375">
            <text:p>3389227.109375</text:p>
          </table:table-cell>
          <table:table-cell office:value-type="float" office:value="19.65">
            <text:p>19.65</text:p>
          </table:table-cell>
          <table:table-cell office:value-type="float" office:value="52">
            <text:p>52</text:p>
          </table:table-cell>
          <table:table-cell office:value-type="float" office:value="136">
            <text:p>136</text:p>
          </table:table-cell>
          <table:table-cell office:value-type="float" office:value="-154">
            <text:p>-154</text:p>
          </table:table-cell>
          <table:table-cell table:number-columns-repeated="6" office:value-type="float" office:value="0">
            <text:p>0</text:p>
          </table:table-cell>
          <table:table-cell office:value-type="float" office:value="-26.606791704835">
            <text:p>-26.6067917048</text:p>
          </table:table-cell>
          <table:table-cell office:value-type="float" office:value="-23.3562711030051">
            <text:p>-23.356271103</text:p>
          </table:table-cell>
          <table:table-cell table:formula="of:=[.N394]*[.$S$2]" office:value-type="float" office:value="-70.0688133090152">
            <text:p>-70.068813309</text:p>
          </table:table-cell>
          <table:table-cell office:value-type="float" office:value="4.90973733019187">
            <text:p>4.9097373302</text:p>
          </table:table-cell>
          <table:table-cell office:value-type="float" office:value="18.51">
            <text:p>18.51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string">
            <text:p>2014-02-01_13:49:40_519808</text:p>
          </table:table-cell>
          <table:table-cell office:value-type="float" office:value="3397339.703125">
            <text:p>3397339.703125</text:p>
          </table:table-cell>
          <table:table-cell office:value-type="float" office:value="19.7">
            <text:p>19.7</text:p>
          </table:table-cell>
          <table:table-cell office:value-type="float" office:value="10">
            <text:p>10</text:p>
          </table:table-cell>
          <table:table-cell office:value-type="float" office:value="139">
            <text:p>139</text:p>
          </table:table-cell>
          <table:table-cell office:value-type="float" office:value="-252">
            <text:p>-252</text:p>
          </table:table-cell>
          <table:table-cell table:number-columns-repeated="6" office:value-type="float" office:value="0">
            <text:p>0</text:p>
          </table:table-cell>
          <table:table-cell office:value-type="float" office:value="-26.6017055623255">
            <text:p>-26.6017055623</text:p>
          </table:table-cell>
          <table:table-cell office:value-type="float" office:value="-23.2982401987214">
            <text:p>-23.2982401987</text:p>
          </table:table-cell>
          <table:table-cell table:formula="of:=[.N395]*[.$S$2]" office:value-type="float" office:value="-69.8947205961641">
            <text:p>-69.8947205962</text:p>
          </table:table-cell>
          <table:table-cell office:value-type="float" office:value="4.90549971872213">
            <text:p>4.9054997187</text:p>
          </table:table-cell>
          <table:table-cell office:value-type="float" office:value="19.4">
            <text:p>19.4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string">
            <text:p>2014-02-01_13:49:40_600762</text:p>
          </table:table-cell>
          <table:table-cell office:value-type="float" office:value="3405435.203125">
            <text:p>3405435.203125</text:p>
          </table:table-cell>
          <table:table-cell office:value-type="float" office:value="19.75">
            <text:p>19.75</text:p>
          </table:table-cell>
          <table:table-cell office:value-type="float" office:value="24">
            <text:p>24</text:p>
          </table:table-cell>
          <table:table-cell office:value-type="float" office:value="102">
            <text:p>102</text:p>
          </table:table-cell>
          <table:table-cell office:value-type="float" office:value="-218">
            <text:p>-218</text:p>
          </table:table-cell>
          <table:table-cell table:number-columns-repeated="6" office:value-type="float" office:value="0">
            <text:p>0</text:p>
          </table:table-cell>
          <table:table-cell office:value-type="float" office:value="-26.5859202089605">
            <text:p>-26.585920209</text:p>
          </table:table-cell>
          <table:table-cell office:value-type="float" office:value="-23.2528023120201">
            <text:p>-23.252802312</text:p>
          </table:table-cell>
          <table:table-cell table:formula="of:=[.N396]*[.$S$2]" office:value-type="float" office:value="-69.7584069360604">
            <text:p>-69.7584069361</text:p>
          </table:table-cell>
          <table:table-cell office:value-type="float" office:value="4.91537845676537">
            <text:p>4.9153784568</text:p>
          </table:table-cell>
          <table:table-cell office:value-type="float" office:value="17.55">
            <text:p>17.55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string">
            <text:p>2014-02-01_13:49:40_681940</text:p>
          </table:table-cell>
          <table:table-cell office:value-type="float" office:value="3413552.21875">
            <text:p>3413552.21875</text:p>
          </table:table-cell>
          <table:table-cell office:value-type="float" office:value="19.8">
            <text:p>19.8</text:p>
          </table:table-cell>
          <table:table-cell office:value-type="float" office:value="73">
            <text:p>73</text:p>
          </table:table-cell>
          <table:table-cell office:value-type="float" office:value="219">
            <text:p>219</text:p>
          </table:table-cell>
          <table:table-cell office:value-type="float" office:value="-351">
            <text:p>-351</text:p>
          </table:table-cell>
          <table:table-cell table:number-columns-repeated="6" office:value-type="float" office:value="0">
            <text:p>0</text:p>
          </table:table-cell>
          <table:table-cell office:value-type="float" office:value="-26.5743235512953">
            <text:p>-26.5743235513</text:p>
          </table:table-cell>
          <table:table-cell office:value-type="float" office:value="-23.212260103841">
            <text:p>-23.2122601038</text:p>
          </table:table-cell>
          <table:table-cell table:formula="of:=[.N397]*[.$S$2]" office:value-type="float" office:value="-69.6367803115229">
            <text:p>-69.6367803115</text:p>
          </table:table-cell>
          <table:table-cell office:value-type="float" office:value="4.90515652755167">
            <text:p>4.9051565276</text:p>
          </table:table-cell>
          <table:table-cell office:value-type="float" office:value="18.24">
            <text:p>18.24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string">
            <text:p>2014-02-01_13:49:40_762565</text:p>
          </table:table-cell>
          <table:table-cell office:value-type="float" office:value="3421615.515625">
            <text:p>3421615.515625</text:p>
          </table:table-cell>
          <table:table-cell office:value-type="float" office:value="19.85">
            <text:p>19.85</text:p>
          </table:table-cell>
          <table:table-cell office:value-type="float" office:value="11">
            <text:p>11</text:p>
          </table:table-cell>
          <table:table-cell office:value-type="float" office:value="179">
            <text:p>179</text:p>
          </table:table-cell>
          <table:table-cell office:value-type="float" office:value="-148">
            <text:p>-148</text:p>
          </table:table-cell>
          <table:table-cell table:number-columns-repeated="6" office:value-type="float" office:value="0">
            <text:p>0</text:p>
          </table:table-cell>
          <table:table-cell office:value-type="float" office:value="-26.5896705322991">
            <text:p>-26.5896705323</text:p>
          </table:table-cell>
          <table:table-cell office:value-type="float" office:value="-23.1318731664191">
            <text:p>-23.1318731664</text:p>
          </table:table-cell>
          <table:table-cell table:formula="of:=[.N398]*[.$S$2]" office:value-type="float" office:value="-69.3956194992574">
            <text:p>-69.3956194993</text:p>
          </table:table-cell>
          <table:table-cell office:value-type="float" office:value="4.93020188030011">
            <text:p>4.9302018803</text:p>
          </table:table-cell>
          <table:table-cell office:value-type="float" office:value="18.02">
            <text:p>18.02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string">
            <text:p>2014-02-01_13:49:40_843632</text:p>
          </table:table-cell>
          <table:table-cell office:value-type="float" office:value="3429721.3125">
            <text:p>3429721.3125</text:p>
          </table:table-cell>
          <table:table-cell office:value-type="float" office:value="19.9">
            <text:p>19.9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office:value-type="float" office:value="-319">
            <text:p>-319</text:p>
          </table:table-cell>
          <table:table-cell table:number-columns-repeated="6" office:value-type="float" office:value="0">
            <text:p>0</text:p>
          </table:table-cell>
          <table:table-cell office:value-type="float" office:value="-26.5859695134773">
            <text:p>-26.5859695135</text:p>
          </table:table-cell>
          <table:table-cell office:value-type="float" office:value="-23.0355951816078">
            <text:p>-23.0355951816</text:p>
          </table:table-cell>
          <table:table-cell table:formula="of:=[.N399]*[.$S$2]" office:value-type="float" office:value="-69.1067855448235">
            <text:p>-69.1067855448</text:p>
          </table:table-cell>
          <table:table-cell office:value-type="float" office:value="4.91089766678608">
            <text:p>4.9108976668</text:p>
          </table:table-cell>
          <table:table-cell office:value-type="float" office:value="19.33">
            <text:p>19.33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string">
            <text:p>2014-02-01_13:49:40_924259</text:p>
          </table:table-cell>
          <table:table-cell office:value-type="float" office:value="3437784.609375">
            <text:p>3437784.609375</text:p>
          </table:table-cell>
          <table:table-cell office:value-type="float" office:value="19.95">
            <text:p>19.95</text:p>
          </table:table-cell>
          <table:table-cell office:value-type="float" office:value="-14">
            <text:p>-14</text:p>
          </table:table-cell>
          <table:table-cell office:value-type="float" office:value="126">
            <text:p>126</text:p>
          </table:table-cell>
          <table:table-cell office:value-type="float" office:value="-341">
            <text:p>-341</text:p>
          </table:table-cell>
          <table:table-cell table:number-columns-repeated="6" office:value-type="float" office:value="0">
            <text:p>0</text:p>
          </table:table-cell>
          <table:table-cell office:value-type="float" office:value="-26.5573707035209">
            <text:p>-26.5573707035</text:p>
          </table:table-cell>
          <table:table-cell office:value-type="float" office:value="-22.98786189269">
            <text:p>-22.9878618927</text:p>
          </table:table-cell>
          <table:table-cell table:formula="of:=[.N400]*[.$S$2]" office:value-type="float" office:value="-68.9635856780699">
            <text:p>-68.9635856781</text:p>
          </table:table-cell>
          <table:table-cell office:value-type="float" office:value="4.92560264349839">
            <text:p>4.9256026435</text:p>
          </table:table-cell>
          <table:table-cell office:value-type="float" office:value="18.61">
            <text:p>18.61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string">
            <text:p>2014-02-01_13:49:41_005143</text:p>
          </table:table-cell>
          <table:table-cell office:value-type="float" office:value="3445874.125">
            <text:p>3445874.125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-141">
            <text:p>-141</text:p>
          </table:table-cell>
          <table:table-cell table:number-columns-repeated="6" office:value-type="float" office:value="0">
            <text:p>0</text:p>
          </table:table-cell>
          <table:table-cell office:value-type="float" office:value="-26.5227785314768">
            <text:p>-26.5227785315</text:p>
          </table:table-cell>
          <table:table-cell office:value-type="float" office:value="-22.9194078670459">
            <text:p>-22.919407867</text:p>
          </table:table-cell>
          <table:table-cell table:formula="of:=[.N401]*[.$S$2]" office:value-type="float" office:value="-68.7582236011376">
            <text:p>-68.7582236011</text:p>
          </table:table-cell>
          <table:table-cell office:value-type="float" office:value="4.90606524661013">
            <text:p>4.9060652466</text:p>
          </table:table-cell>
          <table:table-cell office:value-type="float" office:value="21.64">
            <text:p>21.64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string">
            <text:p>2014-02-01_13:49:41_086059</text:p>
          </table:table-cell>
          <table:table-cell office:value-type="float" office:value="3453964.625">
            <text:p>3453964.625</text:p>
          </table:table-cell>
          <table:table-cell office:value-type="float" office:value="20.05">
            <text:p>20.05</text:p>
          </table:table-cell>
          <table:table-cell office:value-type="float" office:value="153">
            <text:p>153</text:p>
          </table:table-cell>
          <table:table-cell office:value-type="float" office:value="34">
            <text:p>34</text:p>
          </table:table-cell>
          <table:table-cell office:value-type="float" office:value="-142">
            <text:p>-142</text:p>
          </table:table-cell>
          <table:table-cell table:number-columns-repeated="6" office:value-type="float" office:value="0">
            <text:p>0</text:p>
          </table:table-cell>
          <table:table-cell office:value-type="float" office:value="-26.5455579662673">
            <text:p>-26.5455579663</text:p>
          </table:table-cell>
          <table:table-cell office:value-type="float" office:value="-22.8848837185441">
            <text:p>-22.8848837185</text:p>
          </table:table-cell>
          <table:table-cell table:formula="of:=[.N402]*[.$S$2]" office:value-type="float" office:value="-68.6546511556323">
            <text:p>-68.6546511556</text:p>
          </table:table-cell>
          <table:table-cell office:value-type="float" office:value="4.95533281643088">
            <text:p>4.9553328164</text:p>
          </table:table-cell>
          <table:table-cell office:value-type="float" office:value="19.75">
            <text:p>19.75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string">
            <text:p>2014-02-01_13:49:41_166773</text:p>
          </table:table-cell>
          <table:table-cell office:value-type="float" office:value="3462036.515625">
            <text:p>3462036.515625</text:p>
          </table:table-cell>
          <table:table-cell office:value-type="float" office:value="20.1">
            <text:p>20.1</text:p>
          </table:table-cell>
          <table:table-cell office:value-type="float" office:value="-7">
            <text:p>-7</text:p>
          </table:table-cell>
          <table:table-cell office:value-type="float" office:value="29">
            <text:p>29</text:p>
          </table:table-cell>
          <table:table-cell office:value-type="float" office:value="-304">
            <text:p>-304</text:p>
          </table:table-cell>
          <table:table-cell table:number-columns-repeated="6" office:value-type="float" office:value="0">
            <text:p>0</text:p>
          </table:table-cell>
          <table:table-cell office:value-type="float" office:value="-26.5769548168757">
            <text:p>-26.5769548169</text:p>
          </table:table-cell>
          <table:table-cell office:value-type="float" office:value="-22.848997869418">
            <text:p>-22.8489978694</text:p>
          </table:table-cell>
          <table:table-cell table:formula="of:=[.N403]*[.$S$2]" office:value-type="float" office:value="-68.546993608254">
            <text:p>-68.5469936083</text:p>
          </table:table-cell>
          <table:table-cell office:value-type="float" office:value="4.92535323730114">
            <text:p>4.9253532373</text:p>
          </table:table-cell>
          <table:table-cell office:value-type="float" office:value="19.01">
            <text:p>19.01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string">
            <text:p>2014-02-01_13:49:41_247266</text:p>
          </table:table-cell>
          <table:table-cell office:value-type="float" office:value="3470084.71875">
            <text:p>3470084.71875</text:p>
          </table:table-cell>
          <table:table-cell office:value-type="float" office:value="20.15">
            <text:p>20.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32">
            <text:p>-232</text:p>
          </table:table-cell>
          <table:table-cell table:number-columns-repeated="6" office:value-type="float" office:value="0">
            <text:p>0</text:p>
          </table:table-cell>
          <table:table-cell office:value-type="float" office:value="-26.5445642013659">
            <text:p>-26.5445642014</text:p>
          </table:table-cell>
          <table:table-cell office:value-type="float" office:value="-22.8787450756695">
            <text:p>-22.8787450757</text:p>
          </table:table-cell>
          <table:table-cell table:formula="of:=[.N404]*[.$S$2]" office:value-type="float" office:value="-68.6362352270085">
            <text:p>-68.636235227</text:p>
          </table:table-cell>
          <table:table-cell office:value-type="float" office:value="4.924433548245">
            <text:p>4.9244335482</text:p>
          </table:table-cell>
          <table:table-cell office:value-type="float" office:value="18.92">
            <text:p>18.92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string">
            <text:p>2014-02-01_13:49:41_328146</text:p>
          </table:table-cell>
          <table:table-cell office:value-type="float" office:value="3478173.3125">
            <text:p>3478173.3125</text:p>
          </table:table-cell>
          <table:table-cell office:value-type="float" office:value="20.2">
            <text:p>20.2</text:p>
          </table:table-cell>
          <table:table-cell office:value-type="float" office:value="61">
            <text:p>61</text:p>
          </table:table-cell>
          <table:table-cell office:value-type="float" office:value="-5">
            <text:p>-5</text:p>
          </table:table-cell>
          <table:table-cell office:value-type="float" office:value="-230">
            <text:p>-230</text:p>
          </table:table-cell>
          <table:table-cell table:number-columns-repeated="6" office:value-type="float" office:value="0">
            <text:p>0</text:p>
          </table:table-cell>
          <table:table-cell office:value-type="float" office:value="-26.5409024304611">
            <text:p>-26.5409024305</text:p>
          </table:table-cell>
          <table:table-cell office:value-type="float" office:value="-22.8591492350025">
            <text:p>-22.859149235</text:p>
          </table:table-cell>
          <table:table-cell table:formula="of:=[.N405]*[.$S$2]" office:value-type="float" office:value="-68.5774477050076">
            <text:p>-68.577447705</text:p>
          </table:table-cell>
          <table:table-cell office:value-type="float" office:value="4.91297655328823">
            <text:p>4.9129765533</text:p>
          </table:table-cell>
          <table:table-cell office:value-type="float" office:value="17.99">
            <text:p>17.99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string">
            <text:p>2014-02-01_13:49:41_409728</text:p>
          </table:table-cell>
          <table:table-cell office:value-type="float" office:value="3486331.515625">
            <text:p>3486331.515625</text:p>
          </table:table-cell>
          <table:table-cell office:value-type="float" office:value="20.25">
            <text:p>20.25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-409">
            <text:p>-409</text:p>
          </table:table-cell>
          <table:table-cell table:number-columns-repeated="6" office:value-type="float" office:value="0">
            <text:p>0</text:p>
          </table:table-cell>
          <table:table-cell office:value-type="float" office:value="-26.5612510915686">
            <text:p>-26.5612510916</text:p>
          </table:table-cell>
          <table:table-cell office:value-type="float" office:value="-22.8536384049086">
            <text:p>-22.8536384049</text:p>
          </table:table-cell>
          <table:table-cell table:formula="of:=[.N406]*[.$S$2]" office:value-type="float" office:value="-68.5609152147258">
            <text:p>-68.5609152147</text:p>
          </table:table-cell>
          <table:table-cell office:value-type="float" office:value="4.93756472156174">
            <text:p>4.9375647216</text:p>
          </table:table-cell>
          <table:table-cell office:value-type="float" office:value="19.23">
            <text:p>19.23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string">
            <text:p>2014-02-01_13:49:41_508955</text:p>
          </table:table-cell>
          <table:table-cell office:value-type="float" office:value="3496254.015625">
            <text:p>3496254.015625</text:p>
          </table:table-cell>
          <table:table-cell office:value-type="float" office:value="20.3">
            <text:p>20.3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-381">
            <text:p>-381</text:p>
          </table:table-cell>
          <table:table-cell table:number-columns-repeated="6" office:value-type="float" office:value="0">
            <text:p>0</text:p>
          </table:table-cell>
          <table:table-cell office:value-type="float" office:value="-26.3960288415031">
            <text:p>-26.3960288415</text:p>
          </table:table-cell>
          <table:table-cell office:value-type="float" office:value="-21.48474078999">
            <text:p>-21.48474079</text:p>
          </table:table-cell>
          <table:table-cell table:formula="of:=[.N407]*[.$S$2]" office:value-type="float" office:value="-64.4542223699699">
            <text:p>-64.45422237</text:p>
          </table:table-cell>
          <table:table-cell office:value-type="float" office:value="4.99441370183138">
            <text:p>4.9944137018</text:p>
          </table:table-cell>
          <table:table-cell office:value-type="float" office:value="19.28">
            <text:p>19.28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string">
            <text:p>2014-02-01_13:49:41_590074</text:p>
          </table:table-cell>
          <table:table-cell office:value-type="float" office:value="3504373.59375">
            <text:p>3504373.59375</text:p>
          </table:table-cell>
          <table:table-cell office:value-type="float" office:value="20.35">
            <text:p>20.35</text:p>
          </table:table-cell>
          <table:table-cell office:value-type="float" office:value="-12">
            <text:p>-12</text:p>
          </table:table-cell>
          <table:table-cell office:value-type="float" office:value="166">
            <text:p>166</text:p>
          </table:table-cell>
          <table:table-cell office:value-type="float" office:value="-331">
            <text:p>-331</text:p>
          </table:table-cell>
          <table:table-cell table:number-columns-repeated="6" office:value-type="float" office:value="0">
            <text:p>0</text:p>
          </table:table-cell>
          <table:table-cell office:value-type="float" office:value="-26.4314402818451">
            <text:p>-26.4314402818</text:p>
          </table:table-cell>
          <table:table-cell office:value-type="float" office:value="-21.5347934237664">
            <text:p>-21.5347934238</text:p>
          </table:table-cell>
          <table:table-cell table:formula="of:=[.N408]*[.$S$2]" office:value-type="float" office:value="-64.6043802712993">
            <text:p>-64.6043802713</text:p>
          </table:table-cell>
          <table:table-cell office:value-type="float" office:value="5.00286754718283">
            <text:p>5.0028675472</text:p>
          </table:table-cell>
          <table:table-cell office:value-type="float" office:value="18.8">
            <text:p>18.8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string">
            <text:p>2014-02-01_13:49:41_670810</text:p>
          </table:table-cell>
          <table:table-cell office:value-type="float" office:value="3512440.203125">
            <text:p>3512440.203125</text:p>
          </table:table-cell>
          <table:table-cell office:value-type="float" office:value="20.4">
            <text:p>20.4</text:p>
          </table:table-cell>
          <table:table-cell office:value-type="float" office:value="72">
            <text:p>72</text:p>
          </table:table-cell>
          <table:table-cell office:value-type="float" office:value="148">
            <text:p>148</text:p>
          </table:table-cell>
          <table:table-cell office:value-type="float" office:value="-233">
            <text:p>-233</text:p>
          </table:table-cell>
          <table:table-cell table:number-columns-repeated="6" office:value-type="float" office:value="0">
            <text:p>0</text:p>
          </table:table-cell>
          <table:table-cell office:value-type="float" office:value="-26.4361492224958">
            <text:p>-26.4361492225</text:p>
          </table:table-cell>
          <table:table-cell office:value-type="float" office:value="-21.6348836297064">
            <text:p>-21.6348836297</text:p>
          </table:table-cell>
          <table:table-cell table:formula="of:=[.N409]*[.$S$2]" office:value-type="float" office:value="-64.9046508891191">
            <text:p>-64.9046508891</text:p>
          </table:table-cell>
          <table:table-cell office:value-type="float" office:value="4.97948338405308">
            <text:p>4.9794833841</text:p>
          </table:table-cell>
          <table:table-cell office:value-type="float" office:value="18.07">
            <text:p>18.07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string">
            <text:p>2014-02-01_13:49:41_751473</text:p>
          </table:table-cell>
          <table:table-cell office:value-type="float" office:value="3520506.71875">
            <text:p>3520506.71875</text:p>
          </table:table-cell>
          <table:table-cell office:value-type="float" office:value="20.45">
            <text:p>20.45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-137">
            <text:p>-137</text:p>
          </table:table-cell>
          <table:table-cell table:number-columns-repeated="6" office:value-type="float" office:value="0">
            <text:p>0</text:p>
          </table:table-cell>
          <table:table-cell office:value-type="float" office:value="-26.4142170171643">
            <text:p>-26.4142170172</text:p>
          </table:table-cell>
          <table:table-cell office:value-type="float" office:value="-21.6755606910865">
            <text:p>-21.6755606911</text:p>
          </table:table-cell>
          <table:table-cell table:formula="of:=[.N410]*[.$S$2]" office:value-type="float" office:value="-65.0266820732597">
            <text:p>-65.0266820733</text:p>
          </table:table-cell>
          <table:table-cell office:value-type="float" office:value="4.96143423129613">
            <text:p>4.9614342313</text:p>
          </table:table-cell>
          <table:table-cell office:value-type="float" office:value="19.02">
            <text:p>19.02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string">
            <text:p>2014-02-01_13:49:41_832358</text:p>
          </table:table-cell>
          <table:table-cell office:value-type="float" office:value="3528594.609375">
            <text:p>3528594.609375</text:p>
          </table:table-cell>
          <table:table-cell office:value-type="float" office:value="20.5">
            <text:p>20.5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-306">
            <text:p>-306</text:p>
          </table:table-cell>
          <table:table-cell table:number-columns-repeated="6" office:value-type="float" office:value="0">
            <text:p>0</text:p>
          </table:table-cell>
          <table:table-cell office:value-type="float" office:value="-26.4175296269001">
            <text:p>-26.4175296269</text:p>
          </table:table-cell>
          <table:table-cell office:value-type="float" office:value="-21.7719033378357">
            <text:p>-21.7719033378</text:p>
          </table:table-cell>
          <table:table-cell table:formula="of:=[.N411]*[.$S$2]" office:value-type="float" office:value="-65.3157100135071">
            <text:p>-65.3157100135</text:p>
          </table:table-cell>
          <table:table-cell office:value-type="float" office:value="4.98093979551774">
            <text:p>4.9809397955</text:p>
          </table:table-cell>
          <table:table-cell office:value-type="float" office:value="19.14">
            <text:p>19.14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string">
            <text:p>2014-02-01_13:49:41_913298</text:p>
          </table:table-cell>
          <table:table-cell office:value-type="float" office:value="3536688.71875">
            <text:p>3536688.71875</text:p>
          </table:table-cell>
          <table:table-cell office:value-type="float" office:value="20.55">
            <text:p>20.55</text:p>
          </table:table-cell>
          <table:table-cell office:value-type="float" office:value="51">
            <text:p>51</text:p>
          </table:table-cell>
          <table:table-cell office:value-type="float" office:value="114">
            <text:p>114</text:p>
          </table:table-cell>
          <table:table-cell office:value-type="float" office:value="-145">
            <text:p>-145</text:p>
          </table:table-cell>
          <table:table-cell table:number-columns-repeated="6" office:value-type="float" office:value="0">
            <text:p>0</text:p>
          </table:table-cell>
          <table:table-cell office:value-type="float" office:value="-26.4419870391204">
            <text:p>-26.4419870391</text:p>
          </table:table-cell>
          <table:table-cell office:value-type="float" office:value="-21.7933735276503">
            <text:p>-21.7933735277</text:p>
          </table:table-cell>
          <table:table-cell table:formula="of:=[.N412]*[.$S$2]" office:value-type="float" office:value="-65.380120582951">
            <text:p>-65.380120583</text:p>
          </table:table-cell>
          <table:table-cell office:value-type="float" office:value="4.95319014038533">
            <text:p>4.9531901404</text:p>
          </table:table-cell>
          <table:table-cell office:value-type="float" office:value="18.06">
            <text:p>18.06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string">
            <text:p>2014-02-01_13:49:41_994289</text:p>
          </table:table-cell>
          <table:table-cell office:value-type="float" office:value="3544787.5">
            <text:p>3544787.5</text:p>
          </table:table-cell>
          <table:table-cell office:value-type="float" office:value="20.6">
            <text:p>20.6</text:p>
          </table:table-cell>
          <table:table-cell office:value-type="float" office:value="115">
            <text:p>115</text:p>
          </table:table-cell>
          <table:table-cell office:value-type="float" office:value="81">
            <text:p>81</text:p>
          </table:table-cell>
          <table:table-cell office:value-type="float" office:value="-334">
            <text:p>-334</text:p>
          </table:table-cell>
          <table:table-cell table:number-columns-repeated="6" office:value-type="float" office:value="0">
            <text:p>0</text:p>
          </table:table-cell>
          <table:table-cell office:value-type="float" office:value="-26.4470205266679">
            <text:p>-26.4470205267</text:p>
          </table:table-cell>
          <table:table-cell office:value-type="float" office:value="-21.7556904894284">
            <text:p>-21.7556904894</text:p>
          </table:table-cell>
          <table:table-cell table:formula="of:=[.N413]*[.$S$2]" office:value-type="float" office:value="-65.2670714682853">
            <text:p>-65.2670714683</text:p>
          </table:table-cell>
          <table:table-cell office:value-type="float" office:value="4.9903543616183">
            <text:p>4.9903543616</text:p>
          </table:table-cell>
          <table:table-cell office:value-type="float" office:value="20.67">
            <text:p>20.67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string">
            <text:p>2014-02-01_13:49:42_074899</text:p>
          </table:table-cell>
          <table:table-cell office:value-type="float" office:value="3552848.71875">
            <text:p>3552848.71875</text:p>
          </table:table-cell>
          <table:table-cell office:value-type="float" office:value="20.65">
            <text:p>20.65</text:p>
          </table:table-cell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-123">
            <text:p>-123</text:p>
          </table:table-cell>
          <table:table-cell table:number-columns-repeated="6" office:value-type="float" office:value="0">
            <text:p>0</text:p>
          </table:table-cell>
          <table:table-cell office:value-type="float" office:value="-26.4399157235938">
            <text:p>-26.4399157236</text:p>
          </table:table-cell>
          <table:table-cell office:value-type="float" office:value="-21.7253248860207">
            <text:p>-21.725324886</text:p>
          </table:table-cell>
          <table:table-cell table:formula="of:=[.N414]*[.$S$2]" office:value-type="float" office:value="-65.1759746580621">
            <text:p>-65.1759746581</text:p>
          </table:table-cell>
          <table:table-cell office:value-type="float" office:value="4.93255666051328">
            <text:p>4.9325566605</text:p>
          </table:table-cell>
          <table:table-cell office:value-type="float" office:value="19.19">
            <text:p>19.19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string">
            <text:p>2014-02-01_13:49:42_155669</text:p>
          </table:table-cell>
          <table:table-cell office:value-type="float" office:value="3560925.703125">
            <text:p>3560925.703125</text:p>
          </table:table-cell>
          <table:table-cell office:value-type="float" office:value="20.7">
            <text:p>20.7</text:p>
          </table:table-cell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-251">
            <text:p>-251</text:p>
          </table:table-cell>
          <table:table-cell table:number-columns-repeated="6" office:value-type="float" office:value="0">
            <text:p>0</text:p>
          </table:table-cell>
          <table:table-cell office:value-type="float" office:value="-26.4159602723121">
            <text:p>-26.4159602723</text:p>
          </table:table-cell>
          <table:table-cell office:value-type="float" office:value="-21.5681986475457">
            <text:p>-21.5681986475</text:p>
          </table:table-cell>
          <table:table-cell table:formula="of:=[.N415]*[.$S$2]" office:value-type="float" office:value="-64.7045959426371">
            <text:p>-64.7045959426</text:p>
          </table:table-cell>
          <table:table-cell office:value-type="float" office:value="4.98466288089451">
            <text:p>4.9846628809</text:p>
          </table:table-cell>
          <table:table-cell office:value-type="float" office:value="20.06">
            <text:p>20.06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string">
            <text:p>2014-02-01_13:49:42_237099</text:p>
          </table:table-cell>
          <table:table-cell office:value-type="float" office:value="3569069.3125">
            <text:p>3569069.3125</text:p>
          </table:table-cell>
          <table:table-cell office:value-type="float" office:value="20.75">
            <text:p>20.75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-115">
            <text:p>-115</text:p>
          </table:table-cell>
          <table:table-cell table:number-columns-repeated="6" office:value-type="float" office:value="0">
            <text:p>0</text:p>
          </table:table-cell>
          <table:table-cell office:value-type="float" office:value="-26.410012200818">
            <text:p>-26.4100122008</text:p>
          </table:table-cell>
          <table:table-cell office:value-type="float" office:value="-21.5019230794782">
            <text:p>-21.5019230795</text:p>
          </table:table-cell>
          <table:table-cell table:formula="of:=[.N416]*[.$S$2]" office:value-type="float" office:value="-64.5057692384345">
            <text:p>-64.5057692384</text:p>
          </table:table-cell>
          <table:table-cell office:value-type="float" office:value="4.98556257932404">
            <text:p>4.9855625793</text:p>
          </table:table-cell>
          <table:table-cell office:value-type="float" office:value="21.22">
            <text:p>21.22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string">
            <text:p>2014-02-01_13:49:42_318233</text:p>
          </table:table-cell>
          <table:table-cell office:value-type="float" office:value="3577182.3125">
            <text:p>3577182.3125</text:p>
          </table:table-cell>
          <table:table-cell office:value-type="float" office:value="20.8">
            <text:p>20.8</text:p>
          </table:table-cell>
          <table:table-cell office:value-type="float" office:value="61">
            <text:p>61</text:p>
          </table:table-cell>
          <table:table-cell office:value-type="float" office:value="126">
            <text:p>126</text:p>
          </table:table-cell>
          <table:table-cell office:value-type="float" office:value="-248">
            <text:p>-248</text:p>
          </table:table-cell>
          <table:table-cell table:number-columns-repeated="6" office:value-type="float" office:value="0">
            <text:p>0</text:p>
          </table:table-cell>
          <table:table-cell office:value-type="float" office:value="-26.4188714962794">
            <text:p>-26.4188714963</text:p>
          </table:table-cell>
          <table:table-cell office:value-type="float" office:value="-21.3137276172646">
            <text:p>-21.3137276173</text:p>
          </table:table-cell>
          <table:table-cell table:formula="of:=[.N417]*[.$S$2]" office:value-type="float" office:value="-63.9411828517939">
            <text:p>-63.9411828518</text:p>
          </table:table-cell>
          <table:table-cell office:value-type="float" office:value="5.00921462963253">
            <text:p>5.0092146296</text:p>
          </table:table-cell>
          <table:table-cell office:value-type="float" office:value="19.53">
            <text:p>19.53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string">
            <text:p>2014-02-01_13:49:42_398557</text:p>
          </table:table-cell>
          <table:table-cell office:value-type="float" office:value="3585222.421875">
            <text:p>3585222.421875</text:p>
          </table:table-cell>
          <table:table-cell office:value-type="float" office:value="20.85">
            <text:p>20.85</text:p>
          </table:table-cell>
          <table:table-cell office:value-type="float" office:value="46">
            <text:p>46</text:p>
          </table:table-cell>
          <table:table-cell office:value-type="float" office:value="133">
            <text:p>133</text:p>
          </table:table-cell>
          <table:table-cell office:value-type="float" office:value="-153">
            <text:p>-153</text:p>
          </table:table-cell>
          <table:table-cell table:number-columns-repeated="6" office:value-type="float" office:value="0">
            <text:p>0</text:p>
          </table:table-cell>
          <table:table-cell office:value-type="float" office:value="-26.4208678177953">
            <text:p>-26.4208678178</text:p>
          </table:table-cell>
          <table:table-cell office:value-type="float" office:value="-21.1796732679482">
            <text:p>-21.1796732679</text:p>
          </table:table-cell>
          <table:table-cell table:formula="of:=[.N418]*[.$S$2]" office:value-type="float" office:value="-63.5390198038446">
            <text:p>-63.5390198038</text:p>
          </table:table-cell>
          <table:table-cell office:value-type="float" office:value="5.02669947717876">
            <text:p>5.0266994772</text:p>
          </table:table-cell>
          <table:table-cell office:value-type="float" office:value="19.12">
            <text:p>19.12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string">
            <text:p>2014-02-01_13:49:42_479326</text:p>
          </table:table-cell>
          <table:table-cell office:value-type="float" office:value="3593291.125">
            <text:p>3593291.125</text:p>
          </table:table-cell>
          <table:table-cell office:value-type="float" office:value="20.9">
            <text:p>20.9</text:p>
          </table:table-cell>
          <table:table-cell office:value-type="float" office:value="98">
            <text:p>98</text:p>
          </table:table-cell>
          <table:table-cell office:value-type="float" office:value="175">
            <text:p>175</text:p>
          </table:table-cell>
          <table:table-cell office:value-type="float" office:value="-317">
            <text:p>-317</text:p>
          </table:table-cell>
          <table:table-cell table:number-columns-repeated="6" office:value-type="float" office:value="0">
            <text:p>0</text:p>
          </table:table-cell>
          <table:table-cell office:value-type="float" office:value="-26.3775095689797">
            <text:p>-26.377509569</text:p>
          </table:table-cell>
          <table:table-cell office:value-type="float" office:value="-21.0275369921096">
            <text:p>-21.0275369921</text:p>
          </table:table-cell>
          <table:table-cell table:formula="of:=[.N419]*[.$S$2]" office:value-type="float" office:value="-63.0826109763288">
            <text:p>-63.0826109763</text:p>
          </table:table-cell>
          <table:table-cell office:value-type="float" office:value="4.96046949192531">
            <text:p>4.9604694919</text:p>
          </table:table-cell>
          <table:table-cell office:value-type="float" office:value="20.54">
            <text:p>20.54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string">
            <text:p>2014-02-01_13:49:42_560016</text:p>
          </table:table-cell>
          <table:table-cell office:value-type="float" office:value="3601391.109375">
            <text:p>3601391.109375</text:p>
          </table:table-cell>
          <table:table-cell office:value-type="float" office:value="20.95">
            <text:p>20.95</text:p>
          </table:table-cell>
          <table:table-cell office:value-type="float" office:value="-17">
            <text:p>-17</text:p>
          </table:table-cell>
          <table:table-cell office:value-type="float" office:value="87">
            <text:p>87</text:p>
          </table:table-cell>
          <table:table-cell office:value-type="float" office:value="-302">
            <text:p>-302</text:p>
          </table:table-cell>
          <table:table-cell table:number-columns-repeated="6" office:value-type="float" office:value="0">
            <text:p>0</text:p>
          </table:table-cell>
          <table:table-cell office:value-type="float" office:value="-26.3442478485393">
            <text:p>-26.3442478485</text:p>
          </table:table-cell>
          <table:table-cell office:value-type="float" office:value="-20.8447583789802">
            <text:p>-20.844758379</text:p>
          </table:table-cell>
          <table:table-cell table:formula="of:=[.N420]*[.$S$2]" office:value-type="float" office:value="-62.5342751369405">
            <text:p>-62.5342751369</text:p>
          </table:table-cell>
          <table:table-cell office:value-type="float" office:value="4.99840783647411">
            <text:p>4.9984078365</text:p>
          </table:table-cell>
          <table:table-cell office:value-type="float" office:value="20.45">
            <text:p>20.45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string">
            <text:p>2014-02-01_13:49:42_641343</text:p>
          </table:table-cell>
          <table:table-cell office:value-type="float" office:value="3609528.8125">
            <text:p>3609528.8125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97">
            <text:p>197</text:p>
          </table:table-cell>
          <table:table-cell office:value-type="float" office:value="-116">
            <text:p>-116</text:p>
          </table:table-cell>
          <table:table-cell table:number-columns-repeated="6" office:value-type="float" office:value="0">
            <text:p>0</text:p>
          </table:table-cell>
          <table:table-cell office:value-type="float" office:value="-26.3630830524378">
            <text:p>-26.3630830524</text:p>
          </table:table-cell>
          <table:table-cell office:value-type="float" office:value="-20.741085767476">
            <text:p>-20.7410857675</text:p>
          </table:table-cell>
          <table:table-cell table:formula="of:=[.N421]*[.$S$2]" office:value-type="float" office:value="-62.223257302428">
            <text:p>-62.2232573024</text:p>
          </table:table-cell>
          <table:table-cell office:value-type="float" office:value="5.00359994177168">
            <text:p>5.0035999418</text:p>
          </table:table-cell>
          <table:table-cell office:value-type="float" office:value="19.96">
            <text:p>19.96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string">
            <text:p>2014-02-01_13:49:42_740209</text:p>
          </table:table-cell>
          <table:table-cell office:value-type="float" office:value="3619379.71875">
            <text:p>3619379.71875</text:p>
          </table:table-cell>
          <table:table-cell office:value-type="float" office:value="21.05">
            <text:p>21.05</text:p>
          </table:table-cell>
          <table:table-cell office:value-type="float" office:value="117">
            <text:p>117</text:p>
          </table:table-cell>
          <table:table-cell office:value-type="float" office:value="184">
            <text:p>184</text:p>
          </table:table-cell>
          <table:table-cell office:value-type="float" office:value="-351">
            <text:p>-351</text:p>
          </table:table-cell>
          <table:table-cell table:number-columns-repeated="6" office:value-type="float" office:value="0">
            <text:p>0</text:p>
          </table:table-cell>
          <table:table-cell office:value-type="float" office:value="-26.2567785858115">
            <text:p>-26.2567785858</text:p>
          </table:table-cell>
          <table:table-cell office:value-type="float" office:value="-19.1632765454056">
            <text:p>-19.1632765454</text:p>
          </table:table-cell>
          <table:table-cell table:formula="of:=[.N422]*[.$S$2]" office:value-type="float" office:value="-57.4898296362168">
            <text:p>-57.4898296362</text:p>
          </table:table-cell>
          <table:table-cell office:value-type="float" office:value="5.12994470770526">
            <text:p>5.1299447077</text:p>
          </table:table-cell>
          <table:table-cell office:value-type="float" office:value="19.22">
            <text:p>19.22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string">
            <text:p>2014-02-01_13:49:42_821193</text:p>
          </table:table-cell>
          <table:table-cell office:value-type="float" office:value="3627478.609375">
            <text:p>3627478.609375</text:p>
          </table:table-cell>
          <table:table-cell office:value-type="float" office:value="21.1">
            <text:p>21.1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office:value-type="float" office:value="-132">
            <text:p>-132</text:p>
          </table:table-cell>
          <table:table-cell table:number-columns-repeated="6" office:value-type="float" office:value="0">
            <text:p>0</text:p>
          </table:table-cell>
          <table:table-cell office:value-type="float" office:value="-26.2715874588713">
            <text:p>-26.2715874589</text:p>
          </table:table-cell>
          <table:table-cell office:value-type="float" office:value="-19.0935411834095">
            <text:p>-19.0935411834</text:p>
          </table:table-cell>
          <table:table-cell table:formula="of:=[.N423]*[.$S$2]" office:value-type="float" office:value="-57.2806235502286">
            <text:p>-57.2806235502</text:p>
          </table:table-cell>
          <table:table-cell office:value-type="float" office:value="5.11835352207699">
            <text:p>5.1183535221</text:p>
          </table:table-cell>
          <table:table-cell office:value-type="float" office:value="18.92">
            <text:p>18.92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string">
            <text:p>2014-02-01_13:49:42_901552</text:p>
          </table:table-cell>
          <table:table-cell office:value-type="float" office:value="3635513.8125">
            <text:p>3635513.8125</text:p>
          </table:table-cell>
          <table:table-cell office:value-type="float" office:value="21.15">
            <text:p>21.15</text:p>
          </table:table-cell>
          <table:table-cell office:value-type="float" office:value="160">
            <text:p>160</text:p>
          </table:table-cell>
          <table:table-cell office:value-type="float" office:value="249">
            <text:p>249</text:p>
          </table:table-cell>
          <table:table-cell office:value-type="float" office:value="-259">
            <text:p>-259</text:p>
          </table:table-cell>
          <table:table-cell table:number-columns-repeated="6" office:value-type="float" office:value="0">
            <text:p>0</text:p>
          </table:table-cell>
          <table:table-cell office:value-type="float" office:value="-26.2484735022062">
            <text:p>-26.2484735022</text:p>
          </table:table-cell>
          <table:table-cell office:value-type="float" office:value="-18.9501307287508">
            <text:p>-18.9501307288</text:p>
          </table:table-cell>
          <table:table-cell table:formula="of:=[.N424]*[.$S$2]" office:value-type="float" office:value="-56.8503921862524">
            <text:p>-56.8503921863</text:p>
          </table:table-cell>
          <table:table-cell office:value-type="float" office:value="5.14352281844725">
            <text:p>5.1435228184</text:p>
          </table:table-cell>
          <table:table-cell office:value-type="float" office:value="20.37">
            <text:p>20.37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string">
            <text:p>2014-02-01_13:49:42_982673</text:p>
          </table:table-cell>
          <table:table-cell office:value-type="float" office:value="3643633.609375">
            <text:p>3643633.609375</text:p>
          </table:table-cell>
          <table:table-cell office:value-type="float" office:value="21.2">
            <text:p>21.2</text:p>
          </table:table-cell>
          <table:table-cell office:value-type="float" office:value="94">
            <text:p>94</text:p>
          </table:table-cell>
          <table:table-cell office:value-type="float" office:value="79">
            <text:p>79</text:p>
          </table:table-cell>
          <table:table-cell office:value-type="float" office:value="-337">
            <text:p>-337</text:p>
          </table:table-cell>
          <table:table-cell table:number-columns-repeated="6" office:value-type="float" office:value="0">
            <text:p>0</text:p>
          </table:table-cell>
          <table:table-cell office:value-type="float" office:value="-26.2318706334006">
            <text:p>-26.2318706334</text:p>
          </table:table-cell>
          <table:table-cell office:value-type="float" office:value="-18.8061360111611">
            <text:p>-18.8061360112</text:p>
          </table:table-cell>
          <table:table-cell table:formula="of:=[.N425]*[.$S$2]" office:value-type="float" office:value="-56.4184080334834">
            <text:p>-56.4184080335</text:p>
          </table:table-cell>
          <table:table-cell office:value-type="float" office:value="5.16975186748302">
            <text:p>5.1697518675</text:p>
          </table:table-cell>
          <table:table-cell office:value-type="float" office:value="17.04">
            <text:p>17.04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string">
            <text:p>2014-02-01_13:49:43_063358</text:p>
          </table:table-cell>
          <table:table-cell office:value-type="float" office:value="3651695.609375">
            <text:p>3651695.609375</text:p>
          </table:table-cell>
          <table:table-cell office:value-type="float" office:value="21.25">
            <text:p>21.25</text:p>
          </table:table-cell>
          <table:table-cell office:value-type="float" office:value="96">
            <text:p>96</text:p>
          </table:table-cell>
          <table:table-cell office:value-type="float" office:value="104">
            <text:p>104</text:p>
          </table:table-cell>
          <table:table-cell office:value-type="float" office:value="-509">
            <text:p>-509</text:p>
          </table:table-cell>
          <table:table-cell table:number-columns-repeated="6" office:value-type="float" office:value="0">
            <text:p>0</text:p>
          </table:table-cell>
          <table:table-cell office:value-type="float" office:value="-26.2318189355063">
            <text:p>-26.2318189355</text:p>
          </table:table-cell>
          <table:table-cell office:value-type="float" office:value="-18.6379090951955">
            <text:p>-18.6379090952</text:p>
          </table:table-cell>
          <table:table-cell table:formula="of:=[.N426]*[.$S$2]" office:value-type="float" office:value="-55.9137272855866">
            <text:p>-55.9137272856</text:p>
          </table:table-cell>
          <table:table-cell office:value-type="float" office:value="5.14315034244066">
            <text:p>5.1431503424</text:p>
          </table:table-cell>
          <table:table-cell office:value-type="float" office:value="21.69">
            <text:p>21.6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string">
            <text:p>2014-02-01_13:49:43_144558</text:p>
          </table:table-cell>
          <table:table-cell office:value-type="float" office:value="3659843.90625">
            <text:p>3659843.90625</text:p>
          </table:table-cell>
          <table:table-cell office:value-type="float" office:value="21.3">
            <text:p>21.3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-298">
            <text:p>-298</text:p>
          </table:table-cell>
          <table:table-cell table:number-columns-repeated="6" office:value-type="float" office:value="0">
            <text:p>0</text:p>
          </table:table-cell>
          <table:table-cell office:value-type="float" office:value="-26.2272396253704">
            <text:p>-26.2272396254</text:p>
          </table:table-cell>
          <table:table-cell office:value-type="float" office:value="-18.3577949692586">
            <text:p>-18.3577949693</text:p>
          </table:table-cell>
          <table:table-cell table:formula="of:=[.N427]*[.$S$2]" office:value-type="float" office:value="-55.0733849077757">
            <text:p>-55.0733849078</text:p>
          </table:table-cell>
          <table:table-cell office:value-type="float" office:value="5.13593466498619">
            <text:p>5.135934665</text:p>
          </table:table-cell>
          <table:table-cell office:value-type="float" office:value="21.4">
            <text:p>21.4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string">
            <text:p>2014-02-01_13:49:43_225896</text:p>
          </table:table-cell>
          <table:table-cell office:value-type="float" office:value="3667947.515625">
            <text:p>3667947.515625</text:p>
          </table:table-cell>
          <table:table-cell office:value-type="float" office:value="21.35">
            <text:p>21.35</text:p>
          </table:table-cell>
          <table:table-cell office:value-type="float" office:value="-64">
            <text:p>-64</text:p>
          </table:table-cell>
          <table:table-cell office:value-type="float" office:value="105">
            <text:p>105</text:p>
          </table:table-cell>
          <table:table-cell office:value-type="float" office:value="-231">
            <text:p>-231</text:p>
          </table:table-cell>
          <table:table-cell table:number-columns-repeated="6" office:value-type="float" office:value="0">
            <text:p>0</text:p>
          </table:table-cell>
          <table:table-cell office:value-type="float" office:value="-26.2017884771172">
            <text:p>-26.2017884771</text:p>
          </table:table-cell>
          <table:table-cell office:value-type="float" office:value="-17.9807521751585">
            <text:p>-17.9807521752</text:p>
          </table:table-cell>
          <table:table-cell table:formula="of:=[.N428]*[.$S$2]" office:value-type="float" office:value="-53.9422565254756">
            <text:p>-53.9422565255</text:p>
          </table:table-cell>
          <table:table-cell office:value-type="float" office:value="5.19312289214833">
            <text:p>5.1931228921</text:p>
          </table:table-cell>
          <table:table-cell office:value-type="float" office:value="22.98">
            <text:p>22.98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2-01_13:49:43_306821</text:p>
          </table:table-cell>
          <table:table-cell office:value-type="float" office:value="3676099.421875">
            <text:p>3676099.421875</text:p>
          </table:table-cell>
          <table:table-cell office:value-type="float" office:value="21.4">
            <text:p>21.4</text:p>
          </table:table-cell>
          <table:table-cell office:value-type="float" office:value="167">
            <text:p>167</text:p>
          </table:table-cell>
          <table:table-cell office:value-type="float" office:value="71">
            <text:p>71</text:p>
          </table:table-cell>
          <table:table-cell office:value-type="float" office:value="-300">
            <text:p>-300</text:p>
          </table:table-cell>
          <table:table-cell table:number-columns-repeated="6" office:value-type="float" office:value="0">
            <text:p>0</text:p>
          </table:table-cell>
          <table:table-cell office:value-type="float" office:value="-26.172923279593">
            <text:p>-26.1729232796</text:p>
          </table:table-cell>
          <table:table-cell office:value-type="float" office:value="-17.6211195723848">
            <text:p>-17.6211195724</text:p>
          </table:table-cell>
          <table:table-cell table:formula="of:=[.N429]*[.$S$2]" office:value-type="float" office:value="-52.8633587171544">
            <text:p>-52.8633587172</text:p>
          </table:table-cell>
          <table:table-cell office:value-type="float" office:value="5.18693019293613">
            <text:p>5.1869301929</text:p>
          </table:table-cell>
          <table:table-cell office:value-type="float" office:value="24.03">
            <text:p>24.03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2-01_13:49:43_388253</text:p>
          </table:table-cell>
          <table:table-cell office:value-type="float" office:value="3684184.21875">
            <text:p>3684184.21875</text:p>
          </table:table-cell>
          <table:table-cell office:value-type="float" office:value="21.45">
            <text:p>21.45</text:p>
          </table:table-cell>
          <table:table-cell office:value-type="float" office:value="45">
            <text:p>45</text:p>
          </table:table-cell>
          <table:table-cell office:value-type="float" office:value="-24">
            <text:p>-24</text:p>
          </table:table-cell>
          <table:table-cell office:value-type="float" office:value="-499">
            <text:p>-499</text:p>
          </table:table-cell>
          <table:table-cell table:number-columns-repeated="6" office:value-type="float" office:value="0">
            <text:p>0</text:p>
          </table:table-cell>
          <table:table-cell office:value-type="float" office:value="-26.1072779802577">
            <text:p>-26.1072779803</text:p>
          </table:table-cell>
          <table:table-cell office:value-type="float" office:value="-17.1720827472138">
            <text:p>-17.1720827472</text:p>
          </table:table-cell>
          <table:table-cell table:formula="of:=[.N430]*[.$S$2]" office:value-type="float" office:value="-51.5162482416413">
            <text:p>-51.5162482416</text:p>
          </table:table-cell>
          <table:table-cell office:value-type="float" office:value="5.15685664720251">
            <text:p>5.1568566472</text:p>
          </table:table-cell>
          <table:table-cell office:value-type="float" office:value="23.21">
            <text:p>23.21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2-01_13:49:43_469027</text:p>
          </table:table-cell>
          <table:table-cell office:value-type="float" office:value="3692261.3125">
            <text:p>3692261.3125</text:p>
          </table:table-cell>
          <table:table-cell office:value-type="float" office:value="21.5">
            <text:p>21.5</text:p>
          </table:table-cell>
          <table:table-cell office:value-type="float" office:value="-53">
            <text:p>-53</text:p>
          </table:table-cell>
          <table:table-cell office:value-type="float" office:value="30">
            <text:p>30</text:p>
          </table:table-cell>
          <table:table-cell office:value-type="float" office:value="-146">
            <text:p>-146</text:p>
          </table:table-cell>
          <table:table-cell table:number-columns-repeated="6" office:value-type="float" office:value="0">
            <text:p>0</text:p>
          </table:table-cell>
          <table:table-cell office:value-type="float" office:value="-26.0450403711866">
            <text:p>-26.0450403712</text:p>
          </table:table-cell>
          <table:table-cell office:value-type="float" office:value="-16.6732000221124">
            <text:p>-16.6732000221</text:p>
          </table:table-cell>
          <table:table-cell table:formula="of:=[.N431]*[.$S$2]" office:value-type="float" office:value="-50.0196000663373">
            <text:p>-50.0196000663</text:p>
          </table:table-cell>
          <table:table-cell office:value-type="float" office:value="5.21801854631192">
            <text:p>5.2180185463</text:p>
          </table:table-cell>
          <table:table-cell office:value-type="float" office:value="24.57">
            <text:p>24.57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2-01_13:49:43_551470</text:p>
          </table:table-cell>
          <table:table-cell office:value-type="float" office:value="3700505.625">
            <text:p>3700505.625</text:p>
          </table:table-cell>
          <table:table-cell office:value-type="float" office:value="21.55">
            <text:p>21.55</text:p>
          </table:table-cell>
          <table:table-cell office:value-type="float" office:value="56">
            <text:p>56</text:p>
          </table:table-cell>
          <table:table-cell office:value-type="float" office:value="-34">
            <text:p>-34</text:p>
          </table:table-cell>
          <table:table-cell office:value-type="float" office:value="-301">
            <text:p>-301</text:p>
          </table:table-cell>
          <table:table-cell table:number-columns-repeated="6" office:value-type="float" office:value="0">
            <text:p>0</text:p>
          </table:table-cell>
          <table:table-cell office:value-type="float" office:value="-26.0363150939855">
            <text:p>-26.036315094</text:p>
          </table:table-cell>
          <table:table-cell office:value-type="float" office:value="-16.2559856094837">
            <text:p>-16.2559856095</text:p>
          </table:table-cell>
          <table:table-cell table:formula="of:=[.N432]*[.$S$2]" office:value-type="float" office:value="-48.7679568284513">
            <text:p>-48.7679568285</text:p>
          </table:table-cell>
          <table:table-cell office:value-type="float" office:value="5.29669758837354">
            <text:p>5.2966975884</text:p>
          </table:table-cell>
          <table:table-cell office:value-type="float" office:value="22.88">
            <text:p>22.88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2-01_13:49:43_632536</text:p>
          </table:table-cell>
          <table:table-cell office:value-type="float" office:value="3708612.203125">
            <text:p>3708612.203125</text:p>
          </table:table-cell>
          <table:table-cell office:value-type="float" office:value="21.6">
            <text:p>21.6</text:p>
          </table:table-cell>
          <table:table-cell office:value-type="float" office:value="-15">
            <text:p>-15</text:p>
          </table:table-cell>
          <table:table-cell office:value-type="float" office:value="36">
            <text:p>36</text:p>
          </table:table-cell>
          <table:table-cell office:value-type="float" office:value="-349">
            <text:p>-349</text:p>
          </table:table-cell>
          <table:table-cell table:number-columns-repeated="6" office:value-type="float" office:value="0">
            <text:p>0</text:p>
          </table:table-cell>
          <table:table-cell office:value-type="float" office:value="-26.0421933615236">
            <text:p>-26.0421933615</text:p>
          </table:table-cell>
          <table:table-cell office:value-type="float" office:value="-15.8568450159661">
            <text:p>-15.856845016</text:p>
          </table:table-cell>
          <table:table-cell table:formula="of:=[.N433]*[.$S$2]" office:value-type="float" office:value="-47.5705350478982">
            <text:p>-47.5705350479</text:p>
          </table:table-cell>
          <table:table-cell office:value-type="float" office:value="5.24271887827031">
            <text:p>5.2427188783</text:p>
          </table:table-cell>
          <table:table-cell office:value-type="float" office:value="24.67">
            <text:p>24.67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string">
            <text:p>2014-02-01_13:49:43_713485</text:p>
          </table:table-cell>
          <table:table-cell office:value-type="float" office:value="3716706.796875">
            <text:p>3716706.796875</text:p>
          </table:table-cell>
          <table:table-cell office:value-type="float" office:value="21.65">
            <text:p>21.65</text:p>
          </table:table-cell>
          <table:table-cell office:value-type="float" office:value="50">
            <text:p>50</text:p>
          </table:table-cell>
          <table:table-cell office:value-type="float" office:value="122">
            <text:p>122</text:p>
          </table:table-cell>
          <table:table-cell office:value-type="float" office:value="-107">
            <text:p>-107</text:p>
          </table:table-cell>
          <table:table-cell table:number-columns-repeated="6" office:value-type="float" office:value="0">
            <text:p>0</text:p>
          </table:table-cell>
          <table:table-cell office:value-type="float" office:value="-26.0330790881613">
            <text:p>-26.0330790882</text:p>
          </table:table-cell>
          <table:table-cell office:value-type="float" office:value="-15.3851076376478">
            <text:p>-15.3851076376</text:p>
          </table:table-cell>
          <table:table-cell table:formula="of:=[.N434]*[.$S$2]" office:value-type="float" office:value="-46.1553229129434">
            <text:p>-46.1553229129</text:p>
          </table:table-cell>
          <table:table-cell office:value-type="float" office:value="5.25060657030812">
            <text:p>5.2506065703</text:p>
          </table:table-cell>
          <table:table-cell office:value-type="float" office:value="23.12">
            <text:p>23.12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string">
            <text:p>2014-02-01_13:49:43_794453</text:p>
          </table:table-cell>
          <table:table-cell office:value-type="float" office:value="3724803.21875">
            <text:p>3724803.21875</text:p>
          </table:table-cell>
          <table:table-cell office:value-type="float" office:value="21.7">
            <text:p>21.7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-329">
            <text:p>-329</text:p>
          </table:table-cell>
          <table:table-cell table:number-columns-repeated="6" office:value-type="float" office:value="0">
            <text:p>0</text:p>
          </table:table-cell>
          <table:table-cell office:value-type="float" office:value="-25.9720482105649">
            <text:p>-25.9720482106</text:p>
          </table:table-cell>
          <table:table-cell office:value-type="float" office:value="-14.9061984760975">
            <text:p>-14.9061984761</text:p>
          </table:table-cell>
          <table:table-cell table:formula="of:=[.N435]*[.$S$2]" office:value-type="float" office:value="-44.7185954282924">
            <text:p>-44.7185954283</text:p>
          </table:table-cell>
          <table:table-cell office:value-type="float" office:value="5.3218342683337">
            <text:p>5.3218342683</text:p>
          </table:table-cell>
          <table:table-cell office:value-type="float" office:value="25.4">
            <text:p>25.4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string">
            <text:p>2014-02-01_13:49:43_875449</text:p>
          </table:table-cell>
          <table:table-cell office:value-type="float" office:value="3732903.609375">
            <text:p>3732903.609375</text:p>
          </table:table-cell>
          <table:table-cell office:value-type="float" office:value="21.75">
            <text:p>21.75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float" office:value="-223">
            <text:p>-223</text:p>
          </table:table-cell>
          <table:table-cell table:number-columns-repeated="6" office:value-type="float" office:value="0">
            <text:p>0</text:p>
          </table:table-cell>
          <table:table-cell office:value-type="float" office:value="22.6130247661041">
            <text:p>22.6130247661</text:p>
          </table:table-cell>
          <table:table-cell office:value-type="float" office:value="-26.4623217609548">
            <text:p>-26.462321761</text:p>
          </table:table-cell>
          <table:table-cell table:formula="of:=[.N436]*[.$S$2]" office:value-type="float" office:value="-79.3869652828643">
            <text:p>-79.3869652829</text:p>
          </table:table-cell>
          <table:table-cell office:value-type="float" office:value="-2.83968410617381">
            <text:p>-2.8396841062</text:p>
          </table:table-cell>
          <table:table-cell office:value-type="float" office:value="25.6">
            <text:p>25.6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string">
            <text:p>2014-02-01_13:49:43_971506</text:p>
          </table:table-cell>
          <table:table-cell office:value-type="float" office:value="3742509.328125">
            <text:p>3742509.328125</text:p>
          </table:table-cell>
          <table:table-cell office:value-type="float" office:value="21.8">
            <text:p>21.8</text:p>
          </table:table-cell>
          <table:table-cell office:value-type="float" office:value="-14">
            <text:p>-14</text:p>
          </table:table-cell>
          <table:table-cell office:value-type="float" office:value="-46">
            <text:p>-46</text:p>
          </table:table-cell>
          <table:table-cell office:value-type="float" office:value="-512">
            <text:p>-512</text:p>
          </table:table-cell>
          <table:table-cell table:number-columns-repeated="6" office:value-type="float" office:value="0">
            <text:p>0</text:p>
          </table:table-cell>
          <table:table-cell office:value-type="float" office:value="-25.9049320389124">
            <text:p>-25.9049320389</text:p>
          </table:table-cell>
          <table:table-cell office:value-type="float" office:value="-3.78869259753139">
            <text:p>-3.7886925975</text:p>
          </table:table-cell>
          <table:table-cell table:formula="of:=[.N437]*[.$S$2]" office:value-type="float" office:value="-11.3660777925942">
            <text:p>-11.3660777926</text:p>
          </table:table-cell>
          <table:table-cell office:value-type="float" office:value="5.69521460261946">
            <text:p>5.6952146026</text:p>
          </table:table-cell>
          <table:table-cell office:value-type="float" office:value="26.76">
            <text:p>26.76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string">
            <text:p>2014-02-01_13:49:44_052840</text:p>
          </table:table-cell>
          <table:table-cell office:value-type="float" office:value="3750642.921875">
            <text:p>3750642.921875</text:p>
          </table:table-cell>
          <table:table-cell office:value-type="float" office:value="21.85">
            <text:p>21.85</text:p>
          </table:table-cell>
          <table:table-cell office:value-type="float" office:value="69">
            <text:p>69</text:p>
          </table:table-cell>
          <table:table-cell office:value-type="float" office:value="-5">
            <text:p>-5</text:p>
          </table:table-cell>
          <table:table-cell office:value-type="float" office:value="-277">
            <text:p>-277</text:p>
          </table:table-cell>
          <table:table-cell table:number-columns-repeated="6" office:value-type="float" office:value="0">
            <text:p>0</text:p>
          </table:table-cell>
          <table:table-cell office:value-type="float" office:value="-25.9126176452155">
            <text:p>-25.9126176452</text:p>
          </table:table-cell>
          <table:table-cell office:value-type="float" office:value="-3.47895823758251">
            <text:p>-3.4789582376</text:p>
          </table:table-cell>
          <table:table-cell table:formula="of:=[.N438]*[.$S$2]" office:value-type="float" office:value="-10.4368747127475">
            <text:p>-10.4368747127</text:p>
          </table:table-cell>
          <table:table-cell office:value-type="float" office:value="5.63825995458579">
            <text:p>5.6382599546</text:p>
          </table:table-cell>
          <table:table-cell office:value-type="float" office:value="25.07">
            <text:p>25.07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4_133805</text:p>
          </table:table-cell>
          <table:table-cell office:value-type="float" office:value="3758739.40625">
            <text:p>3758739.40625</text:p>
          </table:table-cell>
          <table:table-cell office:value-type="float" office:value="21.9">
            <text:p>21.9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-266">
            <text:p>-266</text:p>
          </table:table-cell>
          <table:table-cell table:number-columns-repeated="6" office:value-type="float" office:value="0">
            <text:p>0</text:p>
          </table:table-cell>
          <table:table-cell office:value-type="float" office:value="-25.9122624504764">
            <text:p>-25.9122624505</text:p>
          </table:table-cell>
          <table:table-cell office:value-type="float" office:value="-3.17937049979889">
            <text:p>-3.1793704998</text:p>
          </table:table-cell>
          <table:table-cell table:formula="of:=[.N439]*[.$S$2]" office:value-type="float" office:value="-9.53811149939668">
            <text:p>-9.5381114994</text:p>
          </table:table-cell>
          <table:table-cell office:value-type="float" office:value="5.66257109564387">
            <text:p>5.6625710956</text:p>
          </table:table-cell>
          <table:table-cell office:value-type="float" office:value="24.63">
            <text:p>24.63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4_215412</text:p>
          </table:table-cell>
          <table:table-cell office:value-type="float" office:value="3766901.40625">
            <text:p>3766901.40625</text:p>
          </table:table-cell>
          <table:table-cell office:value-type="float" office:value="21.95">
            <text:p>21.95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-215">
            <text:p>-215</text:p>
          </table:table-cell>
          <table:table-cell table:number-columns-repeated="6" office:value-type="float" office:value="0">
            <text:p>0</text:p>
          </table:table-cell>
          <table:table-cell office:value-type="float" office:value="-25.9388307306847">
            <text:p>-25.9388307307</text:p>
          </table:table-cell>
          <table:table-cell office:value-type="float" office:value="-2.90077928107793">
            <text:p>-2.9007792811</text:p>
          </table:table-cell>
          <table:table-cell table:formula="of:=[.N440]*[.$S$2]" office:value-type="float" office:value="-8.7023378432338">
            <text:p>-8.7023378432</text:p>
          </table:table-cell>
          <table:table-cell office:value-type="float" office:value="5.71423204238704">
            <text:p>5.7142320424</text:p>
          </table:table-cell>
          <table:table-cell office:value-type="float" office:value="23.43">
            <text:p>23.43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4_296658</text:p>
          </table:table-cell>
          <table:table-cell office:value-type="float" office:value="3775024.109375">
            <text:p>3775024.109375</text:p>
          </table:table-cell>
          <table:table-cell table:number-columns-repeated="2" office:value-type="float" office:value="22">
            <text:p>22</text:p>
          </table:table-cell>
          <table:table-cell office:value-type="float" office:value="-15">
            <text:p>-15</text:p>
          </table:table-cell>
          <table:table-cell office:value-type="float" office:value="-68">
            <text:p>-68</text:p>
          </table:table-cell>
          <table:table-cell table:number-columns-repeated="6" office:value-type="float" office:value="0">
            <text:p>0</text:p>
          </table:table-cell>
          <table:table-cell office:value-type="float" office:value="-25.9621417315672">
            <text:p>-25.9621417316</text:p>
          </table:table-cell>
          <table:table-cell office:value-type="float" office:value="-2.6541222300565">
            <text:p>-2.6541222301</text:p>
          </table:table-cell>
          <table:table-cell table:formula="of:=[.N441]*[.$S$2]" office:value-type="float" office:value="-7.96236669016951">
            <text:p>-7.9623666902</text:p>
          </table:table-cell>
          <table:table-cell office:value-type="float" office:value="5.72266265585227">
            <text:p>5.7226626559</text:p>
          </table:table-cell>
          <table:table-cell office:value-type="float" office:value="29">
            <text:p>29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4_378305</text:p>
          </table:table-cell>
          <table:table-cell office:value-type="float" office:value="3783218.90625">
            <text:p>3783218.90625</text:p>
          </table:table-cell>
          <table:table-cell office:value-type="float" office:value="22">
            <text:p>22</text:p>
          </table:table-cell>
          <table:table-cell office:value-type="float" office:value="94">
            <text:p>94</text:p>
          </table:table-cell>
          <table:table-cell office:value-type="float" office:value="48">
            <text:p>48</text:p>
          </table:table-cell>
          <table:table-cell office:value-type="float" office:value="-51">
            <text:p>-51</text:p>
          </table:table-cell>
          <table:table-cell table:number-columns-repeated="6" office:value-type="float" office:value="0">
            <text:p>0</text:p>
          </table:table-cell>
          <table:table-cell office:value-type="float" office:value="-25.9578522689316">
            <text:p>-25.9578522689</text:p>
          </table:table-cell>
          <table:table-cell office:value-type="float" office:value="-2.38236213111633">
            <text:p>-2.3823621311</text:p>
          </table:table-cell>
          <table:table-cell table:formula="of:=[.N442]*[.$S$2]" office:value-type="float" office:value="-7.147086393349">
            <text:p>-7.1470863933</text:p>
          </table:table-cell>
          <table:table-cell office:value-type="float" office:value="5.65930198404236">
            <text:p>5.659301984</text:p>
          </table:table-cell>
          <table:table-cell office:value-type="float" office:value="27.52">
            <text:p>27.52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4_460194</text:p>
          </table:table-cell>
          <table:table-cell office:value-type="float" office:value="3791377.8125">
            <text:p>3791377.8125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-43">
            <text:p>-43</text:p>
          </table:table-cell>
          <table:table-cell office:value-type="float" office:value="-153">
            <text:p>-153</text:p>
          </table:table-cell>
          <table:table-cell table:number-columns-repeated="6" office:value-type="float" office:value="0">
            <text:p>0</text:p>
          </table:table-cell>
          <table:table-cell office:value-type="float" office:value="-25.9621945386951">
            <text:p>-25.9621945387</text:p>
          </table:table-cell>
          <table:table-cell office:value-type="float" office:value="-2.09485421769898">
            <text:p>-2.0948542177</text:p>
          </table:table-cell>
          <table:table-cell table:formula="of:=[.N443]*[.$S$2]" office:value-type="float" office:value="-6.28456265309695">
            <text:p>-6.2845626531</text:p>
          </table:table-cell>
          <table:table-cell office:value-type="float" office:value="5.69356011589888">
            <text:p>5.6935601159</text:p>
          </table:table-cell>
          <table:table-cell office:value-type="float" office:value="27.12">
            <text:p>27.12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4_541923</text:p>
          </table:table-cell>
          <table:table-cell office:value-type="float" office:value="3799550.921875">
            <text:p>3799550.921875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-284">
            <text:p>-284</text:p>
          </table:table-cell>
          <table:table-cell table:number-columns-repeated="6" office:value-type="float" office:value="0">
            <text:p>0</text:p>
          </table:table-cell>
          <table:table-cell office:value-type="float" office:value="-26.0006403344323">
            <text:p>-26.0006403344</text:p>
          </table:table-cell>
          <table:table-cell office:value-type="float" office:value="-1.81595654390488">
            <text:p>-1.8159565439</text:p>
          </table:table-cell>
          <table:table-cell table:formula="of:=[.N444]*[.$S$2]" office:value-type="float" office:value="-5.44786963171463">
            <text:p>-5.4478696317</text:p>
          </table:table-cell>
          <table:table-cell office:value-type="float" office:value="5.74501423771729">
            <text:p>5.7450142377</text:p>
          </table:table-cell>
          <table:table-cell office:value-type="float" office:value="25.98">
            <text:p>25.9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4_623240</text:p>
          </table:table-cell>
          <table:table-cell office:value-type="float" office:value="3807682.609375">
            <text:p>3807682.609375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-51">
            <text:p>-51</text:p>
          </table:table-cell>
          <table:table-cell office:value-type="float" office:value="-177">
            <text:p>-177</text:p>
          </table:table-cell>
          <table:table-cell table:number-columns-repeated="6" office:value-type="float" office:value="0">
            <text:p>0</text:p>
          </table:table-cell>
          <table:table-cell office:value-type="float" office:value="-25.9929641445333">
            <text:p>-25.9929641445</text:p>
          </table:table-cell>
          <table:table-cell office:value-type="float" office:value="-1.5999774416471">
            <text:p>-1.5999774416</text:p>
          </table:table-cell>
          <table:table-cell table:formula="of:=[.N445]*[.$S$2]" office:value-type="float" office:value="-4.79993232494131">
            <text:p>-4.7999323249</text:p>
          </table:table-cell>
          <table:table-cell office:value-type="float" office:value="5.78076822964735">
            <text:p>5.7807682296</text:p>
          </table:table-cell>
          <table:table-cell office:value-type="float" office:value="22.56">
            <text:p>22.56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4_704390</text:p>
          </table:table-cell>
          <table:table-cell office:value-type="float" office:value="3815797.21875">
            <text:p>3815797.21875</text:p>
          </table:table-cell>
          <table:table-cell office:value-type="float" office:value="22">
            <text:p>22</text:p>
          </table:table-cell>
          <table:table-cell office:value-type="float" office:value="118">
            <text:p>118</text:p>
          </table:table-cell>
          <table:table-cell office:value-type="float" office:value="62">
            <text:p>62</text:p>
          </table:table-cell>
          <table:table-cell office:value-type="float" office:value="-149">
            <text:p>-149</text:p>
          </table:table-cell>
          <table:table-cell table:number-columns-repeated="6" office:value-type="float" office:value="0">
            <text:p>0</text:p>
          </table:table-cell>
          <table:table-cell office:value-type="float" office:value="-25.9801310810867">
            <text:p>-25.9801310811</text:p>
          </table:table-cell>
          <table:table-cell office:value-type="float" office:value="-1.4101484190755">
            <text:p>-1.4101484191</text:p>
          </table:table-cell>
          <table:table-cell table:formula="of:=[.N446]*[.$S$2]" office:value-type="float" office:value="-4.2304452572265">
            <text:p>-4.2304452572</text:p>
          </table:table-cell>
          <table:table-cell office:value-type="float" office:value="5.70760711692242">
            <text:p>5.7076071169</text:p>
          </table:table-cell>
          <table:table-cell office:value-type="float" office:value="27.47">
            <text:p>27.47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4_785694</text:p>
          </table:table-cell>
          <table:table-cell office:value-type="float" office:value="3823985">
            <text:p>3823985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office:value-type="float" office:value="-44">
            <text:p>-44</text:p>
          </table:table-cell>
          <table:table-cell office:value-type="float" office:value="-274">
            <text:p>-274</text:p>
          </table:table-cell>
          <table:table-cell table:number-columns-repeated="6" office:value-type="float" office:value="0">
            <text:p>0</text:p>
          </table:table-cell>
          <table:table-cell office:value-type="float" office:value="-25.9908931813471">
            <text:p>-25.9908931813</text:p>
          </table:table-cell>
          <table:table-cell office:value-type="float" office:value="-1.21568512220445">
            <text:p>-1.2156851222</text:p>
          </table:table-cell>
          <table:table-cell table:formula="of:=[.N447]*[.$S$2]" office:value-type="float" office:value="-3.64705536661336">
            <text:p>-3.6470553666</text:p>
          </table:table-cell>
          <table:table-cell office:value-type="float" office:value="5.64807336098134">
            <text:p>5.648073361</text:p>
          </table:table-cell>
          <table:table-cell office:value-type="float" office:value="26.76">
            <text:p>26.76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4_867484</text:p>
          </table:table-cell>
          <table:table-cell office:value-type="float" office:value="3832107.015625">
            <text:p>3832107.015625</text:p>
          </table:table-cell>
          <table:table-cell office:value-type="float" office:value="22">
            <text:p>22</text:p>
          </table:table-cell>
          <table:table-cell office:value-type="float" office:value="74">
            <text:p>74</text:p>
          </table:table-cell>
          <table:table-cell office:value-type="float" office:value="-6">
            <text:p>-6</text:p>
          </table:table-cell>
          <table:table-cell office:value-type="float" office:value="-311">
            <text:p>-311</text:p>
          </table:table-cell>
          <table:table-cell table:number-columns-repeated="6" office:value-type="float" office:value="0">
            <text:p>0</text:p>
          </table:table-cell>
          <table:table-cell office:value-type="float" office:value="-26.0172246819246">
            <text:p>-26.0172246819</text:p>
          </table:table-cell>
          <table:table-cell office:value-type="float" office:value="-1.02187383949941">
            <text:p>-1.0218738395</text:p>
          </table:table-cell>
          <table:table-cell table:formula="of:=[.N448]*[.$S$2]" office:value-type="float" office:value="-3.06562151849824">
            <text:p>-3.0656215185</text:p>
          </table:table-cell>
          <table:table-cell office:value-type="float" office:value="5.67554860755234">
            <text:p>5.6755486076</text:p>
          </table:table-cell>
          <table:table-cell office:value-type="float" office:value="24.23">
            <text:p>24.23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4_948715</text:p>
          </table:table-cell>
          <table:table-cell office:value-type="float" office:value="3840229.515625">
            <text:p>3840229.515625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-57">
            <text:p>-57</text:p>
          </table:table-cell>
          <table:table-cell office:value-type="float" office:value="-130">
            <text:p>-130</text:p>
          </table:table-cell>
          <table:table-cell table:number-columns-repeated="6" office:value-type="float" office:value="0">
            <text:p>0</text:p>
          </table:table-cell>
          <table:table-cell office:value-type="float" office:value="-26.0552304309106">
            <text:p>-26.0552304309</text:p>
          </table:table-cell>
          <table:table-cell office:value-type="float" office:value="-0.800589364707754">
            <text:p>-0.8005893647</text:p>
          </table:table-cell>
          <table:table-cell table:formula="of:=[.N449]*[.$S$2]" office:value-type="float" office:value="-2.40176809412326">
            <text:p>-2.4017680941</text:p>
          </table:table-cell>
          <table:table-cell office:value-type="float" office:value="5.72534699138009">
            <text:p>5.7253469914</text:p>
          </table:table-cell>
          <table:table-cell office:value-type="float" office:value="28.71">
            <text:p>28.71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5_029772</text:p>
          </table:table-cell>
          <table:table-cell office:value-type="float" office:value="3848335.8125">
            <text:p>3848335.8125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-193">
            <text:p>-193</text:p>
          </table:table-cell>
          <table:table-cell table:number-columns-repeated="6" office:value-type="float" office:value="0">
            <text:p>0</text:p>
          </table:table-cell>
          <table:table-cell office:value-type="float" office:value="-26.0647088366644">
            <text:p>-26.0647088367</text:p>
          </table:table-cell>
          <table:table-cell office:value-type="float" office:value="-0.573938712906722">
            <text:p>-0.5739387129</text:p>
          </table:table-cell>
          <table:table-cell table:formula="of:=[.N450]*[.$S$2]" office:value-type="float" office:value="-1.72181613872017">
            <text:p>-1.7218161387</text:p>
          </table:table-cell>
          <table:table-cell office:value-type="float" office:value="5.77321424717923">
            <text:p>5.7732142472</text:p>
          </table:table-cell>
          <table:table-cell office:value-type="float" office:value="24.68">
            <text:p>24.6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5_111586</text:p>
          </table:table-cell>
          <table:table-cell office:value-type="float" office:value="3856516.5">
            <text:p>3856516.5</text:p>
          </table:table-cell>
          <table:table-cell office:value-type="float" office:value="22">
            <text:p>22</text:p>
          </table:table-cell>
          <table:table-cell office:value-type="float" office:value="125">
            <text:p>125</text:p>
          </table:table-cell>
          <table:table-cell office:value-type="float" office:value="-24">
            <text:p>-24</text:p>
          </table:table-cell>
          <table:table-cell office:value-type="float" office:value="-304">
            <text:p>-304</text:p>
          </table:table-cell>
          <table:table-cell table:number-columns-repeated="6" office:value-type="float" office:value="0">
            <text:p>0</text:p>
          </table:table-cell>
          <table:table-cell office:value-type="float" office:value="29.885668663582">
            <text:p>29.8856686636</text:p>
          </table:table-cell>
          <table:table-cell office:value-type="float" office:value="-14.8774417217299">
            <text:p>-14.8774417217</text:p>
          </table:table-cell>
          <table:table-cell table:formula="of:=[.N451]*[.$S$2]" office:value-type="float" office:value="-44.6323251651897">
            <text:p>-44.6323251652</text:p>
          </table:table-cell>
          <table:table-cell office:value-type="float" office:value="-68.3044237430832">
            <text:p>-68.3044237431</text:p>
          </table:table-cell>
          <table:table-cell office:value-type="float" office:value="31.38">
            <text:p>31.3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5_203447</text:p>
          </table:table-cell>
          <table:table-cell office:value-type="float" office:value="3865702.421875">
            <text:p>3865702.421875</text:p>
          </table:table-cell>
          <table:table-cell office:value-type="float" office:value="22">
            <text:p>22</text:p>
          </table:table-cell>
          <table:table-cell office:value-type="float" office:value="135">
            <text:p>135</text:p>
          </table:table-cell>
          <table:table-cell office:value-type="float" office:value="145">
            <text:p>145</text:p>
          </table:table-cell>
          <table:table-cell office:value-type="float" office:value="-512">
            <text:p>-512</text:p>
          </table:table-cell>
          <table:table-cell table:number-columns-repeated="6" office:value-type="float" office:value="0">
            <text:p>0</text:p>
          </table:table-cell>
          <table:table-cell office:value-type="float" office:value="-26.6812010707069">
            <text:p>-26.6812010707</text:p>
          </table:table-cell>
          <table:table-cell office:value-type="float" office:value="7.12570901211004">
            <text:p>7.1257090121</text:p>
          </table:table-cell>
          <table:table-cell table:formula="of:=[.N452]*[.$S$2]" office:value-type="float" office:value="21.3771270363301">
            <text:p>21.3771270363</text:p>
          </table:table-cell>
          <table:table-cell office:value-type="float" office:value="6.10572730842083">
            <text:p>6.1057273084</text:p>
          </table:table-cell>
          <table:table-cell office:value-type="float" office:value="29.14">
            <text:p>29.14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5_284997</text:p>
          </table:table-cell>
          <table:table-cell office:value-type="float" office:value="3873858.5">
            <text:p>3873858.5</text:p>
          </table:table-cell>
          <table:table-cell office:value-type="float" office:value="22">
            <text:p>22</text:p>
          </table:table-cell>
          <table:table-cell office:value-type="float" office:value="184">
            <text:p>184</text:p>
          </table:table-cell>
          <table:table-cell office:value-type="float" office:value="87">
            <text:p>87</text:p>
          </table:table-cell>
          <table:table-cell office:value-type="float" office:value="-512">
            <text:p>-512</text:p>
          </table:table-cell>
          <table:table-cell table:number-columns-repeated="6" office:value-type="float" office:value="0">
            <text:p>0</text:p>
          </table:table-cell>
          <table:table-cell office:value-type="float" office:value="-26.6990992002523">
            <text:p>-26.6990992003</text:p>
          </table:table-cell>
          <table:table-cell office:value-type="float" office:value="7.45308040587771">
            <text:p>7.4530804059</text:p>
          </table:table-cell>
          <table:table-cell table:formula="of:=[.N453]*[.$S$2]" office:value-type="float" office:value="22.3592412176331">
            <text:p>22.3592412176</text:p>
          </table:table-cell>
          <table:table-cell office:value-type="float" office:value="5.99994077099913">
            <text:p>5.999940771</text:p>
          </table:table-cell>
          <table:table-cell office:value-type="float" office:value="24.24">
            <text:p>24.24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5_366412</text:p>
          </table:table-cell>
          <table:table-cell office:value-type="float" office:value="3882000.515625">
            <text:p>3882000.515625</text:p>
          </table:table-cell>
          <table:table-cell office:value-type="float" office:value="22">
            <text:p>22</text:p>
          </table:table-cell>
          <table:table-cell office:value-type="float" office:value="134">
            <text:p>134</text:p>
          </table:table-cell>
          <table:table-cell office:value-type="float" office:value="-63">
            <text:p>-63</text:p>
          </table:table-cell>
          <table:table-cell office:value-type="float" office:value="-407">
            <text:p>-407</text:p>
          </table:table-cell>
          <table:table-cell table:number-columns-repeated="6" office:value-type="float" office:value="0">
            <text:p>0</text:p>
          </table:table-cell>
          <table:table-cell office:value-type="float" office:value="-26.7591597449397">
            <text:p>-26.7591597449</text:p>
          </table:table-cell>
          <table:table-cell office:value-type="float" office:value="7.83810340711374">
            <text:p>7.8381034071</text:p>
          </table:table-cell>
          <table:table-cell table:formula="of:=[.N454]*[.$S$2]" office:value-type="float" office:value="23.5143102213412">
            <text:p>23.5143102213</text:p>
          </table:table-cell>
          <table:table-cell office:value-type="float" office:value="5.91427911571964">
            <text:p>5.9142791157</text:p>
          </table:table-cell>
          <table:table-cell office:value-type="float" office:value="27.44">
            <text:p>27.44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5_447607</text:p>
          </table:table-cell>
          <table:table-cell office:value-type="float" office:value="3890119.40625">
            <text:p>3890119.40625</text:p>
          </table:table-cell>
          <table:table-cell office:value-type="float" office:value="22">
            <text:p>22</text:p>
          </table:table-cell>
          <table:table-cell office:value-type="float" office:value="263">
            <text:p>263</text:p>
          </table:table-cell>
          <table:table-cell office:value-type="float" office:value="-95">
            <text:p>-95</text:p>
          </table:table-cell>
          <table:table-cell office:value-type="float" office:value="-271">
            <text:p>-271</text:p>
          </table:table-cell>
          <table:table-cell table:number-columns-repeated="6" office:value-type="float" office:value="0">
            <text:p>0</text:p>
          </table:table-cell>
          <table:table-cell office:value-type="float" office:value="-26.8297870897055">
            <text:p>-26.8297870897</text:p>
          </table:table-cell>
          <table:table-cell office:value-type="float" office:value="8.25077697829349">
            <text:p>8.2507769783</text:p>
          </table:table-cell>
          <table:table-cell table:formula="of:=[.N455]*[.$S$2]" office:value-type="float" office:value="24.7523309348805">
            <text:p>24.7523309349</text:p>
          </table:table-cell>
          <table:table-cell office:value-type="float" office:value="5.91436730445219">
            <text:p>5.9143673045</text:p>
          </table:table-cell>
          <table:table-cell office:value-type="float" office:value="26.2">
            <text:p>26.2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5_529432</text:p>
          </table:table-cell>
          <table:table-cell office:value-type="float" office:value="3898326.3125">
            <text:p>3898326.3125</text:p>
          </table:table-cell>
          <table:table-cell office:value-type="float" office:value="22">
            <text:p>22</text:p>
          </table:table-cell>
          <table:table-cell office:value-type="float" office:value="84">
            <text:p>84</text:p>
          </table:table-cell>
          <table:table-cell office:value-type="float" office:value="-141">
            <text:p>-141</text:p>
          </table:table-cell>
          <table:table-cell office:value-type="float" office:value="-282">
            <text:p>-282</text:p>
          </table:table-cell>
          <table:table-cell table:number-columns-repeated="6" office:value-type="float" office:value="0">
            <text:p>0</text:p>
          </table:table-cell>
          <table:table-cell office:value-type="float" office:value="-26.879013541164">
            <text:p>-26.8790135412</text:p>
          </table:table-cell>
          <table:table-cell office:value-type="float" office:value="8.75233108087544">
            <text:p>8.7523310809</text:p>
          </table:table-cell>
          <table:table-cell table:formula="of:=[.N456]*[.$S$2]" office:value-type="float" office:value="26.2569932426263">
            <text:p>26.2569932426</text:p>
          </table:table-cell>
          <table:table-cell office:value-type="float" office:value="5.99553323683981">
            <text:p>5.9955332368</text:p>
          </table:table-cell>
          <table:table-cell office:value-type="float" office:value="29.15">
            <text:p>29.15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5_611851</text:p>
          </table:table-cell>
          <table:table-cell office:value-type="float" office:value="3906544.3125">
            <text:p>3906544.3125</text:p>
          </table:table-cell>
          <table:table-cell office:value-type="float" office:value="22">
            <text:p>22</text:p>
          </table:table-cell>
          <table:table-cell office:value-type="float" office:value="191">
            <text:p>191</text:p>
          </table:table-cell>
          <table:table-cell office:value-type="float" office:value="-45">
            <text:p>-45</text:p>
          </table:table-cell>
          <table:table-cell office:value-type="float" office:value="-274">
            <text:p>-274</text:p>
          </table:table-cell>
          <table:table-cell table:number-columns-repeated="6" office:value-type="float" office:value="0">
            <text:p>0</text:p>
          </table:table-cell>
          <table:table-cell office:value-type="float" office:value="-26.9322981123107">
            <text:p>-26.9322981123</text:p>
          </table:table-cell>
          <table:table-cell office:value-type="float" office:value="9.33286789138571">
            <text:p>9.3328678914</text:p>
          </table:table-cell>
          <table:table-cell table:formula="of:=[.N457]*[.$S$2]" office:value-type="float" office:value="27.9986036741571">
            <text:p>27.9986036742</text:p>
          </table:table-cell>
          <table:table-cell office:value-type="float" office:value="6.10807050251984">
            <text:p>6.1080705025</text:p>
          </table:table-cell>
          <table:table-cell office:value-type="float" office:value="23.39">
            <text:p>23.39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5_693788</text:p>
          </table:table-cell>
          <table:table-cell office:value-type="float" office:value="3914736.921875">
            <text:p>3914736.921875</text:p>
          </table:table-cell>
          <table:table-cell office:value-type="float" office:value="22">
            <text:p>22</text:p>
          </table:table-cell>
          <table:table-cell office:value-type="float" office:value="86">
            <text:p>86</text:p>
          </table:table-cell>
          <table:table-cell office:value-type="float" office:value="-92">
            <text:p>-92</text:p>
          </table:table-cell>
          <table:table-cell office:value-type="float" office:value="-220">
            <text:p>-220</text:p>
          </table:table-cell>
          <table:table-cell table:number-columns-repeated="6" office:value-type="float" office:value="0">
            <text:p>0</text:p>
          </table:table-cell>
          <table:table-cell office:value-type="float" office:value="-27.0242469388694">
            <text:p>-27.0242469389</text:p>
          </table:table-cell>
          <table:table-cell office:value-type="float" office:value="9.96004019493225">
            <text:p>9.9600401949</text:p>
          </table:table-cell>
          <table:table-cell table:formula="of:=[.N458]*[.$S$2]" office:value-type="float" office:value="29.8801205847968">
            <text:p>29.8801205848</text:p>
          </table:table-cell>
          <table:table-cell office:value-type="float" office:value="6.19283069469478">
            <text:p>6.1928306947</text:p>
          </table:table-cell>
          <table:table-cell office:value-type="float" office:value="31.93">
            <text:p>31.93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5_774675</text:p>
          </table:table-cell>
          <table:table-cell office:value-type="float" office:value="3922825.5">
            <text:p>3922825.5</text:p>
          </table:table-cell>
          <table:table-cell office:value-type="float" office:value="22">
            <text:p>22</text:p>
          </table:table-cell>
          <table:table-cell office:value-type="float" office:value="145">
            <text:p>145</text:p>
          </table:table-cell>
          <table:table-cell office:value-type="float" office:value="-62">
            <text:p>-62</text:p>
          </table:table-cell>
          <table:table-cell office:value-type="float" office:value="-208">
            <text:p>-208</text:p>
          </table:table-cell>
          <table:table-cell table:number-columns-repeated="6" office:value-type="float" office:value="0">
            <text:p>0</text:p>
          </table:table-cell>
          <table:table-cell office:value-type="float" office:value="-27.1439704898172">
            <text:p>-27.1439704898</text:p>
          </table:table-cell>
          <table:table-cell office:value-type="float" office:value="10.6935204255617">
            <text:p>10.6935204256</text:p>
          </table:table-cell>
          <table:table-cell table:formula="of:=[.N459]*[.$S$2]" office:value-type="float" office:value="32.080561276685">
            <text:p>32.0805612767</text:p>
          </table:table-cell>
          <table:table-cell office:value-type="float" office:value="6.10728641201114">
            <text:p>6.107286412</text:p>
          </table:table-cell>
          <table:table-cell office:value-type="float" office:value="26.43">
            <text:p>26.43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5_855256</text:p>
          </table:table-cell>
          <table:table-cell office:value-type="float" office:value="3930884.3125">
            <text:p>3930884.3125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-110">
            <text:p>-110</text:p>
          </table:table-cell>
          <table:table-cell office:value-type="float" office:value="-141">
            <text:p>-141</text:p>
          </table:table-cell>
          <table:table-cell table:number-columns-repeated="6" office:value-type="float" office:value="0">
            <text:p>0</text:p>
          </table:table-cell>
          <table:table-cell office:value-type="float" office:value="-27.2570612367568">
            <text:p>-27.2570612368</text:p>
          </table:table-cell>
          <table:table-cell office:value-type="float" office:value="11.5015349586142">
            <text:p>11.5015349586</text:p>
          </table:table-cell>
          <table:table-cell table:formula="of:=[.N460]*[.$S$2]" office:value-type="float" office:value="34.5046048758427">
            <text:p>34.5046048758</text:p>
          </table:table-cell>
          <table:table-cell office:value-type="float" office:value="5.94087939684293">
            <text:p>5.9408793968</text:p>
          </table:table-cell>
          <table:table-cell office:value-type="float" office:value="26.35">
            <text:p>26.35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5_937077</text:p>
          </table:table-cell>
          <table:table-cell office:value-type="float" office:value="3939066.21875">
            <text:p>3939066.21875</text:p>
          </table:table-cell>
          <table:table-cell office:value-type="float" office:value="22">
            <text:p>22</text:p>
          </table:table-cell>
          <table:table-cell office:value-type="float" office:value="108">
            <text:p>108</text:p>
          </table:table-cell>
          <table:table-cell office:value-type="float" office:value="29">
            <text:p>29</text:p>
          </table:table-cell>
          <table:table-cell office:value-type="float" office:value="-132">
            <text:p>-132</text:p>
          </table:table-cell>
          <table:table-cell table:number-columns-repeated="6" office:value-type="float" office:value="0">
            <text:p>0</text:p>
          </table:table-cell>
          <table:table-cell office:value-type="float" office:value="-27.3590949868265">
            <text:p>-27.3590949868</text:p>
          </table:table-cell>
          <table:table-cell office:value-type="float" office:value="12.3341364746674">
            <text:p>12.3341364747</text:p>
          </table:table-cell>
          <table:table-cell table:formula="of:=[.N461]*[.$S$2]" office:value-type="float" office:value="37.0024094240021">
            <text:p>37.002409424</text:p>
          </table:table-cell>
          <table:table-cell office:value-type="float" office:value="5.88423503029982">
            <text:p>5.8842350303</text:p>
          </table:table-cell>
          <table:table-cell office:value-type="float" office:value="26.23">
            <text:p>26.23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6_018665</text:p>
          </table:table-cell>
          <table:table-cell office:value-type="float" office:value="3947225.125">
            <text:p>3947225.125</text:p>
          </table:table-cell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office:value-type="float" office:value="-163">
            <text:p>-163</text:p>
          </table:table-cell>
          <table:table-cell office:value-type="float" office:value="-393">
            <text:p>-393</text:p>
          </table:table-cell>
          <table:table-cell table:number-columns-repeated="6" office:value-type="float" office:value="0">
            <text:p>0</text:p>
          </table:table-cell>
          <table:table-cell office:value-type="float" office:value="-27.4897575842687">
            <text:p>-27.4897575843</text:p>
          </table:table-cell>
          <table:table-cell office:value-type="float" office:value="13.2464062640892">
            <text:p>13.2464062641</text:p>
          </table:table-cell>
          <table:table-cell table:formula="of:=[.N462]*[.$S$2]" office:value-type="float" office:value="39.7392187922675">
            <text:p>39.7392187923</text:p>
          </table:table-cell>
          <table:table-cell office:value-type="float" office:value="5.9781138364325">
            <text:p>5.9781138364</text:p>
          </table:table-cell>
          <table:table-cell office:value-type="float" office:value="28.59">
            <text:p>28.59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6_099694</text:p>
          </table:table-cell>
          <table:table-cell office:value-type="float" office:value="3955328.109375">
            <text:p>3955328.109375</text:p>
          </table:table-cell>
          <table:table-cell office:value-type="float" office:value="22">
            <text:p>22</text:p>
          </table:table-cell>
          <table:table-cell office:value-type="float" office:value="-33">
            <text:p>-33</text:p>
          </table:table-cell>
          <table:table-cell office:value-type="float" office:value="-172">
            <text:p>-172</text:p>
          </table:table-cell>
          <table:table-cell office:value-type="float" office:value="-104">
            <text:p>-104</text:p>
          </table:table-cell>
          <table:table-cell table:number-columns-repeated="6" office:value-type="float" office:value="0">
            <text:p>0</text:p>
          </table:table-cell>
          <table:table-cell office:value-type="float" office:value="-27.6756655059717">
            <text:p>-27.675665506</text:p>
          </table:table-cell>
          <table:table-cell office:value-type="float" office:value="14.2756292320607">
            <text:p>14.2756292321</text:p>
          </table:table-cell>
          <table:table-cell table:formula="of:=[.N463]*[.$S$2]" office:value-type="float" office:value="42.8268876961822">
            <text:p>42.8268876962</text:p>
          </table:table-cell>
          <table:table-cell office:value-type="float" office:value="6.09050643765581">
            <text:p>6.0905064377</text:p>
          </table:table-cell>
          <table:table-cell office:value-type="float" office:value="22.49">
            <text:p>22.49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6_180809</text:p>
          </table:table-cell>
          <table:table-cell office:value-type="float" office:value="3963438.828125">
            <text:p>3963438.828125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-103">
            <text:p>-103</text:p>
          </table:table-cell>
          <table:table-cell office:value-type="float" office:value="-478">
            <text:p>-478</text:p>
          </table:table-cell>
          <table:table-cell table:number-columns-repeated="6" office:value-type="float" office:value="0">
            <text:p>0</text:p>
          </table:table-cell>
          <table:table-cell office:value-type="float" office:value="-27.843352429544">
            <text:p>-27.8433524295</text:p>
          </table:table-cell>
          <table:table-cell office:value-type="float" office:value="15.3168919598024">
            <text:p>15.3168919598</text:p>
          </table:table-cell>
          <table:table-cell table:formula="of:=[.N464]*[.$S$2]" office:value-type="float" office:value="45.9506758794072">
            <text:p>45.9506758794</text:p>
          </table:table-cell>
          <table:table-cell office:value-type="float" office:value="6.07269202424528">
            <text:p>6.0726920242</text:p>
          </table:table-cell>
          <table:table-cell office:value-type="float" office:value="24.58">
            <text:p>24.5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6_262088</text:p>
          </table:table-cell>
          <table:table-cell office:value-type="float" office:value="3971567.421875">
            <text:p>3971567.421875</text:p>
          </table:table-cell>
          <table:table-cell office:value-type="float" office:value="22">
            <text:p>22</text:p>
          </table:table-cell>
          <table:table-cell office:value-type="float" office:value="137">
            <text:p>137</text:p>
          </table:table-cell>
          <table:table-cell office:value-type="float" office:value="-165">
            <text:p>-165</text:p>
          </table:table-cell>
          <table:table-cell office:value-type="float" office:value="-163">
            <text:p>-163</text:p>
          </table:table-cell>
          <table:table-cell table:number-columns-repeated="6" office:value-type="float" office:value="0">
            <text:p>0</text:p>
          </table:table-cell>
          <table:table-cell office:value-type="float" office:value="-28.0327680952814">
            <text:p>-28.0327680953</text:p>
          </table:table-cell>
          <table:table-cell office:value-type="float" office:value="16.4039400552506">
            <text:p>16.4039400553</text:p>
          </table:table-cell>
          <table:table-cell table:formula="of:=[.N465]*[.$S$2]" office:value-type="float" office:value="49.2118201657518">
            <text:p>49.2118201658</text:p>
          </table:table-cell>
          <table:table-cell office:value-type="float" office:value="5.9284481076273">
            <text:p>5.9284481076</text:p>
          </table:table-cell>
          <table:table-cell office:value-type="float" office:value="27.95">
            <text:p>27.95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6_343132</text:p>
          </table:table-cell>
          <table:table-cell office:value-type="float" office:value="3979674.71875">
            <text:p>3979674.71875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-72">
            <text:p>-72</text:p>
          </table:table-cell>
          <table:table-cell office:value-type="float" office:value="-412">
            <text:p>-412</text:p>
          </table:table-cell>
          <table:table-cell table:number-columns-repeated="6" office:value-type="float" office:value="0">
            <text:p>0</text:p>
          </table:table-cell>
          <table:table-cell office:value-type="float" office:value="34.4295698165288">
            <text:p>34.4295698165</text:p>
          </table:table-cell>
          <table:table-cell office:value-type="float" office:value="28.731216494103">
            <text:p>28.7312164941</text:p>
          </table:table-cell>
          <table:table-cell table:formula="of:=[.N466]*[.$S$2]" office:value-type="float" office:value="86.1936494823091">
            <text:p>86.1936494823</text:p>
          </table:table-cell>
          <table:table-cell office:value-type="float" office:value="-36.7969576989213">
            <text:p>-36.7969576989</text:p>
          </table:table-cell>
          <table:table-cell office:value-type="float" office:value="25.53">
            <text:p>25.53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6_433857</text:p>
          </table:table-cell>
          <table:table-cell office:value-type="float" office:value="3988744.125">
            <text:p>3988744.125</text:p>
          </table:table-cell>
          <table:table-cell office:value-type="float" office:value="22">
            <text:p>22</text:p>
          </table:table-cell>
          <table:table-cell office:value-type="float" office:value="-52">
            <text:p>-52</text:p>
          </table:table-cell>
          <table:table-cell office:value-type="float" office:value="-162">
            <text:p>-162</text:p>
          </table:table-cell>
          <table:table-cell office:value-type="float" office:value="-418">
            <text:p>-418</text:p>
          </table:table-cell>
          <table:table-cell table:number-columns-repeated="6" office:value-type="float" office:value="0">
            <text:p>0</text:p>
          </table:table-cell>
          <table:table-cell office:value-type="float" office:value="-32.5524893820855">
            <text:p>-32.5524893821</text:p>
          </table:table-cell>
          <table:table-cell office:value-type="float" office:value="32.9278085409808">
            <text:p>32.927808541</text:p>
          </table:table-cell>
          <table:table-cell table:formula="of:=[.N467]*[.$S$2]" office:value-type="float" office:value="98.7834256229423">
            <text:p>98.7834256229</text:p>
          </table:table-cell>
          <table:table-cell office:value-type="float" office:value="5.21480998860619">
            <text:p>5.2148099886</text:p>
          </table:table-cell>
          <table:table-cell office:value-type="float" office:value="23.8">
            <text:p>23.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6_515294</text:p>
          </table:table-cell>
          <table:table-cell office:value-type="float" office:value="3996887.8125">
            <text:p>3996887.8125</text:p>
          </table:table-cell>
          <table:table-cell office:value-type="float" office:value="22">
            <text:p>22</text:p>
          </table:table-cell>
          <table:table-cell office:value-type="float" office:value="79">
            <text:p>79</text:p>
          </table:table-cell>
          <table:table-cell office:value-type="float" office:value="-132">
            <text:p>-132</text:p>
          </table:table-cell>
          <table:table-cell office:value-type="float" office:value="-358">
            <text:p>-358</text:p>
          </table:table-cell>
          <table:table-cell table:number-columns-repeated="6" office:value-type="float" office:value="0">
            <text:p>0</text:p>
          </table:table-cell>
          <table:table-cell office:value-type="float" office:value="-32.4756009966858">
            <text:p>-32.4756009967</text:p>
          </table:table-cell>
          <table:table-cell office:value-type="float" office:value="32.6390297683127">
            <text:p>32.6390297683</text:p>
          </table:table-cell>
          <table:table-cell table:formula="of:=[.N468]*[.$S$2]" office:value-type="float" office:value="97.9170893049382">
            <text:p>97.9170893049</text:p>
          </table:table-cell>
          <table:table-cell office:value-type="float" office:value="5.26029680862317">
            <text:p>5.2602968086</text:p>
          </table:table-cell>
          <table:table-cell office:value-type="float" office:value="29.09">
            <text:p>29.09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6_596329</text:p>
          </table:table-cell>
          <table:table-cell office:value-type="float" office:value="4004990.71875">
            <text:p>4004990.71875</text:p>
          </table:table-cell>
          <table:table-cell office:value-type="float" office:value="22">
            <text:p>22</text:p>
          </table:table-cell>
          <table:table-cell office:value-type="float" office:value="107">
            <text:p>107</text:p>
          </table:table-cell>
          <table:table-cell office:value-type="float" office:value="-205">
            <text:p>-205</text:p>
          </table:table-cell>
          <table:table-cell office:value-type="float" office:value="-322">
            <text:p>-322</text:p>
          </table:table-cell>
          <table:table-cell table:number-columns-repeated="6" office:value-type="float" office:value="0">
            <text:p>0</text:p>
          </table:table-cell>
          <table:table-cell office:value-type="float" office:value="-32.2834615117266">
            <text:p>-32.2834615117</text:p>
          </table:table-cell>
          <table:table-cell office:value-type="float" office:value="32.2355232157799">
            <text:p>32.2355232158</text:p>
          </table:table-cell>
          <table:table-cell table:formula="of:=[.N469]*[.$S$2]" office:value-type="float" office:value="96.7065696473397">
            <text:p>96.7065696473</text:p>
          </table:table-cell>
          <table:table-cell office:value-type="float" office:value="5.36334161438054">
            <text:p>5.3633416144</text:p>
          </table:table-cell>
          <table:table-cell office:value-type="float" office:value="26.38">
            <text:p>26.3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6_677821</text:p>
          </table:table-cell>
          <table:table-cell office:value-type="float" office:value="4013140.609375">
            <text:p>4013140.609375</text:p>
          </table:table-cell>
          <table:table-cell office:value-type="float" office:value="22">
            <text:p>22</text:p>
          </table:table-cell>
          <table:table-cell office:value-type="float" office:value="129">
            <text:p>129</text:p>
          </table:table-cell>
          <table:table-cell office:value-type="float" office:value="-111">
            <text:p>-111</text:p>
          </table:table-cell>
          <table:table-cell office:value-type="float" office:value="-141">
            <text:p>-141</text:p>
          </table:table-cell>
          <table:table-cell table:number-columns-repeated="6" office:value-type="float" office:value="0">
            <text:p>0</text:p>
          </table:table-cell>
          <table:table-cell office:value-type="float" office:value="-32.1471976112138">
            <text:p>-32.1471976112</text:p>
          </table:table-cell>
          <table:table-cell office:value-type="float" office:value="31.9778761838087">
            <text:p>31.9778761838</text:p>
          </table:table-cell>
          <table:table-cell table:formula="of:=[.N470]*[.$S$2]" office:value-type="float" office:value="95.9336285514262">
            <text:p>95.9336285514</text:p>
          </table:table-cell>
          <table:table-cell office:value-type="float" office:value="5.38347158335348">
            <text:p>5.3834715834</text:p>
          </table:table-cell>
          <table:table-cell office:value-type="float" office:value="29.54">
            <text:p>29.54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6_759432</text:p>
          </table:table-cell>
          <table:table-cell office:value-type="float" office:value="4021302.828125">
            <text:p>4021302.828125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-134">
            <text:p>-134</text:p>
          </table:table-cell>
          <table:table-cell office:value-type="float" office:value="-212">
            <text:p>-212</text:p>
          </table:table-cell>
          <table:table-cell table:number-columns-repeated="6" office:value-type="float" office:value="0">
            <text:p>0</text:p>
          </table:table-cell>
          <table:table-cell office:value-type="float" office:value="-32.1015791452092">
            <text:p>-32.1015791452</text:p>
          </table:table-cell>
          <table:table-cell office:value-type="float" office:value="31.8183519882413">
            <text:p>31.8183519882</text:p>
          </table:table-cell>
          <table:table-cell table:formula="of:=[.N471]*[.$S$2]" office:value-type="float" office:value="95.4550559647239">
            <text:p>95.4550559647</text:p>
          </table:table-cell>
          <table:table-cell office:value-type="float" office:value="5.37228894298614">
            <text:p>5.372288943</text:p>
          </table:table-cell>
          <table:table-cell office:value-type="float" office:value="23.04">
            <text:p>23.04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6_840950</text:p>
          </table:table-cell>
          <table:table-cell office:value-type="float" office:value="4029457.3125">
            <text:p>4029457.3125</text:p>
          </table:table-cell>
          <table:table-cell office:value-type="float" office:value="22">
            <text:p>22</text:p>
          </table:table-cell>
          <table:table-cell office:value-type="float" office:value="-20">
            <text:p>-20</text:p>
          </table:table-cell>
          <table:table-cell office:value-type="float" office:value="-183">
            <text:p>-183</text:p>
          </table:table-cell>
          <table:table-cell office:value-type="float" office:value="-171">
            <text:p>-171</text:p>
          </table:table-cell>
          <table:table-cell table:number-columns-repeated="6" office:value-type="float" office:value="0">
            <text:p>0</text:p>
          </table:table-cell>
          <table:table-cell office:value-type="float" office:value="-32.1194351164996">
            <text:p>-32.1194351165</text:p>
          </table:table-cell>
          <table:table-cell office:value-type="float" office:value="31.7282204076993">
            <text:p>31.7282204077</text:p>
          </table:table-cell>
          <table:table-cell table:formula="of:=[.N472]*[.$S$2]" office:value-type="float" office:value="95.1846612230978">
            <text:p>95.1846612231</text:p>
          </table:table-cell>
          <table:table-cell office:value-type="float" office:value="5.34781338044946">
            <text:p>5.3478133804</text:p>
          </table:table-cell>
          <table:table-cell office:value-type="float" office:value="31.18">
            <text:p>31.1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6_921997</text:p>
          </table:table-cell>
          <table:table-cell office:value-type="float" office:value="4037557.703125">
            <text:p>4037557.703125</text:p>
          </table:table-cell>
          <table:table-cell office:value-type="float" office:value="22">
            <text:p>22</text:p>
          </table:table-cell>
          <table:table-cell office:value-type="float" office:value="97">
            <text:p>97</text:p>
          </table:table-cell>
          <table:table-cell office:value-type="float" office:value="-70">
            <text:p>-70</text:p>
          </table:table-cell>
          <table:table-cell office:value-type="float" office:value="-343">
            <text:p>-343</text:p>
          </table:table-cell>
          <table:table-cell table:number-columns-repeated="6" office:value-type="float" office:value="0">
            <text:p>0</text:p>
          </table:table-cell>
          <table:table-cell office:value-type="float" office:value="-32.1209243983667">
            <text:p>-32.1209243984</text:p>
          </table:table-cell>
          <table:table-cell office:value-type="float" office:value="31.7309920707318">
            <text:p>31.7309920707</text:p>
          </table:table-cell>
          <table:table-cell table:formula="of:=[.N473]*[.$S$2]" office:value-type="float" office:value="95.1929762121953">
            <text:p>95.1929762122</text:p>
          </table:table-cell>
          <table:table-cell office:value-type="float" office:value="5.36077894456678">
            <text:p>5.3607789446</text:p>
          </table:table-cell>
          <table:table-cell office:value-type="float" office:value="26.89">
            <text:p>26.89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7_002110</text:p>
          </table:table-cell>
          <table:table-cell office:value-type="float" office:value="4045569.015625">
            <text:p>4045569.015625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-99">
            <text:p>-99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-32.1282065815842">
            <text:p>-32.1282065816</text:p>
          </table:table-cell>
          <table:table-cell office:value-type="float" office:value="31.8685350698859">
            <text:p>31.8685350699</text:p>
          </table:table-cell>
          <table:table-cell table:formula="of:=[.N474]*[.$S$2]" office:value-type="float" office:value="95.6056052096578">
            <text:p>95.6056052097</text:p>
          </table:table-cell>
          <table:table-cell office:value-type="float" office:value="5.39182124059779">
            <text:p>5.3918212406</text:p>
          </table:table-cell>
          <table:table-cell office:value-type="float" office:value="23.84">
            <text:p>23.84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7_084769</text:p>
          </table:table-cell>
          <table:table-cell office:value-type="float" office:value="4053876.515625">
            <text:p>4053876.515625</text:p>
          </table:table-cell>
          <table:table-cell office:value-type="float" office:value="22">
            <text:p>22</text:p>
          </table:table-cell>
          <table:table-cell office:value-type="float" office:value="68">
            <text:p>68</text:p>
          </table:table-cell>
          <table:table-cell office:value-type="float" office:value="-26">
            <text:p>-26</text:p>
          </table:table-cell>
          <table:table-cell office:value-type="float" office:value="-96">
            <text:p>-96</text:p>
          </table:table-cell>
          <table:table-cell table:number-columns-repeated="6" office:value-type="float" office:value="0">
            <text:p>0</text:p>
          </table:table-cell>
          <table:table-cell office:value-type="float" office:value="-32.1907077270479">
            <text:p>-32.190707727</text:p>
          </table:table-cell>
          <table:table-cell office:value-type="float" office:value="32.0817779769979">
            <text:p>32.081777977</text:p>
          </table:table-cell>
          <table:table-cell table:formula="of:=[.N475]*[.$S$2]" office:value-type="float" office:value="96.2453339309938">
            <text:p>96.245333931</text:p>
          </table:table-cell>
          <table:table-cell office:value-type="float" office:value="5.37555337970474">
            <text:p>5.3755533797</text:p>
          </table:table-cell>
          <table:table-cell office:value-type="float" office:value="24.92">
            <text:p>24.92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7_165733</text:p>
          </table:table-cell>
          <table:table-cell office:value-type="float" office:value="4061931.421875">
            <text:p>4061931.421875</text:p>
          </table:table-cell>
          <table:table-cell office:value-type="float" office:value="22">
            <text:p>22</text:p>
          </table:table-cell>
          <table:table-cell office:value-type="float" office:value="-39">
            <text:p>-39</text:p>
          </table:table-cell>
          <table:table-cell office:value-type="float" office:value="-126">
            <text:p>-126</text:p>
          </table:table-cell>
          <table:table-cell office:value-type="float" office:value="-321">
            <text:p>-321</text:p>
          </table:table-cell>
          <table:table-cell table:number-columns-repeated="6" office:value-type="float" office:value="0">
            <text:p>0</text:p>
          </table:table-cell>
          <table:table-cell office:value-type="float" office:value="-32.277997493125">
            <text:p>-32.2779974931</text:p>
          </table:table-cell>
          <table:table-cell office:value-type="float" office:value="32.2680899103038">
            <text:p>32.2680899103</text:p>
          </table:table-cell>
          <table:table-cell table:formula="of:=[.N476]*[.$S$2]" office:value-type="float" office:value="96.8042697309113">
            <text:p>96.8042697309</text:p>
          </table:table-cell>
          <table:table-cell office:value-type="float" office:value="5.32235084644923">
            <text:p>5.3223508464</text:p>
          </table:table-cell>
          <table:table-cell office:value-type="float" office:value="28.65">
            <text:p>28.65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7_246335</text:p>
          </table:table-cell>
          <table:table-cell office:value-type="float" office:value="4069991.109375">
            <text:p>4069991.109375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-52">
            <text:p>-52</text:p>
          </table:table-cell>
          <table:table-cell office:value-type="float" office:value="-302">
            <text:p>-302</text:p>
          </table:table-cell>
          <table:table-cell table:number-columns-repeated="6" office:value-type="float" office:value="0">
            <text:p>0</text:p>
          </table:table-cell>
          <table:table-cell office:value-type="float" office:value="-32.3156706975141">
            <text:p>-32.3156706975</text:p>
          </table:table-cell>
          <table:table-cell office:value-type="float" office:value="32.3844693749144">
            <text:p>32.3844693749</text:p>
          </table:table-cell>
          <table:table-cell table:formula="of:=[.N477]*[.$S$2]" office:value-type="float" office:value="97.1534081247433">
            <text:p>97.1534081247</text:p>
          </table:table-cell>
          <table:table-cell office:value-type="float" office:value="5.30163670094968">
            <text:p>5.3016367009</text:p>
          </table:table-cell>
          <table:table-cell office:value-type="float" office:value="27.54">
            <text:p>27.54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7_327395</text:p>
          </table:table-cell>
          <table:table-cell office:value-type="float" office:value="4078098.421875">
            <text:p>4078098.421875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-40">
            <text:p>-40</text:p>
          </table:table-cell>
          <table:table-cell office:value-type="float" office:value="-387">
            <text:p>-387</text:p>
          </table:table-cell>
          <table:table-cell table:number-columns-repeated="6" office:value-type="float" office:value="0">
            <text:p>0</text:p>
          </table:table-cell>
          <table:table-cell office:value-type="float" office:value="-32.3631376785326">
            <text:p>-32.3631376785</text:p>
          </table:table-cell>
          <table:table-cell office:value-type="float" office:value="32.4554064466383">
            <text:p>32.4554064466</text:p>
          </table:table-cell>
          <table:table-cell table:formula="of:=[.N478]*[.$S$2]" office:value-type="float" office:value="97.366219339915">
            <text:p>97.3662193399</text:p>
          </table:table-cell>
          <table:table-cell office:value-type="float" office:value="5.2414104148581">
            <text:p>5.2414104149</text:p>
          </table:table-cell>
          <table:table-cell office:value-type="float" office:value="27.32">
            <text:p>27.32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7_408124</text:p>
          </table:table-cell>
          <table:table-cell office:value-type="float" office:value="4086170.421875">
            <text:p>4086170.421875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-172">
            <text:p>-172</text:p>
          </table:table-cell>
          <table:table-cell office:value-type="float" office:value="-276">
            <text:p>-276</text:p>
          </table:table-cell>
          <table:table-cell table:number-columns-repeated="6" office:value-type="float" office:value="0">
            <text:p>0</text:p>
          </table:table-cell>
          <table:table-cell office:value-type="float" office:value="-32.3883022693809">
            <text:p>-32.3883022694</text:p>
          </table:table-cell>
          <table:table-cell office:value-type="float" office:value="32.4401351112967">
            <text:p>32.4401351113</text:p>
          </table:table-cell>
          <table:table-cell table:formula="of:=[.N479]*[.$S$2]" office:value-type="float" office:value="97.32040533389">
            <text:p>97.3204053339</text:p>
          </table:table-cell>
          <table:table-cell office:value-type="float" office:value="5.19447520427107">
            <text:p>5.1944752043</text:p>
          </table:table-cell>
          <table:table-cell office:value-type="float" office:value="34.56">
            <text:p>34.56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7_492774</text:p>
          </table:table-cell>
          <table:table-cell office:value-type="float" office:value="4094637.109375">
            <text:p>4094637.109375</text:p>
          </table:table-cell>
          <table:table-cell office:value-type="float" office:value="22">
            <text:p>22</text:p>
          </table:table-cell>
          <table:table-cell office:value-type="float" office:value="117">
            <text:p>117</text:p>
          </table:table-cell>
          <table:table-cell office:value-type="float" office:value="-203">
            <text:p>-203</text:p>
          </table:table-cell>
          <table:table-cell office:value-type="float" office:value="-440">
            <text:p>-440</text:p>
          </table:table-cell>
          <table:table-cell table:number-columns-repeated="6" office:value-type="float" office:value="0">
            <text:p>0</text:p>
          </table:table-cell>
          <table:table-cell office:value-type="float" office:value="-32.3546428315409">
            <text:p>-32.3546428315</text:p>
          </table:table-cell>
          <table:table-cell office:value-type="float" office:value="32.350345456668">
            <text:p>32.3503454567</text:p>
          </table:table-cell>
          <table:table-cell table:formula="of:=[.N480]*[.$S$2]" office:value-type="float" office:value="97.051036370004">
            <text:p>97.05103637</text:p>
          </table:table-cell>
          <table:table-cell office:value-type="float" office:value="5.22643697497756">
            <text:p>5.226436975</text:p>
          </table:table-cell>
          <table:table-cell office:value-type="float" office:value="26.59">
            <text:p>26.59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7_573949</text:p>
          </table:table-cell>
          <table:table-cell office:value-type="float" office:value="4102753.21875">
            <text:p>4102753.21875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-104">
            <text:p>-104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2.00317726669306">
            <text:p>2.0031772667</text:p>
          </table:table-cell>
          <table:table-cell office:value-type="float" office:value="-33.904862255501">
            <text:p>-33.9048622555</text:p>
          </table:table-cell>
          <table:table-cell table:formula="of:=[.N481]*[.$S$2]" office:value-type="float" office:value="-101.714586766503">
            <text:p>-101.7145867665</text:p>
          </table:table-cell>
          <table:table-cell office:value-type="float" office:value="-54.870083354257">
            <text:p>-54.8700833543</text:p>
          </table:table-cell>
          <table:table-cell office:value-type="float" office:value="28.29">
            <text:p>28.29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7_665007</text:p>
          </table:table-cell>
          <table:table-cell office:value-type="float" office:value="4111859.421875">
            <text:p>4111859.421875</text:p>
          </table:table-cell>
          <table:table-cell office:value-type="float" office:value="22">
            <text:p>22</text:p>
          </table:table-cell>
          <table:table-cell office:value-type="float" office:value="-52">
            <text:p>-52</text:p>
          </table:table-cell>
          <table:table-cell office:value-type="float" office:value="-182">
            <text:p>-182</text:p>
          </table:table-cell>
          <table:table-cell office:value-type="float" office:value="-47">
            <text:p>-47</text:p>
          </table:table-cell>
          <table:table-cell table:number-columns-repeated="6" office:value-type="float" office:value="0">
            <text:p>0</text:p>
          </table:table-cell>
          <table:table-cell office:value-type="float" office:value="-32.5623827845227">
            <text:p>-32.5623827845</text:p>
          </table:table-cell>
          <table:table-cell office:value-type="float" office:value="32.8385419674696">
            <text:p>32.8385419675</text:p>
          </table:table-cell>
          <table:table-cell table:formula="of:=[.N482]*[.$S$2]" office:value-type="float" office:value="98.5156259024087">
            <text:p>98.5156259024</text:p>
          </table:table-cell>
          <table:table-cell office:value-type="float" office:value="5.10545768124097">
            <text:p>5.1054576812</text:p>
          </table:table-cell>
          <table:table-cell office:value-type="float" office:value="25.47">
            <text:p>25.47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7_746683</text:p>
          </table:table-cell>
          <table:table-cell office:value-type="float" office:value="4120027.109375">
            <text:p>4120027.109375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-143">
            <text:p>-143</text:p>
          </table:table-cell>
          <table:table-cell office:value-type="float" office:value="-29">
            <text:p>-29</text:p>
          </table:table-cell>
          <table:table-cell table:number-columns-repeated="6" office:value-type="float" office:value="0">
            <text:p>0</text:p>
          </table:table-cell>
          <table:table-cell office:value-type="float" office:value="-32.5623897479925">
            <text:p>-32.562389748</text:p>
          </table:table-cell>
          <table:table-cell office:value-type="float" office:value="32.7839129513104">
            <text:p>32.7839129513</text:p>
          </table:table-cell>
          <table:table-cell table:formula="of:=[.N483]*[.$S$2]" office:value-type="float" office:value="98.3517388539312">
            <text:p>98.3517388539</text:p>
          </table:table-cell>
          <table:table-cell office:value-type="float" office:value="5.11580061213143">
            <text:p>5.1158006121</text:p>
          </table:table-cell>
          <table:table-cell office:value-type="float" office:value="27.01">
            <text:p>27.01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7_827713</text:p>
          </table:table-cell>
          <table:table-cell office:value-type="float" office:value="4128129.609375">
            <text:p>4128129.609375</text:p>
          </table:table-cell>
          <table:table-cell office:value-type="float" office:value="22">
            <text:p>22</text:p>
          </table:table-cell>
          <table:table-cell office:value-type="float" office:value="-45">
            <text:p>-45</text:p>
          </table:table-cell>
          <table:table-cell office:value-type="float" office:value="-51">
            <text:p>-51</text:p>
          </table:table-cell>
          <table:table-cell office:value-type="float" office:value="-259">
            <text:p>-259</text:p>
          </table:table-cell>
          <table:table-cell table:number-columns-repeated="6" office:value-type="float" office:value="0">
            <text:p>0</text:p>
          </table:table-cell>
          <table:table-cell office:value-type="float" office:value="-32.5323574598287">
            <text:p>-32.5323574598</text:p>
          </table:table-cell>
          <table:table-cell office:value-type="float" office:value="32.716608862441">
            <text:p>32.7166088624</text:p>
          </table:table-cell>
          <table:table-cell table:formula="of:=[.N484]*[.$S$2]" office:value-type="float" office:value="98.149826587323">
            <text:p>98.1498265873</text:p>
          </table:table-cell>
          <table:table-cell office:value-type="float" office:value="5.15546410570639">
            <text:p>5.1554641057</text:p>
          </table:table-cell>
          <table:table-cell office:value-type="float" office:value="26.18">
            <text:p>26.1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7_908982</text:p>
          </table:table-cell>
          <table:table-cell office:value-type="float" office:value="4136258.3125">
            <text:p>4136258.3125</text:p>
          </table:table-cell>
          <table:table-cell office:value-type="float" office:value="22">
            <text:p>22</text:p>
          </table:table-cell>
          <table:table-cell office:value-type="float" office:value="98">
            <text:p>98</text:p>
          </table:table-cell>
          <table:table-cell office:value-type="float" office:value="-100">
            <text:p>-100</text:p>
          </table:table-cell>
          <table:table-cell office:value-type="float" office:value="-218">
            <text:p>-218</text:p>
          </table:table-cell>
          <table:table-cell table:number-columns-repeated="6" office:value-type="float" office:value="0">
            <text:p>0</text:p>
          </table:table-cell>
          <table:table-cell office:value-type="float" office:value="-32.4783347438705">
            <text:p>-32.4783347439</text:p>
          </table:table-cell>
          <table:table-cell office:value-type="float" office:value="32.6201666227261">
            <text:p>32.6201666227</text:p>
          </table:table-cell>
          <table:table-cell table:formula="of:=[.N485]*[.$S$2]" office:value-type="float" office:value="97.8604998681782">
            <text:p>97.8604998682</text:p>
          </table:table-cell>
          <table:table-cell office:value-type="float" office:value="5.17693959857669">
            <text:p>5.1769395986</text:p>
          </table:table-cell>
          <table:table-cell office:value-type="float" office:value="22.97">
            <text:p>22.97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7_990051</text:p>
          </table:table-cell>
          <table:table-cell office:value-type="float" office:value="4144431.015625">
            <text:p>4144431.015625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-132">
            <text:p>-132</text:p>
          </table:table-cell>
          <table:table-cell office:value-type="float" office:value="-482">
            <text:p>-482</text:p>
          </table:table-cell>
          <table:table-cell table:number-columns-repeated="6" office:value-type="float" office:value="0">
            <text:p>0</text:p>
          </table:table-cell>
          <table:table-cell office:value-type="float" office:value="-32.4620988418734">
            <text:p>-32.4620988419</text:p>
          </table:table-cell>
          <table:table-cell office:value-type="float" office:value="32.5566840433983">
            <text:p>32.5566840434</text:p>
          </table:table-cell>
          <table:table-cell table:formula="of:=[.N486]*[.$S$2]" office:value-type="float" office:value="97.670052130195">
            <text:p>97.6700521302</text:p>
          </table:table-cell>
          <table:table-cell office:value-type="float" office:value="5.15714248919231">
            <text:p>5.1571424892</text:p>
          </table:table-cell>
          <table:table-cell office:value-type="float" office:value="26.38">
            <text:p>26.3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8_071654</text:p>
          </table:table-cell>
          <table:table-cell office:value-type="float" office:value="4152525.40625">
            <text:p>4152525.40625</text:p>
          </table:table-cell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office:value-type="float" office:value="-214">
            <text:p>-214</text:p>
          </table:table-cell>
          <table:table-cell office:value-type="float" office:value="-498">
            <text:p>-498</text:p>
          </table:table-cell>
          <table:table-cell table:number-columns-repeated="6" office:value-type="float" office:value="0">
            <text:p>0</text:p>
          </table:table-cell>
          <table:table-cell office:value-type="float" office:value="-32.4802833942633">
            <text:p>-32.4802833943</text:p>
          </table:table-cell>
          <table:table-cell office:value-type="float" office:value="32.5451971441964">
            <text:p>32.5451971442</text:p>
          </table:table-cell>
          <table:table-cell table:formula="of:=[.N487]*[.$S$2]" office:value-type="float" office:value="97.6355914325893">
            <text:p>97.6355914326</text:p>
          </table:table-cell>
          <table:table-cell office:value-type="float" office:value="5.09747360950196">
            <text:p>5.0974736095</text:p>
          </table:table-cell>
          <table:table-cell office:value-type="float" office:value="23.71">
            <text:p>23.71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8_153249</text:p>
          </table:table-cell>
          <table:table-cell office:value-type="float" office:value="4160683.515625">
            <text:p>4160683.515625</text:p>
          </table:table-cell>
          <table:table-cell office:value-type="float" office:value="22">
            <text:p>22</text:p>
          </table:table-cell>
          <table:table-cell office:value-type="float" office:value="171">
            <text:p>171</text:p>
          </table:table-cell>
          <table:table-cell office:value-type="float" office:value="-222">
            <text:p>-222</text:p>
          </table:table-cell>
          <table:table-cell office:value-type="float" office:value="-215">
            <text:p>-215</text:p>
          </table:table-cell>
          <table:table-cell table:number-columns-repeated="6" office:value-type="float" office:value="0">
            <text:p>0</text:p>
          </table:table-cell>
          <table:table-cell office:value-type="float" office:value="-32.4922769860708">
            <text:p>-32.4922769861</text:p>
          </table:table-cell>
          <table:table-cell office:value-type="float" office:value="32.5389142835373">
            <text:p>32.5389142835</text:p>
          </table:table-cell>
          <table:table-cell table:formula="of:=[.N488]*[.$S$2]" office:value-type="float" office:value="97.616742850612">
            <text:p>97.6167428506</text:p>
          </table:table-cell>
          <table:table-cell office:value-type="float" office:value="5.03155042163381">
            <text:p>5.0315504216</text:p>
          </table:table-cell>
          <table:table-cell office:value-type="float" office:value="24.91">
            <text:p>24.91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8_234466</text:p>
          </table:table-cell>
          <table:table-cell office:value-type="float" office:value="4168804.5">
            <text:p>4168804.5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-88">
            <text:p>-88</text:p>
          </table:table-cell>
          <table:table-cell office:value-type="float" office:value="-229">
            <text:p>-229</text:p>
          </table:table-cell>
          <table:table-cell table:number-columns-repeated="6" office:value-type="float" office:value="0">
            <text:p>0</text:p>
          </table:table-cell>
          <table:table-cell office:value-type="float" office:value="-32.4945213932952">
            <text:p>-32.4945213933</text:p>
          </table:table-cell>
          <table:table-cell office:value-type="float" office:value="32.5709941632172">
            <text:p>32.5709941632</text:p>
          </table:table-cell>
          <table:table-cell table:formula="of:=[.N489]*[.$S$2]" office:value-type="float" office:value="97.7129824896515">
            <text:p>97.7129824897</text:p>
          </table:table-cell>
          <table:table-cell office:value-type="float" office:value="5.01156330683958">
            <text:p>5.0115633068</text:p>
          </table:table-cell>
          <table:table-cell office:value-type="float" office:value="25.98">
            <text:p>25.9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8_315489</text:p>
          </table:table-cell>
          <table:table-cell office:value-type="float" office:value="4176907.109375">
            <text:p>4176907.109375</text:p>
          </table:table-cell>
          <table:table-cell office:value-type="float" office:value="22">
            <text:p>22</text:p>
          </table:table-cell>
          <table:table-cell office:value-type="float" office:value="-40">
            <text:p>-40</text:p>
          </table:table-cell>
          <table:table-cell office:value-type="float" office:value="-157">
            <text:p>-157</text:p>
          </table:table-cell>
          <table:table-cell office:value-type="float" office:value="-145">
            <text:p>-145</text:p>
          </table:table-cell>
          <table:table-cell table:number-columns-repeated="6" office:value-type="float" office:value="0">
            <text:p>0</text:p>
          </table:table-cell>
          <table:table-cell office:value-type="float" office:value="-32.5040861141927">
            <text:p>-32.5040861142</text:p>
          </table:table-cell>
          <table:table-cell office:value-type="float" office:value="32.6620451639117">
            <text:p>32.6620451639</text:p>
          </table:table-cell>
          <table:table-cell table:formula="of:=[.N490]*[.$S$2]" office:value-type="float" office:value="97.9861354917351">
            <text:p>97.9861354917</text:p>
          </table:table-cell>
          <table:table-cell office:value-type="float" office:value="5.05768767948226">
            <text:p>5.0576876795</text:p>
          </table:table-cell>
          <table:table-cell office:value-type="float" office:value="23.9">
            <text:p>23.9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8_396629</text:p>
          </table:table-cell>
          <table:table-cell office:value-type="float" office:value="4185021.21875">
            <text:p>4185021.21875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-34">
            <text:p>-34</text:p>
          </table:table-cell>
          <table:table-cell office:value-type="float" office:value="-354">
            <text:p>-354</text:p>
          </table:table-cell>
          <table:table-cell table:number-columns-repeated="6" office:value-type="float" office:value="0">
            <text:p>0</text:p>
          </table:table-cell>
          <table:table-cell office:value-type="float" office:value="-32.5369793413537">
            <text:p>-32.5369793414</text:p>
          </table:table-cell>
          <table:table-cell office:value-type="float" office:value="32.7580359965212">
            <text:p>32.7580359965</text:p>
          </table:table-cell>
          <table:table-cell table:formula="of:=[.N491]*[.$S$2]" office:value-type="float" office:value="98.2741079895636">
            <text:p>98.2741079896</text:p>
          </table:table-cell>
          <table:table-cell office:value-type="float" office:value="5.1466535546358">
            <text:p>5.1466535546</text:p>
          </table:table-cell>
          <table:table-cell office:value-type="float" office:value="27.3">
            <text:p>27.3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8_478023</text:p>
          </table:table-cell>
          <table:table-cell office:value-type="float" office:value="4193160.703125">
            <text:p>4193160.703125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-28">
            <text:p>-28</text:p>
          </table:table-cell>
          <table:table-cell office:value-type="float" office:value="-51">
            <text:p>-51</text:p>
          </table:table-cell>
          <table:table-cell table:number-columns-repeated="6" office:value-type="float" office:value="0">
            <text:p>0</text:p>
          </table:table-cell>
          <table:table-cell office:value-type="float" office:value="-32.5603933593779">
            <text:p>-32.5603933594</text:p>
          </table:table-cell>
          <table:table-cell office:value-type="float" office:value="32.8249007339623">
            <text:p>32.824900734</text:p>
          </table:table-cell>
          <table:table-cell table:formula="of:=[.N492]*[.$S$2]" office:value-type="float" office:value="98.4747022018869">
            <text:p>98.4747022019</text:p>
          </table:table-cell>
          <table:table-cell office:value-type="float" office:value="5.17268841724927">
            <text:p>5.1726884172</text:p>
          </table:table-cell>
          <table:table-cell office:value-type="float" office:value="25.42">
            <text:p>25.42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8_560937</text:p>
          </table:table-cell>
          <table:table-cell office:value-type="float" office:value="4201452.609375">
            <text:p>4201452.609375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-77">
            <text:p>-77</text:p>
          </table:table-cell>
          <table:table-cell office:value-type="float" office:value="-292">
            <text:p>-292</text:p>
          </table:table-cell>
          <table:table-cell table:number-columns-repeated="6" office:value-type="float" office:value="0">
            <text:p>0</text:p>
          </table:table-cell>
          <table:table-cell office:value-type="float" office:value="-32.5702090508659">
            <text:p>-32.5702090509</text:p>
          </table:table-cell>
          <table:table-cell office:value-type="float" office:value="32.8257295993385">
            <text:p>32.8257295993</text:p>
          </table:table-cell>
          <table:table-cell table:formula="of:=[.N493]*[.$S$2]" office:value-type="float" office:value="98.4771887980154">
            <text:p>98.477188798</text:p>
          </table:table-cell>
          <table:table-cell office:value-type="float" office:value="5.14107748428459">
            <text:p>5.1410774843</text:p>
          </table:table-cell>
          <table:table-cell office:value-type="float" office:value="29.11">
            <text:p>29.11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8_642324</text:p>
          </table:table-cell>
          <table:table-cell office:value-type="float" office:value="4209620.625">
            <text:p>4209620.625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-138">
            <text:p>-138</text:p>
          </table:table-cell>
          <table:table-cell office:value-type="float" office:value="-180">
            <text:p>-180</text:p>
          </table:table-cell>
          <table:table-cell table:number-columns-repeated="6" office:value-type="float" office:value="0">
            <text:p>0</text:p>
          </table:table-cell>
          <table:table-cell office:value-type="float" office:value="-32.5591956144606">
            <text:p>-32.5591956145</text:p>
          </table:table-cell>
          <table:table-cell office:value-type="float" office:value="32.760762788985">
            <text:p>32.760762789</text:p>
          </table:table-cell>
          <table:table-cell table:formula="of:=[.N494]*[.$S$2]" office:value-type="float" office:value="98.2822883669551">
            <text:p>98.282288367</text:p>
          </table:table-cell>
          <table:table-cell office:value-type="float" office:value="5.11284883606449">
            <text:p>5.1128488361</text:p>
          </table:table-cell>
          <table:table-cell office:value-type="float" office:value="26.26">
            <text:p>26.26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8_723576</text:p>
          </table:table-cell>
          <table:table-cell office:value-type="float" office:value="4217716.21875">
            <text:p>4217716.21875</text:p>
          </table:table-cell>
          <table:table-cell office:value-type="float" office:value="22">
            <text:p>22</text:p>
          </table:table-cell>
          <table:table-cell office:value-type="float" office:value="-20">
            <text:p>-20</text:p>
          </table:table-cell>
          <table:table-cell office:value-type="float" office:value="-137">
            <text:p>-137</text:p>
          </table:table-cell>
          <table:table-cell office:value-type="float" office:value="-116">
            <text:p>-116</text:p>
          </table:table-cell>
          <table:table-cell table:number-columns-repeated="6" office:value-type="float" office:value="0">
            <text:p>0</text:p>
          </table:table-cell>
          <table:table-cell office:value-type="float" office:value="-32.5090032510285">
            <text:p>-32.509003251</text:p>
          </table:table-cell>
          <table:table-cell office:value-type="float" office:value="32.6497359539572">
            <text:p>32.649735954</text:p>
          </table:table-cell>
          <table:table-cell table:formula="of:=[.N495]*[.$S$2]" office:value-type="float" office:value="97.9492078618716">
            <text:p>97.9492078619</text:p>
          </table:table-cell>
          <table:table-cell office:value-type="float" office:value="5.12941851047836">
            <text:p>5.1294185105</text:p>
          </table:table-cell>
          <table:table-cell office:value-type="float" office:value="22.56">
            <text:p>22.56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8_804617</text:p>
          </table:table-cell>
          <table:table-cell office:value-type="float" office:value="4225820.609375">
            <text:p>4225820.609375</text:p>
          </table:table-cell>
          <table:table-cell office:value-type="float" office:value="22">
            <text:p>22</text:p>
          </table:table-cell>
          <table:table-cell office:value-type="float" office:value="104">
            <text:p>104</text:p>
          </table:table-cell>
          <table:table-cell office:value-type="float" office:value="-83">
            <text:p>-83</text:p>
          </table:table-cell>
          <table:table-cell office:value-type="float" office:value="-146">
            <text:p>-146</text:p>
          </table:table-cell>
          <table:table-cell table:number-columns-repeated="6" office:value-type="float" office:value="0">
            <text:p>0</text:p>
          </table:table-cell>
          <table:table-cell office:value-type="float" office:value="33.2714059776719">
            <text:p>33.2714059777</text:p>
          </table:table-cell>
          <table:table-cell office:value-type="float" office:value="-55.8643395886117">
            <text:p>-55.8643395886</text:p>
          </table:table-cell>
          <table:table-cell table:formula="of:=[.N496]*[.$S$2]" office:value-type="float" office:value="-167.593018765835">
            <text:p>-167.5930187658</text:p>
          </table:table-cell>
          <table:table-cell office:value-type="float" office:value="32.9979896517621">
            <text:p>32.9979896518</text:p>
          </table:table-cell>
          <table:table-cell office:value-type="float" office:value="24.65">
            <text:p>24.65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8_896760</text:p>
          </table:table-cell>
          <table:table-cell office:value-type="float" office:value="4235066.015625">
            <text:p>4235066.015625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-145">
            <text:p>-145</text:p>
          </table:table-cell>
          <table:table-cell office:value-type="float" office:value="54">
            <text:p>54</text:p>
          </table:table-cell>
          <table:table-cell table:number-columns-repeated="6" office:value-type="float" office:value="0">
            <text:p>0</text:p>
          </table:table-cell>
          <table:table-cell office:value-type="float" office:value="-32.5525898158671">
            <text:p>-32.5525898159</text:p>
          </table:table-cell>
          <table:table-cell office:value-type="float" office:value="32.7551619845141">
            <text:p>32.7551619845</text:p>
          </table:table-cell>
          <table:table-cell table:formula="of:=[.N497]*[.$S$2]" office:value-type="float" office:value="98.2654859535423">
            <text:p>98.2654859535</text:p>
          </table:table-cell>
          <table:table-cell office:value-type="float" office:value="5.18677970615247">
            <text:p>5.1867797062</text:p>
          </table:table-cell>
          <table:table-cell office:value-type="float" office:value="29.89">
            <text:p>29.89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8_978694</text:p>
          </table:table-cell>
          <table:table-cell office:value-type="float" office:value="4243228.015625">
            <text:p>4243228.015625</text:p>
          </table:table-cell>
          <table:table-cell office:value-type="float" office:value="22">
            <text:p>22</text:p>
          </table:table-cell>
          <table:table-cell office:value-type="float" office:value="-21">
            <text:p>-21</text:p>
          </table:table-cell>
          <table:table-cell office:value-type="float" office:value="-131">
            <text:p>-131</text:p>
          </table:table-cell>
          <table:table-cell office:value-type="float" office:value="29">
            <text:p>29</text:p>
          </table:table-cell>
          <table:table-cell table:number-columns-repeated="6" office:value-type="float" office:value="0">
            <text:p>0</text:p>
          </table:table-cell>
          <table:table-cell office:value-type="float" office:value="-32.5844262736685">
            <text:p>-32.5844262737</text:p>
          </table:table-cell>
          <table:table-cell office:value-type="float" office:value="32.8592033871205">
            <text:p>32.8592033871</text:p>
          </table:table-cell>
          <table:table-cell table:formula="of:=[.N498]*[.$S$2]" office:value-type="float" office:value="98.5776101613615">
            <text:p>98.5776101614</text:p>
          </table:table-cell>
          <table:table-cell office:value-type="float" office:value="5.18260322301199">
            <text:p>5.182603223</text:p>
          </table:table-cell>
          <table:table-cell office:value-type="float" office:value="25.67">
            <text:p>25.67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9_059610</text:p>
          </table:table-cell>
          <table:table-cell office:value-type="float" office:value="4251319.5">
            <text:p>4251319.5</text:p>
          </table:table-cell>
          <table:table-cell office:value-type="float" office:value="22">
            <text:p>22</text:p>
          </table:table-cell>
          <table:table-cell office:value-type="float" office:value="-108">
            <text:p>-108</text:p>
          </table:table-cell>
          <table:table-cell office:value-type="float" office:value="-97">
            <text:p>-97</text:p>
          </table:table-cell>
          <table:table-cell office:value-type="float" office:value="-181">
            <text:p>-181</text:p>
          </table:table-cell>
          <table:table-cell table:number-columns-repeated="6" office:value-type="float" office:value="0">
            <text:p>0</text:p>
          </table:table-cell>
          <table:table-cell office:value-type="float" office:value="-32.6046737726926">
            <text:p>-32.6046737727</text:p>
          </table:table-cell>
          <table:table-cell office:value-type="float" office:value="32.9029192908885">
            <text:p>32.9029192909</text:p>
          </table:table-cell>
          <table:table-cell table:formula="of:=[.N499]*[.$S$2]" office:value-type="float" office:value="98.7087578726656">
            <text:p>98.7087578727</text:p>
          </table:table-cell>
          <table:table-cell office:value-type="float" office:value="5.20566376831204">
            <text:p>5.2056637683</text:p>
          </table:table-cell>
          <table:table-cell office:value-type="float" office:value="26.65">
            <text:p>26.65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9_140571</text:p>
          </table:table-cell>
          <table:table-cell office:value-type="float" office:value="4259415.703125">
            <text:p>4259415.703125</text:p>
          </table:table-cell>
          <table:table-cell office:value-type="float" office:value="22">
            <text:p>22</text:p>
          </table:table-cell>
          <table:table-cell office:value-type="float" office:value="111">
            <text:p>111</text:p>
          </table:table-cell>
          <table:table-cell office:value-type="float" office:value="-40">
            <text:p>-40</text:p>
          </table:table-cell>
          <table:table-cell office:value-type="float" office:value="-336">
            <text:p>-336</text:p>
          </table:table-cell>
          <table:table-cell table:number-columns-repeated="6" office:value-type="float" office:value="0">
            <text:p>0</text:p>
          </table:table-cell>
          <table:table-cell office:value-type="float" office:value="-32.6022992491074">
            <text:p>-32.6022992491</text:p>
          </table:table-cell>
          <table:table-cell office:value-type="float" office:value="32.8708217726156">
            <text:p>32.8708217726</text:p>
          </table:table-cell>
          <table:table-cell table:formula="of:=[.N500]*[.$S$2]" office:value-type="float" office:value="98.6124653178467">
            <text:p>98.6124653178</text:p>
          </table:table-cell>
          <table:table-cell office:value-type="float" office:value="5.2256359924325">
            <text:p>5.2256359924</text:p>
          </table:table-cell>
          <table:table-cell office:value-type="float" office:value="23.73">
            <text:p>23.73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2014-02-01_13:49:49_221733</text:p>
          </table:table-cell>
          <table:table-cell office:value-type="float" office:value="4267532.109375">
            <text:p>4267532.109375</text:p>
          </table:table-cell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  <table:table-cell office:value-type="float" office:value="-148">
            <text:p>-148</text:p>
          </table:table-cell>
          <table:table-cell office:value-type="float" office:value="-331">
            <text:p>-331</text:p>
          </table:table-cell>
          <table:table-cell table:number-columns-repeated="6" office:value-type="float" office:value="0">
            <text:p>0</text:p>
          </table:table-cell>
          <table:table-cell office:value-type="float" office:value="-32.6074281501722">
            <text:p>-32.6074281502</text:p>
          </table:table-cell>
          <table:table-cell office:value-type="float" office:value="32.8354092792537">
            <text:p>32.8354092793</text:p>
          </table:table-cell>
          <table:table-cell table:formula="of:=[.N501]*[.$S$2]" office:value-type="float" office:value="98.506227837761">
            <text:p>98.5062278378</text:p>
          </table:table-cell>
          <table:table-cell office:value-type="float" office:value="5.19461422767937">
            <text:p>5.1946142277</text:p>
          </table:table-cell>
          <table:table-cell office:value-type="float" office:value="28.08">
            <text:p>28.08</text:p>
          </table:table-cell>
          <table:table-cell office:value-type="float" office:value="303">
            <text:p>3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15:20:53</dc:date>
    <meta:document-statistic meta:table-count="1" meta:cell-count="9019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565cm" svg:height="19.118cm" xlink:href=".." xlink:type="simple" chart:class="chart:scatter" chart:style-name="ch1">
        <chart:legend chart:legend-position="end" svg:x="33.216cm" svg:y="8.762cm" style:legend-expansion="high" chart:style-name="ch2"/>
        <chart:plot-area chart:style-name="ch3" table:cell-range-address="Sheet1.B1:Sheet1.B501 Sheet1.E1:Sheet1.E501 Sheet1.O1:Sheet1.O501 Sheet1.Q1:Sheet1.Q501" chart:data-source-has-labels="row" svg:x="1.161cm" svg:y="1.663cm" svg:width="30.633cm" svg:height="16.653cm">
          <chartooo:coordinate-region svg:x="2.073cm" svg:y="1.863cm" svg:width="29.072cm" svg:height="16.2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501" chart:label-cell-address="Sheet1.E1:Sheet1.E1" chart:class="chart:scatter">
            <chart:domain table:cell-range-address="Sheet1.B2:Sheet1.B501"/>
            <chart:data-point chart:repeated="500"/>
          </chart:series>
          <chart:series chart:style-name="ch7" chart:values-cell-range-address="Sheet1.O2:Sheet1.O501" chart:label-cell-address="Sheet1.O1:Sheet1.O1" chart:class="chart:scatter">
            <chart:data-point chart:repeated="500"/>
          </chart:series>
          <chart:series chart:style-name="ch8" chart:values-cell-range-address="Sheet1.Q2:Sheet1.Q501" chart:label-cell-address="Sheet1.Q1:Sheet1.Q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dxl_y</text:p>
                <draw:g>
                  <svg:desc>Sheet1.E1:Sheet1.E1</svg:desc>
                </draw:g>
              </table:table-cell>
              <table:table-cell office:value-type="string">
                <text:p>pitch2</text:p>
                <draw:g>
                  <svg:desc>Sheet1.O1:Sheet1.O1</svg:desc>
                </draw:g>
              </table:table-cell>
              <table:table-cell office:value-type="string">
                <text:p>d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1636.421875">
                <text:p>171636.421875</text:p>
                <draw:g>
                  <svg:desc>Sheet1.B2:Sheet1.B501</svg:desc>
                </draw:g>
              </table:table-cell>
              <table:table-cell office:value-type="float" office:value="158">
                <text:p>158</text:p>
                <draw:g>
                  <svg:desc>Sheet1.E2:Sheet1.E501</svg:desc>
                </draw:g>
              </table:table-cell>
              <table:table-cell office:value-type="float" office:value="0">
                <text:p>0</text:p>
                <draw:g>
                  <svg:desc>Sheet1.O2:Sheet1.O501</svg:desc>
                </draw:g>
              </table:table-cell>
              <table:table-cell office:value-type="float" office:value="16.01">
                <text:p>16.01</text:p>
                <draw:g>
                  <svg:desc>Sheet1.Q2:Sheet1.Q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9920.71875">
                <text:p>179920.71875</text:p>
              </table:table-cell>
              <table:table-cell office:value-type="float" office:value="158">
                <text:p>158</text:p>
              </table:table-cell>
              <table:table-cell office:value-type="float" office:value="-103.505311225807">
                <text:p>-103.505311225807</text:p>
              </table:table-cell>
              <table:table-cell office:value-type="float" office:value="49.08">
                <text:p>49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043.21875">
                <text:p>188043.21875</text:p>
              </table:table-cell>
              <table:table-cell office:value-type="float" office:value="149">
                <text:p>149</text:p>
              </table:table-cell>
              <table:table-cell office:value-type="float" office:value="-103.748964860874">
                <text:p>-103.748964860874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068.5">
                <text:p>196068.5</text:p>
              </table:table-cell>
              <table:table-cell office:value-type="float" office:value="161">
                <text:p>161</text:p>
              </table:table-cell>
              <table:table-cell office:value-type="float" office:value="-103.986365219314">
                <text:p>-103.98636521931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128.71875">
                <text:p>204128.71875</text:p>
              </table:table-cell>
              <table:table-cell office:value-type="float" office:value="142">
                <text:p>142</text:p>
              </table:table-cell>
              <table:table-cell office:value-type="float" office:value="-104.229959581341">
                <text:p>-104.229959581341</text:p>
              </table:table-cell>
              <table:table-cell office:value-type="float" office:value="15.93">
                <text:p>15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2185.8125">
                <text:p>212185.8125</text:p>
              </table:table-cell>
              <table:table-cell office:value-type="float" office:value="163">
                <text:p>163</text:p>
              </table:table-cell>
              <table:table-cell office:value-type="float" office:value="-104.475012498181">
                <text:p>-104.475012498181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0262.21875">
                <text:p>220262.21875</text:p>
              </table:table-cell>
              <table:table-cell office:value-type="float" office:value="171">
                <text:p>171</text:p>
              </table:table-cell>
              <table:table-cell office:value-type="float" office:value="-104.696540711927">
                <text:p>-104.696540711927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8332.3125">
                <text:p>228332.3125</text:p>
              </table:table-cell>
              <table:table-cell office:value-type="float" office:value="168">
                <text:p>168</text:p>
              </table:table-cell>
              <table:table-cell office:value-type="float" office:value="-104.920076125234">
                <text:p>-104.920076125234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6626.015625">
                <text:p>236626.015625</text:p>
              </table:table-cell>
              <table:table-cell office:value-type="float" office:value="173">
                <text:p>173</text:p>
              </table:table-cell>
              <table:table-cell office:value-type="float" office:value="-105.136233717802">
                <text:p>-105.136233717802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4677.8125">
                <text:p>244677.8125</text:p>
              </table:table-cell>
              <table:table-cell office:value-type="float" office:value="147">
                <text:p>147</text:p>
              </table:table-cell>
              <table:table-cell office:value-type="float" office:value="-105.358327006086">
                <text:p>-105.358327006086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710.109375">
                <text:p>252710.109375</text:p>
              </table:table-cell>
              <table:table-cell office:value-type="float" office:value="171">
                <text:p>171</text:p>
              </table:table-cell>
              <table:table-cell office:value-type="float" office:value="-105.554471871931">
                <text:p>-105.554471871931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795.625">
                <text:p>260795.625</text:p>
              </table:table-cell>
              <table:table-cell office:value-type="float" office:value="162">
                <text:p>162</text:p>
              </table:table-cell>
              <table:table-cell office:value-type="float" office:value="-105.776582915362">
                <text:p>-105.776582915362</text:p>
              </table:table-cell>
              <table:table-cell office:value-type="float" office:value="16.46">
                <text:p>16.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8859.109375">
                <text:p>268859.109375</text:p>
              </table:table-cell>
              <table:table-cell office:value-type="float" office:value="158">
                <text:p>158</text:p>
              </table:table-cell>
              <table:table-cell office:value-type="float" office:value="-105.979054306233">
                <text:p>-105.979054306233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6900.921875">
                <text:p>276900.921875</text:p>
              </table:table-cell>
              <table:table-cell office:value-type="float" office:value="140">
                <text:p>140</text:p>
              </table:table-cell>
              <table:table-cell office:value-type="float" office:value="-106.15387092545">
                <text:p>-106.15387092545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4940.21875">
                <text:p>284940.21875</text:p>
              </table:table-cell>
              <table:table-cell office:value-type="float" office:value="160">
                <text:p>160</text:p>
              </table:table-cell>
              <table:table-cell office:value-type="float" office:value="-106.34918016635">
                <text:p>-106.34918016635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4804.71875">
                <text:p>294804.71875</text:p>
              </table:table-cell>
              <table:table-cell office:value-type="float" office:value="176">
                <text:p>176</text:p>
              </table:table-cell>
              <table:table-cell office:value-type="float" office:value="-110.242376745629">
                <text:p>-110.242376745629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2855.8125">
                <text:p>302855.8125</text:p>
              </table:table-cell>
              <table:table-cell office:value-type="float" office:value="150">
                <text:p>150</text:p>
              </table:table-cell>
              <table:table-cell office:value-type="float" office:value="-110.376255037953">
                <text:p>-110.376255037953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0974.21875">
                <text:p>310974.21875</text:p>
              </table:table-cell>
              <table:table-cell office:value-type="float" office:value="177">
                <text:p>177</text:p>
              </table:table-cell>
              <table:table-cell office:value-type="float" office:value="-110.482647763808">
                <text:p>-110.482647763808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9028.90625">
                <text:p>319028.90625</text:p>
              </table:table-cell>
              <table:table-cell office:value-type="float" office:value="167">
                <text:p>167</text:p>
              </table:table-cell>
              <table:table-cell office:value-type="float" office:value="-110.616619175091">
                <text:p>-110.616619175091</text:p>
              </table:table-cell>
              <table:table-cell office:value-type="float" office:value="15.91">
                <text:p>15.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7077.703125">
                <text:p>327077.703125</text:p>
              </table:table-cell>
              <table:table-cell office:value-type="float" office:value="152">
                <text:p>152</text:p>
              </table:table-cell>
              <table:table-cell office:value-type="float" office:value="-110.663435655994">
                <text:p>-110.663435655994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5122.703125">
                <text:p>335122.703125</text:p>
              </table:table-cell>
              <table:table-cell office:value-type="float" office:value="144">
                <text:p>144</text:p>
              </table:table-cell>
              <table:table-cell office:value-type="float" office:value="-110.749573561964">
                <text:p>-110.749573561964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3186.125">
                <text:p>343186.125</text:p>
              </table:table-cell>
              <table:table-cell office:value-type="float" office:value="136">
                <text:p>136</text:p>
              </table:table-cell>
              <table:table-cell office:value-type="float" office:value="-110.844399941742">
                <text:p>-110.844399941742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1238.203125">
                <text:p>351238.203125</text:p>
              </table:table-cell>
              <table:table-cell office:value-type="float" office:value="157">
                <text:p>157</text:p>
              </table:table-cell>
              <table:table-cell office:value-type="float" office:value="-110.977064307456">
                <text:p>-110.977064307456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9275.421875">
                <text:p>359275.421875</text:p>
              </table:table-cell>
              <table:table-cell office:value-type="float" office:value="192">
                <text:p>192</text:p>
              </table:table-cell>
              <table:table-cell office:value-type="float" office:value="-111.063344447945">
                <text:p>-111.063344447945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7389.921875">
                <text:p>367389.921875</text:p>
              </table:table-cell>
              <table:table-cell office:value-type="float" office:value="160">
                <text:p>160</text:p>
              </table:table-cell>
              <table:table-cell office:value-type="float" office:value="-111.170064337871">
                <text:p>-111.170064337871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5431.609375">
                <text:p>375431.609375</text:p>
              </table:table-cell>
              <table:table-cell office:value-type="float" office:value="172">
                <text:p>172</text:p>
              </table:table-cell>
              <table:table-cell office:value-type="float" office:value="-111.28496590098">
                <text:p>-111.28496590098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3540.515625">
                <text:p>383540.515625</text:p>
              </table:table-cell>
              <table:table-cell office:value-type="float" office:value="119">
                <text:p>119</text:p>
              </table:table-cell>
              <table:table-cell office:value-type="float" office:value="-111.351021473366">
                <text:p>-111.351021473366</text:p>
              </table:table-cell>
              <table:table-cell office:value-type="float" office:value="15.23">
                <text:p>15.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1647.015625">
                <text:p>391647.015625</text:p>
              </table:table-cell>
              <table:table-cell office:value-type="float" office:value="99">
                <text:p>99</text:p>
              </table:table-cell>
              <table:table-cell office:value-type="float" office:value="-111.398191453997">
                <text:p>-111.398191453997</text:p>
              </table:table-cell>
              <table:table-cell office:value-type="float" office:value="25.11">
                <text:p>25.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9707.203125">
                <text:p>399707.203125</text:p>
              </table:table-cell>
              <table:table-cell office:value-type="float" office:value="131">
                <text:p>131</text:p>
              </table:table-cell>
              <table:table-cell office:value-type="float" office:value="-111.464291855547">
                <text:p>-111.464291855547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7746.109375">
                <text:p>407746.109375</text:p>
              </table:table-cell>
              <table:table-cell office:value-type="float" office:value="147">
                <text:p>147</text:p>
              </table:table-cell>
              <table:table-cell office:value-type="float" office:value="-111.550835099983">
                <text:p>-111.550835099983</text:p>
              </table:table-cell>
              <table:table-cell office:value-type="float" office:value="15.74">
                <text:p>15.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7946.609375">
                <text:p>417946.609375</text:p>
              </table:table-cell>
              <table:table-cell office:value-type="float" office:value="193">
                <text:p>193</text:p>
              </table:table-cell>
              <table:table-cell office:value-type="float" office:value="-113.103596033885">
                <text:p>-113.103596033885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6054.21875">
                <text:p>426054.21875</text:p>
              </table:table-cell>
              <table:table-cell office:value-type="float" office:value="114">
                <text:p>114</text:p>
              </table:table-cell>
              <table:table-cell office:value-type="float" office:value="-113.111218191276">
                <text:p>-113.111218191276</text:p>
              </table:table-cell>
              <table:table-cell office:value-type="float" office:value="15.41">
                <text:p>15.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4173.203125">
                <text:p>434173.203125</text:p>
              </table:table-cell>
              <table:table-cell office:value-type="float" office:value="208">
                <text:p>208</text:p>
              </table:table-cell>
              <table:table-cell office:value-type="float" office:value="-113.177319212833">
                <text:p>-113.177319212833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2212.609375">
                <text:p>442212.609375</text:p>
              </table:table-cell>
              <table:table-cell office:value-type="float" office:value="142">
                <text:p>142</text:p>
              </table:table-cell>
              <table:table-cell office:value-type="float" office:value="-113.224702821729">
                <text:p>-113.224702821729</text:p>
              </table:table-cell>
              <table:table-cell office:value-type="float" office:value="15.47">
                <text:p>15.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237.203125">
                <text:p>450237.203125</text:p>
              </table:table-cell>
              <table:table-cell office:value-type="float" office:value="161">
                <text:p>161</text:p>
              </table:table-cell>
              <table:table-cell office:value-type="float" office:value="-113.290859982191">
                <text:p>-113.29085998219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8278.109375">
                <text:p>458278.109375</text:p>
              </table:table-cell>
              <table:table-cell office:value-type="float" office:value="118">
                <text:p>118</text:p>
              </table:table-cell>
              <table:table-cell office:value-type="float" office:value="-113.291153217559">
                <text:p>-113.291153217559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6292.125">
                <text:p>466292.125</text:p>
              </table:table-cell>
              <table:table-cell office:value-type="float" office:value="119">
                <text:p>119</text:p>
              </table:table-cell>
              <table:table-cell office:value-type="float" office:value="-113.35847725983">
                <text:p>-113.35847725983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4438.40625">
                <text:p>474438.40625</text:p>
              </table:table-cell>
              <table:table-cell office:value-type="float" office:value="190">
                <text:p>190</text:p>
              </table:table-cell>
              <table:table-cell office:value-type="float" office:value="-113.405586676294">
                <text:p>-113.405586676294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2480.3125">
                <text:p>482480.3125</text:p>
              </table:table-cell>
              <table:table-cell office:value-type="float" office:value="140">
                <text:p>140</text:p>
              </table:table-cell>
              <table:table-cell office:value-type="float" office:value="-113.452430919362">
                <text:p>-113.452430919362</text:p>
              </table:table-cell>
              <table:table-cell office:value-type="float" office:value="15.91">
                <text:p>15.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0624.125">
                <text:p>490624.125</text:p>
              </table:table-cell>
              <table:table-cell office:value-type="float" office:value="172">
                <text:p>172</text:p>
              </table:table-cell>
              <table:table-cell office:value-type="float" office:value="-113.479464784912">
                <text:p>-113.479464784912</text:p>
              </table:table-cell>
              <table:table-cell office:value-type="float" office:value="16.67">
                <text:p>16.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8673.609375">
                <text:p>498673.609375</text:p>
              </table:table-cell>
              <table:table-cell office:value-type="float" office:value="142">
                <text:p>142</text:p>
              </table:table-cell>
              <table:table-cell office:value-type="float" office:value="-113.499321919373">
                <text:p>-113.499321919373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6762.515625">
                <text:p>506762.515625</text:p>
              </table:table-cell>
              <table:table-cell office:value-type="float" office:value="120">
                <text:p>120</text:p>
              </table:table-cell>
              <table:table-cell office:value-type="float" office:value="-113.564928602343">
                <text:p>-113.56492860234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4754.109375">
                <text:p>514754.109375</text:p>
              </table:table-cell>
              <table:table-cell office:value-type="float" office:value="137">
                <text:p>137</text:p>
              </table:table-cell>
              <table:table-cell office:value-type="float" office:value="-113.592779367763">
                <text:p>-113.592779367763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3094.015625">
                <text:p>523094.015625</text:p>
              </table:table-cell>
              <table:table-cell office:value-type="float" office:value="186">
                <text:p>186</text:p>
              </table:table-cell>
              <table:table-cell office:value-type="float" office:value="-113.592126393733">
                <text:p>-113.592126393733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1138.015625">
                <text:p>531138.015625</text:p>
              </table:table-cell>
              <table:table-cell office:value-type="float" office:value="175">
                <text:p>175</text:p>
              </table:table-cell>
              <table:table-cell office:value-type="float" office:value="-113.639119456567">
                <text:p>-113.639119456567</text:p>
              </table:table-cell>
              <table:table-cell office:value-type="float" office:value="16.27">
                <text:p>16.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0974.8125">
                <text:p>540974.8125</text:p>
              </table:table-cell>
              <table:table-cell office:value-type="float" office:value="181">
                <text:p>181</text:p>
              </table:table-cell>
              <table:table-cell office:value-type="float" office:value="-114.29394118636">
                <text:p>-114.29394118636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9019.71875">
                <text:p>549019.71875</text:p>
              </table:table-cell>
              <table:table-cell office:value-type="float" office:value="143">
                <text:p>143</text:p>
              </table:table-cell>
              <table:table-cell office:value-type="float" office:value="-114.273895537641">
                <text:p>-114.273895537641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7113.609375">
                <text:p>557113.609375</text:p>
              </table:table-cell>
              <table:table-cell office:value-type="float" office:value="174">
                <text:p>174</text:p>
              </table:table-cell>
              <table:table-cell office:value-type="float" office:value="-114.320125194993">
                <text:p>-114.320125194993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5194.609375">
                <text:p>565194.609375</text:p>
              </table:table-cell>
              <table:table-cell office:value-type="float" office:value="159">
                <text:p>159</text:p>
              </table:table-cell>
              <table:table-cell office:value-type="float" office:value="-114.367795216575">
                <text:p>-114.367795216575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3219.109375">
                <text:p>573219.109375</text:p>
              </table:table-cell>
              <table:table-cell office:value-type="float" office:value="143">
                <text:p>143</text:p>
              </table:table-cell>
              <table:table-cell office:value-type="float" office:value="-114.327981535055">
                <text:p>-114.327981535055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1300.21875">
                <text:p>581300.21875</text:p>
              </table:table-cell>
              <table:table-cell office:value-type="float" office:value="187">
                <text:p>187</text:p>
              </table:table-cell>
              <table:table-cell office:value-type="float" office:value="-114.375245951681">
                <text:p>-114.375245951681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9433.40625">
                <text:p>589433.40625</text:p>
              </table:table-cell>
              <table:table-cell office:value-type="float" office:value="139">
                <text:p>139</text:p>
              </table:table-cell>
              <table:table-cell office:value-type="float" office:value="-114.420979944494">
                <text:p>-114.420979944494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7513.328125">
                <text:p>597513.328125</text:p>
              </table:table-cell>
              <table:table-cell office:value-type="float" office:value="132">
                <text:p>132</text:p>
              </table:table-cell>
              <table:table-cell office:value-type="float" office:value="-114.374361223557">
                <text:p>-114.374361223557</text:p>
              </table:table-cell>
              <table:table-cell office:value-type="float" office:value="16.73">
                <text:p>16.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5595.3125">
                <text:p>605595.3125</text:p>
              </table:table-cell>
              <table:table-cell office:value-type="float" office:value="153">
                <text:p>153</text:p>
              </table:table-cell>
              <table:table-cell office:value-type="float" office:value="-114.447301966142">
                <text:p>-114.447301966142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3669.015625">
                <text:p>613669.015625</text:p>
              </table:table-cell>
              <table:table-cell office:value-type="float" office:value="135">
                <text:p>135</text:p>
              </table:table-cell>
              <table:table-cell office:value-type="float" office:value="-114.427349309699">
                <text:p>-114.427349309699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1768.71875">
                <text:p>621768.71875</text:p>
              </table:table-cell>
              <table:table-cell office:value-type="float" office:value="138">
                <text:p>138</text:p>
              </table:table-cell>
              <table:table-cell office:value-type="float" office:value="-114.425707745933">
                <text:p>-114.425707745933</text:p>
              </table:table-cell>
              <table:table-cell office:value-type="float" office:value="25.08">
                <text:p>25.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9893.203125">
                <text:p>629893.203125</text:p>
              </table:table-cell>
              <table:table-cell office:value-type="float" office:value="115">
                <text:p>115</text:p>
              </table:table-cell>
              <table:table-cell office:value-type="float" office:value="-114.474578098935">
                <text:p>-114.474578098935</text:p>
              </table:table-cell>
              <table:table-cell office:value-type="float" office:value="23.16">
                <text:p>23.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7988.71875">
                <text:p>637988.71875</text:p>
              </table:table-cell>
              <table:table-cell office:value-type="float" office:value="113">
                <text:p>113</text:p>
              </table:table-cell>
              <table:table-cell office:value-type="float" office:value="-114.453610979497">
                <text:p>-114.453610979497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6034.90625">
                <text:p>646034.90625</text:p>
              </table:table-cell>
              <table:table-cell office:value-type="float" office:value="182">
                <text:p>182</text:p>
              </table:table-cell>
              <table:table-cell office:value-type="float" office:value="-114.460345070754">
                <text:p>-114.460345070754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4085.109375">
                <text:p>654085.109375</text:p>
              </table:table-cell>
              <table:table-cell office:value-type="float" office:value="149">
                <text:p>149</text:p>
              </table:table-cell>
              <table:table-cell office:value-type="float" office:value="-114.526966109611">
                <text:p>-114.526966109611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4172.21875">
                <text:p>664172.21875</text:p>
              </table:table-cell>
              <table:table-cell office:value-type="float" office:value="172">
                <text:p>172</text:p>
              </table:table-cell>
              <table:table-cell office:value-type="float" office:value="-114.64874462838">
                <text:p>-114.64874462838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2246">
                <text:p>672246</text:p>
              </table:table-cell>
              <table:table-cell office:value-type="float" office:value="155">
                <text:p>155</text:p>
              </table:table-cell>
              <table:table-cell office:value-type="float" office:value="-114.652612644592">
                <text:p>-114.652612644592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0335.03125">
                <text:p>680335.03125</text:p>
              </table:table-cell>
              <table:table-cell office:value-type="float" office:value="173">
                <text:p>173</text:p>
              </table:table-cell>
              <table:table-cell office:value-type="float" office:value="-114.72081742968">
                <text:p>-114.72081742968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8526.109375">
                <text:p>688526.109375</text:p>
              </table:table-cell>
              <table:table-cell office:value-type="float" office:value="169">
                <text:p>169</text:p>
              </table:table-cell>
              <table:table-cell office:value-type="float" office:value="-114.724653789679">
                <text:p>-114.724653789679</text:p>
              </table:table-cell>
              <table:table-cell office:value-type="float" office:value="15.11">
                <text:p>15.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6572.40625">
                <text:p>696572.40625</text:p>
              </table:table-cell>
              <table:table-cell office:value-type="float" office:value="170">
                <text:p>170</text:p>
              </table:table-cell>
              <table:table-cell office:value-type="float" office:value="-114.747802601359">
                <text:p>-114.747802601359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4599.8125">
                <text:p>704599.8125</text:p>
              </table:table-cell>
              <table:table-cell office:value-type="float" office:value="159">
                <text:p>159</text:p>
              </table:table-cell>
              <table:table-cell office:value-type="float" office:value="-114.708433999695">
                <text:p>-114.708433999695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2759.21875">
                <text:p>712759.21875</text:p>
              </table:table-cell>
              <table:table-cell office:value-type="float" office:value="166">
                <text:p>166</text:p>
              </table:table-cell>
              <table:table-cell office:value-type="float" office:value="-114.760552971051">
                <text:p>-114.760552971051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0889.015625">
                <text:p>720889.015625</text:p>
              </table:table-cell>
              <table:table-cell office:value-type="float" office:value="146">
                <text:p>146</text:p>
              </table:table-cell>
              <table:table-cell office:value-type="float" office:value="-114.740975144115">
                <text:p>-114.740975144115</text:p>
              </table:table-cell>
              <table:table-cell office:value-type="float" office:value="25.04">
                <text:p>25.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8939.328125">
                <text:p>728939.328125</text:p>
              </table:table-cell>
              <table:table-cell office:value-type="float" office:value="150">
                <text:p>150</text:p>
              </table:table-cell>
              <table:table-cell office:value-type="float" office:value="-114.767818025334">
                <text:p>-114.767818025334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6985.90625">
                <text:p>736985.90625</text:p>
              </table:table-cell>
              <table:table-cell office:value-type="float" office:value="175">
                <text:p>175</text:p>
              </table:table-cell>
              <table:table-cell office:value-type="float" office:value="-114.768593514671">
                <text:p>-114.768593514671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5089.109375">
                <text:p>745089.109375</text:p>
              </table:table-cell>
              <table:table-cell office:value-type="float" office:value="143">
                <text:p>143</text:p>
              </table:table-cell>
              <table:table-cell office:value-type="float" office:value="-114.725952865909">
                <text:p>-114.725952865909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3202.828125">
                <text:p>753202.828125</text:p>
              </table:table-cell>
              <table:table-cell office:value-type="float" office:value="168">
                <text:p>168</text:p>
              </table:table-cell>
              <table:table-cell office:value-type="float" office:value="-114.774533637202">
                <text:p>-114.774533637202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61276.515625">
                <text:p>761276.515625</text:p>
              </table:table-cell>
              <table:table-cell office:value-type="float" office:value="137">
                <text:p>137</text:p>
              </table:table-cell>
              <table:table-cell office:value-type="float" office:value="-114.78163066967">
                <text:p>-114.78163066967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9327.3125">
                <text:p>769327.3125</text:p>
              </table:table-cell>
              <table:table-cell office:value-type="float" office:value="161">
                <text:p>161</text:p>
              </table:table-cell>
              <table:table-cell office:value-type="float" office:value="-114.828286399969">
                <text:p>-114.828286399969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7379.796875">
                <text:p>777379.796875</text:p>
              </table:table-cell>
              <table:table-cell office:value-type="float" office:value="161">
                <text:p>161</text:p>
              </table:table-cell>
              <table:table-cell office:value-type="float" office:value="-114.807359528605">
                <text:p>-114.807359528605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7289.5">
                <text:p>787289.5</text:p>
              </table:table-cell>
              <table:table-cell office:value-type="float" office:value="166">
                <text:p>166</text:p>
              </table:table-cell>
              <table:table-cell office:value-type="float" office:value="-114.861386395747">
                <text:p>-114.86138639574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5409.515625">
                <text:p>795409.515625</text:p>
              </table:table-cell>
              <table:table-cell office:value-type="float" office:value="183">
                <text:p>183</text:p>
              </table:table-cell>
              <table:table-cell office:value-type="float" office:value="-114.888416020912">
                <text:p>-114.888416020912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3468.421875">
                <text:p>803468.421875</text:p>
              </table:table-cell>
              <table:table-cell office:value-type="float" office:value="151">
                <text:p>151</text:p>
              </table:table-cell>
              <table:table-cell office:value-type="float" office:value="-114.937525986569">
                <text:p>-114.937525986569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1506.828125">
                <text:p>811506.828125</text:p>
              </table:table-cell>
              <table:table-cell office:value-type="float" office:value="126">
                <text:p>126</text:p>
              </table:table-cell>
              <table:table-cell office:value-type="float" office:value="-114.964581411112">
                <text:p>-114.964581411112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9559.09375">
                <text:p>819559.09375</text:p>
              </table:table-cell>
              <table:table-cell office:value-type="float" office:value="185">
                <text:p>185</text:p>
              </table:table-cell>
              <table:table-cell office:value-type="float" office:value="-114.95046168447">
                <text:p>-114.95046168447</text:p>
              </table:table-cell>
              <table:table-cell office:value-type="float" office:value="16.63">
                <text:p>16.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7609.421875">
                <text:p>827609.421875</text:p>
              </table:table-cell>
              <table:table-cell office:value-type="float" office:value="151">
                <text:p>151</text:p>
              </table:table-cell>
              <table:table-cell office:value-type="float" office:value="-114.977527004699">
                <text:p>-114.977527004699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5660.3125">
                <text:p>835660.3125</text:p>
              </table:table-cell>
              <table:table-cell office:value-type="float" office:value="146">
                <text:p>146</text:p>
              </table:table-cell>
              <table:table-cell office:value-type="float" office:value="-114.977995994217">
                <text:p>-114.977995994217</text:p>
              </table:table-cell>
              <table:table-cell office:value-type="float" office:value="16.44">
                <text:p>16.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3736.015625">
                <text:p>843736.015625</text:p>
              </table:table-cell>
              <table:table-cell office:value-type="float" office:value="157">
                <text:p>157</text:p>
              </table:table-cell>
              <table:table-cell office:value-type="float" office:value="-115.006787702819">
                <text:p>-115.006787702819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1756.5">
                <text:p>851756.5</text:p>
              </table:table-cell>
              <table:table-cell office:value-type="float" office:value="165">
                <text:p>165</text:p>
              </table:table-cell>
              <table:table-cell office:value-type="float" office:value="-114.985819131636">
                <text:p>-114.985819131636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9893.609375">
                <text:p>859893.609375</text:p>
              </table:table-cell>
              <table:table-cell office:value-type="float" office:value="160">
                <text:p>160</text:p>
              </table:table-cell>
              <table:table-cell office:value-type="float" office:value="-114.993173144404">
                <text:p>-114.993173144404</text:p>
              </table:table-cell>
              <table:table-cell office:value-type="float" office:value="24.27">
                <text:p>24.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7914.328125">
                <text:p>867914.328125</text:p>
              </table:table-cell>
              <table:table-cell office:value-type="float" office:value="172">
                <text:p>172</text:p>
              </table:table-cell>
              <table:table-cell office:value-type="float" office:value="-115.042428341671">
                <text:p>-115.042428341671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6006.609375">
                <text:p>876006.609375</text:p>
              </table:table-cell>
              <table:table-cell office:value-type="float" office:value="141">
                <text:p>141</text:p>
              </table:table-cell>
              <table:table-cell office:value-type="float" office:value="-115.049811371068">
                <text:p>-115.049811371068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4087.421875">
                <text:p>884087.421875</text:p>
              </table:table-cell>
              <table:table-cell office:value-type="float" office:value="188">
                <text:p>188</text:p>
              </table:table-cell>
              <table:table-cell office:value-type="float" office:value="-115.053700420432">
                <text:p>-115.053700420432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2107.828125">
                <text:p>892107.828125</text:p>
              </table:table-cell>
              <table:table-cell office:value-type="float" office:value="134">
                <text:p>134</text:p>
              </table:table-cell>
              <table:table-cell office:value-type="float" office:value="-115.012302800481">
                <text:p>-115.012302800481</text:p>
              </table:table-cell>
              <table:table-cell office:value-type="float" office:value="15.47">
                <text:p>15.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213.21875">
                <text:p>900213.21875</text:p>
              </table:table-cell>
              <table:table-cell office:value-type="float" office:value="159">
                <text:p>159</text:p>
              </table:table-cell>
              <table:table-cell office:value-type="float" office:value="-115.011058728146">
                <text:p>-115.011058728146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397.609375">
                <text:p>910397.609375</text:p>
              </table:table-cell>
              <table:table-cell office:value-type="float" office:value="158">
                <text:p>158</text:p>
              </table:table-cell>
              <table:table-cell office:value-type="float" office:value="-115.00645273238">
                <text:p>-115.00645273238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8443.015625">
                <text:p>918443.015625</text:p>
              </table:table-cell>
              <table:table-cell office:value-type="float" office:value="158">
                <text:p>158</text:p>
              </table:table-cell>
              <table:table-cell office:value-type="float" office:value="-115.054180507146">
                <text:p>-115.054180507146</text:p>
              </table:table-cell>
              <table:table-cell office:value-type="float" office:value="15.74">
                <text:p>15.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6532.609375">
                <text:p>926532.609375</text:p>
              </table:table-cell>
              <table:table-cell office:value-type="float" office:value="171">
                <text:p>171</text:p>
              </table:table-cell>
              <table:table-cell office:value-type="float" office:value="-115.037172790902">
                <text:p>-115.037172790902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4633.3125">
                <text:p>934633.3125</text:p>
              </table:table-cell>
              <table:table-cell office:value-type="float" office:value="166">
                <text:p>166</text:p>
              </table:table-cell>
              <table:table-cell office:value-type="float" office:value="-115.046740620486">
                <text:p>-115.046740620486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2747.3125">
                <text:p>942747.3125</text:p>
              </table:table-cell>
              <table:table-cell office:value-type="float" office:value="141">
                <text:p>141</text:p>
              </table:table-cell>
              <table:table-cell office:value-type="float" office:value="-115.025678401136">
                <text:p>-115.02567840113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865.015625">
                <text:p>950865.015625</text:p>
              </table:table-cell>
              <table:table-cell office:value-type="float" office:value="189">
                <text:p>189</text:p>
              </table:table-cell>
              <table:table-cell office:value-type="float" office:value="-115.052938685703">
                <text:p>-115.052938685703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8967.90625">
                <text:p>958967.90625</text:p>
              </table:table-cell>
              <table:table-cell office:value-type="float" office:value="179">
                <text:p>179</text:p>
              </table:table-cell>
              <table:table-cell office:value-type="float" office:value="-115.104700798467">
                <text:p>-115.1047007984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7125.921875">
                <text:p>967125.921875</text:p>
              </table:table-cell>
              <table:table-cell office:value-type="float" office:value="143">
                <text:p>143</text:p>
              </table:table-cell>
              <table:table-cell office:value-type="float" office:value="-115.083622630371">
                <text:p>-115.083622630371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5209.21875">
                <text:p>975209.21875</text:p>
              </table:table-cell>
              <table:table-cell office:value-type="float" office:value="182">
                <text:p>182</text:p>
              </table:table-cell>
              <table:table-cell office:value-type="float" office:value="-115.042830994383">
                <text:p>-115.042830994383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3288.5">
                <text:p>983288.5</text:p>
              </table:table-cell>
              <table:table-cell office:value-type="float" office:value="190">
                <text:p>190</text:p>
              </table:table-cell>
              <table:table-cell office:value-type="float" office:value="-115.070098796857">
                <text:p>-115.070098796857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1398.5">
                <text:p>991398.5</text:p>
              </table:table-cell>
              <table:table-cell office:value-type="float" office:value="164">
                <text:p>164</text:p>
              </table:table-cell>
              <table:table-cell office:value-type="float" office:value="-115.073462457604">
                <text:p>-115.073462457604</text:p>
              </table:table-cell>
              <table:table-cell office:value-type="float" office:value="16.63">
                <text:p>16.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9462.328125">
                <text:p>999462.328125</text:p>
              </table:table-cell>
              <table:table-cell office:value-type="float" office:value="164">
                <text:p>164</text:p>
              </table:table-cell>
              <table:table-cell office:value-type="float" office:value="-115.083134859526">
                <text:p>-115.083134859526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7565.71875">
                <text:p>1007565.71875</text:p>
              </table:table-cell>
              <table:table-cell office:value-type="float" office:value="153">
                <text:p>153</text:p>
              </table:table-cell>
              <table:table-cell office:value-type="float" office:value="-115.06204237325">
                <text:p>-115.06204237325</text:p>
              </table:table-cell>
              <table:table-cell office:value-type="float" office:value="15.47">
                <text:p>15.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15617.921875">
                <text:p>1015617.921875</text:p>
              </table:table-cell>
              <table:table-cell office:value-type="float" office:value="141">
                <text:p>141</text:p>
              </table:table-cell>
              <table:table-cell office:value-type="float" office:value="-115.069622692096">
                <text:p>-115.069622692096</text:p>
              </table:table-cell>
              <table:table-cell office:value-type="float" office:value="15.91">
                <text:p>15.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23655.921875">
                <text:p>1023655.921875</text:p>
              </table:table-cell>
              <table:table-cell office:value-type="float" office:value="162">
                <text:p>162</text:p>
              </table:table-cell>
              <table:table-cell office:value-type="float" office:value="-115.075074797472">
                <text:p>-115.07507479747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33581.625">
                <text:p>1033581.625</text:p>
              </table:table-cell>
              <table:table-cell office:value-type="float" office:value="156">
                <text:p>156</text:p>
              </table:table-cell>
              <table:table-cell office:value-type="float" office:value="-115.046825750337">
                <text:p>-115.046825750337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41629.515625">
                <text:p>1041629.515625</text:p>
              </table:table-cell>
              <table:table-cell office:value-type="float" office:value="149">
                <text:p>149</text:p>
              </table:table-cell>
              <table:table-cell office:value-type="float" office:value="-115.048601148586">
                <text:p>-115.04860114858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49676.796875">
                <text:p>1049676.796875</text:p>
              </table:table-cell>
              <table:table-cell office:value-type="float" office:value="142">
                <text:p>142</text:p>
              </table:table-cell>
              <table:table-cell office:value-type="float" office:value="-114.991606904411">
                <text:p>-114.991606904411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57780.90625">
                <text:p>1057780.90625</text:p>
              </table:table-cell>
              <table:table-cell office:value-type="float" office:value="157">
                <text:p>157</text:p>
              </table:table-cell>
              <table:table-cell office:value-type="float" office:value="-115.038669515211">
                <text:p>-115.038669515211</text:p>
              </table:table-cell>
              <table:table-cell office:value-type="float" office:value="16.39">
                <text:p>16.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65876.421875">
                <text:p>1065876.421875</text:p>
              </table:table-cell>
              <table:table-cell office:value-type="float" office:value="114">
                <text:p>114</text:p>
              </table:table-cell>
              <table:table-cell office:value-type="float" office:value="-115.003539376578">
                <text:p>-115.003539376578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73918.421875">
                <text:p>1073918.421875</text:p>
              </table:table-cell>
              <table:table-cell office:value-type="float" office:value="134">
                <text:p>134</text:p>
              </table:table-cell>
              <table:table-cell office:value-type="float" office:value="-115.074704908567">
                <text:p>-115.074704908567</text:p>
              </table:table-cell>
              <table:table-cell office:value-type="float" office:value="16.34">
                <text:p>16.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81967.625">
                <text:p>1081967.625</text:p>
              </table:table-cell>
              <table:table-cell office:value-type="float" office:value="146">
                <text:p>146</text:p>
              </table:table-cell>
              <table:table-cell office:value-type="float" office:value="-115.062779200336">
                <text:p>-115.062779200336</text:p>
              </table:table-cell>
              <table:table-cell office:value-type="float" office:value="15.97">
                <text:p>15.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90093.3125">
                <text:p>1090093.3125</text:p>
              </table:table-cell>
              <table:table-cell office:value-type="float" office:value="169">
                <text:p>169</text:p>
              </table:table-cell>
              <table:table-cell office:value-type="float" office:value="-115.048423643201">
                <text:p>-115.048423643201</text:p>
              </table:table-cell>
              <table:table-cell office:value-type="float" office:value="15.93">
                <text:p>15.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98143.8125">
                <text:p>1098143.8125</text:p>
              </table:table-cell>
              <table:table-cell office:value-type="float" office:value="169">
                <text:p>169</text:p>
              </table:table-cell>
              <table:table-cell office:value-type="float" office:value="-115.075845912575">
                <text:p>-115.075845912575</text:p>
              </table:table-cell>
              <table:table-cell office:value-type="float" office:value="16.42">
                <text:p>16.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6204.703125">
                <text:p>1106204.703125</text:p>
              </table:table-cell>
              <table:table-cell office:value-type="float" office:value="146">
                <text:p>146</text:p>
              </table:table-cell>
              <table:table-cell office:value-type="float" office:value="-115.054653516731">
                <text:p>-115.054653516731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14337.203125">
                <text:p>1114337.203125</text:p>
              </table:table-cell>
              <table:table-cell office:value-type="float" office:value="157">
                <text:p>157</text:p>
              </table:table-cell>
              <table:table-cell office:value-type="float" office:value="-115.086446389376">
                <text:p>-115.086446389376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22429.109375">
                <text:p>1122429.109375</text:p>
              </table:table-cell>
              <table:table-cell office:value-type="float" office:value="142">
                <text:p>142</text:p>
              </table:table-cell>
              <table:table-cell office:value-type="float" office:value="-115.050528872462">
                <text:p>-115.050528872462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30515.109375">
                <text:p>1130515.109375</text:p>
              </table:table-cell>
              <table:table-cell office:value-type="float" office:value="186">
                <text:p>186</text:p>
              </table:table-cell>
              <table:table-cell office:value-type="float" office:value="-115.095152168388">
                <text:p>-115.095152168388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38618.203125">
                <text:p>1138618.203125</text:p>
              </table:table-cell>
              <table:table-cell office:value-type="float" office:value="120">
                <text:p>120</text:p>
              </table:table-cell>
              <table:table-cell office:value-type="float" office:value="-115.061119712457">
                <text:p>-115.06111971245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46659.015625">
                <text:p>1146659.015625</text:p>
              </table:table-cell>
              <table:table-cell office:value-type="float" office:value="190">
                <text:p>190</text:p>
              </table:table-cell>
              <table:table-cell office:value-type="float" office:value="-115.086061565472">
                <text:p>-115.086061565472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56739.40625">
                <text:p>1156739.40625</text:p>
              </table:table-cell>
              <table:table-cell office:value-type="float" office:value="152">
                <text:p>152</text:p>
              </table:table-cell>
              <table:table-cell office:value-type="float" office:value="-115.04262657769">
                <text:p>-115.04262657769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64808.421875">
                <text:p>1164808.421875</text:p>
              </table:table-cell>
              <table:table-cell office:value-type="float" office:value="137">
                <text:p>137</text:p>
              </table:table-cell>
              <table:table-cell office:value-type="float" office:value="-115.047790837968">
                <text:p>-115.047790837968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72830.609375">
                <text:p>1172830.609375</text:p>
              </table:table-cell>
              <table:table-cell office:value-type="float" office:value="135">
                <text:p>135</text:p>
              </table:table-cell>
              <table:table-cell office:value-type="float" office:value="-115.052946170084">
                <text:p>-115.052946170084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80976.109375">
                <text:p>1180976.109375</text:p>
              </table:table-cell>
              <table:table-cell office:value-type="float" office:value="135">
                <text:p>135</text:p>
              </table:table-cell>
              <table:table-cell office:value-type="float" office:value="-114.992405825213">
                <text:p>-114.992405825213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89030.3125">
                <text:p>1189030.3125</text:p>
              </table:table-cell>
              <table:table-cell office:value-type="float" office:value="150">
                <text:p>150</text:p>
              </table:table-cell>
              <table:table-cell office:value-type="float" office:value="-115.089444487643">
                <text:p>-115.089444487643</text:p>
              </table:table-cell>
              <table:table-cell office:value-type="float" office:value="15.47">
                <text:p>15.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97053.90625">
                <text:p>1197053.90625</text:p>
              </table:table-cell>
              <table:table-cell office:value-type="float" office:value="142">
                <text:p>142</text:p>
              </table:table-cell>
              <table:table-cell office:value-type="float" office:value="-115.034695145956">
                <text:p>-115.03469514595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5158.8125">
                <text:p>1205158.8125</text:p>
              </table:table-cell>
              <table:table-cell office:value-type="float" office:value="123">
                <text:p>123</text:p>
              </table:table-cell>
              <table:table-cell office:value-type="float" office:value="-115.109348299469">
                <text:p>-115.109348299469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13268.40625">
                <text:p>1213268.40625</text:p>
              </table:table-cell>
              <table:table-cell office:value-type="float" office:value="161">
                <text:p>161</text:p>
              </table:table-cell>
              <table:table-cell office:value-type="float" office:value="-115.064588006802">
                <text:p>-115.064588006802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21369.515625">
                <text:p>1221369.515625</text:p>
              </table:table-cell>
              <table:table-cell office:value-type="float" office:value="187">
                <text:p>187</text:p>
              </table:table-cell>
              <table:table-cell office:value-type="float" office:value="-115.0029990436">
                <text:p>-115.0029990436</text:p>
              </table:table-cell>
              <table:table-cell office:value-type="float" office:value="14.53">
                <text:p>14.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29416.203125">
                <text:p>1229416.203125</text:p>
              </table:table-cell>
              <table:table-cell office:value-type="float" office:value="183">
                <text:p>183</text:p>
              </table:table-cell>
              <table:table-cell office:value-type="float" office:value="-115.077649064979">
                <text:p>-115.077649064979</text:p>
              </table:table-cell>
              <table:table-cell office:value-type="float" office:value="16.71">
                <text:p>16.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37458.109375">
                <text:p>1237458.109375</text:p>
              </table:table-cell>
              <table:table-cell office:value-type="float" office:value="142">
                <text:p>142</text:p>
              </table:table-cell>
              <table:table-cell office:value-type="float" office:value="-115.02391726831">
                <text:p>-115.02391726831</text:p>
              </table:table-cell>
              <table:table-cell office:value-type="float" office:value="15.47">
                <text:p>15.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45495.421875">
                <text:p>1245495.421875</text:p>
              </table:table-cell>
              <table:table-cell office:value-type="float" office:value="122">
                <text:p>122</text:p>
              </table:table-cell>
              <table:table-cell office:value-type="float" office:value="-115.071098126413">
                <text:p>-115.071098126413</text:p>
              </table:table-cell>
              <table:table-cell office:value-type="float" office:value="14.91">
                <text:p>14.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53588.328125">
                <text:p>1253588.328125</text:p>
              </table:table-cell>
              <table:table-cell office:value-type="float" office:value="159">
                <text:p>159</text:p>
              </table:table-cell>
              <table:table-cell office:value-type="float" office:value="-115.056592640916">
                <text:p>-115.056592640916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61789.421875">
                <text:p>1261789.421875</text:p>
              </table:table-cell>
              <table:table-cell office:value-type="float" office:value="134">
                <text:p>134</text:p>
              </table:table-cell>
              <table:table-cell office:value-type="float" office:value="-114.996048328464">
                <text:p>-114.996048328464</text:p>
              </table:table-cell>
              <table:table-cell office:value-type="float" office:value="38.78">
                <text:p>38.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69833.203125">
                <text:p>1269833.203125</text:p>
              </table:table-cell>
              <table:table-cell office:value-type="float" office:value="168">
                <text:p>168</text:p>
              </table:table-cell>
              <table:table-cell office:value-type="float" office:value="-115.04717224043">
                <text:p>-115.0471722404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79821.296875">
                <text:p>1279821.296875</text:p>
              </table:table-cell>
              <table:table-cell office:value-type="float" office:value="144">
                <text:p>144</text:p>
              </table:table-cell>
              <table:table-cell office:value-type="float" office:value="-115.074324962605">
                <text:p>-115.074324962605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87928.921875">
                <text:p>1287928.921875</text:p>
              </table:table-cell>
              <table:table-cell office:value-type="float" office:value="139">
                <text:p>139</text:p>
              </table:table-cell>
              <table:table-cell office:value-type="float" office:value="-115.059735398333">
                <text:p>-115.059735398333</text:p>
              </table:table-cell>
              <table:table-cell office:value-type="float" office:value="24.55">
                <text:p>24.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95988.421875">
                <text:p>1295988.421875</text:p>
              </table:table-cell>
              <table:table-cell office:value-type="float" office:value="149">
                <text:p>149</text:p>
              </table:table-cell>
              <table:table-cell office:value-type="float" office:value="-115.045139574048">
                <text:p>-115.045139574048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04135.015625">
                <text:p>1304135.015625</text:p>
              </table:table-cell>
              <table:table-cell office:value-type="float" office:value="162">
                <text:p>162</text:p>
              </table:table-cell>
              <table:table-cell office:value-type="float" office:value="-115.030537508485">
                <text:p>-115.030537508485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12167.21875">
                <text:p>1312167.21875</text:p>
              </table:table-cell>
              <table:table-cell office:value-type="float" office:value="107">
                <text:p>107</text:p>
              </table:table-cell>
              <table:table-cell office:value-type="float" office:value="-115.015929220389">
                <text:p>-115.015929220389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20293.21875">
                <text:p>1320293.21875</text:p>
              </table:table-cell>
              <table:table-cell office:value-type="float" office:value="157">
                <text:p>157</text:p>
              </table:table-cell>
              <table:table-cell office:value-type="float" office:value="-115.07428027541">
                <text:p>-115.07428027541</text:p>
              </table:table-cell>
              <table:table-cell office:value-type="float" office:value="16.74">
                <text:p>16.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28375.71875">
                <text:p>1328375.71875</text:p>
              </table:table-cell>
              <table:table-cell office:value-type="float" office:value="153">
                <text:p>153</text:p>
              </table:table-cell>
              <table:table-cell office:value-type="float" office:value="-115.101968029977">
                <text:p>-115.101968029977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36439.296875">
                <text:p>1336439.296875</text:p>
              </table:table-cell>
              <table:table-cell office:value-type="float" office:value="162">
                <text:p>162</text:p>
              </table:table-cell>
              <table:table-cell office:value-type="float" office:value="-115.017543124953">
                <text:p>-115.017543124953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44514.921875">
                <text:p>1344514.921875</text:p>
              </table:table-cell>
              <table:table-cell office:value-type="float" office:value="150">
                <text:p>150</text:p>
              </table:table-cell>
              <table:table-cell office:value-type="float" office:value="-115.048841909282">
                <text:p>-115.048841909282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52549.109375">
                <text:p>1352549.109375</text:p>
              </table:table-cell>
              <table:table-cell office:value-type="float" office:value="145">
                <text:p>145</text:p>
              </table:table-cell>
              <table:table-cell office:value-type="float" office:value="-115.003494935108">
                <text:p>-115.003494935108</text:p>
              </table:table-cell>
              <table:table-cell office:value-type="float" office:value="14.57">
                <text:p>14.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60645.828125">
                <text:p>1360645.828125</text:p>
              </table:table-cell>
              <table:table-cell office:value-type="float" office:value="143">
                <text:p>143</text:p>
              </table:table-cell>
              <table:table-cell office:value-type="float" office:value="-115.04234326667">
                <text:p>-115.04234326667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68706.796875">
                <text:p>1368706.796875</text:p>
              </table:table-cell>
              <table:table-cell office:value-type="float" office:value="169">
                <text:p>169</text:p>
              </table:table-cell>
              <table:table-cell office:value-type="float" office:value="-115.070036323182">
                <text:p>-115.070036323182</text:p>
              </table:table-cell>
              <table:table-cell office:value-type="float" office:value="16.66">
                <text:p>16.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76805.90625">
                <text:p>1376805.90625</text:p>
              </table:table-cell>
              <table:table-cell office:value-type="float" office:value="181">
                <text:p>181</text:p>
              </table:table-cell>
              <table:table-cell office:value-type="float" office:value="-115.084970682571">
                <text:p>-115.084970682571</text:p>
              </table:table-cell>
              <table:table-cell office:value-type="float" office:value="15.99">
                <text:p>15.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84879.90625">
                <text:p>1384879.90625</text:p>
              </table:table-cell>
              <table:table-cell office:value-type="float" office:value="137">
                <text:p>137</text:p>
              </table:table-cell>
              <table:table-cell office:value-type="float" office:value="-115.074754578168">
                <text:p>-115.074754578168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93041.515625">
                <text:p>1393041.515625</text:p>
              </table:table-cell>
              <table:table-cell office:value-type="float" office:value="163">
                <text:p>163</text:p>
              </table:table-cell>
              <table:table-cell office:value-type="float" office:value="-115.032600633997">
                <text:p>-115.032600633997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02942.921875">
                <text:p>1402942.921875</text:p>
              </table:table-cell>
              <table:table-cell office:value-type="float" office:value="191">
                <text:p>191</text:p>
              </table:table-cell>
              <table:table-cell office:value-type="float" office:value="-114.923007300063">
                <text:p>-114.923007300063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10974.59375">
                <text:p>1410974.59375</text:p>
              </table:table-cell>
              <table:table-cell office:value-type="float" office:value="126">
                <text:p>126</text:p>
              </table:table-cell>
              <table:table-cell office:value-type="float" office:value="-114.955587337439">
                <text:p>-114.955587337439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19086.40625">
                <text:p>1419086.40625</text:p>
              </table:table-cell>
              <table:table-cell office:value-type="float" office:value="152">
                <text:p>152</text:p>
              </table:table-cell>
              <table:table-cell office:value-type="float" office:value="-114.921422887997">
                <text:p>-114.921422887997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27185.921875">
                <text:p>1427185.921875</text:p>
              </table:table-cell>
              <table:table-cell office:value-type="float" office:value="135">
                <text:p>135</text:p>
              </table:table-cell>
              <table:table-cell office:value-type="float" office:value="-114.902000279863">
                <text:p>-114.902000279863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35234.71875">
                <text:p>1435234.71875</text:p>
              </table:table-cell>
              <table:table-cell office:value-type="float" office:value="131">
                <text:p>131</text:p>
              </table:table-cell>
              <table:table-cell office:value-type="float" office:value="-114.888602192937">
                <text:p>-114.888602192937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43296.3125">
                <text:p>1443296.3125</text:p>
              </table:table-cell>
              <table:table-cell office:value-type="float" office:value="172">
                <text:p>172</text:p>
              </table:table-cell>
              <table:table-cell office:value-type="float" office:value="-114.861438139128">
                <text:p>-114.861438139128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51361.015625">
                <text:p>1451361.015625</text:p>
              </table:table-cell>
              <table:table-cell office:value-type="float" office:value="144">
                <text:p>144</text:p>
              </table:table-cell>
              <table:table-cell office:value-type="float" office:value="-114.825987381996">
                <text:p>-114.825987381996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59404.515625">
                <text:p>1459404.515625</text:p>
              </table:table-cell>
              <table:table-cell office:value-type="float" office:value="147">
                <text:p>147</text:p>
              </table:table-cell>
              <table:table-cell office:value-type="float" office:value="-114.832107148593">
                <text:p>-114.832107148593</text:p>
              </table:table-cell>
              <table:table-cell office:value-type="float" office:value="14.57">
                <text:p>14.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67475.828125">
                <text:p>1467475.828125</text:p>
              </table:table-cell>
              <table:table-cell office:value-type="float" office:value="183">
                <text:p>183</text:p>
              </table:table-cell>
              <table:table-cell office:value-type="float" office:value="-114.832111119067">
                <text:p>-114.832111119067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75522.3125">
                <text:p>1475522.3125</text:p>
              </table:table-cell>
              <table:table-cell office:value-type="float" office:value="142">
                <text:p>142</text:p>
              </table:table-cell>
              <table:table-cell office:value-type="float" office:value="-114.855611447768">
                <text:p>-114.855611447768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83609.828125">
                <text:p>1483609.828125</text:p>
              </table:table-cell>
              <table:table-cell office:value-type="float" office:value="181">
                <text:p>181</text:p>
              </table:table-cell>
              <table:table-cell office:value-type="float" office:value="-114.844494865116">
                <text:p>-114.844494865116</text:p>
              </table:table-cell>
              <table:table-cell office:value-type="float" office:value="20.08">
                <text:p>20.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91697.21875">
                <text:p>1491697.21875</text:p>
              </table:table-cell>
              <table:table-cell office:value-type="float" office:value="161">
                <text:p>161</text:p>
              </table:table-cell>
              <table:table-cell office:value-type="float" office:value="-114.810326720277">
                <text:p>-114.810326720277</text:p>
              </table:table-cell>
              <table:table-cell office:value-type="float" office:value="19.07">
                <text:p>19.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99814.609375">
                <text:p>1499814.609375</text:p>
              </table:table-cell>
              <table:table-cell office:value-type="float" office:value="139">
                <text:p>139</text:p>
              </table:table-cell>
              <table:table-cell office:value-type="float" office:value="-114.820021343727">
                <text:p>-114.820021343727</text:p>
              </table:table-cell>
              <table:table-cell office:value-type="float" office:value="16.17">
                <text:p>16.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07896.71875">
                <text:p>1507896.71875</text:p>
              </table:table-cell>
              <table:table-cell office:value-type="float" office:value="192">
                <text:p>192</text:p>
              </table:table-cell>
              <table:table-cell office:value-type="float" office:value="-114.877761739879">
                <text:p>-114.877761739879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15982.203125">
                <text:p>1515982.203125</text:p>
              </table:table-cell>
              <table:table-cell office:value-type="float" office:value="140">
                <text:p>140</text:p>
              </table:table-cell>
              <table:table-cell office:value-type="float" office:value="-114.956311051621">
                <text:p>-114.956311051621</text:p>
              </table:table-cell>
              <table:table-cell office:value-type="float" office:value="16.86">
                <text:p>16.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26179.90625">
                <text:p>1526179.90625</text:p>
              </table:table-cell>
              <table:table-cell office:value-type="float" office:value="136">
                <text:p>136</text:p>
              </table:table-cell>
              <table:table-cell office:value-type="float" office:value="-115.032964510621">
                <text:p>-115.032964510621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34229.71875">
                <text:p>1534229.71875</text:p>
              </table:table-cell>
              <table:table-cell office:value-type="float" office:value="90">
                <text:p>90</text:p>
              </table:table-cell>
              <table:table-cell office:value-type="float" office:value="-115.049597533848">
                <text:p>-115.049597533848</text:p>
              </table:table-cell>
              <table:table-cell office:value-type="float" office:value="17.42">
                <text:p>17.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42265.921875">
                <text:p>1542265.921875</text:p>
              </table:table-cell>
              <table:table-cell office:value-type="float" office:value="138">
                <text:p>138</text:p>
              </table:table-cell>
              <table:table-cell office:value-type="float" office:value="-115.037253033233">
                <text:p>-115.037253033233</text:p>
              </table:table-cell>
              <table:table-cell office:value-type="float" office:value="16.22">
                <text:p>16.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50314.625">
                <text:p>1550314.625</text:p>
              </table:table-cell>
              <table:table-cell office:value-type="float" office:value="168">
                <text:p>168</text:p>
              </table:table-cell>
              <table:table-cell office:value-type="float" office:value="-115.000561047294">
                <text:p>-115.000561047294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58359.21875">
                <text:p>1558359.21875</text:p>
              </table:table-cell>
              <table:table-cell office:value-type="float" office:value="154">
                <text:p>154</text:p>
              </table:table-cell>
              <table:table-cell office:value-type="float" office:value="-115.039117385637">
                <text:p>-115.039117385637</text:p>
              </table:table-cell>
              <table:table-cell office:value-type="float" office:value="16.63">
                <text:p>16.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66401.921875">
                <text:p>1566401.921875</text:p>
              </table:table-cell>
              <table:table-cell office:value-type="float" office:value="197">
                <text:p>197</text:p>
              </table:table-cell>
              <table:table-cell office:value-type="float" office:value="-115.079101508677">
                <text:p>-115.079101508677</text:p>
              </table:table-cell>
              <table:table-cell office:value-type="float" office:value="14.42">
                <text:p>14.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74478.3125">
                <text:p>1574478.3125</text:p>
              </table:table-cell>
              <table:table-cell office:value-type="float" office:value="139">
                <text:p>139</text:p>
              </table:table-cell>
              <table:table-cell office:value-type="float" office:value="-115.060432419865">
                <text:p>-115.060432419865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82535.609375">
                <text:p>1582535.609375</text:p>
              </table:table-cell>
              <table:table-cell office:value-type="float" office:value="154">
                <text:p>154</text:p>
              </table:table-cell>
              <table:table-cell office:value-type="float" office:value="-115.040322168215">
                <text:p>-115.040322168215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90603.8125">
                <text:p>1590603.8125</text:p>
              </table:table-cell>
              <table:table-cell office:value-type="float" office:value="193">
                <text:p>193</text:p>
              </table:table-cell>
              <table:table-cell office:value-type="float" office:value="-115.050259974577">
                <text:p>-115.050259974577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98647.625">
                <text:p>1598647.625</text:p>
              </table:table-cell>
              <table:table-cell office:value-type="float" office:value="135">
                <text:p>135</text:p>
              </table:table-cell>
              <table:table-cell office:value-type="float" office:value="-115.035448885397">
                <text:p>-115.035448885397</text:p>
              </table:table-cell>
              <table:table-cell office:value-type="float" office:value="15.03">
                <text:p>15.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06698.515625">
                <text:p>1606698.515625</text:p>
              </table:table-cell>
              <table:table-cell office:value-type="float" office:value="180">
                <text:p>180</text:p>
              </table:table-cell>
              <table:table-cell office:value-type="float" office:value="-114.972504387661">
                <text:p>-114.972504387661</text:p>
              </table:table-cell>
              <table:table-cell office:value-type="float" office:value="14.02">
                <text:p>14.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14774.796875">
                <text:p>1614774.796875</text:p>
              </table:table-cell>
              <table:table-cell office:value-type="float" office:value="162">
                <text:p>162</text:p>
              </table:table-cell>
              <table:table-cell office:value-type="float" office:value="-114.987762743769">
                <text:p>-114.987762743769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22839.125">
                <text:p>1622839.125</text:p>
              </table:table-cell>
              <table:table-cell office:value-type="float" office:value="163">
                <text:p>163</text:p>
              </table:table-cell>
              <table:table-cell office:value-type="float" office:value="-115.011771322653">
                <text:p>-115.011771322653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30918.3125">
                <text:p>1630918.3125</text:p>
              </table:table-cell>
              <table:table-cell office:value-type="float" office:value="184">
                <text:p>184</text:p>
              </table:table-cell>
              <table:table-cell office:value-type="float" office:value="-114.950173684129">
                <text:p>-114.950173684129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38983.109375">
                <text:p>1638983.109375</text:p>
              </table:table-cell>
              <table:table-cell office:value-type="float" office:value="118">
                <text:p>118</text:p>
              </table:table-cell>
              <table:table-cell office:value-type="float" office:value="-114.906509604643">
                <text:p>-114.906509604643</text:p>
              </table:table-cell>
              <table:table-cell office:value-type="float" office:value="16.61">
                <text:p>16.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49188.109375">
                <text:p>1649188.109375</text:p>
              </table:table-cell>
              <table:table-cell office:value-type="float" office:value="126">
                <text:p>126</text:p>
              </table:table-cell>
              <table:table-cell office:value-type="float" office:value="-112.280554117014">
                <text:p>-112.280554117014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57147.8125">
                <text:p>1657147.8125</text:p>
              </table:table-cell>
              <table:table-cell office:value-type="float" office:value="128">
                <text:p>128</text:p>
              </table:table-cell>
              <table:table-cell office:value-type="float" office:value="-112.1073479416">
                <text:p>-112.1073479416</text:p>
              </table:table-cell>
              <table:table-cell office:value-type="float" office:value="16.66">
                <text:p>16.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65229.015625">
                <text:p>1665229.015625</text:p>
              </table:table-cell>
              <table:table-cell office:value-type="float" office:value="127">
                <text:p>127</text:p>
              </table:table-cell>
              <table:table-cell office:value-type="float" office:value="-111.904273245479">
                <text:p>-111.904273245479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73252.421875">
                <text:p>1673252.421875</text:p>
              </table:table-cell>
              <table:table-cell office:value-type="float" office:value="207">
                <text:p>207</text:p>
              </table:table-cell>
              <table:table-cell office:value-type="float" office:value="-111.730798144149">
                <text:p>-111.730798144149</text:p>
              </table:table-cell>
              <table:table-cell office:value-type="float" office:value="15.97">
                <text:p>15.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81301.625">
                <text:p>1681301.625</text:p>
              </table:table-cell>
              <table:table-cell office:value-type="float" office:value="142">
                <text:p>142</text:p>
              </table:table-cell>
              <table:table-cell office:value-type="float" office:value="-111.45834856314">
                <text:p>-111.45834856314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89367.828125">
                <text:p>1689367.828125</text:p>
              </table:table-cell>
              <table:table-cell office:value-type="float" office:value="207">
                <text:p>207</text:p>
              </table:table-cell>
              <table:table-cell office:value-type="float" office:value="-111.259084696182">
                <text:p>-111.259084696182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97428.515625">
                <text:p>1697428.515625</text:p>
              </table:table-cell>
              <table:table-cell office:value-type="float" office:value="139">
                <text:p>139</text:p>
              </table:table-cell>
              <table:table-cell office:value-type="float" office:value="-111.079064662239">
                <text:p>-111.079064662239</text:p>
              </table:table-cell>
              <table:table-cell office:value-type="float" office:value="16.22">
                <text:p>16.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05547.21875">
                <text:p>1705547.21875</text:p>
              </table:table-cell>
              <table:table-cell office:value-type="float" office:value="180">
                <text:p>180</text:p>
              </table:table-cell>
              <table:table-cell office:value-type="float" office:value="-110.950032368606">
                <text:p>-110.950032368606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13637.015625">
                <text:p>1713637.015625</text:p>
              </table:table-cell>
              <table:table-cell office:value-type="float" office:value="172">
                <text:p>172</text:p>
              </table:table-cell>
              <table:table-cell office:value-type="float" office:value="-110.799947235929">
                <text:p>-110.799947235929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21684.09375">
                <text:p>1721684.09375</text:p>
              </table:table-cell>
              <table:table-cell office:value-type="float" office:value="171">
                <text:p>171</text:p>
              </table:table-cell>
              <table:table-cell office:value-type="float" office:value="-110.606295780944">
                <text:p>-110.606295780944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29781.015625">
                <text:p>1729781.015625</text:p>
              </table:table-cell>
              <table:table-cell office:value-type="float" office:value="168">
                <text:p>168</text:p>
              </table:table-cell>
              <table:table-cell office:value-type="float" office:value="-110.431941979029">
                <text:p>-110.431941979029</text:p>
              </table:table-cell>
              <table:table-cell office:value-type="float" office:value="16.24">
                <text:p>16.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37827.8125">
                <text:p>1737827.8125</text:p>
              </table:table-cell>
              <table:table-cell office:value-type="float" office:value="155">
                <text:p>155</text:p>
              </table:table-cell>
              <table:table-cell office:value-type="float" office:value="-110.238064941989">
                <text:p>-110.238064941989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45909.21875">
                <text:p>1745909.21875</text:p>
              </table:table-cell>
              <table:table-cell office:value-type="float" office:value="160">
                <text:p>160</text:p>
              </table:table-cell>
              <table:table-cell office:value-type="float" office:value="-110.141383593949">
                <text:p>-110.141383593949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54020.5">
                <text:p>1754020.5</text:p>
              </table:table-cell>
              <table:table-cell office:value-type="float" office:value="145">
                <text:p>145</text:p>
              </table:table-cell>
              <table:table-cell office:value-type="float" office:value="-109.977454438156">
                <text:p>-109.977454438156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62111.015625">
                <text:p>1762111.015625</text:p>
              </table:table-cell>
              <table:table-cell office:value-type="float" office:value="234">
                <text:p>234</text:p>
              </table:table-cell>
              <table:table-cell office:value-type="float" office:value="-109.876189764912">
                <text:p>-109.876189764912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72382.03125">
                <text:p>1772382.03125</text:p>
              </table:table-cell>
              <table:table-cell office:value-type="float" office:value="139">
                <text:p>139</text:p>
              </table:table-cell>
              <table:table-cell office:value-type="float" office:value="-106.791435190415">
                <text:p>-106.791435190415</text:p>
              </table:table-cell>
              <table:table-cell office:value-type="float" office:value="14.76">
                <text:p>14.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80423.71875">
                <text:p>1780423.71875</text:p>
              </table:table-cell>
              <table:table-cell office:value-type="float" office:value="190">
                <text:p>190</text:p>
              </table:table-cell>
              <table:table-cell office:value-type="float" office:value="-106.751348421768">
                <text:p>-106.751348421768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88496.90625">
                <text:p>1788496.90625</text:p>
              </table:table-cell>
              <table:table-cell office:value-type="float" office:value="124">
                <text:p>124</text:p>
              </table:table-cell>
              <table:table-cell office:value-type="float" office:value="-106.682999440818">
                <text:p>-106.682999440818</text:p>
              </table:table-cell>
              <table:table-cell office:value-type="float" office:value="14.32">
                <text:p>14.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96598.609375">
                <text:p>1796598.609375</text:p>
              </table:table-cell>
              <table:table-cell office:value-type="float" office:value="142">
                <text:p>142</text:p>
              </table:table-cell>
              <table:table-cell office:value-type="float" office:value="-106.597917858694">
                <text:p>-106.597917858694</text:p>
              </table:table-cell>
              <table:table-cell office:value-type="float" office:value="16.41">
                <text:p>16.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04687.125">
                <text:p>1804687.125</text:p>
              </table:table-cell>
              <table:table-cell office:value-type="float" office:value="189">
                <text:p>189</text:p>
              </table:table-cell>
              <table:table-cell office:value-type="float" office:value="-106.491986535266">
                <text:p>-106.491986535266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12735.109375">
                <text:p>1812735.109375</text:p>
              </table:table-cell>
              <table:table-cell office:value-type="float" office:value="133">
                <text:p>133</text:p>
              </table:table-cell>
              <table:table-cell office:value-type="float" office:value="-106.406194046207">
                <text:p>-106.406194046207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20845.609375">
                <text:p>1820845.609375</text:p>
              </table:table-cell>
              <table:table-cell office:value-type="float" office:value="141">
                <text:p>141</text:p>
              </table:table-cell>
              <table:table-cell office:value-type="float" office:value="-106.369257167561">
                <text:p>-106.369257167561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28890.109375">
                <text:p>1828890.109375</text:p>
              </table:table-cell>
              <table:table-cell office:value-type="float" office:value="155">
                <text:p>155</text:p>
              </table:table-cell>
              <table:table-cell office:value-type="float" office:value="-106.264697817195">
                <text:p>-106.264697817195</text:p>
              </table:table-cell>
              <table:table-cell office:value-type="float" office:value="16.22">
                <text:p>16.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36953.125">
                <text:p>1836953.125</text:p>
              </table:table-cell>
              <table:table-cell office:value-type="float" office:value="192">
                <text:p>192</text:p>
              </table:table-cell>
              <table:table-cell office:value-type="float" office:value="-106.209707955203">
                <text:p>-106.209707955203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45028.8125">
                <text:p>1845028.8125</text:p>
              </table:table-cell>
              <table:table-cell office:value-type="float" office:value="177">
                <text:p>177</text:p>
              </table:table-cell>
              <table:table-cell office:value-type="float" office:value="-106.18674747202">
                <text:p>-106.18674747202</text:p>
              </table:table-cell>
              <table:table-cell office:value-type="float" office:value="19.63">
                <text:p>19.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53093.515625">
                <text:p>1853093.515625</text:p>
              </table:table-cell>
              <table:table-cell office:value-type="float" office:value="167">
                <text:p>167</text:p>
              </table:table-cell>
              <table:table-cell office:value-type="float" office:value="-106.084246424728">
                <text:p>-106.084246424728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61142.515625">
                <text:p>1861142.515625</text:p>
              </table:table-cell>
              <table:table-cell office:value-type="float" office:value="170">
                <text:p>170</text:p>
              </table:table-cell>
              <table:table-cell office:value-type="float" office:value="-106.003736122471">
                <text:p>-106.003736122471</text:p>
              </table:table-cell>
              <table:table-cell office:value-type="float" office:value="16.33">
                <text:p>16.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69194.609375">
                <text:p>1869194.609375</text:p>
              </table:table-cell>
              <table:table-cell office:value-type="float" office:value="166">
                <text:p>166</text:p>
              </table:table-cell>
              <table:table-cell office:value-type="float" office:value="-105.946558528606">
                <text:p>-105.946558528606</text:p>
              </table:table-cell>
              <table:table-cell office:value-type="float" office:value="15.74">
                <text:p>15.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77278.8125">
                <text:p>1877278.8125</text:p>
              </table:table-cell>
              <table:table-cell office:value-type="float" office:value="163">
                <text:p>163</text:p>
              </table:table-cell>
              <table:table-cell office:value-type="float" office:value="-105.911697329097">
                <text:p>-105.911697329097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85328.421875">
                <text:p>1885328.421875</text:p>
              </table:table-cell>
              <table:table-cell office:value-type="float" office:value="172">
                <text:p>172</text:p>
              </table:table-cell>
              <table:table-cell office:value-type="float" office:value="-105.849782496316">
                <text:p>-105.849782496316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95537.625">
                <text:p>1895537.625</text:p>
              </table:table-cell>
              <table:table-cell office:value-type="float" office:value="144">
                <text:p>144</text:p>
              </table:table-cell>
              <table:table-cell office:value-type="float" office:value="-104.595204298462">
                <text:p>-104.595204298462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03561.8125">
                <text:p>1903561.8125</text:p>
              </table:table-cell>
              <table:table-cell office:value-type="float" office:value="188">
                <text:p>188</text:p>
              </table:table-cell>
              <table:table-cell office:value-type="float" office:value="-104.578644120726">
                <text:p>-104.578644120726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11657.3125">
                <text:p>1911657.3125</text:p>
              </table:table-cell>
              <table:table-cell office:value-type="float" office:value="140">
                <text:p>140</text:p>
              </table:table-cell>
              <table:table-cell office:value-type="float" office:value="-104.560282150858">
                <text:p>-104.560282150858</text:p>
              </table:table-cell>
              <table:table-cell office:value-type="float" office:value="25.94">
                <text:p>25.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19785">
                <text:p>1919785</text:p>
              </table:table-cell>
              <table:table-cell office:value-type="float" office:value="106">
                <text:p>106</text:p>
              </table:table-cell>
              <table:table-cell office:value-type="float" office:value="-104.536074265667">
                <text:p>-104.536074265667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27869.109375">
                <text:p>1927869.109375</text:p>
              </table:table-cell>
              <table:table-cell office:value-type="float" office:value="140">
                <text:p>140</text:p>
              </table:table-cell>
              <table:table-cell office:value-type="float" office:value="-104.50265269608">
                <text:p>-104.50265269608</text:p>
              </table:table-cell>
              <table:table-cell office:value-type="float" office:value="16.41">
                <text:p>16.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35908.109375">
                <text:p>1935908.109375</text:p>
              </table:table-cell>
              <table:table-cell office:value-type="float" office:value="209">
                <text:p>209</text:p>
              </table:table-cell>
              <table:table-cell office:value-type="float" office:value="-104.428874964249">
                <text:p>-104.42887496424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43968.109375">
                <text:p>1943968.109375</text:p>
              </table:table-cell>
              <table:table-cell office:value-type="float" office:value="121">
                <text:p>121</text:p>
              </table:table-cell>
              <table:table-cell office:value-type="float" office:value="-104.48127693803">
                <text:p>-104.48127693803</text:p>
              </table:table-cell>
              <table:table-cell office:value-type="float" office:value="14.77">
                <text:p>14.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51991.421875">
                <text:p>1951991.421875</text:p>
              </table:table-cell>
              <table:table-cell office:value-type="float" office:value="153">
                <text:p>153</text:p>
              </table:table-cell>
              <table:table-cell office:value-type="float" office:value="-104.426921017047">
                <text:p>-104.426921017047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60081.21875">
                <text:p>1960081.21875</text:p>
              </table:table-cell>
              <table:table-cell office:value-type="float" office:value="139">
                <text:p>139</text:p>
              </table:table-cell>
              <table:table-cell office:value-type="float" office:value="-104.388070254849">
                <text:p>-104.388070254849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68133.8125">
                <text:p>1968133.8125</text:p>
              </table:table-cell>
              <table:table-cell office:value-type="float" office:value="168">
                <text:p>168</text:p>
              </table:table-cell>
              <table:table-cell office:value-type="float" office:value="-104.350917383129">
                <text:p>-104.350917383129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76215.71875">
                <text:p>1976215.71875</text:p>
              </table:table-cell>
              <table:table-cell office:value-type="float" office:value="107">
                <text:p>107</text:p>
              </table:table-cell>
              <table:table-cell office:value-type="float" office:value="-104.287843608938">
                <text:p>-104.287843608938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84299.515625">
                <text:p>1984299.515625</text:p>
              </table:table-cell>
              <table:table-cell office:value-type="float" office:value="199">
                <text:p>199</text:p>
              </table:table-cell>
              <table:table-cell office:value-type="float" office:value="-104.30247511691">
                <text:p>-104.30247511691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92453.40625">
                <text:p>1992453.40625</text:p>
              </table:table-cell>
              <table:table-cell office:value-type="float" office:value="176">
                <text:p>176</text:p>
              </table:table-cell>
              <table:table-cell office:value-type="float" office:value="-104.292881535357">
                <text:p>-104.292881535357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00657.203125">
                <text:p>2000657.203125</text:p>
              </table:table-cell>
              <table:table-cell office:value-type="float" office:value="175">
                <text:p>175</text:p>
              </table:table-cell>
              <table:table-cell office:value-type="float" office:value="-104.265316596883">
                <text:p>-104.265316596883</text:p>
              </table:table-cell>
              <table:table-cell office:value-type="float" office:value="16.39">
                <text:p>16.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08707">
                <text:p>2008707</text:p>
              </table:table-cell>
              <table:table-cell office:value-type="float" office:value="135">
                <text:p>135</text:p>
              </table:table-cell>
              <table:table-cell office:value-type="float" office:value="-104.236292717685">
                <text:p>-104.236292717685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18608.90625">
                <text:p>2018608.90625</text:p>
              </table:table-cell>
              <table:table-cell office:value-type="float" office:value="117">
                <text:p>117</text:p>
              </table:table-cell>
              <table:table-cell office:value-type="float" office:value="-103.69418720676">
                <text:p>-103.69418720676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26696.015625">
                <text:p>2026696.015625</text:p>
              </table:table-cell>
              <table:table-cell office:value-type="float" office:value="128">
                <text:p>128</text:p>
              </table:table-cell>
              <table:table-cell office:value-type="float" office:value="-103.642382689812">
                <text:p>-103.642382689812</text:p>
              </table:table-cell>
              <table:table-cell office:value-type="float" office:value="14.28">
                <text:p>14.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34740.21875">
                <text:p>2034740.21875</text:p>
              </table:table-cell>
              <table:table-cell office:value-type="float" office:value="158">
                <text:p>158</text:p>
              </table:table-cell>
              <table:table-cell office:value-type="float" office:value="-103.649908271126">
                <text:p>-103.649908271126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42836.8125">
                <text:p>2042836.8125</text:p>
              </table:table-cell>
              <table:table-cell office:value-type="float" office:value="261">
                <text:p>261</text:p>
              </table:table-cell>
              <table:table-cell office:value-type="float" office:value="-103.661813047988">
                <text:p>-103.661813047988</text:p>
              </table:table-cell>
              <table:table-cell office:value-type="float" office:value="16.46">
                <text:p>16.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50904.203125">
                <text:p>2050904.203125</text:p>
              </table:table-cell>
              <table:table-cell office:value-type="float" office:value="220">
                <text:p>220</text:p>
              </table:table-cell>
              <table:table-cell office:value-type="float" office:value="-103.656989858033">
                <text:p>-103.656989858033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58940.515625">
                <text:p>2058940.515625</text:p>
              </table:table-cell>
              <table:table-cell office:value-type="float" office:value="142">
                <text:p>142</text:p>
              </table:table-cell>
              <table:table-cell office:value-type="float" office:value="-103.611048466515">
                <text:p>-103.611048466515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67037.609375">
                <text:p>2067037.609375</text:p>
              </table:table-cell>
              <table:table-cell office:value-type="float" office:value="168">
                <text:p>168</text:p>
              </table:table-cell>
              <table:table-cell office:value-type="float" office:value="-103.632735756402">
                <text:p>-103.632735756402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75108.21875">
                <text:p>2075108.21875</text:p>
              </table:table-cell>
              <table:table-cell office:value-type="float" office:value="204">
                <text:p>204</text:p>
              </table:table-cell>
              <table:table-cell office:value-type="float" office:value="-103.606222504143">
                <text:p>-103.606222504143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83222.921875">
                <text:p>2083222.921875</text:p>
              </table:table-cell>
              <table:table-cell office:value-type="float" office:value="251">
                <text:p>251</text:p>
              </table:table-cell>
              <table:table-cell office:value-type="float" office:value="-103.556673651111">
                <text:p>-103.556673651111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91296.015625">
                <text:p>2091296.015625</text:p>
              </table:table-cell>
              <table:table-cell office:value-type="float" office:value="150">
                <text:p>150</text:p>
              </table:table-cell>
              <table:table-cell office:value-type="float" office:value="-103.530156454125">
                <text:p>-103.530156454125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99365.71875">
                <text:p>2099365.71875</text:p>
              </table:table-cell>
              <table:table-cell office:value-type="float" office:value="157">
                <text:p>157</text:p>
              </table:table-cell>
              <table:table-cell office:value-type="float" office:value="-103.544758309446">
                <text:p>-103.544758309446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07416.203125">
                <text:p>2107416.203125</text:p>
              </table:table-cell>
              <table:table-cell office:value-type="float" office:value="157">
                <text:p>157</text:p>
              </table:table-cell>
              <table:table-cell office:value-type="float" office:value="-103.525327678867">
                <text:p>-103.525327678867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15456.921875">
                <text:p>2115456.921875</text:p>
              </table:table-cell>
              <table:table-cell office:value-type="float" office:value="153">
                <text:p>153</text:p>
              </table:table-cell>
              <table:table-cell office:value-type="float" office:value="-103.498804683925">
                <text:p>-103.498804683925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23530.921875">
                <text:p>2123530.921875</text:p>
              </table:table-cell>
              <table:table-cell office:value-type="float" office:value="140">
                <text:p>140</text:p>
              </table:table-cell>
              <table:table-cell office:value-type="float" office:value="-103.479373200775">
                <text:p>-103.479373200775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31561.3125">
                <text:p>2131561.3125</text:p>
              </table:table-cell>
              <table:table-cell office:value-type="float" office:value="224">
                <text:p>224</text:p>
              </table:table-cell>
              <table:table-cell office:value-type="float" office:value="-103.532833352706">
                <text:p>-103.532833352706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41769.21875">
                <text:p>2141769.21875</text:p>
              </table:table-cell>
              <table:table-cell office:value-type="float" office:value="173">
                <text:p>173</text:p>
              </table:table-cell>
              <table:table-cell office:value-type="float" office:value="-103.343194045845">
                <text:p>-103.343194045845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49800.203125">
                <text:p>2149800.203125</text:p>
              </table:table-cell>
              <table:table-cell office:value-type="float" office:value="229">
                <text:p>229</text:p>
              </table:table-cell>
              <table:table-cell office:value-type="float" office:value="-103.318919918737">
                <text:p>-103.318919918737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57843.40625">
                <text:p>2157843.40625</text:p>
              </table:table-cell>
              <table:table-cell office:value-type="float" office:value="112">
                <text:p>112</text:p>
              </table:table-cell>
              <table:table-cell office:value-type="float" office:value="-103.308236391462">
                <text:p>-103.308236391462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65929.703125">
                <text:p>2165929.703125</text:p>
              </table:table-cell>
              <table:table-cell office:value-type="float" office:value="154">
                <text:p>154</text:p>
              </table:table-cell>
              <table:table-cell office:value-type="float" office:value="-103.314075937306">
                <text:p>-103.314075937306</text:p>
              </table:table-cell>
              <table:table-cell office:value-type="float" office:value="16.34">
                <text:p>16.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73982.625">
                <text:p>2173982.625</text:p>
              </table:table-cell>
              <table:table-cell office:value-type="float" office:value="101">
                <text:p>101</text:p>
              </table:table-cell>
              <table:table-cell office:value-type="float" office:value="-103.313079728077">
                <text:p>-103.313079728077</text:p>
              </table:table-cell>
              <table:table-cell office:value-type="float" office:value="14.09">
                <text:p>14.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82028.828125">
                <text:p>2182028.828125</text:p>
              </table:table-cell>
              <table:table-cell office:value-type="float" office:value="198">
                <text:p>198</text:p>
              </table:table-cell>
              <table:table-cell office:value-type="float" office:value="-103.326382460582">
                <text:p>-103.326382460582</text:p>
              </table:table-cell>
              <table:table-cell office:value-type="float" office:value="14.91">
                <text:p>14.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90101.21875">
                <text:p>2190101.21875</text:p>
              </table:table-cell>
              <table:table-cell office:value-type="float" office:value="120">
                <text:p>120</text:p>
              </table:table-cell>
              <table:table-cell office:value-type="float" office:value="-103.306952488214">
                <text:p>-103.306952488214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98169.609375">
                <text:p>2198169.609375</text:p>
              </table:table-cell>
              <table:table-cell office:value-type="float" office:value="186">
                <text:p>186</text:p>
              </table:table-cell>
              <table:table-cell office:value-type="float" office:value="-103.281684188283">
                <text:p>-103.281684188283</text:p>
              </table:table-cell>
              <table:table-cell office:value-type="float" office:value="16.67">
                <text:p>16.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06308.703125">
                <text:p>2206308.703125</text:p>
              </table:table-cell>
              <table:table-cell office:value-type="float" office:value="179">
                <text:p>179</text:p>
              </table:table-cell>
              <table:table-cell office:value-type="float" office:value="-103.306952488214">
                <text:p>-103.306952488214</text:p>
              </table:table-cell>
              <table:table-cell office:value-type="float" office:value="14.57">
                <text:p>14.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14398.3125">
                <text:p>2214398.3125</text:p>
              </table:table-cell>
              <table:table-cell office:value-type="float" office:value="160">
                <text:p>160</text:p>
              </table:table-cell>
              <table:table-cell office:value-type="float" office:value="-103.286529599467">
                <text:p>-103.286529599467</text:p>
              </table:table-cell>
              <table:table-cell office:value-type="float" office:value="14.09">
                <text:p>14.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22420.8125">
                <text:p>2222420.8125</text:p>
              </table:table-cell>
              <table:table-cell office:value-type="float" office:value="149">
                <text:p>149</text:p>
              </table:table-cell>
              <table:table-cell office:value-type="float" office:value="-103.262253547124">
                <text:p>-103.262253547124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30463.71875">
                <text:p>2230463.71875</text:p>
              </table:table-cell>
              <table:table-cell office:value-type="float" office:value="227">
                <text:p>227</text:p>
              </table:table-cell>
              <table:table-cell office:value-type="float" office:value="-103.331228789375">
                <text:p>-103.33122878937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38497.625">
                <text:p>2238497.625</text:p>
              </table:table-cell>
              <table:table-cell office:value-type="float" office:value="238">
                <text:p>238</text:p>
              </table:table-cell>
              <table:table-cell office:value-type="float" office:value="-103.314075937306">
                <text:p>-103.314075937306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46577.90625">
                <text:p>2246577.90625</text:p>
              </table:table-cell>
              <table:table-cell office:value-type="float" office:value="182">
                <text:p>182</text:p>
              </table:table-cell>
              <table:table-cell office:value-type="float" office:value="-103.257407456486">
                <text:p>-103.257407456486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254625.328125">
                <text:p>2254625.328125</text:p>
              </table:table-cell>
              <table:table-cell office:value-type="float" office:value="173">
                <text:p>173</text:p>
              </table:table-cell>
              <table:table-cell office:value-type="float" office:value="-103.274558212899">
                <text:p>-103.274558212899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64929.515625">
                <text:p>2264929.515625</text:p>
              </table:table-cell>
              <table:table-cell office:value-type="float" office:value="175">
                <text:p>175</text:p>
              </table:table-cell>
              <table:table-cell office:value-type="float" office:value="-103.070462275613">
                <text:p>-103.070462275613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72957.609375">
                <text:p>2272957.609375</text:p>
              </table:table-cell>
              <table:table-cell office:value-type="float" office:value="164">
                <text:p>164</text:p>
              </table:table-cell>
              <table:table-cell office:value-type="float" office:value="-103.115145712879">
                <text:p>-103.115145712879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81028.515625">
                <text:p>2281028.515625</text:p>
              </table:table-cell>
              <table:table-cell office:value-type="float" office:value="75">
                <text:p>75</text:p>
              </table:table-cell>
              <table:table-cell office:value-type="float" office:value="-103.05817575469">
                <text:p>-103.05817575469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89081.8125">
                <text:p>2289081.8125</text:p>
              </table:table-cell>
              <table:table-cell office:value-type="float" office:value="136">
                <text:p>136</text:p>
              </table:table-cell>
              <table:table-cell office:value-type="float" office:value="-103.046171496745">
                <text:p>-103.046171496745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297159.515625">
                <text:p>2297159.515625</text:p>
              </table:table-cell>
              <table:table-cell office:value-type="float" office:value="147">
                <text:p>147</text:p>
              </table:table-cell>
              <table:table-cell office:value-type="float" office:value="-103.085032392578">
                <text:p>-103.085032392578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305208.8125">
                <text:p>2305208.8125</text:p>
              </table:table-cell>
              <table:table-cell office:value-type="float" office:value="198">
                <text:p>198</text:p>
              </table:table-cell>
              <table:table-cell office:value-type="float" office:value="-103.06560233604">
                <text:p>-103.06560233604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13241.3125">
                <text:p>2313241.3125</text:p>
              </table:table-cell>
              <table:table-cell office:value-type="float" office:value="162">
                <text:p>162</text:p>
              </table:table-cell>
              <table:table-cell office:value-type="float" office:value="-103.034157680862">
                <text:p>-103.034157680862</text:p>
              </table:table-cell>
              <table:table-cell office:value-type="float" office:value="14.91">
                <text:p>14.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21287.203125">
                <text:p>2321287.203125</text:p>
              </table:table-cell>
              <table:table-cell office:value-type="float" office:value="187">
                <text:p>187</text:p>
              </table:table-cell>
              <table:table-cell office:value-type="float" office:value="-103.081408389242">
                <text:p>-103.08140838924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29379.015625">
                <text:p>2329379.015625</text:p>
              </table:table-cell>
              <table:table-cell office:value-type="float" office:value="149">
                <text:p>149</text:p>
              </table:table-cell>
              <table:table-cell office:value-type="float" office:value="-103.012434986314">
                <text:p>-103.012434986314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37452.015625">
                <text:p>2337452.015625</text:p>
              </table:table-cell>
              <table:table-cell office:value-type="float" office:value="85">
                <text:p>85</text:p>
              </table:table-cell>
              <table:table-cell office:value-type="float" office:value="-103.000408952289">
                <text:p>-103.000408952289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345480.703125">
                <text:p>2345480.703125</text:p>
              </table:table-cell>
              <table:table-cell office:value-type="float" office:value="194">
                <text:p>194</text:p>
              </table:table-cell>
              <table:table-cell office:value-type="float" office:value="-103.086511456876">
                <text:p>-103.08651145687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353532">
                <text:p>2353532</text:p>
              </table:table-cell>
              <table:table-cell office:value-type="float" office:value="138">
                <text:p>138</text:p>
              </table:table-cell>
              <table:table-cell office:value-type="float" office:value="-103.039020500018">
                <text:p>-103.039020500018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361591.109375">
                <text:p>2361591.109375</text:p>
              </table:table-cell>
              <table:table-cell office:value-type="float" office:value="89">
                <text:p>89</text:p>
              </table:table-cell>
              <table:table-cell office:value-type="float" office:value="-102.98584579696">
                <text:p>-102.98584579696</text:p>
              </table:table-cell>
              <table:table-cell office:value-type="float" office:value="15.97">
                <text:p>15.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369681.90625">
                <text:p>2369681.90625</text:p>
              </table:table-cell>
              <table:table-cell office:value-type="float" office:value="171">
                <text:p>171</text:p>
              </table:table-cell>
              <table:table-cell office:value-type="float" office:value="-103.027000145092">
                <text:p>-103.027000145092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377723.71875">
                <text:p>2377723.71875</text:p>
              </table:table-cell>
              <table:table-cell office:value-type="float" office:value="180">
                <text:p>180</text:p>
              </table:table-cell>
              <table:table-cell office:value-type="float" office:value="-103.039020500018">
                <text:p>-103.039020500018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388034.609375">
                <text:p>2388034.609375</text:p>
              </table:table-cell>
              <table:table-cell office:value-type="float" office:value="167">
                <text:p>167</text:p>
              </table:table-cell>
              <table:table-cell office:value-type="float" office:value="-103.027311465655">
                <text:p>-103.027311465655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396175.71875">
                <text:p>2396175.71875</text:p>
              </table:table-cell>
              <table:table-cell office:value-type="float" office:value="174">
                <text:p>174</text:p>
              </table:table-cell>
              <table:table-cell office:value-type="float" office:value="-103.022447044845">
                <text:p>-103.022447044845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04219.328125">
                <text:p>2404219.328125</text:p>
              </table:table-cell>
              <table:table-cell office:value-type="float" office:value="200">
                <text:p>200</text:p>
              </table:table-cell>
              <table:table-cell office:value-type="float" office:value="-103.0379629238">
                <text:p>-103.0379629238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12258.921875">
                <text:p>2412258.921875</text:p>
              </table:table-cell>
              <table:table-cell office:value-type="float" office:value="175">
                <text:p>175</text:p>
              </table:table-cell>
              <table:table-cell office:value-type="float" office:value="-102.993285831212">
                <text:p>-102.993285831212</text:p>
              </table:table-cell>
              <table:table-cell office:value-type="float" office:value="15.23">
                <text:p>15.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20379.515625">
                <text:p>2420379.515625</text:p>
              </table:table-cell>
              <table:table-cell office:value-type="float" office:value="213">
                <text:p>213</text:p>
              </table:table-cell>
              <table:table-cell office:value-type="float" office:value="-103.050228639573">
                <text:p>-103.050228639573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28429.703125">
                <text:p>2428429.703125</text:p>
              </table:table-cell>
              <table:table-cell office:value-type="float" office:value="17">
                <text:p>17</text:p>
              </table:table-cell>
              <table:table-cell office:value-type="float" office:value="-103.012715767108">
                <text:p>-103.01271576710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36515.5">
                <text:p>2436515.5</text:p>
              </table:table-cell>
              <table:table-cell office:value-type="float" office:value="127">
                <text:p>127</text:p>
              </table:table-cell>
              <table:table-cell office:value-type="float" office:value="-103.0379629238">
                <text:p>-103.0379629238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44551.921875">
                <text:p>2444551.921875</text:p>
              </table:table-cell>
              <table:table-cell office:value-type="float" office:value="255">
                <text:p>255</text:p>
              </table:table-cell>
              <table:table-cell office:value-type="float" office:value="-103.071952760069">
                <text:p>-103.071952760069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52609.796875">
                <text:p>2452609.796875</text:p>
              </table:table-cell>
              <table:table-cell office:value-type="float" office:value="11">
                <text:p>11</text:p>
              </table:table-cell>
              <table:table-cell office:value-type="float" office:value="-103.030800092254">
                <text:p>-103.030800092254</text:p>
              </table:table-cell>
              <table:table-cell office:value-type="float" office:value="15.11">
                <text:p>15.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60718.109375">
                <text:p>2460718.109375</text:p>
              </table:table-cell>
              <table:table-cell office:value-type="float" office:value="265">
                <text:p>265</text:p>
              </table:table-cell>
              <table:table-cell office:value-type="float" office:value="-103.038188566817">
                <text:p>-103.038188566817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68755.203125">
                <text:p>2468755.203125</text:p>
              </table:table-cell>
              <table:table-cell office:value-type="float" office:value="238">
                <text:p>238</text:p>
              </table:table-cell>
              <table:table-cell office:value-type="float" office:value="-103.007848910467">
                <text:p>-103.007848910467</text:p>
              </table:table-cell>
              <table:table-cell office:value-type="float" office:value="14.91">
                <text:p>14.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76798.828125">
                <text:p>2476798.828125</text:p>
              </table:table-cell>
              <table:table-cell office:value-type="float" office:value="143">
                <text:p>143</text:p>
              </table:table-cell>
              <table:table-cell office:value-type="float" office:value="-102.990945152023">
                <text:p>-102.990945152023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84897.3125">
                <text:p>2484897.3125</text:p>
              </table:table-cell>
              <table:table-cell office:value-type="float" office:value="67">
                <text:p>67</text:p>
              </table:table-cell>
              <table:table-cell office:value-type="float" office:value="-103.058559201348">
                <text:p>-103.058559201348</text:p>
              </table:table-cell>
              <table:table-cell office:value-type="float" office:value="14.28">
                <text:p>14.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92984.109375">
                <text:p>2492984.109375</text:p>
              </table:table-cell>
              <table:table-cell office:value-type="float" office:value="130">
                <text:p>130</text:p>
              </table:table-cell>
              <table:table-cell office:value-type="float" office:value="-103.023632927403">
                <text:p>-103.023632927403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01080.296875">
                <text:p>2501080.296875</text:p>
              </table:table-cell>
              <table:table-cell office:value-type="float" office:value="144">
                <text:p>144</text:p>
              </table:table-cell>
              <table:table-cell office:value-type="float" office:value="-103.006712117172">
                <text:p>-103.006712117172</text:p>
              </table:table-cell>
              <table:table-cell office:value-type="float" office:value="14.57">
                <text:p>14.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11208.703125">
                <text:p>2511208.703125</text:p>
              </table:table-cell>
              <table:table-cell office:value-type="float" office:value="96">
                <text:p>96</text:p>
              </table:table-cell>
              <table:table-cell office:value-type="float" office:value="-102.994653810043">
                <text:p>-102.994653810043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19249.109375">
                <text:p>2519249.109375</text:p>
              </table:table-cell>
              <table:table-cell office:value-type="float" office:value="163">
                <text:p>163</text:p>
              </table:table-cell>
              <table:table-cell office:value-type="float" office:value="-102.998159061331">
                <text:p>-102.998159061331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27290.203125">
                <text:p>2527290.203125</text:p>
              </table:table-cell>
              <table:table-cell office:value-type="float" office:value="262">
                <text:p>262</text:p>
              </table:table-cell>
              <table:table-cell office:value-type="float" office:value="-103.039318953398">
                <text:p>-103.039318953398</text:p>
              </table:table-cell>
              <table:table-cell office:value-type="float" office:value="13.87">
                <text:p>13.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35371.515625">
                <text:p>2535371.515625</text:p>
              </table:table-cell>
              <table:table-cell office:value-type="float" office:value="60">
                <text:p>60</text:p>
              </table:table-cell>
              <table:table-cell office:value-type="float" office:value="-102.975227060651">
                <text:p>-102.975227060651</text:p>
              </table:table-cell>
              <table:table-cell office:value-type="float" office:value="14.43">
                <text:p>14.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43458.703125">
                <text:p>2543458.703125</text:p>
              </table:table-cell>
              <table:table-cell office:value-type="float" office:value="276">
                <text:p>276</text:p>
              </table:table-cell>
              <table:table-cell office:value-type="float" office:value="-103.039318953398">
                <text:p>-103.039318953398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551495.5">
                <text:p>2551495.5</text:p>
              </table:table-cell>
              <table:table-cell office:value-type="float" office:value="280">
                <text:p>280</text:p>
              </table:table-cell>
              <table:table-cell office:value-type="float" office:value="-103.00303917618">
                <text:p>-103.00303917618</text:p>
              </table:table-cell>
              <table:table-cell office:value-type="float" office:value="14.77">
                <text:p>14.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559578.796875">
                <text:p>2559578.796875</text:p>
              </table:table-cell>
              <table:table-cell office:value-type="float" office:value="220">
                <text:p>220</text:p>
              </table:table-cell>
              <table:table-cell office:value-type="float" office:value="-103.01758534027">
                <text:p>-103.01758534027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567658.3125">
                <text:p>2567658.3125</text:p>
              </table:table-cell>
              <table:table-cell office:value-type="float" office:value="261">
                <text:p>261</text:p>
              </table:table-cell>
              <table:table-cell office:value-type="float" office:value="-103.029649788673">
                <text:p>-103.029649788673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575739.609375">
                <text:p>2575739.609375</text:p>
              </table:table-cell>
              <table:table-cell office:value-type="float" office:value="225">
                <text:p>225</text:p>
              </table:table-cell>
              <table:table-cell office:value-type="float" office:value="-103.015277069381">
                <text:p>-103.015277069381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583823.515625">
                <text:p>2583823.515625</text:p>
              </table:table-cell>
              <table:table-cell office:value-type="float" office:value="271">
                <text:p>271</text:p>
              </table:table-cell>
              <table:table-cell office:value-type="float" office:value="-102.998159061331">
                <text:p>-102.998159061331</text:p>
              </table:table-cell>
              <table:table-cell office:value-type="float" office:value="15.11">
                <text:p>15.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591859.203125">
                <text:p>2591859.203125</text:p>
              </table:table-cell>
              <table:table-cell office:value-type="float" office:value="271">
                <text:p>271</text:p>
              </table:table-cell>
              <table:table-cell office:value-type="float" office:value="-102.998159061331">
                <text:p>-102.998159061331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00360.921875">
                <text:p>2600360.921875</text:p>
              </table:table-cell>
              <table:table-cell office:value-type="float" office:value="30">
                <text:p>30</text:p>
              </table:table-cell>
              <table:table-cell office:value-type="float" office:value="-103.01758534027">
                <text:p>-103.01758534027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08403.203125">
                <text:p>2608403.203125</text:p>
              </table:table-cell>
              <table:table-cell office:value-type="float" office:value="68">
                <text:p>68</text:p>
              </table:table-cell>
              <table:table-cell office:value-type="float" office:value="-102.960850653502">
                <text:p>-102.960850653502</text:p>
              </table:table-cell>
              <table:table-cell office:value-type="float" office:value="13.79">
                <text:p>13.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16469">
                <text:p>2616469</text:p>
              </table:table-cell>
              <table:table-cell office:value-type="float" office:value="226">
                <text:p>226</text:p>
              </table:table-cell>
              <table:table-cell office:value-type="float" office:value="-103.024935981196">
                <text:p>-103.024935981196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24571.515625">
                <text:p>2624571.515625</text:p>
              </table:table-cell>
              <table:table-cell office:value-type="float" office:value="72">
                <text:p>72</text:p>
              </table:table-cell>
              <table:table-cell office:value-type="float" office:value="-103.077928494007">
                <text:p>-103.077928494007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34332.421875">
                <text:p>2634332.421875</text:p>
              </table:table-cell>
              <table:table-cell office:value-type="float" office:value="212">
                <text:p>212</text:p>
              </table:table-cell>
              <table:table-cell office:value-type="float" office:value="-102.933969356379">
                <text:p>-102.933969356379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42338.703125">
                <text:p>2642338.703125</text:p>
              </table:table-cell>
              <table:table-cell office:value-type="float" office:value="207">
                <text:p>207</text:p>
              </table:table-cell>
              <table:table-cell office:value-type="float" office:value="-102.980014721862">
                <text:p>-102.980014721862</text:p>
              </table:table-cell>
              <table:table-cell office:value-type="float" office:value="14.02">
                <text:p>14.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50380.421875">
                <text:p>2650380.421875</text:p>
              </table:table-cell>
              <table:table-cell office:value-type="float" office:value="37">
                <text:p>37</text:p>
              </table:table-cell>
              <table:table-cell office:value-type="float" office:value="-102.915926396801">
                <text:p>-102.915926396801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58428.125">
                <text:p>2658428.125</text:p>
              </table:table-cell>
              <table:table-cell office:value-type="float" office:value="49">
                <text:p>49</text:p>
              </table:table-cell>
              <table:table-cell office:value-type="float" office:value="-102.995742385642">
                <text:p>-102.995742385642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66515.015625">
                <text:p>2666515.015625</text:p>
              </table:table-cell>
              <table:table-cell office:value-type="float" office:value="171">
                <text:p>171</text:p>
              </table:table-cell>
              <table:table-cell office:value-type="float" office:value="-102.931657740901">
                <text:p>-102.931657740901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74555.90625">
                <text:p>2674555.90625</text:p>
              </table:table-cell>
              <table:table-cell office:value-type="float" office:value="111">
                <text:p>111</text:p>
              </table:table-cell>
              <table:table-cell office:value-type="float" office:value="-103.002939714192">
                <text:p>-103.002939714192</text:p>
              </table:table-cell>
              <table:table-cell office:value-type="float" office:value="16.44">
                <text:p>16.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82565.5">
                <text:p>2682565.5</text:p>
              </table:table-cell>
              <table:table-cell office:value-type="float" office:value="73">
                <text:p>73</text:p>
              </table:table-cell>
              <table:table-cell office:value-type="float" office:value="-102.929345389247">
                <text:p>-102.929345389247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690625.625">
                <text:p>2690625.625</text:p>
              </table:table-cell>
              <table:table-cell office:value-type="float" office:value="337">
                <text:p>337</text:p>
              </table:table-cell>
              <table:table-cell office:value-type="float" office:value="-102.972821357193">
                <text:p>-102.972821357193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98624.609375">
                <text:p>2698624.609375</text:p>
              </table:table-cell>
              <table:table-cell office:value-type="float" office:value="306">
                <text:p>306</text:p>
              </table:table-cell>
              <table:table-cell office:value-type="float" office:value="-102.949691120314">
                <text:p>-102.949691120314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06787.109375">
                <text:p>2706787.109375</text:p>
              </table:table-cell>
              <table:table-cell office:value-type="float" office:value="194">
                <text:p>194</text:p>
              </table:table-cell>
              <table:table-cell office:value-type="float" office:value="-102.998314093603">
                <text:p>-102.998314093603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14854.40625">
                <text:p>2714854.40625</text:p>
              </table:table-cell>
              <table:table-cell office:value-type="float" office:value="78">
                <text:p>78</text:p>
              </table:table-cell>
              <table:table-cell office:value-type="float" office:value="-102.958278316054">
                <text:p>-102.958278316054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22939.109375">
                <text:p>2722939.109375</text:p>
              </table:table-cell>
              <table:table-cell office:value-type="float" office:value="204">
                <text:p>204</text:p>
              </table:table-cell>
              <table:table-cell office:value-type="float" office:value="-103.001750775792">
                <text:p>-103.001750775792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31040.3125">
                <text:p>2731040.3125</text:p>
              </table:table-cell>
              <table:table-cell office:value-type="float" office:value="241">
                <text:p>241</text:p>
              </table:table-cell>
              <table:table-cell office:value-type="float" office:value="-102.953395748492">
                <text:p>-102.953395748492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739131.71875">
                <text:p>2739131.71875</text:p>
              </table:table-cell>
              <table:table-cell office:value-type="float" office:value="237">
                <text:p>237</text:p>
              </table:table-cell>
              <table:table-cell office:value-type="float" office:value="-102.980014721862">
                <text:p>-102.980014721862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747208.21875">
                <text:p>2747208.21875</text:p>
              </table:table-cell>
              <table:table-cell office:value-type="float" office:value="46">
                <text:p>46</text:p>
              </table:table-cell>
              <table:table-cell office:value-type="float" office:value="-102.984895228408">
                <text:p>-102.984895228408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757399.609375">
                <text:p>2757399.609375</text:p>
              </table:table-cell>
              <table:table-cell office:value-type="float" office:value="253">
                <text:p>253</text:p>
              </table:table-cell>
              <table:table-cell office:value-type="float" office:value="-102.898882812131">
                <text:p>-102.898882812131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65442.203125">
                <text:p>2765442.203125</text:p>
              </table:table-cell>
              <table:table-cell office:value-type="float" office:value="140">
                <text:p>140</text:p>
              </table:table-cell>
              <table:table-cell office:value-type="float" office:value="-102.875944758783">
                <text:p>-102.875944758783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773463.203125">
                <text:p>2773463.203125</text:p>
              </table:table-cell>
              <table:table-cell office:value-type="float" office:value="80">
                <text:p>80</text:p>
              </table:table-cell>
              <table:table-cell office:value-type="float" office:value="-102.977532226293">
                <text:p>-102.977532226293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81510.40625">
                <text:p>2781510.40625</text:p>
              </table:table-cell>
              <table:table-cell office:value-type="float" office:value="214">
                <text:p>214</text:p>
              </table:table-cell>
              <table:table-cell office:value-type="float" office:value="-102.903951325216">
                <text:p>-102.903951325216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789640.125">
                <text:p>2789640.125</text:p>
              </table:table-cell>
              <table:table-cell office:value-type="float" office:value="226">
                <text:p>226</text:p>
              </table:table-cell>
              <table:table-cell office:value-type="float" office:value="-102.974025009677">
                <text:p>-102.974025009677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97809.515625">
                <text:p>2797809.515625</text:p>
              </table:table-cell>
              <table:table-cell office:value-type="float" office:value="35">
                <text:p>35</text:p>
              </table:table-cell>
              <table:table-cell office:value-type="float" office:value="-102.873371443778">
                <text:p>-102.873371443778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05892.109375">
                <text:p>2805892.109375</text:p>
              </table:table-cell>
              <table:table-cell office:value-type="float" office:value="44">
                <text:p>44</text:p>
              </table:table-cell>
              <table:table-cell office:value-type="float" office:value="-102.863895641769">
                <text:p>-102.863895641769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13979.609375">
                <text:p>2813979.609375</text:p>
              </table:table-cell>
              <table:table-cell office:value-type="float" office:value="77">
                <text:p>77</text:p>
              </table:table-cell>
              <table:table-cell office:value-type="float" office:value="-102.706799108801">
                <text:p>-102.706799108801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22019.109375">
                <text:p>2822019.109375</text:p>
              </table:table-cell>
              <table:table-cell office:value-type="float" office:value="128">
                <text:p>128</text:p>
              </table:table-cell>
              <table:table-cell office:value-type="float" office:value="-102.585496265886">
                <text:p>-102.585496265886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30174.71875">
                <text:p>2830174.71875</text:p>
              </table:table-cell>
              <table:table-cell office:value-type="float" office:value="104">
                <text:p>104</text:p>
              </table:table-cell>
              <table:table-cell office:value-type="float" office:value="-102.435515724196">
                <text:p>-102.435515724196</text:p>
              </table:table-cell>
              <table:table-cell office:value-type="float" office:value="16.22">
                <text:p>16.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38231.296875">
                <text:p>2838231.296875</text:p>
              </table:table-cell>
              <table:table-cell office:value-type="float" office:value="8">
                <text:p>8</text:p>
              </table:table-cell>
              <table:table-cell office:value-type="float" office:value="-102.181721988088">
                <text:p>-102.181721988088</text:p>
              </table:table-cell>
              <table:table-cell office:value-type="float" office:value="15.93">
                <text:p>15.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846353.921875">
                <text:p>2846353.921875</text:p>
              </table:table-cell>
              <table:table-cell office:value-type="float" office:value="120">
                <text:p>120</text:p>
              </table:table-cell>
              <table:table-cell office:value-type="float" office:value="-102.008894051386">
                <text:p>-102.008894051386</text:p>
              </table:table-cell>
              <table:table-cell office:value-type="float" office:value="20.79">
                <text:p>20.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54381.296875">
                <text:p>2854381.296875</text:p>
              </table:table-cell>
              <table:table-cell office:value-type="float" office:value="242">
                <text:p>242</text:p>
              </table:table-cell>
              <table:table-cell office:value-type="float" office:value="-101.649170387244">
                <text:p>-101.649170387244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62538.8125">
                <text:p>2862538.8125</text:p>
              </table:table-cell>
              <table:table-cell office:value-type="float" office:value="114">
                <text:p>114</text:p>
              </table:table-cell>
              <table:table-cell office:value-type="float" office:value="-101.39046678451">
                <text:p>-101.39046678451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70589.71875">
                <text:p>2870589.71875</text:p>
              </table:table-cell>
              <table:table-cell office:value-type="float" office:value="146">
                <text:p>146</text:p>
              </table:table-cell>
              <table:table-cell office:value-type="float" office:value="-101.029913440605">
                <text:p>-101.029913440605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80551">
                <text:p>2880551</text:p>
              </table:table-cell>
              <table:table-cell office:value-type="float" office:value="95">
                <text:p>95</text:p>
              </table:table-cell>
              <table:table-cell office:value-type="float" office:value="-98.1272471343447">
                <text:p>-98.1272471343447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88641.90625">
                <text:p>2888641.90625</text:p>
              </table:table-cell>
              <table:table-cell office:value-type="float" office:value="65">
                <text:p>65</text:p>
              </table:table-cell>
              <table:table-cell office:value-type="float" office:value="-97.306080412541">
                <text:p>-97.306080412541</text:p>
              </table:table-cell>
              <table:table-cell office:value-type="float" office:value="18.86">
                <text:p>18.8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96801.125">
                <text:p>2896801.125</text:p>
              </table:table-cell>
              <table:table-cell office:value-type="float" office:value="128">
                <text:p>128</text:p>
              </table:table-cell>
              <table:table-cell office:value-type="float" office:value="-96.4112691936836">
                <text:p>-96.4112691936836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04874.609375">
                <text:p>2904874.609375</text:p>
              </table:table-cell>
              <table:table-cell office:value-type="float" office:value="201">
                <text:p>201</text:p>
              </table:table-cell>
              <table:table-cell office:value-type="float" office:value="-95.7009844136817">
                <text:p>-95.7009844136817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12960.71875">
                <text:p>2912960.71875</text:p>
              </table:table-cell>
              <table:table-cell office:value-type="float" office:value="155">
                <text:p>155</text:p>
              </table:table-cell>
              <table:table-cell office:value-type="float" office:value="-95.0165730144663">
                <text:p>-95.0165730144663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21046.015625">
                <text:p>2921046.015625</text:p>
              </table:table-cell>
              <table:table-cell office:value-type="float" office:value="212">
                <text:p>212</text:p>
              </table:table-cell>
              <table:table-cell office:value-type="float" office:value="-94.5273307870438">
                <text:p>-94.5273307870438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29122.015625">
                <text:p>2929122.015625</text:p>
              </table:table-cell>
              <table:table-cell office:value-type="float" office:value="164">
                <text:p>164</text:p>
              </table:table-cell>
              <table:table-cell office:value-type="float" office:value="-94.0598468760691">
                <text:p>-94.0598468760691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37200.21875">
                <text:p>2937200.21875</text:p>
              </table:table-cell>
              <table:table-cell office:value-type="float" office:value="35">
                <text:p>35</text:p>
              </table:table-cell>
              <table:table-cell office:value-type="float" office:value="-93.629342467763">
                <text:p>-93.629342467763</text:p>
              </table:table-cell>
              <table:table-cell office:value-type="float" office:value="19.45">
                <text:p>19.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45273.40625">
                <text:p>2945273.40625</text:p>
              </table:table-cell>
              <table:table-cell office:value-type="float" office:value="71">
                <text:p>71</text:p>
              </table:table-cell>
              <table:table-cell office:value-type="float" office:value="-93.4163685089094">
                <text:p>-93.4163685089094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53365.015625">
                <text:p>2953365.015625</text:p>
              </table:table-cell>
              <table:table-cell office:value-type="float" office:value="144">
                <text:p>144</text:p>
              </table:table-cell>
              <table:table-cell office:value-type="float" office:value="-93.1935612780985">
                <text:p>-93.1935612780985</text:p>
              </table:table-cell>
              <table:table-cell office:value-type="float" office:value="19.23">
                <text:p>19.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61424.015625">
                <text:p>2961424.015625</text:p>
              </table:table-cell>
              <table:table-cell office:value-type="float" office:value="198">
                <text:p>198</text:p>
              </table:table-cell>
              <table:table-cell office:value-type="float" office:value="-93.0253993520552">
                <text:p>-93.0253993520552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969478.515625">
                <text:p>2969478.515625</text:p>
              </table:table-cell>
              <table:table-cell office:value-type="float" office:value="154">
                <text:p>154</text:p>
              </table:table-cell>
              <table:table-cell office:value-type="float" office:value="-92.9341667953117">
                <text:p>-92.9341667953117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77536.328125">
                <text:p>2977536.328125</text:p>
              </table:table-cell>
              <table:table-cell office:value-type="float" office:value="105">
                <text:p>105</text:p>
              </table:table-cell>
              <table:table-cell office:value-type="float" office:value="-92.7367623425251">
                <text:p>-92.7367623425251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985593.921875">
                <text:p>2985593.921875</text:p>
              </table:table-cell>
              <table:table-cell office:value-type="float" office:value="189">
                <text:p>189</text:p>
              </table:table-cell>
              <table:table-cell office:value-type="float" office:value="-92.7483851833101">
                <text:p>-92.7483851833101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993716.40625">
                <text:p>2993716.40625</text:p>
              </table:table-cell>
              <table:table-cell office:value-type="float" office:value="269">
                <text:p>269</text:p>
              </table:table-cell>
              <table:table-cell office:value-type="float" office:value="-92.6846823788895">
                <text:p>-92.6846823788895</text:p>
              </table:table-cell>
              <table:table-cell office:value-type="float" office:value="16.71">
                <text:p>16.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003820.109375">
                <text:p>3003820.109375</text:p>
              </table:table-cell>
              <table:table-cell office:value-type="float" office:value="191">
                <text:p>191</text:p>
              </table:table-cell>
              <table:table-cell office:value-type="float" office:value="-87.7166575548027">
                <text:p>-87.7166575548027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11911.921875">
                <text:p>3011911.921875</text:p>
              </table:table-cell>
              <table:table-cell office:value-type="float" office:value="262">
                <text:p>262</text:p>
              </table:table-cell>
              <table:table-cell office:value-type="float" office:value="-87.8185975340388">
                <text:p>-87.8185975340388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19999.71875">
                <text:p>3019999.71875</text:p>
              </table:table-cell>
              <table:table-cell office:value-type="float" office:value="206">
                <text:p>206</text:p>
              </table:table-cell>
              <table:table-cell office:value-type="float" office:value="-87.8664089482121">
                <text:p>-87.8664089482121</text:p>
              </table:table-cell>
              <table:table-cell office:value-type="float" office:value="22.97">
                <text:p>22.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28048.515625">
                <text:p>3028048.515625</text:p>
              </table:table-cell>
              <table:table-cell office:value-type="float" office:value="223">
                <text:p>223</text:p>
              </table:table-cell>
              <table:table-cell office:value-type="float" office:value="-87.9296177781151">
                <text:p>-87.9296177781151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36133.5">
                <text:p>3036133.5</text:p>
              </table:table-cell>
              <table:table-cell office:value-type="float" office:value="242">
                <text:p>242</text:p>
              </table:table-cell>
              <table:table-cell office:value-type="float" office:value="-87.9359329145027">
                <text:p>-87.9359329145027</text:p>
              </table:table-cell>
              <table:table-cell office:value-type="float" office:value="18.26">
                <text:p>18.2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44228.015625">
                <text:p>3044228.015625</text:p>
              </table:table-cell>
              <table:table-cell office:value-type="float" office:value="13">
                <text:p>13</text:p>
              </table:table-cell>
              <table:table-cell office:value-type="float" office:value="-87.8488386327719">
                <text:p>-87.8488386327719</text:p>
              </table:table-cell>
              <table:table-cell office:value-type="float" office:value="16.93">
                <text:p>16.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52259.203125">
                <text:p>3052259.203125</text:p>
              </table:table-cell>
              <table:table-cell office:value-type="float" office:value="217">
                <text:p>217</text:p>
              </table:table-cell>
              <table:table-cell office:value-type="float" office:value="-87.7286869282366">
                <text:p>-87.7286869282366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60329.703125">
                <text:p>3060329.703125</text:p>
              </table:table-cell>
              <table:table-cell office:value-type="float" office:value="233">
                <text:p>233</text:p>
              </table:table-cell>
              <table:table-cell office:value-type="float" office:value="-87.805229008513">
                <text:p>-87.805229008513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68399.3125">
                <text:p>3068399.3125</text:p>
              </table:table-cell>
              <table:table-cell office:value-type="float" office:value="127">
                <text:p>127</text:p>
              </table:table-cell>
              <table:table-cell office:value-type="float" office:value="-87.7651480536018">
                <text:p>-87.7651480536018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76497.015625">
                <text:p>3076497.015625</text:p>
              </table:table-cell>
              <table:table-cell office:value-type="float" office:value="215">
                <text:p>215</text:p>
              </table:table-cell>
              <table:table-cell office:value-type="float" office:value="-87.4980059895739">
                <text:p>-87.4980059895739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84644.828125">
                <text:p>3084644.828125</text:p>
              </table:table-cell>
              <table:table-cell office:value-type="float" office:value="79">
                <text:p>79</text:p>
              </table:table-cell>
              <table:table-cell office:value-type="float" office:value="-87.3757107998891">
                <text:p>-87.3757107998891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92708.515625">
                <text:p>3092708.515625</text:p>
              </table:table-cell>
              <table:table-cell office:value-type="float" office:value="181">
                <text:p>181</text:p>
              </table:table-cell>
              <table:table-cell office:value-type="float" office:value="-87.2948982504393">
                <text:p>-87.2948982504393</text:p>
              </table:table-cell>
              <table:table-cell office:value-type="float" office:value="16.66">
                <text:p>16.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00756">
                <text:p>3100756</text:p>
              </table:table-cell>
              <table:table-cell office:value-type="float" office:value="137">
                <text:p>137</text:p>
              </table:table-cell>
              <table:table-cell office:value-type="float" office:value="-87.1663026110017">
                <text:p>-87.1663026110017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08840.015625">
                <text:p>3108840.015625</text:p>
              </table:table-cell>
              <table:table-cell office:value-type="float" office:value="-32">
                <text:p>-32</text:p>
              </table:table-cell>
              <table:table-cell office:value-type="float" office:value="-87.1796619904245">
                <text:p>-87.1796619904245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16968.921875">
                <text:p>3116968.921875</text:p>
              </table:table-cell>
              <table:table-cell office:value-type="float" office:value="166">
                <text:p>166</text:p>
              </table:table-cell>
              <table:table-cell office:value-type="float" office:value="-87.3047172678393">
                <text:p>-87.3047172678393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26912.5">
                <text:p>3126912.5</text:p>
              </table:table-cell>
              <table:table-cell office:value-type="float" office:value="12">
                <text:p>12</text:p>
              </table:table-cell>
              <table:table-cell office:value-type="float" office:value="-80.6608415569674">
                <text:p>-80.6608415569674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34964.109375">
                <text:p>3134964.109375</text:p>
              </table:table-cell>
              <table:table-cell office:value-type="float" office:value="117">
                <text:p>117</text:p>
              </table:table-cell>
              <table:table-cell office:value-type="float" office:value="-80.7786461737419">
                <text:p>-80.7786461737419</text:p>
              </table:table-cell>
              <table:table-cell office:value-type="float" office:value="15.91">
                <text:p>15.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43058.796875">
                <text:p>3143058.796875</text:p>
              </table:table-cell>
              <table:table-cell office:value-type="float" office:value="94">
                <text:p>94</text:p>
              </table:table-cell>
              <table:table-cell office:value-type="float" office:value="-80.6074009722659">
                <text:p>-80.60740097226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51098.515625">
                <text:p>3151098.515625</text:p>
              </table:table-cell>
              <table:table-cell office:value-type="float" office:value="131">
                <text:p>131</text:p>
              </table:table-cell>
              <table:table-cell office:value-type="float" office:value="-80.5553216434254">
                <text:p>-80.5553216434254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59199.3125">
                <text:p>3159199.3125</text:p>
              </table:table-cell>
              <table:table-cell office:value-type="float" office:value="220">
                <text:p>220</text:p>
              </table:table-cell>
              <table:table-cell office:value-type="float" office:value="-80.4079520821539">
                <text:p>-80.4079520821539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167280.21875">
                <text:p>3167280.21875</text:p>
              </table:table-cell>
              <table:table-cell office:value-type="float" office:value="-54">
                <text:p>-54</text:p>
              </table:table-cell>
              <table:table-cell office:value-type="float" office:value="-80.1653038130111">
                <text:p>-80.1653038130111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175354.40625">
                <text:p>3175354.40625</text:p>
              </table:table-cell>
              <table:table-cell office:value-type="float" office:value="91">
                <text:p>91</text:p>
              </table:table-cell>
              <table:table-cell office:value-type="float" office:value="-80.1334705433802">
                <text:p>-80.1334705433802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183432.515625">
                <text:p>3183432.515625</text:p>
              </table:table-cell>
              <table:table-cell office:value-type="float" office:value="101">
                <text:p>101</text:p>
              </table:table-cell>
              <table:table-cell office:value-type="float" office:value="-80.0618134915221">
                <text:p>-80.0618134915221</text:p>
              </table:table-cell>
              <table:table-cell office:value-type="float" office:value="15.74">
                <text:p>15.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191458.421875">
                <text:p>3191458.421875</text:p>
              </table:table-cell>
              <table:table-cell office:value-type="float" office:value="76">
                <text:p>76</text:p>
              </table:table-cell>
              <table:table-cell office:value-type="float" office:value="-80.1277338263037">
                <text:p>-80.1277338263037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199591.71875">
                <text:p>3199591.71875</text:p>
              </table:table-cell>
              <table:table-cell office:value-type="float" office:value="165">
                <text:p>165</text:p>
              </table:table-cell>
              <table:table-cell office:value-type="float" office:value="-80.2830854756687">
                <text:p>-80.2830854756687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207715.421875">
                <text:p>3207715.421875</text:p>
              </table:table-cell>
              <table:table-cell office:value-type="float" office:value="75">
                <text:p>75</text:p>
              </table:table-cell>
              <table:table-cell office:value-type="float" office:value="-80.413295875401">
                <text:p>-80.413295875401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215781.3125">
                <text:p>3215781.3125</text:p>
              </table:table-cell>
              <table:table-cell office:value-type="float" office:value="289">
                <text:p>289</text:p>
              </table:table-cell>
              <table:table-cell office:value-type="float" office:value="-80.5969386762674">
                <text:p>-80.5969386762674</text:p>
              </table:table-cell>
              <table:table-cell office:value-type="float" office:value="16.78">
                <text:p>16.7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223833.109375">
                <text:p>3223833.109375</text:p>
              </table:table-cell>
              <table:table-cell office:value-type="float" office:value="192">
                <text:p>192</text:p>
              </table:table-cell>
              <table:table-cell office:value-type="float" office:value="-80.7741117341923">
                <text:p>-80.7741117341923</text:p>
              </table:table-cell>
              <table:table-cell office:value-type="float" office:value="18.34">
                <text:p>18.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231888.109375">
                <text:p>3231888.109375</text:p>
              </table:table-cell>
              <table:table-cell office:value-type="float" office:value="205">
                <text:p>205</text:p>
              </table:table-cell>
              <table:table-cell office:value-type="float" office:value="-80.9686827036005">
                <text:p>-80.9686827036005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39980.015625">
                <text:p>3239980.015625</text:p>
              </table:table-cell>
              <table:table-cell office:value-type="float" office:value="74">
                <text:p>74</text:p>
              </table:table-cell>
              <table:table-cell office:value-type="float" office:value="-81.1705379325096">
                <text:p>-81.1705379325096</text:p>
              </table:table-cell>
              <table:table-cell office:value-type="float" office:value="17.76">
                <text:p>17.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250075.109375">
                <text:p>3250075.109375</text:p>
              </table:table-cell>
              <table:table-cell office:value-type="float" office:value="149">
                <text:p>149</text:p>
              </table:table-cell>
              <table:table-cell office:value-type="float" office:value="-76.4147564338679">
                <text:p>-76.4147564338679</text:p>
              </table:table-cell>
              <table:table-cell office:value-type="float" office:value="18.11">
                <text:p>18.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258131.3125">
                <text:p>3258131.3125</text:p>
              </table:table-cell>
              <table:table-cell office:value-type="float" office:value="13">
                <text:p>13</text:p>
              </table:table-cell>
              <table:table-cell office:value-type="float" office:value="-76.4664979658089">
                <text:p>-76.4664979658089</text:p>
              </table:table-cell>
              <table:table-cell office:value-type="float" office:value="17.21">
                <text:p>17.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266177.921875">
                <text:p>3266177.921875</text:p>
              </table:table-cell>
              <table:table-cell office:value-type="float" office:value="63">
                <text:p>63</text:p>
              </table:table-cell>
              <table:table-cell office:value-type="float" office:value="-76.7772772496224">
                <text:p>-76.7772772496224</text:p>
              </table:table-cell>
              <table:table-cell office:value-type="float" office:value="16.71">
                <text:p>16.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274205.515625">
                <text:p>3274205.515625</text:p>
              </table:table-cell>
              <table:table-cell office:value-type="float" office:value="187">
                <text:p>187</text:p>
              </table:table-cell>
              <table:table-cell office:value-type="float" office:value="-76.7649254024331">
                <text:p>-76.7649254024331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282268">
                <text:p>3282268</text:p>
              </table:table-cell>
              <table:table-cell office:value-type="float" office:value="39">
                <text:p>39</text:p>
              </table:table-cell>
              <table:table-cell office:value-type="float" office:value="-76.7994480177594">
                <text:p>-76.7994480177594</text:p>
              </table:table-cell>
              <table:table-cell office:value-type="float" office:value="17.34">
                <text:p>17.3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290398.8125">
                <text:p>3290398.8125</text:p>
              </table:table-cell>
              <table:table-cell office:value-type="float" office:value="258">
                <text:p>258</text:p>
              </table:table-cell>
              <table:table-cell office:value-type="float" office:value="-76.6594001060269">
                <text:p>-76.6594001060269</text:p>
              </table:table-cell>
              <table:table-cell office:value-type="float" office:value="18.09">
                <text:p>18.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298510.5">
                <text:p>3298510.5</text:p>
              </table:table-cell>
              <table:table-cell office:value-type="float" office:value="190">
                <text:p>190</text:p>
              </table:table-cell>
              <table:table-cell office:value-type="float" office:value="-76.5955567297061">
                <text:p>-76.5955567297061</text:p>
              </table:table-cell>
              <table:table-cell office:value-type="float" office:value="16.41">
                <text:p>16.4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306565.90625">
                <text:p>3306565.90625</text:p>
              </table:table-cell>
              <table:table-cell office:value-type="float" office:value="161">
                <text:p>161</text:p>
              </table:table-cell>
              <table:table-cell office:value-type="float" office:value="-76.4981204476408">
                <text:p>-76.4981204476408</text:p>
              </table:table-cell>
              <table:table-cell office:value-type="float" office:value="15.97">
                <text:p>15.9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314680.8125">
                <text:p>3314680.8125</text:p>
              </table:table-cell>
              <table:table-cell office:value-type="float" office:value="12">
                <text:p>12</text:p>
              </table:table-cell>
              <table:table-cell office:value-type="float" office:value="-76.205966429361">
                <text:p>-76.205966429361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322805.21875">
                <text:p>3322805.21875</text:p>
              </table:table-cell>
              <table:table-cell office:value-type="float" office:value="93">
                <text:p>93</text:p>
              </table:table-cell>
              <table:table-cell office:value-type="float" office:value="-76.1167897469649">
                <text:p>-76.1167897469649</text:p>
              </table:table-cell>
              <table:table-cell office:value-type="float" office:value="17.53">
                <text:p>17.5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330865.21875">
                <text:p>3330865.21875</text:p>
              </table:table-cell>
              <table:table-cell office:value-type="float" office:value="91">
                <text:p>91</text:p>
              </table:table-cell>
              <table:table-cell office:value-type="float" office:value="-75.9308673204936">
                <text:p>-75.9308673204936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338927.421875">
                <text:p>3338927.421875</text:p>
              </table:table-cell>
              <table:table-cell office:value-type="float" office:value="-11">
                <text:p>-11</text:p>
              </table:table-cell>
              <table:table-cell office:value-type="float" office:value="-75.9637253673986">
                <text:p>-75.9637253673986</text:p>
              </table:table-cell>
              <table:table-cell office:value-type="float" office:value="16.44">
                <text:p>16.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347039.328125">
                <text:p>3347039.328125</text:p>
              </table:table-cell>
              <table:table-cell office:value-type="float" office:value="109">
                <text:p>109</text:p>
              </table:table-cell>
              <table:table-cell office:value-type="float" office:value="-75.9470933615073">
                <text:p>-75.9470933615073</text:p>
              </table:table-cell>
              <table:table-cell office:value-type="float" office:value="18.43">
                <text:p>18.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355115.515625">
                <text:p>3355115.515625</text:p>
              </table:table-cell>
              <table:table-cell office:value-type="float" office:value="184">
                <text:p>184</text:p>
              </table:table-cell>
              <table:table-cell office:value-type="float" office:value="-76.0624003271369">
                <text:p>-76.0624003271369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363235.8125">
                <text:p>3363235.8125</text:p>
              </table:table-cell>
              <table:table-cell office:value-type="float" office:value="-3">
                <text:p>-3</text:p>
              </table:table-cell>
              <table:table-cell office:value-type="float" office:value="-76.2056550823634">
                <text:p>-76.20565508236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373082.40625">
                <text:p>3373082.40625</text:p>
              </table:table-cell>
              <table:table-cell office:value-type="float" office:value="248">
                <text:p>248</text:p>
              </table:table-cell>
              <table:table-cell office:value-type="float" office:value="-70.4811479620402">
                <text:p>-70.4811479620402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381135.109375">
                <text:p>3381135.109375</text:p>
              </table:table-cell>
              <table:table-cell office:value-type="float" office:value="-5">
                <text:p>-5</text:p>
              </table:table-cell>
              <table:table-cell office:value-type="float" office:value="-70.2696574467807">
                <text:p>-70.2696574467807</text:p>
              </table:table-cell>
              <table:table-cell office:value-type="float" office:value="17.78">
                <text:p>17.7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389227.109375">
                <text:p>3389227.109375</text:p>
              </table:table-cell>
              <table:table-cell office:value-type="float" office:value="136">
                <text:p>136</text:p>
              </table:table-cell>
              <table:table-cell office:value-type="float" office:value="-70.0688133090152">
                <text:p>-70.0688133090152</text:p>
              </table:table-cell>
              <table:table-cell office:value-type="float" office:value="18.51">
                <text:p>18.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397339.703125">
                <text:p>3397339.703125</text:p>
              </table:table-cell>
              <table:table-cell office:value-type="float" office:value="139">
                <text:p>139</text:p>
              </table:table-cell>
              <table:table-cell office:value-type="float" office:value="-69.8947205961641">
                <text:p>-69.8947205961641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405435.203125">
                <text:p>3405435.203125</text:p>
              </table:table-cell>
              <table:table-cell office:value-type="float" office:value="102">
                <text:p>102</text:p>
              </table:table-cell>
              <table:table-cell office:value-type="float" office:value="-69.7584069360604">
                <text:p>-69.7584069360604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413552.21875">
                <text:p>3413552.21875</text:p>
              </table:table-cell>
              <table:table-cell office:value-type="float" office:value="219">
                <text:p>219</text:p>
              </table:table-cell>
              <table:table-cell office:value-type="float" office:value="-69.6367803115229">
                <text:p>-69.6367803115229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421615.515625">
                <text:p>3421615.515625</text:p>
              </table:table-cell>
              <table:table-cell office:value-type="float" office:value="179">
                <text:p>179</text:p>
              </table:table-cell>
              <table:table-cell office:value-type="float" office:value="-69.3956194992574">
                <text:p>-69.3956194992574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429721.3125">
                <text:p>3429721.3125</text:p>
              </table:table-cell>
              <table:table-cell office:value-type="float" office:value="128">
                <text:p>128</text:p>
              </table:table-cell>
              <table:table-cell office:value-type="float" office:value="-69.1067855448235">
                <text:p>-69.1067855448235</text:p>
              </table:table-cell>
              <table:table-cell office:value-type="float" office:value="19.33">
                <text:p>19.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437784.609375">
                <text:p>3437784.609375</text:p>
              </table:table-cell>
              <table:table-cell office:value-type="float" office:value="126">
                <text:p>126</text:p>
              </table:table-cell>
              <table:table-cell office:value-type="float" office:value="-68.9635856780699">
                <text:p>-68.9635856780699</text:p>
              </table:table-cell>
              <table:table-cell office:value-type="float" office:value="18.61">
                <text:p>18.6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445874.125">
                <text:p>3445874.125</text:p>
              </table:table-cell>
              <table:table-cell office:value-type="float" office:value="11">
                <text:p>11</text:p>
              </table:table-cell>
              <table:table-cell office:value-type="float" office:value="-68.7582236011376">
                <text:p>-68.7582236011376</text:p>
              </table:table-cell>
              <table:table-cell office:value-type="float" office:value="21.64">
                <text:p>21.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453964.625">
                <text:p>3453964.625</text:p>
              </table:table-cell>
              <table:table-cell office:value-type="float" office:value="34">
                <text:p>34</text:p>
              </table:table-cell>
              <table:table-cell office:value-type="float" office:value="-68.6546511556323">
                <text:p>-68.6546511556323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462036.515625">
                <text:p>3462036.515625</text:p>
              </table:table-cell>
              <table:table-cell office:value-type="float" office:value="29">
                <text:p>29</text:p>
              </table:table-cell>
              <table:table-cell office:value-type="float" office:value="-68.546993608254">
                <text:p>-68.546993608254</text:p>
              </table:table-cell>
              <table:table-cell office:value-type="float" office:value="19.01">
                <text:p>19.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470084.71875">
                <text:p>3470084.71875</text:p>
              </table:table-cell>
              <table:table-cell office:value-type="float" office:value="0">
                <text:p>0</text:p>
              </table:table-cell>
              <table:table-cell office:value-type="float" office:value="-68.6362352270085">
                <text:p>-68.6362352270085</text:p>
              </table:table-cell>
              <table:table-cell office:value-type="float" office:value="18.92">
                <text:p>18.9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478173.3125">
                <text:p>3478173.3125</text:p>
              </table:table-cell>
              <table:table-cell office:value-type="float" office:value="-5">
                <text:p>-5</text:p>
              </table:table-cell>
              <table:table-cell office:value-type="float" office:value="-68.5774477050076">
                <text:p>-68.5774477050076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86331.515625">
                <text:p>3486331.515625</text:p>
              </table:table-cell>
              <table:table-cell office:value-type="float" office:value="29">
                <text:p>29</text:p>
              </table:table-cell>
              <table:table-cell office:value-type="float" office:value="-68.5609152147258">
                <text:p>-68.5609152147258</text:p>
              </table:table-cell>
              <table:table-cell office:value-type="float" office:value="19.23">
                <text:p>19.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496254.015625">
                <text:p>3496254.015625</text:p>
              </table:table-cell>
              <table:table-cell office:value-type="float" office:value="225">
                <text:p>225</text:p>
              </table:table-cell>
              <table:table-cell office:value-type="float" office:value="-64.4542223699699">
                <text:p>-64.4542223699699</text:p>
              </table:table-cell>
              <table:table-cell office:value-type="float" office:value="19.28">
                <text:p>19.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04373.59375">
                <text:p>3504373.59375</text:p>
              </table:table-cell>
              <table:table-cell office:value-type="float" office:value="166">
                <text:p>166</text:p>
              </table:table-cell>
              <table:table-cell office:value-type="float" office:value="-64.6043802712993">
                <text:p>-64.6043802712993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12440.203125">
                <text:p>3512440.203125</text:p>
              </table:table-cell>
              <table:table-cell office:value-type="float" office:value="148">
                <text:p>148</text:p>
              </table:table-cell>
              <table:table-cell office:value-type="float" office:value="-64.9046508891191">
                <text:p>-64.9046508891191</text:p>
              </table:table-cell>
              <table:table-cell office:value-type="float" office:value="18.07">
                <text:p>18.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20506.71875">
                <text:p>3520506.71875</text:p>
              </table:table-cell>
              <table:table-cell office:value-type="float" office:value="56">
                <text:p>56</text:p>
              </table:table-cell>
              <table:table-cell office:value-type="float" office:value="-65.0266820732597">
                <text:p>-65.0266820732597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28594.609375">
                <text:p>3528594.609375</text:p>
              </table:table-cell>
              <table:table-cell office:value-type="float" office:value="73">
                <text:p>73</text:p>
              </table:table-cell>
              <table:table-cell office:value-type="float" office:value="-65.3157100135071">
                <text:p>-65.3157100135071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36688.71875">
                <text:p>3536688.71875</text:p>
              </table:table-cell>
              <table:table-cell office:value-type="float" office:value="114">
                <text:p>114</text:p>
              </table:table-cell>
              <table:table-cell office:value-type="float" office:value="-65.380120582951">
                <text:p>-65.380120582951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44787.5">
                <text:p>3544787.5</text:p>
              </table:table-cell>
              <table:table-cell office:value-type="float" office:value="81">
                <text:p>81</text:p>
              </table:table-cell>
              <table:table-cell office:value-type="float" office:value="-65.2670714682853">
                <text:p>-65.2670714682853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52848.71875">
                <text:p>3552848.71875</text:p>
              </table:table-cell>
              <table:table-cell office:value-type="float" office:value="54">
                <text:p>54</text:p>
              </table:table-cell>
              <table:table-cell office:value-type="float" office:value="-65.1759746580621">
                <text:p>-65.1759746580621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60925.703125">
                <text:p>3560925.703125</text:p>
              </table:table-cell>
              <table:table-cell office:value-type="float" office:value="51">
                <text:p>51</text:p>
              </table:table-cell>
              <table:table-cell office:value-type="float" office:value="-64.7045959426371">
                <text:p>-64.7045959426371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69069.3125">
                <text:p>3569069.3125</text:p>
              </table:table-cell>
              <table:table-cell office:value-type="float" office:value="105">
                <text:p>105</text:p>
              </table:table-cell>
              <table:table-cell office:value-type="float" office:value="-64.5057692384345">
                <text:p>-64.5057692384345</text:p>
              </table:table-cell>
              <table:table-cell office:value-type="float" office:value="21.22">
                <text:p>21.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77182.3125">
                <text:p>3577182.3125</text:p>
              </table:table-cell>
              <table:table-cell office:value-type="float" office:value="126">
                <text:p>126</text:p>
              </table:table-cell>
              <table:table-cell office:value-type="float" office:value="-63.9411828517939">
                <text:p>-63.9411828517939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85222.421875">
                <text:p>3585222.421875</text:p>
              </table:table-cell>
              <table:table-cell office:value-type="float" office:value="133">
                <text:p>133</text:p>
              </table:table-cell>
              <table:table-cell office:value-type="float" office:value="-63.5390198038446">
                <text:p>-63.5390198038446</text:p>
              </table:table-cell>
              <table:table-cell office:value-type="float" office:value="19.12">
                <text:p>19.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93291.125">
                <text:p>3593291.125</text:p>
              </table:table-cell>
              <table:table-cell office:value-type="float" office:value="175">
                <text:p>175</text:p>
              </table:table-cell>
              <table:table-cell office:value-type="float" office:value="-63.0826109763288">
                <text:p>-63.0826109763288</text:p>
              </table:table-cell>
              <table:table-cell office:value-type="float" office:value="20.54">
                <text:p>20.5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601391.109375">
                <text:p>3601391.109375</text:p>
              </table:table-cell>
              <table:table-cell office:value-type="float" office:value="87">
                <text:p>87</text:p>
              </table:table-cell>
              <table:table-cell office:value-type="float" office:value="-62.5342751369405">
                <text:p>-62.5342751369405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609528.8125">
                <text:p>3609528.8125</text:p>
              </table:table-cell>
              <table:table-cell office:value-type="float" office:value="197">
                <text:p>197</text:p>
              </table:table-cell>
              <table:table-cell office:value-type="float" office:value="-62.223257302428">
                <text:p>-62.223257302428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619379.71875">
                <text:p>3619379.71875</text:p>
              </table:table-cell>
              <table:table-cell office:value-type="float" office:value="184">
                <text:p>184</text:p>
              </table:table-cell>
              <table:table-cell office:value-type="float" office:value="-57.4898296362168">
                <text:p>-57.4898296362168</text:p>
              </table:table-cell>
              <table:table-cell office:value-type="float" office:value="19.22">
                <text:p>19.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627478.609375">
                <text:p>3627478.609375</text:p>
              </table:table-cell>
              <table:table-cell office:value-type="float" office:value="55">
                <text:p>55</text:p>
              </table:table-cell>
              <table:table-cell office:value-type="float" office:value="-57.2806235502286">
                <text:p>-57.2806235502286</text:p>
              </table:table-cell>
              <table:table-cell office:value-type="float" office:value="18.92">
                <text:p>18.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635513.8125">
                <text:p>3635513.8125</text:p>
              </table:table-cell>
              <table:table-cell office:value-type="float" office:value="249">
                <text:p>249</text:p>
              </table:table-cell>
              <table:table-cell office:value-type="float" office:value="-56.8503921862524">
                <text:p>-56.8503921862524</text:p>
              </table:table-cell>
              <table:table-cell office:value-type="float" office:value="20.37">
                <text:p>20.3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643633.609375">
                <text:p>3643633.609375</text:p>
              </table:table-cell>
              <table:table-cell office:value-type="float" office:value="79">
                <text:p>79</text:p>
              </table:table-cell>
              <table:table-cell office:value-type="float" office:value="-56.4184080334834">
                <text:p>-56.4184080334834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651695.609375">
                <text:p>3651695.609375</text:p>
              </table:table-cell>
              <table:table-cell office:value-type="float" office:value="104">
                <text:p>104</text:p>
              </table:table-cell>
              <table:table-cell office:value-type="float" office:value="-55.9137272855866">
                <text:p>-55.9137272855866</text:p>
              </table:table-cell>
              <table:table-cell office:value-type="float" office:value="21.69">
                <text:p>21.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659843.90625">
                <text:p>3659843.90625</text:p>
              </table:table-cell>
              <table:table-cell office:value-type="float" office:value="71">
                <text:p>71</text:p>
              </table:table-cell>
              <table:table-cell office:value-type="float" office:value="-55.0733849077757">
                <text:p>-55.0733849077757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667947.515625">
                <text:p>3667947.515625</text:p>
              </table:table-cell>
              <table:table-cell office:value-type="float" office:value="105">
                <text:p>105</text:p>
              </table:table-cell>
              <table:table-cell office:value-type="float" office:value="-53.9422565254756">
                <text:p>-53.9422565254756</text:p>
              </table:table-cell>
              <table:table-cell office:value-type="float" office:value="22.98">
                <text:p>22.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676099.421875">
                <text:p>3676099.421875</text:p>
              </table:table-cell>
              <table:table-cell office:value-type="float" office:value="71">
                <text:p>71</text:p>
              </table:table-cell>
              <table:table-cell office:value-type="float" office:value="-52.8633587171544">
                <text:p>-52.8633587171544</text:p>
              </table:table-cell>
              <table:table-cell office:value-type="float" office:value="24.03">
                <text:p>24.0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684184.21875">
                <text:p>3684184.21875</text:p>
              </table:table-cell>
              <table:table-cell office:value-type="float" office:value="-24">
                <text:p>-24</text:p>
              </table:table-cell>
              <table:table-cell office:value-type="float" office:value="-51.5162482416413">
                <text:p>-51.5162482416413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692261.3125">
                <text:p>3692261.3125</text:p>
              </table:table-cell>
              <table:table-cell office:value-type="float" office:value="30">
                <text:p>30</text:p>
              </table:table-cell>
              <table:table-cell office:value-type="float" office:value="-50.0196000663373">
                <text:p>-50.0196000663373</text:p>
              </table:table-cell>
              <table:table-cell office:value-type="float" office:value="24.57">
                <text:p>24.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700505.625">
                <text:p>3700505.625</text:p>
              </table:table-cell>
              <table:table-cell office:value-type="float" office:value="-34">
                <text:p>-34</text:p>
              </table:table-cell>
              <table:table-cell office:value-type="float" office:value="-48.7679568284513">
                <text:p>-48.7679568284513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08612.203125">
                <text:p>3708612.203125</text:p>
              </table:table-cell>
              <table:table-cell office:value-type="float" office:value="36">
                <text:p>36</text:p>
              </table:table-cell>
              <table:table-cell office:value-type="float" office:value="-47.5705350478982">
                <text:p>-47.5705350478982</text:p>
              </table:table-cell>
              <table:table-cell office:value-type="float" office:value="24.67">
                <text:p>24.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716706.796875">
                <text:p>3716706.796875</text:p>
              </table:table-cell>
              <table:table-cell office:value-type="float" office:value="122">
                <text:p>122</text:p>
              </table:table-cell>
              <table:table-cell office:value-type="float" office:value="-46.1553229129434">
                <text:p>-46.1553229129434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724803.21875">
                <text:p>3724803.21875</text:p>
              </table:table-cell>
              <table:table-cell office:value-type="float" office:value="37">
                <text:p>37</text:p>
              </table:table-cell>
              <table:table-cell office:value-type="float" office:value="-44.7185954282924">
                <text:p>-44.7185954282924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732903.609375">
                <text:p>3732903.609375</text:p>
              </table:table-cell>
              <table:table-cell office:value-type="float" office:value="15">
                <text:p>15</text:p>
              </table:table-cell>
              <table:table-cell office:value-type="float" office:value="-79.3869652828643">
                <text:p>-79.3869652828643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742509.328125">
                <text:p>3742509.328125</text:p>
              </table:table-cell>
              <table:table-cell office:value-type="float" office:value="-46">
                <text:p>-46</text:p>
              </table:table-cell>
              <table:table-cell office:value-type="float" office:value="-11.3660777925942">
                <text:p>-11.3660777925942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750642.921875">
                <text:p>3750642.921875</text:p>
              </table:table-cell>
              <table:table-cell office:value-type="float" office:value="-5">
                <text:p>-5</text:p>
              </table:table-cell>
              <table:table-cell office:value-type="float" office:value="-10.4368747127475">
                <text:p>-10.4368747127475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758739.40625">
                <text:p>3758739.40625</text:p>
              </table:table-cell>
              <table:table-cell office:value-type="float" office:value="86">
                <text:p>86</text:p>
              </table:table-cell>
              <table:table-cell office:value-type="float" office:value="-9.53811149939668">
                <text:p>-9.53811149939668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766901.40625">
                <text:p>3766901.40625</text:p>
              </table:table-cell>
              <table:table-cell office:value-type="float" office:value="39">
                <text:p>39</text:p>
              </table:table-cell>
              <table:table-cell office:value-type="float" office:value="-8.7023378432338">
                <text:p>-8.7023378432338</text:p>
              </table:table-cell>
              <table:table-cell office:value-type="float" office:value="23.43">
                <text:p>23.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775024.109375">
                <text:p>3775024.109375</text:p>
              </table:table-cell>
              <table:table-cell office:value-type="float" office:value="-15">
                <text:p>-15</text:p>
              </table:table-cell>
              <table:table-cell office:value-type="float" office:value="-7.96236669016951">
                <text:p>-7.962366690169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783218.90625">
                <text:p>3783218.90625</text:p>
              </table:table-cell>
              <table:table-cell office:value-type="float" office:value="48">
                <text:p>48</text:p>
              </table:table-cell>
              <table:table-cell office:value-type="float" office:value="-7.147086393349">
                <text:p>-7.147086393349</text:p>
              </table:table-cell>
              <table:table-cell office:value-type="float" office:value="27.52">
                <text:p>27.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791377.8125">
                <text:p>3791377.8125</text:p>
              </table:table-cell>
              <table:table-cell office:value-type="float" office:value="-43">
                <text:p>-43</text:p>
              </table:table-cell>
              <table:table-cell office:value-type="float" office:value="-6.28456265309695">
                <text:p>-6.28456265309695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799550.921875">
                <text:p>3799550.921875</text:p>
              </table:table-cell>
              <table:table-cell office:value-type="float" office:value="10">
                <text:p>10</text:p>
              </table:table-cell>
              <table:table-cell office:value-type="float" office:value="-5.44786963171463">
                <text:p>-5.44786963171463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807682.609375">
                <text:p>3807682.609375</text:p>
              </table:table-cell>
              <table:table-cell office:value-type="float" office:value="-51">
                <text:p>-51</text:p>
              </table:table-cell>
              <table:table-cell office:value-type="float" office:value="-4.79993232494131">
                <text:p>-4.79993232494131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815797.21875">
                <text:p>3815797.21875</text:p>
              </table:table-cell>
              <table:table-cell office:value-type="float" office:value="62">
                <text:p>62</text:p>
              </table:table-cell>
              <table:table-cell office:value-type="float" office:value="-4.2304452572265">
                <text:p>-4.2304452572265</text:p>
              </table:table-cell>
              <table:table-cell office:value-type="float" office:value="27.47">
                <text:p>27.4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823985">
                <text:p>3823985</text:p>
              </table:table-cell>
              <table:table-cell office:value-type="float" office:value="-44">
                <text:p>-44</text:p>
              </table:table-cell>
              <table:table-cell office:value-type="float" office:value="-3.64705536661336">
                <text:p>-3.64705536661336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832107.015625">
                <text:p>3832107.015625</text:p>
              </table:table-cell>
              <table:table-cell office:value-type="float" office:value="-6">
                <text:p>-6</text:p>
              </table:table-cell>
              <table:table-cell office:value-type="float" office:value="-3.06562151849824">
                <text:p>-3.06562151849824</text:p>
              </table:table-cell>
              <table:table-cell office:value-type="float" office:value="24.23">
                <text:p>24.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840229.515625">
                <text:p>3840229.515625</text:p>
              </table:table-cell>
              <table:table-cell office:value-type="float" office:value="-57">
                <text:p>-57</text:p>
              </table:table-cell>
              <table:table-cell office:value-type="float" office:value="-2.40176809412326">
                <text:p>-2.40176809412326</text:p>
              </table:table-cell>
              <table:table-cell office:value-type="float" office:value="28.71">
                <text:p>28.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848335.8125">
                <text:p>3848335.8125</text:p>
              </table:table-cell>
              <table:table-cell office:value-type="float" office:value="78">
                <text:p>78</text:p>
              </table:table-cell>
              <table:table-cell office:value-type="float" office:value="-1.72181613872017">
                <text:p>-1.72181613872017</text:p>
              </table:table-cell>
              <table:table-cell office:value-type="float" office:value="24.68">
                <text:p>24.6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856516.5">
                <text:p>3856516.5</text:p>
              </table:table-cell>
              <table:table-cell office:value-type="float" office:value="-24">
                <text:p>-24</text:p>
              </table:table-cell>
              <table:table-cell office:value-type="float" office:value="-44.6323251651897">
                <text:p>-44.6323251651897</text:p>
              </table:table-cell>
              <table:table-cell office:value-type="float" office:value="31.38">
                <text:p>31.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865702.421875">
                <text:p>3865702.421875</text:p>
              </table:table-cell>
              <table:table-cell office:value-type="float" office:value="145">
                <text:p>145</text:p>
              </table:table-cell>
              <table:table-cell office:value-type="float" office:value="21.3771270363301">
                <text:p>21.3771270363301</text:p>
              </table:table-cell>
              <table:table-cell office:value-type="float" office:value="29.14">
                <text:p>29.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873858.5">
                <text:p>3873858.5</text:p>
              </table:table-cell>
              <table:table-cell office:value-type="float" office:value="87">
                <text:p>87</text:p>
              </table:table-cell>
              <table:table-cell office:value-type="float" office:value="22.3592412176331">
                <text:p>22.3592412176331</text:p>
              </table:table-cell>
              <table:table-cell office:value-type="float" office:value="24.24">
                <text:p>24.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882000.515625">
                <text:p>3882000.515625</text:p>
              </table:table-cell>
              <table:table-cell office:value-type="float" office:value="-63">
                <text:p>-63</text:p>
              </table:table-cell>
              <table:table-cell office:value-type="float" office:value="23.5143102213412">
                <text:p>23.5143102213412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890119.40625">
                <text:p>3890119.40625</text:p>
              </table:table-cell>
              <table:table-cell office:value-type="float" office:value="-95">
                <text:p>-95</text:p>
              </table:table-cell>
              <table:table-cell office:value-type="float" office:value="24.7523309348805">
                <text:p>24.7523309348805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898326.3125">
                <text:p>3898326.3125</text:p>
              </table:table-cell>
              <table:table-cell office:value-type="float" office:value="-141">
                <text:p>-141</text:p>
              </table:table-cell>
              <table:table-cell office:value-type="float" office:value="26.2569932426263">
                <text:p>26.2569932426263</text:p>
              </table:table-cell>
              <table:table-cell office:value-type="float" office:value="29.15">
                <text:p>29.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06544.3125">
                <text:p>3906544.3125</text:p>
              </table:table-cell>
              <table:table-cell office:value-type="float" office:value="-45">
                <text:p>-45</text:p>
              </table:table-cell>
              <table:table-cell office:value-type="float" office:value="27.9986036741571">
                <text:p>27.9986036741571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914736.921875">
                <text:p>3914736.921875</text:p>
              </table:table-cell>
              <table:table-cell office:value-type="float" office:value="-92">
                <text:p>-92</text:p>
              </table:table-cell>
              <table:table-cell office:value-type="float" office:value="29.8801205847968">
                <text:p>29.8801205847968</text:p>
              </table:table-cell>
              <table:table-cell office:value-type="float" office:value="31.93">
                <text:p>31.9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922825.5">
                <text:p>3922825.5</text:p>
              </table:table-cell>
              <table:table-cell office:value-type="float" office:value="-62">
                <text:p>-62</text:p>
              </table:table-cell>
              <table:table-cell office:value-type="float" office:value="32.080561276685">
                <text:p>32.080561276685</text:p>
              </table:table-cell>
              <table:table-cell office:value-type="float" office:value="26.43">
                <text:p>26.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930884.3125">
                <text:p>3930884.3125</text:p>
              </table:table-cell>
              <table:table-cell office:value-type="float" office:value="-110">
                <text:p>-110</text:p>
              </table:table-cell>
              <table:table-cell office:value-type="float" office:value="34.5046048758427">
                <text:p>34.5046048758427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939066.21875">
                <text:p>3939066.21875</text:p>
              </table:table-cell>
              <table:table-cell office:value-type="float" office:value="29">
                <text:p>29</text:p>
              </table:table-cell>
              <table:table-cell office:value-type="float" office:value="37.0024094240021">
                <text:p>37.0024094240021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947225.125">
                <text:p>3947225.125</text:p>
              </table:table-cell>
              <table:table-cell office:value-type="float" office:value="-163">
                <text:p>-163</text:p>
              </table:table-cell>
              <table:table-cell office:value-type="float" office:value="39.7392187922675">
                <text:p>39.7392187922675</text:p>
              </table:table-cell>
              <table:table-cell office:value-type="float" office:value="28.59">
                <text:p>28.5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955328.109375">
                <text:p>3955328.109375</text:p>
              </table:table-cell>
              <table:table-cell office:value-type="float" office:value="-172">
                <text:p>-172</text:p>
              </table:table-cell>
              <table:table-cell office:value-type="float" office:value="42.8268876961822">
                <text:p>42.8268876961822</text:p>
              </table:table-cell>
              <table:table-cell office:value-type="float" office:value="22.49">
                <text:p>22.4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963438.828125">
                <text:p>3963438.828125</text:p>
              </table:table-cell>
              <table:table-cell office:value-type="float" office:value="-103">
                <text:p>-103</text:p>
              </table:table-cell>
              <table:table-cell office:value-type="float" office:value="45.9506758794072">
                <text:p>45.9506758794072</text:p>
              </table:table-cell>
              <table:table-cell office:value-type="float" office:value="24.58">
                <text:p>24.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971567.421875">
                <text:p>3971567.421875</text:p>
              </table:table-cell>
              <table:table-cell office:value-type="float" office:value="-165">
                <text:p>-165</text:p>
              </table:table-cell>
              <table:table-cell office:value-type="float" office:value="49.2118201657518">
                <text:p>49.2118201657518</text:p>
              </table:table-cell>
              <table:table-cell office:value-type="float" office:value="27.95">
                <text:p>27.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979674.71875">
                <text:p>3979674.71875</text:p>
              </table:table-cell>
              <table:table-cell office:value-type="float" office:value="-72">
                <text:p>-72</text:p>
              </table:table-cell>
              <table:table-cell office:value-type="float" office:value="86.1936494823091">
                <text:p>86.1936494823091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988744.125">
                <text:p>3988744.125</text:p>
              </table:table-cell>
              <table:table-cell office:value-type="float" office:value="-162">
                <text:p>-162</text:p>
              </table:table-cell>
              <table:table-cell office:value-type="float" office:value="98.7834256229423">
                <text:p>98.7834256229423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996887.8125">
                <text:p>3996887.8125</text:p>
              </table:table-cell>
              <table:table-cell office:value-type="float" office:value="-132">
                <text:p>-132</text:p>
              </table:table-cell>
              <table:table-cell office:value-type="float" office:value="97.9170893049382">
                <text:p>97.9170893049382</text:p>
              </table:table-cell>
              <table:table-cell office:value-type="float" office:value="29.09">
                <text:p>29.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04990.71875">
                <text:p>4004990.71875</text:p>
              </table:table-cell>
              <table:table-cell office:value-type="float" office:value="-205">
                <text:p>-205</text:p>
              </table:table-cell>
              <table:table-cell office:value-type="float" office:value="96.7065696473397">
                <text:p>96.7065696473397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013140.609375">
                <text:p>4013140.609375</text:p>
              </table:table-cell>
              <table:table-cell office:value-type="float" office:value="-111">
                <text:p>-111</text:p>
              </table:table-cell>
              <table:table-cell office:value-type="float" office:value="95.9336285514262">
                <text:p>95.9336285514262</text:p>
              </table:table-cell>
              <table:table-cell office:value-type="float" office:value="29.54">
                <text:p>29.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021302.828125">
                <text:p>4021302.828125</text:p>
              </table:table-cell>
              <table:table-cell office:value-type="float" office:value="-134">
                <text:p>-134</text:p>
              </table:table-cell>
              <table:table-cell office:value-type="float" office:value="95.4550559647239">
                <text:p>95.4550559647239</text:p>
              </table:table-cell>
              <table:table-cell office:value-type="float" office:value="23.04">
                <text:p>23.0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029457.3125">
                <text:p>4029457.3125</text:p>
              </table:table-cell>
              <table:table-cell office:value-type="float" office:value="-183">
                <text:p>-183</text:p>
              </table:table-cell>
              <table:table-cell office:value-type="float" office:value="95.1846612230978">
                <text:p>95.1846612230978</text:p>
              </table:table-cell>
              <table:table-cell office:value-type="float" office:value="31.18">
                <text:p>31.1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037557.703125">
                <text:p>4037557.703125</text:p>
              </table:table-cell>
              <table:table-cell office:value-type="float" office:value="-70">
                <text:p>-70</text:p>
              </table:table-cell>
              <table:table-cell office:value-type="float" office:value="95.1929762121953">
                <text:p>95.1929762121953</text:p>
              </table:table-cell>
              <table:table-cell office:value-type="float" office:value="26.89">
                <text:p>26.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045569.015625">
                <text:p>4045569.015625</text:p>
              </table:table-cell>
              <table:table-cell office:value-type="float" office:value="-99">
                <text:p>-99</text:p>
              </table:table-cell>
              <table:table-cell office:value-type="float" office:value="95.6056052096578">
                <text:p>95.6056052096578</text:p>
              </table:table-cell>
              <table:table-cell office:value-type="float" office:value="23.84">
                <text:p>23.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053876.515625">
                <text:p>4053876.515625</text:p>
              </table:table-cell>
              <table:table-cell office:value-type="float" office:value="-26">
                <text:p>-26</text:p>
              </table:table-cell>
              <table:table-cell office:value-type="float" office:value="96.2453339309938">
                <text:p>96.2453339309938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61931.421875">
                <text:p>4061931.421875</text:p>
              </table:table-cell>
              <table:table-cell office:value-type="float" office:value="-126">
                <text:p>-126</text:p>
              </table:table-cell>
              <table:table-cell office:value-type="float" office:value="96.8042697309113">
                <text:p>96.8042697309113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69991.109375">
                <text:p>4069991.109375</text:p>
              </table:table-cell>
              <table:table-cell office:value-type="float" office:value="-52">
                <text:p>-52</text:p>
              </table:table-cell>
              <table:table-cell office:value-type="float" office:value="97.1534081247433">
                <text:p>97.1534081247433</text:p>
              </table:table-cell>
              <table:table-cell office:value-type="float" office:value="27.54">
                <text:p>27.5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78098.421875">
                <text:p>4078098.421875</text:p>
              </table:table-cell>
              <table:table-cell office:value-type="float" office:value="-40">
                <text:p>-40</text:p>
              </table:table-cell>
              <table:table-cell office:value-type="float" office:value="97.366219339915">
                <text:p>97.366219339915</text:p>
              </table:table-cell>
              <table:table-cell office:value-type="float" office:value="27.32">
                <text:p>27.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086170.421875">
                <text:p>4086170.421875</text:p>
              </table:table-cell>
              <table:table-cell office:value-type="float" office:value="-172">
                <text:p>-172</text:p>
              </table:table-cell>
              <table:table-cell office:value-type="float" office:value="97.32040533389">
                <text:p>97.32040533389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094637.109375">
                <text:p>4094637.109375</text:p>
              </table:table-cell>
              <table:table-cell office:value-type="float" office:value="-203">
                <text:p>-203</text:p>
              </table:table-cell>
              <table:table-cell office:value-type="float" office:value="97.051036370004">
                <text:p>97.051036370004</text:p>
              </table:table-cell>
              <table:table-cell office:value-type="float" office:value="26.59">
                <text:p>26.5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102753.21875">
                <text:p>4102753.21875</text:p>
              </table:table-cell>
              <table:table-cell office:value-type="float" office:value="-104">
                <text:p>-104</text:p>
              </table:table-cell>
              <table:table-cell office:value-type="float" office:value="-101.714586766503">
                <text:p>-101.714586766503</text:p>
              </table:table-cell>
              <table:table-cell office:value-type="float" office:value="28.29">
                <text:p>28.2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111859.421875">
                <text:p>4111859.421875</text:p>
              </table:table-cell>
              <table:table-cell office:value-type="float" office:value="-182">
                <text:p>-182</text:p>
              </table:table-cell>
              <table:table-cell office:value-type="float" office:value="98.5156259024087">
                <text:p>98.5156259024087</text:p>
              </table:table-cell>
              <table:table-cell office:value-type="float" office:value="25.47">
                <text:p>25.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120027.109375">
                <text:p>4120027.109375</text:p>
              </table:table-cell>
              <table:table-cell office:value-type="float" office:value="-143">
                <text:p>-143</text:p>
              </table:table-cell>
              <table:table-cell office:value-type="float" office:value="98.3517388539312">
                <text:p>98.3517388539312</text:p>
              </table:table-cell>
              <table:table-cell office:value-type="float" office:value="27.01">
                <text:p>27.0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128129.609375">
                <text:p>4128129.609375</text:p>
              </table:table-cell>
              <table:table-cell office:value-type="float" office:value="-51">
                <text:p>-51</text:p>
              </table:table-cell>
              <table:table-cell office:value-type="float" office:value="98.149826587323">
                <text:p>98.149826587323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36258.3125">
                <text:p>4136258.3125</text:p>
              </table:table-cell>
              <table:table-cell office:value-type="float" office:value="-100">
                <text:p>-100</text:p>
              </table:table-cell>
              <table:table-cell office:value-type="float" office:value="97.8604998681782">
                <text:p>97.8604998681782</text:p>
              </table:table-cell>
              <table:table-cell office:value-type="float" office:value="22.97">
                <text:p>22.9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144431.015625">
                <text:p>4144431.015625</text:p>
              </table:table-cell>
              <table:table-cell office:value-type="float" office:value="-132">
                <text:p>-132</text:p>
              </table:table-cell>
              <table:table-cell office:value-type="float" office:value="97.670052130195">
                <text:p>97.670052130195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152525.40625">
                <text:p>4152525.40625</text:p>
              </table:table-cell>
              <table:table-cell office:value-type="float" office:value="-214">
                <text:p>-214</text:p>
              </table:table-cell>
              <table:table-cell office:value-type="float" office:value="97.6355914325893">
                <text:p>97.6355914325893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160683.515625">
                <text:p>4160683.515625</text:p>
              </table:table-cell>
              <table:table-cell office:value-type="float" office:value="-222">
                <text:p>-222</text:p>
              </table:table-cell>
              <table:table-cell office:value-type="float" office:value="97.616742850612">
                <text:p>97.616742850612</text:p>
              </table:table-cell>
              <table:table-cell office:value-type="float" office:value="24.91">
                <text:p>24.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168804.5">
                <text:p>4168804.5</text:p>
              </table:table-cell>
              <table:table-cell office:value-type="float" office:value="-88">
                <text:p>-88</text:p>
              </table:table-cell>
              <table:table-cell office:value-type="float" office:value="97.7129824896515">
                <text:p>97.7129824896515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176907.109375">
                <text:p>4176907.109375</text:p>
              </table:table-cell>
              <table:table-cell office:value-type="float" office:value="-157">
                <text:p>-157</text:p>
              </table:table-cell>
              <table:table-cell office:value-type="float" office:value="97.9861354917351">
                <text:p>97.9861354917351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185021.21875">
                <text:p>4185021.21875</text:p>
              </table:table-cell>
              <table:table-cell office:value-type="float" office:value="-34">
                <text:p>-34</text:p>
              </table:table-cell>
              <table:table-cell office:value-type="float" office:value="98.2741079895636">
                <text:p>98.2741079895636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193160.703125">
                <text:p>4193160.703125</text:p>
              </table:table-cell>
              <table:table-cell office:value-type="float" office:value="-28">
                <text:p>-28</text:p>
              </table:table-cell>
              <table:table-cell office:value-type="float" office:value="98.4747022018869">
                <text:p>98.4747022018869</text:p>
              </table:table-cell>
              <table:table-cell office:value-type="float" office:value="25.42">
                <text:p>25.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201452.609375">
                <text:p>4201452.609375</text:p>
              </table:table-cell>
              <table:table-cell office:value-type="float" office:value="-77">
                <text:p>-77</text:p>
              </table:table-cell>
              <table:table-cell office:value-type="float" office:value="98.4771887980154">
                <text:p>98.4771887980154</text:p>
              </table:table-cell>
              <table:table-cell office:value-type="float" office:value="29.11">
                <text:p>29.1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209620.625">
                <text:p>4209620.625</text:p>
              </table:table-cell>
              <table:table-cell office:value-type="float" office:value="-138">
                <text:p>-138</text:p>
              </table:table-cell>
              <table:table-cell office:value-type="float" office:value="98.2822883669551">
                <text:p>98.2822883669551</text:p>
              </table:table-cell>
              <table:table-cell office:value-type="float" office:value="26.26">
                <text:p>26.2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217716.21875">
                <text:p>4217716.21875</text:p>
              </table:table-cell>
              <table:table-cell office:value-type="float" office:value="-137">
                <text:p>-137</text:p>
              </table:table-cell>
              <table:table-cell office:value-type="float" office:value="97.9492078618716">
                <text:p>97.9492078618716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225820.609375">
                <text:p>4225820.609375</text:p>
              </table:table-cell>
              <table:table-cell office:value-type="float" office:value="-83">
                <text:p>-83</text:p>
              </table:table-cell>
              <table:table-cell office:value-type="float" office:value="-167.593018765835">
                <text:p>-167.593018765835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235066.015625">
                <text:p>4235066.015625</text:p>
              </table:table-cell>
              <table:table-cell office:value-type="float" office:value="-145">
                <text:p>-145</text:p>
              </table:table-cell>
              <table:table-cell office:value-type="float" office:value="98.2654859535423">
                <text:p>98.2654859535423</text:p>
              </table:table-cell>
              <table:table-cell office:value-type="float" office:value="29.89">
                <text:p>29.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243228.015625">
                <text:p>4243228.015625</text:p>
              </table:table-cell>
              <table:table-cell office:value-type="float" office:value="-131">
                <text:p>-131</text:p>
              </table:table-cell>
              <table:table-cell office:value-type="float" office:value="98.5776101613615">
                <text:p>98.5776101613615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251319.5">
                <text:p>4251319.5</text:p>
              </table:table-cell>
              <table:table-cell office:value-type="float" office:value="-97">
                <text:p>-97</text:p>
              </table:table-cell>
              <table:table-cell office:value-type="float" office:value="98.7087578726656">
                <text:p>98.7087578726656</text:p>
              </table:table-cell>
              <table:table-cell office:value-type="float" office:value="26.65">
                <text:p>26.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259415.703125">
                <text:p>4259415.703125</text:p>
              </table:table-cell>
              <table:table-cell office:value-type="float" office:value="-40">
                <text:p>-40</text:p>
              </table:table-cell>
              <table:table-cell office:value-type="float" office:value="98.6124653178467">
                <text:p>98.6124653178467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267532.109375">
                <text:p>4267532.109375</text:p>
              </table:table-cell>
              <table:table-cell office:value-type="float" office:value="-148">
                <text:p>-148</text:p>
              </table:table-cell>
              <table:table-cell office:value-type="float" office:value="98.506227837761">
                <text:p>98.506227837761</text:p>
              </table:table-cell>
              <table:table-cell office:value-type="float" office:value="28.08">
                <text:p>28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